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5.105cm"/>
    </style:style>
    <style:style style:name="co12" style:family="table-column">
      <style:table-column-properties fo:break-before="auto" style:column-width="4.902cm"/>
    </style:style>
    <style:style style:name="co13" style:family="table-column">
      <style:table-column-properties fo:break-before="auto" style:column-width="4.066cm"/>
    </style:style>
    <style:style style:name="co14" style:family="table-column">
      <style:table-column-properties fo:break-before="auto" style:column-width="4.092cm"/>
    </style:style>
    <style:style style:name="co15" style:family="table-column">
      <style:table-column-properties fo:break-before="auto" style:column-width="2.133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hyphenate="fals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font-name="Liberation Sans" fo:font-size="10pt" fo:font-weight="bold" style:font-name-asian="Droid Sans" style:font-size-asian="10pt" style:font-weight-asian="bold" style:font-name-complex="FreeSans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2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3" style:family="table-cell" style:parent-style-name="Default" style:data-style-name="N0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5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9" style:family="table-cell" style:parent-style-name="Default"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pache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1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1" table:default-cell-style-name="ce7"/>
        <table:table-column table:style-name="co8" table:number-columns-repeated="8" table:default-cell-style-name="ce7"/>
        <table:table-column table:style-name="co7" table:number-columns-repeated="1004" table:default-cell-style-name="ce7"/>
        <table:table-row table:style-name="ro1">
          <table:table-cell table:style-name="ce1" office:value-type="string" calcext:value-type="string">
            <text:p>Número de Requisições</text:p>
          </table:table-cell>
          <table:table-cell table:style-name="ce8" office:value-type="string" calcext:value-type="string">
            <text:p>Requisições Simultâneas</text:p>
          </table:table-cell>
          <table:table-cell table:style-name="ce1" office:value-type="string" calcext:value-type="string">
            <text:p>Tempo Total do Teste (s)</text:p>
          </table:table-cell>
          <table:table-cell table:style-name="ce1" office:value-type="string" calcext:value-type="string">
            <text:p>Falhas nas Requisições</text:p>
          </table:table-cell>
          <table:table-cell table:style-name="ce1" office:value-type="string" calcext:value-type="string">
            <text:p>Total Transferido (bytes)</text:p>
          </table:table-cell>
          <table:table-cell table:style-name="ce1" office:value-type="string" calcext:value-type="string">
            <text:p>HTML Transferido (bytes)</text:p>
          </table:table-cell>
          <table:table-cell table:style-name="ce1" office:value-type="string" calcext:value-type="string">
            <text:p>Requisições por Segundo</text:p>
          </table:table-cell>
          <table:table-cell table:style-name="ce1" office:value-type="string" calcext:value-type="string">
            <text:p>Tempo médio por requisição (ms)</text:p>
          </table:table-cell>
          <table:table-cell table:style-name="ce1" office:value-type="string" calcext:value-type="string">
            <text:p>Tempo médio por requisição (concorrente)</text:p>
          </table:table-cell>
          <table:table-cell table:style-name="ce1" office:value-type="string" calcext:value-type="string">
            <text:p>Taxa de Tranferência (Kbytes/seg)</text:p>
          </table:table-cell>
          <table:table-cell table:style-name="ce1" office:value-type="string" calcext:value-type="string">
            <text:p>Porcentagem de Requisições Servidas em um periodo de tempo (ms)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  <table:table-cell table:style-name="ce1" table:number-columns-repeated="1004"/>
        </table:table-row>
        <table:table-row table:style-name="ro2">
          <table:table-cell table:style-name="ce2" office:value-type="float" office:value="1000" calcext:value-type="float" table:number-columns-spanned="1" table:number-rows-spanned="5">
            <text:p>100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12" table:number-columns-repeated="8"/>
          <table:table-cell table:style-name="ce14"/>
          <table:table-cell table:style-name="ce1" table:number-columns-repeated="1004"/>
        </table:table-row>
        <table:table-row table:style-name="ro2">
          <table:covered-table-cell table:style-name="ce3"/>
          <table:table-cell table:formula="of:=[.A2]*0.1" office:value-type="float" office:value="100" calcext:value-type="float">
            <text:p>100</text:p>
          </table:table-cell>
          <table:table-cell office:value-type="float" office:value="47.203" calcext:value-type="float">
            <text:p>47,203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21.18" calcext:value-type="float">
            <text:p>21,18</text:p>
          </table:table-cell>
          <table:table-cell office:value-type="float" office:value="4720.335" calcext:value-type="float">
            <text:p>4720,335</text:p>
          </table:table-cell>
          <table:table-cell office:value-type="float" office:value="47.203" calcext:value-type="float">
            <text:p>47,203</text:p>
          </table:table-cell>
          <table:table-cell office:value-type="float" office:value="129.03" calcext:value-type="float">
            <text:p>129,03</text:p>
          </table:table-cell>
          <table:table-cell/>
          <table:table-cell office:value-type="float" office:value="4552" calcext:value-type="float">
            <text:p>4552</text:p>
          </table:table-cell>
          <table:table-cell office:value-type="float" office:value="4808" calcext:value-type="float">
            <text:p>4808</text:p>
          </table:table-cell>
          <table:table-cell office:value-type="float" office:value="5050" calcext:value-type="float">
            <text:p>5050</text:p>
          </table:table-cell>
          <table:table-cell office:value-type="float" office:value="5200" calcext:value-type="float">
            <text:p>5200</text:p>
          </table:table-cell>
          <table:table-cell office:value-type="float" office:value="5567" calcext:value-type="float">
            <text:p>5567</text:p>
          </table:table-cell>
          <table:table-cell office:value-type="float" office:value="6016" calcext:value-type="float">
            <text:p>6016</text:p>
          </table:table-cell>
          <table:table-cell office:value-type="float" office:value="7209" calcext:value-type="float">
            <text:p>7209</text:p>
          </table:table-cell>
          <table:table-cell office:value-type="float" office:value="7508" calcext:value-type="float">
            <text:p>7508</text:p>
          </table:table-cell>
          <table:table-cell table:style-name="ce15" office:value-type="float" office:value="8156" calcext:value-type="float">
            <text:p>815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]*0.2" office:value-type="float" office:value="200" calcext:value-type="float">
            <text:p>200</text:p>
          </table:table-cell>
          <table:table-cell office:value-type="float" office:value="57.766" calcext:value-type="float">
            <text:p>57,766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17.31" calcext:value-type="float">
            <text:p>17,31</text:p>
          </table:table-cell>
          <table:table-cell office:value-type="float" office:value="11553.142" calcext:value-type="float">
            <text:p>11553,142</text:p>
          </table:table-cell>
          <table:table-cell office:value-type="float" office:value="57.766" calcext:value-type="float">
            <text:p>57,766</text:p>
          </table:table-cell>
          <table:table-cell office:value-type="float" office:value="105.44" calcext:value-type="float">
            <text:p>105,44</text:p>
          </table:table-cell>
          <table:table-cell/>
          <table:table-cell office:value-type="float" office:value="11320" calcext:value-type="float">
            <text:p>11320</text:p>
          </table:table-cell>
          <table:table-cell office:value-type="float" office:value="11881" calcext:value-type="float">
            <text:p>11881</text:p>
          </table:table-cell>
          <table:table-cell office:value-type="float" office:value="12173" calcext:value-type="float">
            <text:p>12173</text:p>
          </table:table-cell>
          <table:table-cell office:value-type="float" office:value="12480" calcext:value-type="float">
            <text:p>12480</text:p>
          </table:table-cell>
          <table:table-cell office:value-type="float" office:value="13933" calcext:value-type="float">
            <text:p>13933</text:p>
          </table:table-cell>
          <table:table-cell office:value-type="float" office:value="16842" calcext:value-type="float">
            <text:p>16842</text:p>
          </table:table-cell>
          <table:table-cell office:value-type="float" office:value="20514" calcext:value-type="float">
            <text:p>20514</text:p>
          </table:table-cell>
          <table:table-cell office:value-type="float" office:value="20866" calcext:value-type="float">
            <text:p>20866</text:p>
          </table:table-cell>
          <table:table-cell table:style-name="ce15" office:value-type="float" office:value="21816" calcext:value-type="float">
            <text:p>2181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]*0.4" office:value-type="float" office:value="400" calcext:value-type="float">
            <text:p>400</text:p>
          </table:table-cell>
          <table:table-cell office:value-type="float" office:value="56.335" calcext:value-type="float">
            <text:p>56,335</text:p>
          </table:table-cell>
          <table:table-cell office:value-type="float" office:value="414" calcext:value-type="float">
            <text:p>414</text:p>
          </table:table-cell>
          <table:table-cell office:value-type="float" office:value="5349453" calcext:value-type="float">
            <text:p>5349453</text:p>
          </table:table-cell>
          <table:table-cell office:value-type="float" office:value="4959921" calcext:value-type="float">
            <text:p>4959921</text:p>
          </table:table-cell>
          <table:table-cell office:value-type="float" office:value="17.75" calcext:value-type="float">
            <text:p>17,75</text:p>
          </table:table-cell>
          <table:table-cell office:value-type="float" office:value="22534.126" calcext:value-type="float">
            <text:p>22534,126</text:p>
          </table:table-cell>
          <table:table-cell office:value-type="float" office:value="56.335" calcext:value-type="float">
            <text:p>56,335</text:p>
          </table:table-cell>
          <table:table-cell office:value-type="float" office:value="92.73" calcext:value-type="float">
            <text:p>92,73</text:p>
          </table:table-cell>
          <table:table-cell/>
          <table:table-cell office:value-type="float" office:value="12718" calcext:value-type="float">
            <text:p>12718</text:p>
          </table:table-cell>
          <table:table-cell office:value-type="float" office:value="14309" calcext:value-type="float">
            <text:p>14309</text:p>
          </table:table-cell>
          <table:table-cell office:value-type="float" office:value="15894" calcext:value-type="float">
            <text:p>15894</text:p>
          </table:table-cell>
          <table:table-cell office:value-type="float" office:value="17388" calcext:value-type="float">
            <text:p>17388</text:p>
          </table:table-cell>
          <table:table-cell office:value-type="float" office:value="23140" calcext:value-type="float">
            <text:p>23140</text:p>
          </table:table-cell>
          <table:table-cell office:value-type="float" office:value="56199" calcext:value-type="float">
            <text:p>56199</text:p>
          </table:table-cell>
          <table:table-cell office:value-type="float" office:value="56303" calcext:value-type="float">
            <text:p>56303</text:p>
          </table:table-cell>
          <table:table-cell office:value-type="float" office:value="56318" calcext:value-type="float">
            <text:p>56318</text:p>
          </table:table-cell>
          <table:table-cell table:style-name="ce15" office:value-type="float" office:value="56327" calcext:value-type="float">
            <text:p>5632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]*0.8" office:value-type="float" office:value="800" calcext:value-type="float">
            <text:p>800</text:p>
          </table:table-cell>
          <table:table-cell table:style-name="ce10" office:value-type="float" office:value="36.041" calcext:value-type="float">
            <text:p>36,041</text:p>
          </table:table-cell>
          <table:table-cell table:style-name="ce10" office:value-type="float" office:value="1849" calcext:value-type="float">
            <text:p>1849</text:p>
          </table:table-cell>
          <table:table-cell table:style-name="ce10" office:value-type="float" office:value="2326401" calcext:value-type="float">
            <text:p>2326401</text:p>
          </table:table-cell>
          <table:table-cell table:style-name="ce10" office:value-type="float" office:value="2157059" calcext:value-type="float">
            <text:p>2157059</text:p>
          </table:table-cell>
          <table:table-cell table:style-name="ce10" office:value-type="float" office:value="27.75" calcext:value-type="float">
            <text:p>27,75</text:p>
          </table:table-cell>
          <table:table-cell table:style-name="ce10" office:value-type="float" office:value="28832.956" calcext:value-type="float">
            <text:p>28832,956</text:p>
          </table:table-cell>
          <table:table-cell table:style-name="ce10" office:value-type="float" office:value="36.041" calcext:value-type="float">
            <text:p>36,041</text:p>
          </table:table-cell>
          <table:table-cell table:style-name="ce10" office:value-type="float" office:value="63.04" calcext:value-type="float">
            <text:p>63,04</text:p>
          </table:table-cell>
          <table:table-cell table:style-name="ce10"/>
          <table:table-cell table:style-name="ce10" office:value-type="float" office:value="4433" calcext:value-type="float">
            <text:p>4433</text:p>
          </table:table-cell>
          <table:table-cell table:style-name="ce10" office:value-type="float" office:value="8771" calcext:value-type="float">
            <text:p>8771</text:p>
          </table:table-cell>
          <table:table-cell table:style-name="ce10" office:value-type="float" office:value="13092" calcext:value-type="float">
            <text:p>13092</text:p>
          </table:table-cell>
          <table:table-cell table:style-name="ce10" office:value-type="float" office:value="14070" calcext:value-type="float">
            <text:p>14070</text:p>
          </table:table-cell>
          <table:table-cell table:style-name="ce10" office:value-type="float" office:value="15913" calcext:value-type="float">
            <text:p>15913</text:p>
          </table:table-cell>
          <table:table-cell table:style-name="ce10" office:value-type="float" office:value="28219" calcext:value-type="float">
            <text:p>28219</text:p>
          </table:table-cell>
          <table:table-cell table:style-name="ce10" office:value-type="float" office:value="28833" calcext:value-type="float">
            <text:p>28833</text:p>
          </table:table-cell>
          <table:table-cell table:style-name="ce10" office:value-type="float" office:value="30540" calcext:value-type="float">
            <text:p>30540</text:p>
          </table:table-cell>
          <table:table-cell table:style-name="ce16" office:value-type="float" office:value="31244" calcext:value-type="float">
            <text:p>31244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3:.C6])" office:value-type="float" office:value="51.769" calcext:value-type="float">
            <text:p>51,769</text:p>
          </table:table-cell>
          <table:table-cell table:style-name="ce11" table:formula="of:=MEDIAN([.D3:.D6])" office:value-type="float" office:value="207" calcext:value-type="float">
            <text:p>207</text:p>
          </table:table-cell>
          <table:table-cell table:style-name="ce11" table:formula="of:=MEDIAN([.E3:.E6])" office:value-type="float" office:value="5793226.5" calcext:value-type="float">
            <text:p>5793226,5</text:p>
          </table:table-cell>
          <table:table-cell table:style-name="ce11" table:formula="of:=MEDIAN([.F3:.F6])" office:value-type="float" office:value="5371460.5" calcext:value-type="float">
            <text:p>5371460,5</text:p>
          </table:table-cell>
          <table:table-cell table:style-name="ce11" table:formula="of:=MEDIAN([.G3:.G6])" office:value-type="float" office:value="19.465" calcext:value-type="float">
            <text:p>19,465</text:p>
          </table:table-cell>
          <table:table-cell table:style-name="ce11" table:formula="of:=MEDIAN([.H3:.H6])" office:value-type="float" office:value="17043.634" calcext:value-type="float">
            <text:p>17043,634</text:p>
          </table:table-cell>
          <table:table-cell table:style-name="ce11" table:formula="of:=MEDIAN([.I3:.I6])" office:value-type="float" office:value="51.769" calcext:value-type="float">
            <text:p>51,769</text:p>
          </table:table-cell>
          <table:table-cell table:style-name="ce11" table:formula="of:=MEDIAN([.J3:.J6])" office:value-type="float" office:value="99.085" calcext:value-type="float">
            <text:p>99,085</text:p>
          </table:table-cell>
          <table:table-cell table:style-name="ce11"/>
          <table:table-cell table:style-name="ce11" table:formula="of:=MEDIAN([.L3:.L6])" office:value-type="float" office:value="7936" calcext:value-type="float">
            <text:p>7936</text:p>
          </table:table-cell>
          <table:table-cell table:style-name="ce11" table:formula="of:=MEDIAN([.M3:.M6])" office:value-type="float" office:value="10326" calcext:value-type="float">
            <text:p>10326</text:p>
          </table:table-cell>
          <table:table-cell table:style-name="ce11" table:formula="of:=MEDIAN([.N3:.N6])" office:value-type="float" office:value="12632.5" calcext:value-type="float">
            <text:p>12632,5</text:p>
          </table:table-cell>
          <table:table-cell table:style-name="ce11" table:formula="of:=MEDIAN([.O3:.O6])" office:value-type="float" office:value="13275" calcext:value-type="float">
            <text:p>13275</text:p>
          </table:table-cell>
          <table:table-cell table:style-name="ce11" table:formula="of:=MEDIAN([.P3:.P6])" office:value-type="float" office:value="14923" calcext:value-type="float">
            <text:p>14923</text:p>
          </table:table-cell>
          <table:table-cell table:style-name="ce11" table:formula="of:=MEDIAN([.Q3:.Q6])" office:value-type="float" office:value="22530.5" calcext:value-type="float">
            <text:p>22530,5</text:p>
          </table:table-cell>
          <table:table-cell table:style-name="ce11" table:formula="of:=MEDIAN([.R3:.R6])" office:value-type="float" office:value="24673.5" calcext:value-type="float">
            <text:p>24673,5</text:p>
          </table:table-cell>
          <table:table-cell table:style-name="ce11" table:formula="of:=MEDIAN([.S3:.S6])" office:value-type="float" office:value="25703" calcext:value-type="float">
            <text:p>25703</text:p>
          </table:table-cell>
          <table:table-cell table:style-name="ce11" table:formula="of:=MEDIAN([.T3:.T6])" office:value-type="float" office:value="26530" calcext:value-type="float">
            <text:p>26530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2000" calcext:value-type="float" table:number-columns-spanned="1" table:number-rows-spanned="5">
            <text:p>2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8]*0.1" office:value-type="float" office:value="200" calcext:value-type="float">
            <text:p>200</text:p>
          </table:table-cell>
          <table:table-cell office:value-type="float" office:value="87.764" calcext:value-type="float">
            <text:p>87,764</text:p>
          </table:table-cell>
          <table:table-cell office:value-type="float" office:value="0" calcext:value-type="float">
            <text:p>0</text:p>
          </table:table-cell>
          <table:table-cell office:value-type="float" office:value="12474000" calcext:value-type="float">
            <text:p>12474000</text:p>
          </table:table-cell>
          <table:table-cell office:value-type="float" office:value="11566000" calcext:value-type="float">
            <text:p>11566000</text:p>
          </table:table-cell>
          <table:table-cell office:value-type="float" office:value="22.79" calcext:value-type="float">
            <text:p>22,79</text:p>
          </table:table-cell>
          <table:table-cell office:value-type="float" office:value="8776.356" calcext:value-type="float">
            <text:p>8776,356</text:p>
          </table:table-cell>
          <table:table-cell office:value-type="float" office:value="43.882" calcext:value-type="float">
            <text:p>43,882</text:p>
          </table:table-cell>
          <table:table-cell office:value-type="float" office:value="138.8" calcext:value-type="float">
            <text:p>138,8</text:p>
          </table:table-cell>
          <table:table-cell/>
          <table:table-cell office:value-type="float" office:value="8383" calcext:value-type="float">
            <text:p>8383</text:p>
          </table:table-cell>
          <table:table-cell office:value-type="float" office:value="8873" calcext:value-type="float">
            <text:p>8873</text:p>
          </table:table-cell>
          <table:table-cell office:value-type="float" office:value="9349" calcext:value-type="float">
            <text:p>9349</text:p>
          </table:table-cell>
          <table:table-cell office:value-type="float" office:value="9675" calcext:value-type="float">
            <text:p>9675</text:p>
          </table:table-cell>
          <table:table-cell office:value-type="float" office:value="11575" calcext:value-type="float">
            <text:p>11575</text:p>
          </table:table-cell>
          <table:table-cell office:value-type="float" office:value="12641" calcext:value-type="float">
            <text:p>12641</text:p>
          </table:table-cell>
          <table:table-cell office:value-type="float" office:value="13788" calcext:value-type="float">
            <text:p>13788</text:p>
          </table:table-cell>
          <table:table-cell office:value-type="float" office:value="18505" calcext:value-type="float">
            <text:p>18505</text:p>
          </table:table-cell>
          <table:table-cell table:style-name="ce15" office:value-type="float" office:value="20188" calcext:value-type="float">
            <text:p>2018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]*0.2" office:value-type="float" office:value="400" calcext:value-type="float">
            <text:p>400</text:p>
          </table:table-cell>
          <table:table-cell office:value-type="float" office:value="112.899" calcext:value-type="float">
            <text:p>112,899</text:p>
          </table:table-cell>
          <table:table-cell office:value-type="float" office:value="544" calcext:value-type="float">
            <text:p>544</text:p>
          </table:table-cell>
          <table:table-cell office:value-type="float" office:value="11139282" calcext:value-type="float">
            <text:p>11139282</text:p>
          </table:table-cell>
          <table:table-cell office:value-type="float" office:value="10328438" calcext:value-type="float">
            <text:p>10328438</text:p>
          </table:table-cell>
          <table:table-cell office:value-type="float" office:value="17.71" calcext:value-type="float">
            <text:p>17,71</text:p>
          </table:table-cell>
          <table:table-cell office:value-type="float" office:value="22579.89" calcext:value-type="float">
            <text:p>22579,89</text:p>
          </table:table-cell>
          <table:table-cell office:value-type="float" office:value="56.45" calcext:value-type="float">
            <text:p>56,45</text:p>
          </table:table-cell>
          <table:table-cell office:value-type="float" office:value="96.35" calcext:value-type="float">
            <text:p>96,35</text:p>
          </table:table-cell>
          <table:table-cell/>
          <table:table-cell office:value-type="float" office:value="13614" calcext:value-type="float">
            <text:p>13614</text:p>
          </table:table-cell>
          <table:table-cell office:value-type="float" office:value="15075" calcext:value-type="float">
            <text:p>15075</text:p>
          </table:table-cell>
          <table:table-cell office:value-type="float" office:value="16136" calcext:value-type="float">
            <text:p>16136</text:p>
          </table:table-cell>
          <table:table-cell office:value-type="float" office:value="16821" calcext:value-type="float">
            <text:p>16821</text:p>
          </table:table-cell>
          <table:table-cell office:value-type="float" office:value="21570" calcext:value-type="float">
            <text:p>21570</text:p>
          </table:table-cell>
          <table:table-cell office:value-type="float" office:value="31048" calcext:value-type="float">
            <text:p>31048</text:p>
          </table:table-cell>
          <table:table-cell office:value-type="float" office:value="52263" calcext:value-type="float">
            <text:p>52263</text:p>
          </table:table-cell>
          <table:table-cell office:value-type="float" office:value="110848" calcext:value-type="float">
            <text:p>110848</text:p>
          </table:table-cell>
          <table:table-cell table:style-name="ce15" office:value-type="float" office:value="112895" calcext:value-type="float">
            <text:p>112895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]*0.4" office:value-type="float" office:value="800" calcext:value-type="float">
            <text:p>800</text:p>
          </table:table-cell>
          <table:table-cell office:value-type="float" office:value="70.561" calcext:value-type="float">
            <text:p>70,561</text:p>
          </table:table-cell>
          <table:table-cell office:value-type="float" office:value="1641" calcext:value-type="float">
            <text:p>1641</text:p>
          </table:table-cell>
          <table:table-cell office:value-type="float" office:value="7827435" calcext:value-type="float">
            <text:p>7827435</text:p>
          </table:table-cell>
          <table:table-cell office:value-type="float" office:value="7257665" calcext:value-type="float">
            <text:p>7257665</text:p>
          </table:table-cell>
          <table:table-cell office:value-type="float" office:value="28.34" calcext:value-type="float">
            <text:p>28,34</text:p>
          </table:table-cell>
          <table:table-cell office:value-type="float" office:value="28224.436" calcext:value-type="float">
            <text:p>28224,436</text:p>
          </table:table-cell>
          <table:table-cell office:value-type="float" office:value="35.281" calcext:value-type="float">
            <text:p>35,281</text:p>
          </table:table-cell>
          <table:table-cell office:value-type="float" office:value="108.33" calcext:value-type="float">
            <text:p>108,33</text:p>
          </table:table-cell>
          <table:table-cell/>
          <table:table-cell office:value-type="float" office:value="11528" calcext:value-type="float">
            <text:p>11528</text:p>
          </table:table-cell>
          <table:table-cell office:value-type="float" office:value="12566" calcext:value-type="float">
            <text:p>12566</text:p>
          </table:table-cell>
          <table:table-cell office:value-type="float" office:value="14790" calcext:value-type="float">
            <text:p>14790</text:p>
          </table:table-cell>
          <table:table-cell office:value-type="float" office:value="18881" calcext:value-type="float">
            <text:p>18881</text:p>
          </table:table-cell>
          <table:table-cell office:value-type="float" office:value="38767" calcext:value-type="float">
            <text:p>38767</text:p>
          </table:table-cell>
          <table:table-cell office:value-type="float" office:value="47181" calcext:value-type="float">
            <text:p>47181</text:p>
          </table:table-cell>
          <table:table-cell office:value-type="float" office:value="48789" calcext:value-type="float">
            <text:p>48789</text:p>
          </table:table-cell>
          <table:table-cell office:value-type="float" office:value="48858" calcext:value-type="float">
            <text:p>48858</text:p>
          </table:table-cell>
          <table:table-cell table:style-name="ce15" office:value-type="float" office:value="54890" calcext:value-type="float">
            <text:p>5489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]*0.8" office:value-type="float" office:value="1600" calcext:value-type="float">
            <text:p>1600</text:p>
          </table:table-cell>
          <table:table-cell table:style-name="ce10" office:value-type="float" office:value="55.525" calcext:value-type="float">
            <text:p>55,525</text:p>
          </table:table-cell>
          <table:table-cell table:style-name="ce10" office:value-type="float" office:value="3826" calcext:value-type="float">
            <text:p>3826</text:p>
          </table:table-cell>
          <table:table-cell table:style-name="ce10" office:value-type="float" office:value="4397085" calcext:value-type="float">
            <text:p>4397085</text:p>
          </table:table-cell>
          <table:table-cell table:style-name="ce10" office:value-type="float" office:value="4077015" calcext:value-type="float">
            <text:p>4077015</text:p>
          </table:table-cell>
          <table:table-cell table:style-name="ce10" office:value-type="float" office:value="36.02" calcext:value-type="float">
            <text:p>36,02</text:p>
          </table:table-cell>
          <table:table-cell table:style-name="ce10" office:value-type="float" office:value="44419.919" calcext:value-type="float">
            <text:p>44419,919</text:p>
          </table:table-cell>
          <table:table-cell table:style-name="ce10" office:value-type="float" office:value="27.762" calcext:value-type="float">
            <text:p>27,762</text:p>
          </table:table-cell>
          <table:table-cell table:style-name="ce10" office:value-type="float" office:value="77.34" calcext:value-type="float">
            <text:p>77,34</text:p>
          </table:table-cell>
          <table:table-cell table:style-name="ce10"/>
          <table:table-cell table:style-name="ce10" office:value-type="float" office:value="14091" calcext:value-type="float">
            <text:p>14091</text:p>
          </table:table-cell>
          <table:table-cell table:style-name="ce10" office:value-type="float" office:value="17176" calcext:value-type="float">
            <text:p>17176</text:p>
          </table:table-cell>
          <table:table-cell table:style-name="ce10" office:value-type="float" office:value="20350" calcext:value-type="float">
            <text:p>20350</text:p>
          </table:table-cell>
          <table:table-cell table:style-name="ce10" office:value-type="float" office:value="22960" calcext:value-type="float">
            <text:p>22960</text:p>
          </table:table-cell>
          <table:table-cell table:style-name="ce10" office:value-type="float" office:value="53402" calcext:value-type="float">
            <text:p>53402</text:p>
          </table:table-cell>
          <table:table-cell table:style-name="ce10" office:value-type="float" office:value="54429" calcext:value-type="float">
            <text:p>54429</text:p>
          </table:table-cell>
          <table:table-cell table:style-name="ce10" office:value-type="float" office:value="54433" calcext:value-type="float">
            <text:p>54433</text:p>
          </table:table-cell>
          <table:table-cell table:style-name="ce10" office:value-type="float" office:value="55512" calcext:value-type="float">
            <text:p>55512</text:p>
          </table:table-cell>
          <table:table-cell table:style-name="ce16" office:value-type="float" office:value="55513" calcext:value-type="float">
            <text:p>55513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9:.C12])" office:value-type="float" office:value="79.1625" calcext:value-type="float">
            <text:p>79,1625</text:p>
          </table:table-cell>
          <table:table-cell table:style-name="ce11" table:formula="of:=MEDIAN([.D9:.D12])" office:value-type="float" office:value="1092.5" calcext:value-type="float">
            <text:p>1092,5</text:p>
          </table:table-cell>
          <table:table-cell table:style-name="ce11" table:formula="of:=MEDIAN([.E9:.E12])" office:value-type="float" office:value="9483358.5" calcext:value-type="float">
            <text:p>9483358,5</text:p>
          </table:table-cell>
          <table:table-cell table:style-name="ce11" table:formula="of:=MEDIAN([.F9:.F12])" office:value-type="float" office:value="8793051.5" calcext:value-type="float">
            <text:p>8793051,5</text:p>
          </table:table-cell>
          <table:table-cell table:style-name="ce11" table:formula="of:=MEDIAN([.G9:.G12])" office:value-type="float" office:value="25.565" calcext:value-type="float">
            <text:p>25,565</text:p>
          </table:table-cell>
          <table:table-cell table:style-name="ce11" table:formula="of:=MEDIAN([.H9:.H12])" office:value-type="float" office:value="25402.163" calcext:value-type="float">
            <text:p>25402,163</text:p>
          </table:table-cell>
          <table:table-cell table:style-name="ce11" table:formula="of:=MEDIAN([.I9:.I12])" office:value-type="float" office:value="39.5815" calcext:value-type="float">
            <text:p>39,5815</text:p>
          </table:table-cell>
          <table:table-cell table:style-name="ce11" table:formula="of:=MEDIAN([.J9:.J12])" office:value-type="float" office:value="102.34" calcext:value-type="float">
            <text:p>102,34</text:p>
          </table:table-cell>
          <table:table-cell table:style-name="ce11"/>
          <table:table-cell table:style-name="ce11" table:formula="of:=MEDIAN([.L9:.L12])" office:value-type="float" office:value="12571" calcext:value-type="float">
            <text:p>12571</text:p>
          </table:table-cell>
          <table:table-cell table:style-name="ce11" table:formula="of:=MEDIAN([.M9:.M12])" office:value-type="float" office:value="13820.5" calcext:value-type="float">
            <text:p>13820,5</text:p>
          </table:table-cell>
          <table:table-cell table:style-name="ce11" table:formula="of:=MEDIAN([.N9:.N12])" office:value-type="float" office:value="15463" calcext:value-type="float">
            <text:p>15463</text:p>
          </table:table-cell>
          <table:table-cell table:style-name="ce11" table:formula="of:=MEDIAN([.O9:.O12])" office:value-type="float" office:value="17851" calcext:value-type="float">
            <text:p>17851</text:p>
          </table:table-cell>
          <table:table-cell table:style-name="ce11" table:formula="of:=MEDIAN([.P9:.P12])" office:value-type="float" office:value="30168.5" calcext:value-type="float">
            <text:p>30168,5</text:p>
          </table:table-cell>
          <table:table-cell table:style-name="ce11" table:formula="of:=MEDIAN([.Q9:.Q12])" office:value-type="float" office:value="39114.5" calcext:value-type="float">
            <text:p>39114,5</text:p>
          </table:table-cell>
          <table:table-cell table:style-name="ce11" table:formula="of:=MEDIAN([.R9:.R12])" office:value-type="float" office:value="50526" calcext:value-type="float">
            <text:p>50526</text:p>
          </table:table-cell>
          <table:table-cell table:style-name="ce11" table:formula="of:=MEDIAN([.S9:.S12])" office:value-type="float" office:value="52185" calcext:value-type="float">
            <text:p>52185</text:p>
          </table:table-cell>
          <table:table-cell table:style-name="ce11" table:formula="of:=MEDIAN([.T9:.T12])" office:value-type="float" office:value="55201.5" calcext:value-type="float">
            <text:p>55201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3000" calcext:value-type="float" table:number-columns-spanned="1" table:number-rows-spanned="5">
            <text:p>3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14]*0.1" office:value-type="float" office:value="300" calcext:value-type="float">
            <text:p>300</text:p>
          </table:table-cell>
          <table:table-cell office:value-type="float" office:value="183.095" calcext:value-type="float">
            <text:p>183,095</text:p>
          </table:table-cell>
          <table:table-cell office:value-type="float" office:value="161" calcext:value-type="float">
            <text:p>161</text:p>
          </table:table-cell>
          <table:table-cell office:value-type="float" office:value="18374202" calcext:value-type="float">
            <text:p>18374202</text:p>
          </table:table-cell>
          <table:table-cell office:value-type="float" office:value="17036718" calcext:value-type="float">
            <text:p>17036718</text:p>
          </table:table-cell>
          <table:table-cell office:value-type="float" office:value="16.38" calcext:value-type="float">
            <text:p>16,38</text:p>
          </table:table-cell>
          <table:table-cell office:value-type="float" office:value="18309.502" calcext:value-type="float">
            <text:p>18309,502</text:p>
          </table:table-cell>
          <table:table-cell office:value-type="float" office:value="61.032" calcext:value-type="float">
            <text:p>61,03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866" calcext:value-type="float">
            <text:p>15866</text:p>
          </table:table-cell>
          <table:table-cell office:value-type="float" office:value="16353" calcext:value-type="float">
            <text:p>16353</text:p>
          </table:table-cell>
          <table:table-cell office:value-type="float" office:value="16708" calcext:value-type="float">
            <text:p>16708</text:p>
          </table:table-cell>
          <table:table-cell office:value-type="float" office:value="16989" calcext:value-type="float">
            <text:p>16989</text:p>
          </table:table-cell>
          <table:table-cell office:value-type="float" office:value="18692" calcext:value-type="float">
            <text:p>18692</text:p>
          </table:table-cell>
          <table:table-cell office:value-type="float" office:value="22935" calcext:value-type="float">
            <text:p>22935</text:p>
          </table:table-cell>
          <table:table-cell office:value-type="float" office:value="30152" calcext:value-type="float">
            <text:p>30152</text:p>
          </table:table-cell>
          <table:table-cell office:value-type="float" office:value="31378" calcext:value-type="float">
            <text:p>31378</text:p>
          </table:table-cell>
          <table:table-cell table:style-name="ce15" office:value-type="float" office:value="110896" calcext:value-type="float">
            <text:p>11089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4]*0.2" office:value-type="float" office:value="600" calcext:value-type="float">
            <text:p>600</text:p>
          </table:table-cell>
          <table:table-cell office:value-type="float" office:value="113.372" calcext:value-type="float">
            <text:p>113,372</text:p>
          </table:table-cell>
          <table:table-cell office:value-type="float" office:value="2336" calcext:value-type="float">
            <text:p>2336</text:p>
          </table:table-cell>
          <table:table-cell office:value-type="float" office:value="13802481" calcext:value-type="float">
            <text:p>13802481</text:p>
          </table:table-cell>
          <table:table-cell office:value-type="float" office:value="12797779" calcext:value-type="float">
            <text:p>12797779</text:p>
          </table:table-cell>
          <table:table-cell office:value-type="float" office:value="26.46" calcext:value-type="float">
            <text:p>26,46</text:p>
          </table:table-cell>
          <table:table-cell office:value-type="float" office:value="22674.44" calcext:value-type="float">
            <text:p>22674,44</text:p>
          </table:table-cell>
          <table:table-cell office:value-type="float" office:value="37.791" calcext:value-type="float">
            <text:p>37,79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12885" calcext:value-type="float">
            <text:p>12885</text:p>
          </table:table-cell>
          <table:table-cell office:value-type="float" office:value="14479" calcext:value-type="float">
            <text:p>14479</text:p>
          </table:table-cell>
          <table:table-cell office:value-type="float" office:value="18778" calcext:value-type="float">
            <text:p>18778</text:p>
          </table:table-cell>
          <table:table-cell office:value-type="float" office:value="20095" calcext:value-type="float">
            <text:p>20095</text:p>
          </table:table-cell>
          <table:table-cell office:value-type="float" office:value="27223" calcext:value-type="float">
            <text:p>27223</text:p>
          </table:table-cell>
          <table:table-cell office:value-type="float" office:value="33202" calcext:value-type="float">
            <text:p>33202</text:p>
          </table:table-cell>
          <table:table-cell table:number-columns-repeated="2" office:value-type="float" office:value="104777" calcext:value-type="float">
            <text:p>104777</text:p>
          </table:table-cell>
          <table:table-cell table:style-name="ce15" office:value-type="float" office:value="104778" calcext:value-type="float">
            <text:p>10477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4]*0.4" office:value-type="float" office:value="1200" calcext:value-type="float">
            <text:p>1200</text:p>
          </table:table-cell>
          <table:table-cell office:value-type="float" office:value="76.227" calcext:value-type="float">
            <text:p>76,227</text:p>
          </table:table-cell>
          <table:table-cell office:value-type="float" office:value="5578" calcext:value-type="float">
            <text:p>5578</text:p>
          </table:table-cell>
          <table:table-cell office:value-type="float" office:value="6985440" calcext:value-type="float">
            <text:p>6985440</text:p>
          </table:table-cell>
          <table:table-cell office:value-type="float" office:value="6476960" calcext:value-type="float">
            <text:p>6476960</text:p>
          </table:table-cell>
          <table:table-cell office:value-type="float" office:value="39.36" calcext:value-type="float">
            <text:p>39,36</text:p>
          </table:table-cell>
          <table:table-cell office:value-type="float" office:value="0.682" calcext:value-type="float">
            <text:p>0,682</text:p>
          </table:table-cell>
          <table:table-cell office:value-type="float" office:value="25.409" calcext:value-type="float">
            <text:p>25,409</text:p>
          </table:table-cell>
          <table:table-cell office:value-type="float" office:value="89.49" calcext:value-type="float">
            <text:p>89,49</text:p>
          </table:table-cell>
          <table:table-cell/>
          <table:table-cell office:value-type="float" office:value="14914" calcext:value-type="float">
            <text:p>14914</text:p>
          </table:table-cell>
          <table:table-cell office:value-type="float" office:value="16096" calcext:value-type="float">
            <text:p>16096</text:p>
          </table:table-cell>
          <table:table-cell office:value-type="float" office:value="17013" calcext:value-type="float">
            <text:p>17013</text:p>
          </table:table-cell>
          <table:table-cell office:value-type="float" office:value="20475" calcext:value-type="float">
            <text:p>20475</text:p>
          </table:table-cell>
          <table:table-cell office:value-type="float" office:value="28704" calcext:value-type="float">
            <text:p>28704</text:p>
          </table:table-cell>
          <table:table-cell office:value-type="float" office:value="33725" calcext:value-type="float">
            <text:p>33725</text:p>
          </table:table-cell>
          <table:table-cell office:value-type="float" office:value="36383" calcext:value-type="float">
            <text:p>36383</text:p>
          </table:table-cell>
          <table:table-cell office:value-type="float" office:value="41212" calcext:value-type="float">
            <text:p>41212</text:p>
          </table:table-cell>
          <table:table-cell table:style-name="ce15" office:value-type="float" office:value="58097" calcext:value-type="float">
            <text:p>5809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14]*0.8" office:value-type="float" office:value="2400" calcext:value-type="float">
            <text:p>2400</text:p>
          </table:table-cell>
          <table:table-cell table:style-name="ce10" office:value-type="float" office:value="46.349" calcext:value-type="float">
            <text:p>46,349</text:p>
          </table:table-cell>
          <table:table-cell table:style-name="ce10" office:value-type="float" office:value="6833" calcext:value-type="float">
            <text:p>6833</text:p>
          </table:table-cell>
          <table:table-cell table:style-name="ce10" office:value-type="float" office:value="4160079" calcext:value-type="float">
            <text:p>4160079</text:p>
          </table:table-cell>
          <table:table-cell table:style-name="ce10" office:value-type="float" office:value="3857261" calcext:value-type="float">
            <text:p>3857261</text:p>
          </table:table-cell>
          <table:table-cell table:style-name="ce10" office:value-type="float" office:value="64.73" calcext:value-type="float">
            <text:p>64,73</text:p>
          </table:table-cell>
          <table:table-cell table:style-name="ce10" office:value-type="float" office:value="37078.826" calcext:value-type="float">
            <text:p>37078,826</text:p>
          </table:table-cell>
          <table:table-cell table:style-name="ce10" office:value-type="float" office:value="15.45" calcext:value-type="float">
            <text:p>15,45</text:p>
          </table:table-cell>
          <table:table-cell table:style-name="ce10" office:value-type="float" office:value="87.65" calcext:value-type="float">
            <text:p>87,65</text:p>
          </table:table-cell>
          <table:table-cell table:style-name="ce10"/>
          <table:table-cell table:style-name="ce10" office:value-type="float" office:value="21664" calcext:value-type="float">
            <text:p>21664</text:p>
          </table:table-cell>
          <table:table-cell table:style-name="ce10" office:value-type="float" office:value="30140" calcext:value-type="float">
            <text:p>30140</text:p>
          </table:table-cell>
          <table:table-cell table:style-name="ce10" office:value-type="float" office:value="32360" calcext:value-type="float">
            <text:p>32360</text:p>
          </table:table-cell>
          <table:table-cell table:style-name="ce10" office:value-type="float" office:value="33210" calcext:value-type="float">
            <text:p>33210</text:p>
          </table:table-cell>
          <table:table-cell table:style-name="ce10" office:value-type="float" office:value="35013" calcext:value-type="float">
            <text:p>35013</text:p>
          </table:table-cell>
          <table:table-cell table:style-name="ce10" office:value-type="float" office:value="36547" calcext:value-type="float">
            <text:p>36547</text:p>
          </table:table-cell>
          <table:table-cell table:style-name="ce10" office:value-type="float" office:value="37061" calcext:value-type="float">
            <text:p>37061</text:p>
          </table:table-cell>
          <table:table-cell table:style-name="ce10" office:value-type="float" office:value="40493" calcext:value-type="float">
            <text:p>40493</text:p>
          </table:table-cell>
          <table:table-cell table:style-name="ce16" office:value-type="float" office:value="42616" calcext:value-type="float">
            <text:p>42616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15:.C18])" office:value-type="float" office:value="94.7995" calcext:value-type="float">
            <text:p>94,7995</text:p>
          </table:table-cell>
          <table:table-cell table:style-name="ce11" table:formula="of:=MEDIAN([.D15:.D18])" office:value-type="float" office:value="3957" calcext:value-type="float">
            <text:p>3957</text:p>
          </table:table-cell>
          <table:table-cell table:style-name="ce11" table:formula="of:=MEDIAN([.E15:.E18])" office:value-type="float" office:value="10393960.5" calcext:value-type="float">
            <text:p>10393960,5</text:p>
          </table:table-cell>
          <table:table-cell table:style-name="ce11" table:formula="of:=MEDIAN([.F15:.F18])" office:value-type="float" office:value="9637369.5" calcext:value-type="float">
            <text:p>9637369,5</text:p>
          </table:table-cell>
          <table:table-cell table:style-name="ce11" table:formula="of:=MEDIAN([.G15:.G18])" office:value-type="float" office:value="32.91" calcext:value-type="float">
            <text:p>32,91</text:p>
          </table:table-cell>
          <table:table-cell table:style-name="ce11" table:formula="of:=MEDIAN([.H15:.H18])" office:value-type="float" office:value="20491.971" calcext:value-type="float">
            <text:p>20491,971</text:p>
          </table:table-cell>
          <table:table-cell table:style-name="ce11" table:formula="of:=MEDIAN([.I15:.I18])" office:value-type="float" office:value="31.6" calcext:value-type="float">
            <text:p>31,6</text:p>
          </table:table-cell>
          <table:table-cell table:style-name="ce11" table:formula="of:=MEDIAN([.J15:.J18])" office:value-type="float" office:value="93.745" calcext:value-type="float">
            <text:p>93,745</text:p>
          </table:table-cell>
          <table:table-cell table:style-name="ce11"/>
          <table:table-cell table:style-name="ce11" table:formula="of:=MEDIAN([.L15:.L18])" office:value-type="float" office:value="15390" calcext:value-type="float">
            <text:p>15390</text:p>
          </table:table-cell>
          <table:table-cell table:style-name="ce11" table:formula="of:=MEDIAN([.M15:.M18])" office:value-type="float" office:value="16224.5" calcext:value-type="float">
            <text:p>16224,5</text:p>
          </table:table-cell>
          <table:table-cell table:style-name="ce11" table:formula="of:=MEDIAN([.N15:.N18])" office:value-type="float" office:value="17895.5" calcext:value-type="float">
            <text:p>17895,5</text:p>
          </table:table-cell>
          <table:table-cell table:style-name="ce11" table:formula="of:=MEDIAN([.O15:.O18])" office:value-type="float" office:value="20285" calcext:value-type="float">
            <text:p>20285</text:p>
          </table:table-cell>
          <table:table-cell table:style-name="ce11" table:formula="of:=MEDIAN([.P15:.P18])" office:value-type="float" office:value="27963.5" calcext:value-type="float">
            <text:p>27963,5</text:p>
          </table:table-cell>
          <table:table-cell table:style-name="ce11" table:formula="of:=MEDIAN([.Q15:.Q18])" office:value-type="float" office:value="33463.5" calcext:value-type="float">
            <text:p>33463,5</text:p>
          </table:table-cell>
          <table:table-cell table:style-name="ce11" table:formula="of:=MEDIAN([.R15:.R18])" office:value-type="float" office:value="36722" calcext:value-type="float">
            <text:p>36722</text:p>
          </table:table-cell>
          <table:table-cell table:style-name="ce11" table:formula="of:=MEDIAN([.S15:.S18])" office:value-type="float" office:value="40852.5" calcext:value-type="float">
            <text:p>40852,5</text:p>
          </table:table-cell>
          <table:table-cell table:style-name="ce11" table:formula="of:=MEDIAN([.T15:.T18])" office:value-type="float" office:value="81437.5" calcext:value-type="float">
            <text:p>81437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4000" calcext:value-type="float" table:number-columns-spanned="1" table:number-rows-spanned="5">
            <text:p>4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20]*0.1" office:value-type="float" office:value="400" calcext:value-type="float">
            <text:p>400</text:p>
          </table:table-cell>
          <table:table-cell office:value-type="float" office:value="205.264" calcext:value-type="float">
            <text:p>205,264</text:p>
          </table:table-cell>
          <table:table-cell office:value-type="float" office:value="472" calcext:value-type="float">
            <text:p>472</text:p>
          </table:table-cell>
          <table:table-cell office:value-type="float" office:value="23675652" calcext:value-type="float">
            <text:p>23675652</text:p>
          </table:table-cell>
          <table:table-cell office:value-type="float" office:value="21952268" calcext:value-type="float">
            <text:p>21952268</text:p>
          </table:table-cell>
          <table:table-cell office:value-type="float" office:value="19.49" calcext:value-type="float">
            <text:p>19,49</text:p>
          </table:table-cell>
          <table:table-cell office:value-type="float" office:value="20526.394" calcext:value-type="float">
            <text:p>20526,394</text:p>
          </table:table-cell>
          <table:table-cell office:value-type="float" office:value="51.316" calcext:value-type="float">
            <text:p>51,316</text:p>
          </table:table-cell>
          <table:table-cell office:value-type="float" office:value="112.64" calcext:value-type="float">
            <text:p>112,64</text:p>
          </table:table-cell>
          <table:table-cell/>
          <table:table-cell office:value-type="float" office:value="14044" calcext:value-type="float">
            <text:p>14044</text:p>
          </table:table-cell>
          <table:table-cell office:value-type="float" office:value="15298" calcext:value-type="float">
            <text:p>15298</text:p>
          </table:table-cell>
          <table:table-cell office:value-type="float" office:value="16596" calcext:value-type="float">
            <text:p>16596</text:p>
          </table:table-cell>
          <table:table-cell office:value-type="float" office:value="18157" calcext:value-type="float">
            <text:p>18157</text:p>
          </table:table-cell>
          <table:table-cell office:value-type="float" office:value="21204" calcext:value-type="float">
            <text:p>21204</text:p>
          </table:table-cell>
          <table:table-cell office:value-type="float" office:value="30483" calcext:value-type="float">
            <text:p>30483</text:p>
          </table:table-cell>
          <table:table-cell office:value-type="float" office:value="75915" calcext:value-type="float">
            <text:p>75915</text:p>
          </table:table-cell>
          <table:table-cell office:value-type="float" office:value="105730" calcext:value-type="float">
            <text:p>105730</text:p>
          </table:table-cell>
          <table:table-cell table:style-name="ce15" office:value-type="float" office:value="127317" calcext:value-type="float">
            <text:p>12731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0]*0.2" office:value-type="float" office:value="800" calcext:value-type="float">
            <text:p>800</text:p>
          </table:table-cell>
          <table:table-cell office:value-type="float" office:value="154.601" calcext:value-type="float">
            <text:p>154,601</text:p>
          </table:table-cell>
          <table:table-cell office:value-type="float" office:value="2932" calcext:value-type="float">
            <text:p>2932</text:p>
          </table:table-cell>
          <table:table-cell office:value-type="float" office:value="18068589" calcext:value-type="float">
            <text:p>18068589</text:p>
          </table:table-cell>
          <table:table-cell office:value-type="float" office:value="16753351" calcext:value-type="float">
            <text:p>16753351</text:p>
          </table:table-cell>
          <table:table-cell office:value-type="float" office:value="25.87" calcext:value-type="float">
            <text:p>25,87</text:p>
          </table:table-cell>
          <table:table-cell office:value-type="float" office:value="30920.28" calcext:value-type="float">
            <text:p>30920,28</text:p>
          </table:table-cell>
          <table:table-cell office:value-type="float" office:value="38.65" calcext:value-type="float">
            <text:p>38,65</text:p>
          </table:table-cell>
          <table:table-cell office:value-type="float" office:value="114.13" calcext:value-type="float">
            <text:p>114,13</text:p>
          </table:table-cell>
          <table:table-cell/>
          <table:table-cell office:value-type="float" office:value="15222" calcext:value-type="float">
            <text:p>15222</text:p>
          </table:table-cell>
          <table:table-cell office:value-type="float" office:value="17044" calcext:value-type="float">
            <text:p>17044</text:p>
          </table:table-cell>
          <table:table-cell office:value-type="float" office:value="20148" calcext:value-type="float">
            <text:p>20148</text:p>
          </table:table-cell>
          <table:table-cell office:value-type="float" office:value="23283" calcext:value-type="float">
            <text:p>23283</text:p>
          </table:table-cell>
          <table:table-cell office:value-type="float" office:value="104685" calcext:value-type="float">
            <text:p>104685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314" calcext:value-type="float">
            <text:p>127314</text:p>
          </table:table-cell>
          <table:table-cell office:value-type="float" office:value="127317" calcext:value-type="float">
            <text:p>127317</text:p>
          </table:table-cell>
          <table:table-cell table:style-name="ce15" office:value-type="float" office:value="131498" calcext:value-type="float">
            <text:p>13149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0]*0.4" office:value-type="float" office:value="1600" calcext:value-type="float">
            <text:p>1600</text:p>
          </table:table-cell>
          <table:table-cell office:value-type="float" office:value="93.776" calcext:value-type="float">
            <text:p>93,776</text:p>
          </table:table-cell>
          <table:table-cell office:value-type="float" office:value="7178" calcext:value-type="float">
            <text:p>7178</text:p>
          </table:table-cell>
          <table:table-cell office:value-type="float" office:value="9711009" calcext:value-type="float">
            <text:p>9711009</text:p>
          </table:table-cell>
          <table:table-cell office:value-type="float" office:value="9004131" calcext:value-type="float">
            <text:p>9004131</text:p>
          </table:table-cell>
          <table:table-cell office:value-type="float" office:value="42.65" calcext:value-type="float">
            <text:p>42,65</text:p>
          </table:table-cell>
          <table:table-cell office:value-type="float" office:value="37510.426" calcext:value-type="float">
            <text:p>37510,426</text:p>
          </table:table-cell>
          <table:table-cell office:value-type="float" office:value="23.444" calcext:value-type="float">
            <text:p>23,444</text:p>
          </table:table-cell>
          <table:table-cell office:value-type="float" office:value="101.13" calcext:value-type="float">
            <text:p>101,13</text:p>
          </table:table-cell>
          <table:table-cell/>
          <table:table-cell office:value-type="float" office:value="14276" calcext:value-type="float">
            <text:p>14276</text:p>
          </table:table-cell>
          <table:table-cell office:value-type="float" office:value="18899" calcext:value-type="float">
            <text:p>18899</text:p>
          </table:table-cell>
          <table:table-cell office:value-type="float" office:value="23966" calcext:value-type="float">
            <text:p>23966</text:p>
          </table:table-cell>
          <table:table-cell office:value-type="float" office:value="27168" calcext:value-type="float">
            <text:p>27168</text:p>
          </table:table-cell>
          <table:table-cell office:value-type="float" office:value="36253" calcext:value-type="float">
            <text:p>36253</text:p>
          </table:table-cell>
          <table:table-cell office:value-type="float" office:value="56471" calcext:value-type="float">
            <text:p>56471</text:p>
          </table:table-cell>
          <table:table-cell office:value-type="float" office:value="74054" calcext:value-type="float">
            <text:p>74054</text:p>
          </table:table-cell>
          <table:table-cell office:value-type="float" office:value="74055" calcext:value-type="float">
            <text:p>74055</text:p>
          </table:table-cell>
          <table:table-cell table:style-name="ce15" office:value-type="float" office:value="90109" calcext:value-type="float">
            <text:p>90109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0]*0.8" office:value-type="float" office:value="3200" calcext:value-type="float">
            <text:p>3200</text:p>
          </table:table-cell>
          <table:table-cell table:style-name="ce10" office:value-type="float" office:value="53.006" calcext:value-type="float">
            <text:p>53,006</text:p>
          </table:table-cell>
          <table:table-cell table:style-name="ce10" office:value-type="float" office:value="9091" calcext:value-type="float">
            <text:p>9091</text:p>
          </table:table-cell>
          <table:table-cell table:style-name="ce10" office:value-type="float" office:value="5126814" calcext:value-type="float">
            <text:p>5126814</text:p>
          </table:table-cell>
          <table:table-cell table:style-name="ce10" office:value-type="float" office:value="4753626" calcext:value-type="float">
            <text:p>4753626</text:p>
          </table:table-cell>
          <table:table-cell table:style-name="ce10" office:value-type="float" office:value="75.46" calcext:value-type="float">
            <text:p>75,46</text:p>
          </table:table-cell>
          <table:table-cell table:style-name="ce10" office:value-type="float" office:value="42404.582" calcext:value-type="float">
            <text:p>42404,582</text:p>
          </table:table-cell>
          <table:table-cell table:style-name="ce10" office:value-type="float" office:value="13.251" calcext:value-type="float">
            <text:p>13,251</text:p>
          </table:table-cell>
          <table:table-cell table:style-name="ce10" office:value-type="float" office:value="94.45" calcext:value-type="float">
            <text:p>94,45</text:p>
          </table:table-cell>
          <table:table-cell table:style-name="ce10"/>
          <table:table-cell table:style-name="ce10" office:value-type="float" office:value="15855" calcext:value-type="float">
            <text:p>15855</text:p>
          </table:table-cell>
          <table:table-cell table:style-name="ce10" office:value-type="float" office:value="21103" calcext:value-type="float">
            <text:p>21103</text:p>
          </table:table-cell>
          <table:table-cell table:style-name="ce10" office:value-type="float" office:value="30121" calcext:value-type="float">
            <text:p>30121</text:p>
          </table:table-cell>
          <table:table-cell table:style-name="ce10" office:value-type="float" office:value="31320" calcext:value-type="float">
            <text:p>31320</text:p>
          </table:table-cell>
          <table:table-cell table:style-name="ce10" office:value-type="float" office:value="33991" calcext:value-type="float">
            <text:p>33991</text:p>
          </table:table-cell>
          <table:table-cell table:style-name="ce10" office:value-type="float" office:value="35481" calcext:value-type="float">
            <text:p>35481</text:p>
          </table:table-cell>
          <table:table-cell table:style-name="ce10" office:value-type="float" office:value="38596" calcext:value-type="float">
            <text:p>38596</text:p>
          </table:table-cell>
          <table:table-cell table:style-name="ce10" office:value-type="float" office:value="38607" calcext:value-type="float">
            <text:p>38607</text:p>
          </table:table-cell>
          <table:table-cell table:style-name="ce16" office:value-type="float" office:value="41882" calcext:value-type="float">
            <text:p>41882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21:.C24])" office:value-type="float" office:value="124.1885" calcext:value-type="float">
            <text:p>124,1885</text:p>
          </table:table-cell>
          <table:table-cell table:style-name="ce11" table:formula="of:=MEDIAN([.D21:.D24])" office:value-type="float" office:value="5055" calcext:value-type="float">
            <text:p>5055</text:p>
          </table:table-cell>
          <table:table-cell table:style-name="ce11" table:formula="of:=MEDIAN([.E21:.E24])" office:value-type="float" office:value="13889799" calcext:value-type="float">
            <text:p>13889799</text:p>
          </table:table-cell>
          <table:table-cell table:style-name="ce11" table:formula="of:=MEDIAN([.F21:.F24])" office:value-type="float" office:value="12878741" calcext:value-type="float">
            <text:p>12878741</text:p>
          </table:table-cell>
          <table:table-cell table:style-name="ce11" table:formula="of:=MEDIAN([.G21:.G24])" office:value-type="float" office:value="34.26" calcext:value-type="float">
            <text:p>34,26</text:p>
          </table:table-cell>
          <table:table-cell table:style-name="ce11" table:formula="of:=MEDIAN([.H21:.H24])" office:value-type="float" office:value="34215.353" calcext:value-type="float">
            <text:p>34215,353</text:p>
          </table:table-cell>
          <table:table-cell table:style-name="ce11" table:formula="of:=MEDIAN([.I21:.I24])" office:value-type="float" office:value="31.047" calcext:value-type="float">
            <text:p>31,047</text:p>
          </table:table-cell>
          <table:table-cell table:style-name="ce11" table:formula="of:=MEDIAN([.J21:.J24])" office:value-type="float" office:value="106.885" calcext:value-type="float">
            <text:p>106,885</text:p>
          </table:table-cell>
          <table:table-cell table:style-name="ce11"/>
          <table:table-cell table:style-name="ce11" table:formula="of:=MEDIAN([.L21:.L24])" office:value-type="float" office:value="14749" calcext:value-type="float">
            <text:p>14749</text:p>
          </table:table-cell>
          <table:table-cell table:style-name="ce11" table:formula="of:=MEDIAN([.M21:.M24])" office:value-type="float" office:value="17971.5" calcext:value-type="float">
            <text:p>17971,5</text:p>
          </table:table-cell>
          <table:table-cell table:style-name="ce11" table:formula="of:=MEDIAN([.N21:.N24])" office:value-type="float" office:value="22057" calcext:value-type="float">
            <text:p>22057</text:p>
          </table:table-cell>
          <table:table-cell table:style-name="ce11" table:formula="of:=MEDIAN([.O21:.O24])" office:value-type="float" office:value="25225.5" calcext:value-type="float">
            <text:p>25225,5</text:p>
          </table:table-cell>
          <table:table-cell table:style-name="ce11" table:formula="of:=MEDIAN([.P21:.P24])" office:value-type="float" office:value="35122" calcext:value-type="float">
            <text:p>35122</text:p>
          </table:table-cell>
          <table:table-cell table:style-name="ce11" table:formula="of:=MEDIAN([.Q21:.Q24])" office:value-type="float" office:value="45976" calcext:value-type="float">
            <text:p>45976</text:p>
          </table:table-cell>
          <table:table-cell table:style-name="ce11" table:formula="of:=MEDIAN([.R21:.R24])" office:value-type="float" office:value="74984.5" calcext:value-type="float">
            <text:p>74984,5</text:p>
          </table:table-cell>
          <table:table-cell table:style-name="ce11" table:formula="of:=MEDIAN([.S21:.S24])" office:value-type="float" office:value="89892.5" calcext:value-type="float">
            <text:p>89892,5</text:p>
          </table:table-cell>
          <table:table-cell table:style-name="ce11" table:formula="of:=MEDIAN([.T21:.T24])" office:value-type="float" office:value="108713" calcext:value-type="float">
            <text:p>108713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5000" calcext:value-type="float" table:number-columns-spanned="1" table:number-rows-spanned="5">
            <text:p>5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26]*0.1" office:value-type="float" office:value="500" calcext:value-type="float">
            <text:p>500</text:p>
          </table:table-cell>
          <table:table-cell office:value-type="float" office:value="238.416" calcext:value-type="float">
            <text:p>238,416</text:p>
          </table:table-cell>
          <table:table-cell office:value-type="float" office:value="1864" calcext:value-type="float">
            <text:p>1864</text:p>
          </table:table-cell>
          <table:table-cell office:value-type="float" office:value="27324297" calcext:value-type="float">
            <text:p>27324297</text:p>
          </table:table-cell>
          <table:table-cell office:value-type="float" office:value="25335323" calcext:value-type="float">
            <text:p>25335323</text:p>
          </table:table-cell>
          <table:table-cell office:value-type="float" office:value="20.97" calcext:value-type="float">
            <text:p>20,97</text:p>
          </table:table-cell>
          <table:table-cell office:value-type="float" office:value="23841" calcext:value-type="float">
            <text:p>23841</text:p>
          </table:table-cell>
          <table:table-cell office:value-type="float" office:value="47" calcext:value-type="float">
            <text:p>47</text:p>
          </table:table-cell>
          <table:table-cell office:value-type="float" office:value="111.2" calcext:value-type="float">
            <text:p>111,2</text:p>
          </table:table-cell>
          <table:table-cell/>
          <table:table-cell office:value-type="float" office:value="16073" calcext:value-type="float">
            <text:p>16073</text:p>
          </table:table-cell>
          <table:table-cell office:value-type="float" office:value="17349" calcext:value-type="float">
            <text:p>17349</text:p>
          </table:table-cell>
          <table:table-cell office:value-type="float" office:value="19086" calcext:value-type="float">
            <text:p>19086</text:p>
          </table:table-cell>
          <table:table-cell office:value-type="float" office:value="20823" calcext:value-type="float">
            <text:p>20823</text:p>
          </table:table-cell>
          <table:table-cell office:value-type="float" office:value="29933" calcext:value-type="float">
            <text:p>29933</text:p>
          </table:table-cell>
          <table:table-cell office:value-type="float" office:value="69201" calcext:value-type="float">
            <text:p>69201</text:p>
          </table:table-cell>
          <table:table-cell office:value-type="float" office:value="111634" calcext:value-type="float">
            <text:p>111634</text:p>
          </table:table-cell>
          <table:table-cell office:value-type="float" office:value="127227" calcext:value-type="float">
            <text:p>127227</text:p>
          </table:table-cell>
          <table:table-cell table:style-name="ce15" office:value-type="float" office:value="127334" calcext:value-type="float">
            <text:p>12733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6]*0.2" office:value-type="float" office:value="1000" calcext:value-type="float">
            <text:p>1000</text:p>
          </table:table-cell>
          <table:table-cell office:value-type="float" office:value="177.195" calcext:value-type="float">
            <text:p>177,195</text:p>
          </table:table-cell>
          <table:table-cell office:value-type="float" office:value="5736" calcext:value-type="float">
            <text:p>5736</text:p>
          </table:table-cell>
          <table:table-cell office:value-type="float" office:value="19284804" calcext:value-type="float">
            <text:p>19284804</text:p>
          </table:table-cell>
          <table:table-cell office:value-type="float" office:value="17881036" calcext:value-type="float">
            <text:p>17881036</text:p>
          </table:table-cell>
          <table:table-cell office:value-type="float" office:value="28.22" calcext:value-type="float">
            <text:p>28,22</text:p>
          </table:table-cell>
          <table:table-cell office:value-type="float" office:value="35438" calcext:value-type="float">
            <text:p>35438</text:p>
          </table:table-cell>
          <table:table-cell office:value-type="float" office:value="35" calcext:value-type="float">
            <text:p>35</text:p>
          </table:table-cell>
          <table:table-cell office:value-type="float" office:value="106.28" calcext:value-type="float">
            <text:p>106,28</text:p>
          </table:table-cell>
          <table:table-cell/>
          <table:table-cell office:value-type="float" office:value="16931" calcext:value-type="float">
            <text:p>16931</text:p>
          </table:table-cell>
          <table:table-cell office:value-type="float" office:value="20147" calcext:value-type="float">
            <text:p>20147</text:p>
          </table:table-cell>
          <table:table-cell office:value-type="float" office:value="25775" calcext:value-type="float">
            <text:p>25775</text:p>
          </table:table-cell>
          <table:table-cell office:value-type="float" office:value="29695" calcext:value-type="float">
            <text:p>29695</text:p>
          </table:table-cell>
          <table:table-cell office:value-type="float" office:value="78455" calcext:value-type="float">
            <text:p>78455</text:p>
          </table:table-cell>
          <table:table-cell office:value-type="float" office:value="127181" calcext:value-type="float">
            <text:p>127181</text:p>
          </table:table-cell>
          <table:table-cell office:value-type="float" office:value="127279" calcext:value-type="float">
            <text:p>127279</text:p>
          </table:table-cell>
          <table:table-cell office:value-type="float" office:value="167808" calcext:value-type="float">
            <text:p>167808</text:p>
          </table:table-cell>
          <table:table-cell table:style-name="ce15" office:value-type="float" office:value="167841" calcext:value-type="float">
            <text:p>16784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6]*0.4" office:value-type="float" office:value="2000" calcext:value-type="float">
            <text:p>2000</text:p>
          </table:table-cell>
          <table:table-cell office:value-type="float" office:value="131.25" calcext:value-type="float">
            <text:p>131,25</text:p>
          </table:table-cell>
          <table:table-cell office:value-type="float" office:value="7926" calcext:value-type="float">
            <text:p>7926</text:p>
          </table:table-cell>
          <table:table-cell office:value-type="float" office:value="10602900" calcext:value-type="float">
            <text:p>10602900</text:p>
          </table:table-cell>
          <table:table-cell office:value-type="float" office:value="9831100" calcext:value-type="float">
            <text:p>9831100</text:p>
          </table:table-cell>
          <table:table-cell office:value-type="float" office:value="38.1" calcext:value-type="float">
            <text:p>38,1</text:p>
          </table:table-cell>
          <table:table-cell office:value-type="float" office:value="52499" calcext:value-type="float">
            <text:p>52499</text:p>
          </table:table-cell>
          <table:table-cell office:value-type="float" office:value="26" calcext:value-type="float">
            <text:p>26</text:p>
          </table:table-cell>
          <table:table-cell office:value-type="float" office:value="78.89" calcext:value-type="float">
            <text:p>78,89</text:p>
          </table:table-cell>
          <table:table-cell/>
          <table:table-cell office:value-type="float" office:value="17799" calcext:value-type="float">
            <text:p>17799</text:p>
          </table:table-cell>
          <table:table-cell office:value-type="float" office:value="24472" calcext:value-type="float">
            <text:p>24472</text:p>
          </table:table-cell>
          <table:table-cell office:value-type="float" office:value="33184" calcext:value-type="float">
            <text:p>33184</text:p>
          </table:table-cell>
          <table:table-cell office:value-type="float" office:value="38561" calcext:value-type="float">
            <text:p>38561</text:p>
          </table:table-cell>
          <table:table-cell office:value-type="float" office:value="55360" calcext:value-type="float">
            <text:p>55360</text:p>
          </table:table-cell>
          <table:table-cell office:value-type="float" office:value="64683" calcext:value-type="float">
            <text:p>64683</text:p>
          </table:table-cell>
          <table:table-cell office:value-type="float" office:value="89377" calcext:value-type="float">
            <text:p>89377</text:p>
          </table:table-cell>
          <table:table-cell office:value-type="float" office:value="118979" calcext:value-type="float">
            <text:p>118979</text:p>
          </table:table-cell>
          <table:table-cell table:style-name="ce15" office:value-type="float" office:value="127288" calcext:value-type="float">
            <text:p>12728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6]*0.8" office:value-type="float" office:value="4000" calcext:value-type="float">
            <text:p>4000</text:p>
          </table:table-cell>
          <table:table-cell table:style-name="ce10" office:value-type="float" office:value="127.356" calcext:value-type="float">
            <text:p>127,356</text:p>
          </table:table-cell>
          <table:table-cell table:style-name="ce10" office:value-type="float" office:value="13707" calcext:value-type="float">
            <text:p>13707</text:p>
          </table:table-cell>
          <table:table-cell table:style-name="ce10" office:value-type="float" office:value="8232840" calcext:value-type="float">
            <text:p>8232840</text:p>
          </table:table-cell>
          <table:table-cell table:style-name="ce10" office:value-type="float" office:value="7633560" calcext:value-type="float">
            <text:p>7633560</text:p>
          </table:table-cell>
          <table:table-cell table:style-name="ce10" office:value-type="float" office:value="39.26" calcext:value-type="float">
            <text:p>39,26</text:p>
          </table:table-cell>
          <table:table-cell table:style-name="ce10" office:value-type="float" office:value="101884" calcext:value-type="float">
            <text:p>10188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63.13" calcext:value-type="float">
            <text:p>63,13</text:p>
          </table:table-cell>
          <table:table-cell table:style-name="ce10"/>
          <table:table-cell table:style-name="ce10" office:value-type="float" office:value="23645" calcext:value-type="float">
            <text:p>23645</text:p>
          </table:table-cell>
          <table:table-cell table:style-name="ce10" office:value-type="float" office:value="33248" calcext:value-type="float">
            <text:p>33248</text:p>
          </table:table-cell>
          <table:table-cell table:style-name="ce10" office:value-type="float" office:value="50539" calcext:value-type="float">
            <text:p>50539</text:p>
          </table:table-cell>
          <table:table-cell table:style-name="ce10" office:value-type="float" office:value="69789" calcext:value-type="float">
            <text:p>69789</text:p>
          </table:table-cell>
          <table:table-cell table:style-name="ce10" office:value-type="float" office:value="113820" calcext:value-type="float">
            <text:p>113820</text:p>
          </table:table-cell>
          <table:table-cell table:style-name="ce10" office:value-type="float" office:value="123253" calcext:value-type="float">
            <text:p>123253</text:p>
          </table:table-cell>
          <table:table-cell table:style-name="ce10" office:value-type="float" office:value="126305" calcext:value-type="float">
            <text:p>126305</text:p>
          </table:table-cell>
          <table:table-cell table:style-name="ce10" office:value-type="float" office:value="127321" calcext:value-type="float">
            <text:p>127321</text:p>
          </table:table-cell>
          <table:table-cell table:style-name="ce16" office:value-type="float" office:value="127321" calcext:value-type="float">
            <text:p>127321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27:.C30])" office:value-type="float" office:value="154.2225" calcext:value-type="float">
            <text:p>154,2225</text:p>
          </table:table-cell>
          <table:table-cell table:style-name="ce11" table:formula="of:=MEDIAN([.D27:.D30])" office:value-type="float" office:value="6831" calcext:value-type="float">
            <text:p>6831</text:p>
          </table:table-cell>
          <table:table-cell table:style-name="ce11" table:formula="of:=MEDIAN([.E27:.E30])" office:value-type="float" office:value="14943852" calcext:value-type="float">
            <text:p>14943852</text:p>
          </table:table-cell>
          <table:table-cell table:style-name="ce11" table:formula="of:=MEDIAN([.F27:.F30])" office:value-type="float" office:value="13856068" calcext:value-type="float">
            <text:p>13856068</text:p>
          </table:table-cell>
          <table:table-cell table:style-name="ce11" table:formula="of:=MEDIAN([.G27:.G30])" office:value-type="float" office:value="33.16" calcext:value-type="float">
            <text:p>33,16</text:p>
          </table:table-cell>
          <table:table-cell table:style-name="ce11" table:formula="of:=MEDIAN([.H27:.H30])" office:value-type="float" office:value="43968.5" calcext:value-type="float">
            <text:p>43968,5</text:p>
          </table:table-cell>
          <table:table-cell table:style-name="ce11" table:formula="of:=MEDIAN([.I27:.I30])" office:value-type="float" office:value="30.5" calcext:value-type="float">
            <text:p>30,5</text:p>
          </table:table-cell>
          <table:table-cell table:style-name="ce11" table:formula="of:=MEDIAN([.J27:.J30])" office:value-type="float" office:value="92.585" calcext:value-type="float">
            <text:p>92,585</text:p>
          </table:table-cell>
          <table:table-cell table:style-name="ce11"/>
          <table:table-cell table:style-name="ce11" table:formula="of:=MEDIAN([.L27:.L30])" office:value-type="float" office:value="17365" calcext:value-type="float">
            <text:p>17365</text:p>
          </table:table-cell>
          <table:table-cell table:style-name="ce11" table:formula="of:=MEDIAN([.M27:.M30])" office:value-type="float" office:value="22309.5" calcext:value-type="float">
            <text:p>22309,5</text:p>
          </table:table-cell>
          <table:table-cell table:style-name="ce11" table:formula="of:=MEDIAN([.N27:.N30])" office:value-type="float" office:value="29479.5" calcext:value-type="float">
            <text:p>29479,5</text:p>
          </table:table-cell>
          <table:table-cell table:style-name="ce11" table:formula="of:=MEDIAN([.O27:.O30])" office:value-type="float" office:value="34128" calcext:value-type="float">
            <text:p>34128</text:p>
          </table:table-cell>
          <table:table-cell table:style-name="ce11" table:formula="of:=MEDIAN([.P27:.P30])" office:value-type="float" office:value="66907.5" calcext:value-type="float">
            <text:p>66907,5</text:p>
          </table:table-cell>
          <table:table-cell table:style-name="ce11" table:formula="of:=MEDIAN([.Q27:.Q30])" office:value-type="float" office:value="96227" calcext:value-type="float">
            <text:p>96227</text:p>
          </table:table-cell>
          <table:table-cell table:style-name="ce11" table:formula="of:=MEDIAN([.R27:.R30])" office:value-type="float" office:value="118969.5" calcext:value-type="float">
            <text:p>118969,5</text:p>
          </table:table-cell>
          <table:table-cell table:style-name="ce11" table:formula="of:=MEDIAN([.S27:.S30])" office:value-type="float" office:value="127274" calcext:value-type="float">
            <text:p>127274</text:p>
          </table:table-cell>
          <table:table-cell table:style-name="ce11" table:formula="of:=MEDIAN([.T27:.T30])" office:value-type="float" office:value="127327.5" calcext:value-type="float">
            <text:p>127327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6000" calcext:value-type="float" table:number-columns-spanned="1" table:number-rows-spanned="5">
            <text:p>6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32]*0.1" office:value-type="float" office:value="600" calcext:value-type="float">
            <text:p>600</text:p>
          </table:table-cell>
          <table:table-cell office:value-type="float" office:value="294.334" calcext:value-type="float">
            <text:p>294,334</text:p>
          </table:table-cell>
          <table:table-cell office:value-type="float" office:value="2187" calcext:value-type="float">
            <text:p>2187</text:p>
          </table:table-cell>
          <table:table-cell office:value-type="float" office:value="32220342" calcext:value-type="float">
            <text:p>32220342</text:p>
          </table:table-cell>
          <table:table-cell office:value-type="float" office:value="29874978" calcext:value-type="float">
            <text:p>29874978</text:p>
          </table:table-cell>
          <table:table-cell office:value-type="float" office:value="20.39" calcext:value-type="float">
            <text:p>20,39</text:p>
          </table:table-cell>
          <table:table-cell office:value-type="float" office:value="29433" calcext:value-type="float">
            <text:p>29433</text:p>
          </table:table-cell>
          <table:table-cell office:value-type="float" office:value="49" calcext:value-type="float">
            <text:p>49</text:p>
          </table:table-cell>
          <table:table-cell office:value-type="float" office:value="106.9" calcext:value-type="float">
            <text:p>106,9</text:p>
          </table:table-cell>
          <table:table-cell/>
          <table:table-cell office:value-type="float" office:value="16906" calcext:value-type="float">
            <text:p>16906</text:p>
          </table:table-cell>
          <table:table-cell office:value-type="float" office:value="18567" calcext:value-type="float">
            <text:p>18567</text:p>
          </table:table-cell>
          <table:table-cell office:value-type="float" office:value="21917" calcext:value-type="float">
            <text:p>21917</text:p>
          </table:table-cell>
          <table:table-cell office:value-type="float" office:value="23715" calcext:value-type="float">
            <text:p>23715</text:p>
          </table:table-cell>
          <table:table-cell office:value-type="float" office:value="47208" calcext:value-type="float">
            <text:p>47208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54" calcext:value-type="float">
            <text:p>127254</text:p>
          </table:table-cell>
          <table:table-cell office:value-type="float" office:value="127291" calcext:value-type="float">
            <text:p>127291</text:p>
          </table:table-cell>
          <table:table-cell table:style-name="ce15" office:value-type="float" office:value="167809" calcext:value-type="float">
            <text:p>16780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2]*0.2" office:value-type="float" office:value="1200" calcext:value-type="float">
            <text:p>1200</text:p>
          </table:table-cell>
          <table:table-cell office:value-type="float" office:value="175.158" calcext:value-type="float">
            <text:p>175,158</text:p>
          </table:table-cell>
          <table:table-cell office:value-type="float" office:value="8856" calcext:value-type="float">
            <text:p>8856</text:p>
          </table:table-cell>
          <table:table-cell office:value-type="float" office:value="19070853" calcext:value-type="float">
            <text:p>19070853</text:p>
          </table:table-cell>
          <table:table-cell office:value-type="float" office:value="17682521" calcext:value-type="float">
            <text:p>17682521</text:p>
          </table:table-cell>
          <table:table-cell office:value-type="float" office:value="34.25" calcext:value-type="float">
            <text:p>34,25</text:p>
          </table:table-cell>
          <table:table-cell office:value-type="float" office:value="35031" calcext:value-type="float">
            <text:p>35031</text:p>
          </table:table-cell>
          <table:table-cell office:value-type="float" office:value="29" calcext:value-type="float">
            <text:p>29</text:p>
          </table:table-cell>
          <table:table-cell office:value-type="float" office:value="106.33" calcext:value-type="float">
            <text:p>106,33</text:p>
          </table:table-cell>
          <table:table-cell/>
          <table:table-cell office:value-type="float" office:value="17254" calcext:value-type="float">
            <text:p>17254</text:p>
          </table:table-cell>
          <table:table-cell office:value-type="float" office:value="20856" calcext:value-type="float">
            <text:p>20856</text:p>
          </table:table-cell>
          <table:table-cell office:value-type="float" office:value="27167" calcext:value-type="float">
            <text:p>27167</text:p>
          </table:table-cell>
          <table:table-cell office:value-type="float" office:value="30548" calcext:value-type="float">
            <text:p>30548</text:p>
          </table:table-cell>
          <table:table-cell office:value-type="float" office:value="55429" calcext:value-type="float">
            <text:p>55429</text:p>
          </table:table-cell>
          <table:table-cell office:value-type="float" office:value="89287" calcext:value-type="float">
            <text:p>89287</text:p>
          </table:table-cell>
          <table:table-cell office:value-type="float" office:value="127259" calcext:value-type="float">
            <text:p>127259</text:p>
          </table:table-cell>
          <table:table-cell office:value-type="float" office:value="127265" calcext:value-type="float">
            <text:p>127265</text:p>
          </table:table-cell>
          <table:table-cell table:style-name="ce15" office:value-type="float" office:value="127333" calcext:value-type="float">
            <text:p>127333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2]*0.4" office:value-type="float" office:value="2400" calcext:value-type="float">
            <text:p>2400</text:p>
          </table:table-cell>
          <table:table-cell office:value-type="float" office:value="118.138" calcext:value-type="float">
            <text:p>118,138</text:p>
          </table:table-cell>
          <table:table-cell office:value-type="float" office:value="10908" calcext:value-type="float">
            <text:p>10908</text:p>
          </table:table-cell>
          <table:table-cell office:value-type="float" office:value="11276496" calcext:value-type="float">
            <text:p>11276496</text:p>
          </table:table-cell>
          <table:table-cell office:value-type="float" office:value="10455664" calcext:value-type="float">
            <text:p>10455664</text:p>
          </table:table-cell>
          <table:table-cell office:value-type="float" office:value="50.79" calcext:value-type="float">
            <text:p>50,79</text:p>
          </table:table-cell>
          <table:table-cell office:value-type="float" office:value="47255" calcext:value-type="float">
            <text:p>47255</text:p>
          </table:table-cell>
          <table:table-cell office:value-type="float" office:value="19.69" calcext:value-type="float">
            <text:p>19,69</text:p>
          </table:table-cell>
          <table:table-cell office:value-type="float" office:value="93.22" calcext:value-type="float">
            <text:p>93,22</text:p>
          </table:table-cell>
          <table:table-cell/>
          <table:table-cell office:value-type="float" office:value="15148" calcext:value-type="float">
            <text:p>15148</text:p>
          </table:table-cell>
          <table:table-cell office:value-type="float" office:value="19847" calcext:value-type="float">
            <text:p>19847</text:p>
          </table:table-cell>
          <table:table-cell office:value-type="float" office:value="26702" calcext:value-type="float">
            <text:p>26702</text:p>
          </table:table-cell>
          <table:table-cell office:value-type="float" office:value="30474" calcext:value-type="float">
            <text:p>30474</text:p>
          </table:table-cell>
          <table:table-cell office:value-type="float" office:value="44160" calcext:value-type="float">
            <text:p>44160</text:p>
          </table:table-cell>
          <table:table-cell office:value-type="float" office:value="55359" calcext:value-type="float">
            <text:p>55359</text:p>
          </table:table-cell>
          <table:table-cell office:value-type="float" office:value="76227" calcext:value-type="float">
            <text:p>76227</text:p>
          </table:table-cell>
          <table:table-cell office:value-type="float" office:value="77152" calcext:value-type="float">
            <text:p>77152</text:p>
          </table:table-cell>
          <table:table-cell table:style-name="ce15" office:value-type="float" office:value="93682" calcext:value-type="float">
            <text:p>93682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32]*0.8" office:value-type="float" office:value="4800" calcext:value-type="float">
            <text:p>4800</text:p>
          </table:table-cell>
          <table:table-cell table:style-name="ce10" office:value-type="float" office:value="95.535" calcext:value-type="float">
            <text:p>95,535</text:p>
          </table:table-cell>
          <table:table-cell table:style-name="ce10" office:value-type="float" office:value="14930" calcext:value-type="float">
            <text:p>14930</text:p>
          </table:table-cell>
          <table:table-cell table:style-name="ce10" office:value-type="float" office:value="5220369" calcext:value-type="float">
            <text:p>5220369</text:p>
          </table:table-cell>
          <table:table-cell table:style-name="ce10" office:value-type="float" office:value="4840371" calcext:value-type="float">
            <text:p>4840371</text:p>
          </table:table-cell>
          <table:table-cell table:style-name="ce10" office:value-type="float" office:value="62.8" calcext:value-type="float">
            <text:p>62,8</text:p>
          </table:table-cell>
          <table:table-cell table:style-name="ce10" office:value-type="float" office:value="76428" calcext:value-type="float">
            <text:p>7642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3.36" calcext:value-type="float">
            <text:p>53,36</text:p>
          </table:table-cell>
          <table:table-cell table:style-name="ce10"/>
          <table:table-cell table:style-name="ce10" office:value-type="float" office:value="32732" calcext:value-type="float">
            <text:p>32732</text:p>
          </table:table-cell>
          <table:table-cell table:style-name="ce10" office:value-type="float" office:value="57026" calcext:value-type="float">
            <text:p>57026</text:p>
          </table:table-cell>
          <table:table-cell table:style-name="ce10" office:value-type="float" office:value="61716" calcext:value-type="float">
            <text:p>61716</text:p>
          </table:table-cell>
          <table:table-cell table:style-name="ce10" office:value-type="float" office:value="64631" calcext:value-type="float">
            <text:p>64631</text:p>
          </table:table-cell>
          <table:table-cell table:style-name="ce10" office:value-type="float" office:value="72948" calcext:value-type="float">
            <text:p>72948</text:p>
          </table:table-cell>
          <table:table-cell table:style-name="ce10" office:value-type="float" office:value="81674" calcext:value-type="float">
            <text:p>81674</text:p>
          </table:table-cell>
          <table:table-cell table:style-name="ce10" office:value-type="float" office:value="84747" calcext:value-type="float">
            <text:p>84747</text:p>
          </table:table-cell>
          <table:table-cell table:style-name="ce10" office:value-type="float" office:value="86300" calcext:value-type="float">
            <text:p>86300</text:p>
          </table:table-cell>
          <table:table-cell table:style-name="ce16" office:value-type="float" office:value="95513" calcext:value-type="float">
            <text:p>95513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33:.C36])" office:value-type="float" office:value="146.648" calcext:value-type="float">
            <text:p>146,648</text:p>
          </table:table-cell>
          <table:table-cell table:style-name="ce11" table:formula="of:=MEDIAN([.D33:.D36])" office:value-type="float" office:value="9882" calcext:value-type="float">
            <text:p>9882</text:p>
          </table:table-cell>
          <table:table-cell table:style-name="ce11" table:formula="of:=MEDIAN([.E33:.E36])" office:value-type="float" office:value="15173674.5" calcext:value-type="float">
            <text:p>15173674,5</text:p>
          </table:table-cell>
          <table:table-cell table:style-name="ce11" table:formula="of:=MEDIAN([.F33:.F36])" office:value-type="float" office:value="14069092.5" calcext:value-type="float">
            <text:p>14069092,5</text:p>
          </table:table-cell>
          <table:table-cell table:style-name="ce11" table:formula="of:=MEDIAN([.G33:.G36])" office:value-type="float" office:value="42.52" calcext:value-type="float">
            <text:p>42,52</text:p>
          </table:table-cell>
          <table:table-cell table:style-name="ce11" table:formula="of:=MEDIAN([.H33:.H36])" office:value-type="float" office:value="41143" calcext:value-type="float">
            <text:p>41143</text:p>
          </table:table-cell>
          <table:table-cell table:style-name="ce11" table:formula="of:=MEDIAN([.I33:.I36])" office:value-type="float" office:value="24.345" calcext:value-type="float">
            <text:p>24,345</text:p>
          </table:table-cell>
          <table:table-cell table:style-name="ce11" table:formula="of:=MEDIAN([.J33:.J36])" office:value-type="float" office:value="99.775" calcext:value-type="float">
            <text:p>99,775</text:p>
          </table:table-cell>
          <table:table-cell table:style-name="ce11"/>
          <table:table-cell table:style-name="ce11" table:formula="of:=MEDIAN([.L33:.L36])" office:value-type="float" office:value="17080" calcext:value-type="float">
            <text:p>17080</text:p>
          </table:table-cell>
          <table:table-cell table:style-name="ce11" table:formula="of:=MEDIAN([.M33:.M36])" office:value-type="float" office:value="20351.5" calcext:value-type="float">
            <text:p>20351,5</text:p>
          </table:table-cell>
          <table:table-cell table:style-name="ce11" table:formula="of:=MEDIAN([.N33:.N36])" office:value-type="float" office:value="26934.5" calcext:value-type="float">
            <text:p>26934,5</text:p>
          </table:table-cell>
          <table:table-cell table:style-name="ce11" table:formula="of:=MEDIAN([.O33:.O36])" office:value-type="float" office:value="30511" calcext:value-type="float">
            <text:p>30511</text:p>
          </table:table-cell>
          <table:table-cell table:style-name="ce11" table:formula="of:=MEDIAN([.P33:.P36])" office:value-type="float" office:value="51318.5" calcext:value-type="float">
            <text:p>51318,5</text:p>
          </table:table-cell>
          <table:table-cell table:style-name="ce11" table:formula="of:=MEDIAN([.Q33:.Q36])" office:value-type="float" office:value="85480.5" calcext:value-type="float">
            <text:p>85480,5</text:p>
          </table:table-cell>
          <table:table-cell table:style-name="ce11" table:formula="of:=MEDIAN([.R33:.R36])" office:value-type="float" office:value="106000.5" calcext:value-type="float">
            <text:p>106000,5</text:p>
          </table:table-cell>
          <table:table-cell table:style-name="ce11" table:formula="of:=MEDIAN([.S33:.S36])" office:value-type="float" office:value="106782.5" calcext:value-type="float">
            <text:p>106782,5</text:p>
          </table:table-cell>
          <table:table-cell table:style-name="ce11" table:formula="of:=MEDIAN([.T33:.T36])" office:value-type="float" office:value="111423" calcext:value-type="float">
            <text:p>111423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7000" calcext:value-type="float" table:number-columns-spanned="1" table:number-rows-spanned="5">
            <text:p>7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38]*0.1" office:value-type="float" office:value="700" calcext:value-type="float">
            <text:p>700</text:p>
          </table:table-cell>
          <table:table-cell office:value-type="float" office:value="334.244" calcext:value-type="float">
            <text:p>334,244</text:p>
          </table:table-cell>
          <table:table-cell office:value-type="float" office:value="4074" calcext:value-type="float">
            <text:p>4074</text:p>
          </table:table-cell>
          <table:table-cell office:value-type="float" office:value="35201628" calcext:value-type="float">
            <text:p>35201628</text:p>
          </table:table-cell>
          <table:table-cell office:value-type="float" office:value="32639252" calcext:value-type="float">
            <text:p>32639252</text:p>
          </table:table-cell>
          <table:table-cell office:value-type="float" office:value="20.94" calcext:value-type="float">
            <text:p>20,94</text:p>
          </table:table-cell>
          <table:table-cell office:value-type="float" office:value="33424" calcext:value-type="float">
            <text:p>33424</text:p>
          </table:table-cell>
          <table:table-cell office:value-type="float" office:value="48" calcext:value-type="float">
            <text:p>48</text:p>
          </table:table-cell>
          <table:table-cell office:value-type="float" office:value="102.85" calcext:value-type="float">
            <text:p>102,85</text:p>
          </table:table-cell>
          <table:table-cell/>
          <table:table-cell office:value-type="float" office:value="17593" calcext:value-type="float">
            <text:p>17593</text:p>
          </table:table-cell>
          <table:table-cell office:value-type="float" office:value="22002" calcext:value-type="float">
            <text:p>22002</text:p>
          </table:table-cell>
          <table:table-cell office:value-type="float" office:value="25319" calcext:value-type="float">
            <text:p>25319</text:p>
          </table:table-cell>
          <table:table-cell office:value-type="float" office:value="30957" calcext:value-type="float">
            <text:p>30957</text:p>
          </table:table-cell>
          <table:table-cell office:value-type="float" office:value="78990" calcext:value-type="float">
            <text:p>78990</text:p>
          </table:table-cell>
          <table:table-cell office:value-type="float" office:value="127189" calcext:value-type="float">
            <text:p>127189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88240" calcext:value-type="float">
            <text:p>18824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8]*0.2" office:value-type="float" office:value="1400" calcext:value-type="float">
            <text:p>1400</text:p>
          </table:table-cell>
          <table:table-cell office:value-type="float" office:value="209.998" calcext:value-type="float">
            <text:p>209,998</text:p>
          </table:table-cell>
          <table:table-cell office:value-type="float" office:value="10602" calcext:value-type="float">
            <text:p>10602</text:p>
          </table:table-cell>
          <table:table-cell office:value-type="float" office:value="21667338" calcext:value-type="float">
            <text:p>21667338</text:p>
          </table:table-cell>
          <table:table-cell office:value-type="float" office:value="20090142" calcext:value-type="float">
            <text:p>20090142</text:p>
          </table:table-cell>
          <table:table-cell office:value-type="float" office:value="33.33" calcext:value-type="float">
            <text:p>33,33</text:p>
          </table:table-cell>
          <table:table-cell office:value-type="float" office:value="41999" calcext:value-type="float">
            <text:p>4199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450" calcext:value-type="float">
            <text:p>18450</text:p>
          </table:table-cell>
          <table:table-cell office:value-type="float" office:value="27127" calcext:value-type="float">
            <text:p>27127</text:p>
          </table:table-cell>
          <table:table-cell office:value-type="float" office:value="34145" calcext:value-type="float">
            <text:p>34145</text:p>
          </table:table-cell>
          <table:table-cell office:value-type="float" office:value="44732" calcext:value-type="float">
            <text:p>44732</text:p>
          </table:table-cell>
          <table:table-cell office:value-type="float" office:value="89277" calcext:value-type="float">
            <text:p>89277</text:p>
          </table:table-cell>
          <table:table-cell office:value-type="float" office:value="127236" calcext:value-type="float">
            <text:p>12723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319" calcext:value-type="float">
            <text:p>127319</text:p>
          </table:table-cell>
          <table:table-cell table:style-name="ce15" office:value-type="float" office:value="144032" calcext:value-type="float">
            <text:p>14403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8]*0.4" office:value-type="float" office:value="2800" calcext:value-type="float">
            <text:p>2800</text:p>
          </table:table-cell>
          <table:table-cell office:value-type="float" office:value="135.871" calcext:value-type="float">
            <text:p>135,871</text:p>
          </table:table-cell>
          <table:table-cell office:value-type="float" office:value="14494" calcext:value-type="float">
            <text:p>14494</text:p>
          </table:table-cell>
          <table:table-cell office:value-type="float" office:value="12960486" calcext:value-type="float">
            <text:p>12960486</text:p>
          </table:table-cell>
          <table:table-cell office:value-type="float" office:value="12017074" calcext:value-type="float">
            <text:p>12017074</text:p>
          </table:table-cell>
          <table:table-cell office:value-type="float" office:value="51.52" calcext:value-type="float">
            <text:p>51,52</text:p>
          </table:table-cell>
          <table:table-cell office:value-type="float" office:value="54348" calcext:value-type="float">
            <text:p>54348</text:p>
          </table:table-cell>
          <table:table-cell office:value-type="float" office:value="19" calcext:value-type="float">
            <text:p>19</text:p>
          </table:table-cell>
          <table:table-cell office:value-type="float" office:value="93.15" calcext:value-type="float">
            <text:p>93,15</text:p>
          </table:table-cell>
          <table:table-cell/>
          <table:table-cell office:value-type="float" office:value="17771" calcext:value-type="float">
            <text:p>17771</text:p>
          </table:table-cell>
          <table:table-cell office:value-type="float" office:value="26718" calcext:value-type="float">
            <text:p>26718</text:p>
          </table:table-cell>
          <table:table-cell office:value-type="float" office:value="34862" calcext:value-type="float">
            <text:p>34862</text:p>
          </table:table-cell>
          <table:table-cell office:value-type="float" office:value="48697" calcext:value-type="float">
            <text:p>48697</text:p>
          </table:table-cell>
          <table:table-cell office:value-type="float" office:value="67570" calcext:value-type="float">
            <text:p>67570</text:p>
          </table:table-cell>
          <table:table-cell office:value-type="float" office:value="117937" calcext:value-type="float">
            <text:p>117937</text:p>
          </table:table-cell>
          <table:table-cell office:value-type="float" office:value="124209" calcext:value-type="float">
            <text:p>124209</text:p>
          </table:table-cell>
          <table:table-cell office:value-type="float" office:value="125218" calcext:value-type="float">
            <text:p>125218</text:p>
          </table:table-cell>
          <table:table-cell table:style-name="ce15" office:value-type="float" office:value="133658" calcext:value-type="float">
            <text:p>13365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38]*0.8" office:value-type="float" office:value="5600" calcext:value-type="float">
            <text:p>5600</text:p>
          </table:table-cell>
          <table:table-cell table:style-name="ce10" office:value-type="float" office:value="127.244" calcext:value-type="float">
            <text:p>127,244</text:p>
          </table:table-cell>
          <table:table-cell table:style-name="ce10" office:value-type="float" office:value="15938" calcext:value-type="float">
            <text:p>15938</text:p>
          </table:table-cell>
          <table:table-cell table:style-name="ce10" office:value-type="float" office:value="10858617" calcext:value-type="float">
            <text:p>10858617</text:p>
          </table:table-cell>
          <table:table-cell table:style-name="ce10" office:value-type="float" office:value="10068203" calcext:value-type="float">
            <text:p>10068203</text:p>
          </table:table-cell>
          <table:table-cell table:style-name="ce10" office:value-type="float" office:value="55.01" calcext:value-type="float">
            <text:p>55,01</text:p>
          </table:table-cell>
          <table:table-cell table:style-name="ce10" office:value-type="float" office:value="101795" calcext:value-type="float">
            <text:p>10179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3.34" calcext:value-type="float">
            <text:p>83,34</text:p>
          </table:table-cell>
          <table:table-cell table:style-name="ce10"/>
          <table:table-cell table:style-name="ce10" office:value-type="float" office:value="26762" calcext:value-type="float">
            <text:p>26762</text:p>
          </table:table-cell>
          <table:table-cell table:style-name="ce10" office:value-type="float" office:value="38522" calcext:value-type="float">
            <text:p>38522</text:p>
          </table:table-cell>
          <table:table-cell table:style-name="ce10" office:value-type="float" office:value="57227" calcext:value-type="float">
            <text:p>57227</text:p>
          </table:table-cell>
          <table:table-cell table:style-name="ce10" office:value-type="float" office:value="67731" calcext:value-type="float">
            <text:p>67731</text:p>
          </table:table-cell>
          <table:table-cell table:style-name="ce10" office:value-type="float" office:value="91830" calcext:value-type="float">
            <text:p>91830</text:p>
          </table:table-cell>
          <table:table-cell table:style-name="ce10" office:value-type="float" office:value="117099" calcext:value-type="float">
            <text:p>117099</text:p>
          </table:table-cell>
          <table:table-cell table:style-name="ce10" office:value-type="float" office:value="120234" calcext:value-type="float">
            <text:p>120234</text:p>
          </table:table-cell>
          <table:table-cell table:style-name="ce10" office:value-type="float" office:value="125686" calcext:value-type="float">
            <text:p>125686</text:p>
          </table:table-cell>
          <table:table-cell table:style-name="ce16" office:value-type="float" office:value="127208" calcext:value-type="float">
            <text:p>127208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39:.C42])" office:value-type="float" office:value="172.9345" calcext:value-type="float">
            <text:p>172,9345</text:p>
          </table:table-cell>
          <table:table-cell table:style-name="ce11" table:formula="of:=MEDIAN([.D39:.D42])" office:value-type="float" office:value="12548" calcext:value-type="float">
            <text:p>12548</text:p>
          </table:table-cell>
          <table:table-cell table:style-name="ce11" table:formula="of:=MEDIAN([.E39:.E42])" office:value-type="float" office:value="17313912" calcext:value-type="float">
            <text:p>17313912</text:p>
          </table:table-cell>
          <table:table-cell table:style-name="ce11" table:formula="of:=MEDIAN([.F39:.F42])" office:value-type="float" office:value="16053608" calcext:value-type="float">
            <text:p>16053608</text:p>
          </table:table-cell>
          <table:table-cell table:style-name="ce11" table:formula="of:=MEDIAN([.G39:.G42])" office:value-type="float" office:value="42.425" calcext:value-type="float">
            <text:p>42,425</text:p>
          </table:table-cell>
          <table:table-cell table:style-name="ce11" table:formula="of:=MEDIAN([.H39:.H42])" office:value-type="float" office:value="48173.5" calcext:value-type="float">
            <text:p>48173,5</text:p>
          </table:table-cell>
          <table:table-cell table:style-name="ce11" table:formula="of:=MEDIAN([.I39:.I42])" office:value-type="float" office:value="24.5" calcext:value-type="float">
            <text:p>24,5</text:p>
          </table:table-cell>
          <table:table-cell table:style-name="ce11" table:formula="of:=MEDIAN([.J39:.J42])" office:value-type="float" office:value="96.575" calcext:value-type="float">
            <text:p>96,575</text:p>
          </table:table-cell>
          <table:table-cell table:style-name="ce11"/>
          <table:table-cell table:style-name="ce11" table:formula="of:=MEDIAN([.L39:.L42])" office:value-type="float" office:value="18110.5" calcext:value-type="float">
            <text:p>18110,5</text:p>
          </table:table-cell>
          <table:table-cell table:style-name="ce11" table:formula="of:=MEDIAN([.M39:.M42])" office:value-type="float" office:value="26922.5" calcext:value-type="float">
            <text:p>26922,5</text:p>
          </table:table-cell>
          <table:table-cell table:style-name="ce11" table:formula="of:=MEDIAN([.N39:.N42])" office:value-type="float" office:value="34503.5" calcext:value-type="float">
            <text:p>34503,5</text:p>
          </table:table-cell>
          <table:table-cell table:style-name="ce11" table:formula="of:=MEDIAN([.O39:.O42])" office:value-type="float" office:value="46714.5" calcext:value-type="float">
            <text:p>46714,5</text:p>
          </table:table-cell>
          <table:table-cell table:style-name="ce11" table:formula="of:=MEDIAN([.P39:.P42])" office:value-type="float" office:value="84133.5" calcext:value-type="float">
            <text:p>84133,5</text:p>
          </table:table-cell>
          <table:table-cell table:style-name="ce11" table:formula="of:=MEDIAN([.Q39:.Q42])" office:value-type="float" office:value="122563" calcext:value-type="float">
            <text:p>122563</text:p>
          </table:table-cell>
          <table:table-cell table:style-name="ce11" table:formula="of:=MEDIAN([.R39:.R42])" office:value-type="float" office:value="125748" calcext:value-type="float">
            <text:p>125748</text:p>
          </table:table-cell>
          <table:table-cell table:style-name="ce11" table:formula="of:=MEDIAN([.S39:.S42])" office:value-type="float" office:value="126502.5" calcext:value-type="float">
            <text:p>126502,5</text:p>
          </table:table-cell>
          <table:table-cell table:style-name="ce11" table:formula="of:=MEDIAN([.T39:.T42])" office:value-type="float" office:value="138845" calcext:value-type="float">
            <text:p>13884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8000" calcext:value-type="float" table:number-columns-spanned="1" table:number-rows-spanned="5">
            <text:p>8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44]*0.1" office:value-type="float" office:value="800" calcext:value-type="float">
            <text:p>800</text:p>
          </table:table-cell>
          <table:table-cell office:value-type="float" office:value="360.788" calcext:value-type="float">
            <text:p>360,788</text:p>
          </table:table-cell>
          <table:table-cell office:value-type="float" office:value="5715" calcext:value-type="float">
            <text:p>5715</text:p>
          </table:table-cell>
          <table:table-cell office:value-type="float" office:value="38020752" calcext:value-type="float">
            <text:p>38020752</text:p>
          </table:table-cell>
          <table:table-cell office:value-type="float" office:value="35253168" calcext:value-type="float">
            <text:p>35253168</text:p>
          </table:table-cell>
          <table:table-cell office:value-type="float" office:value="22.17" calcext:value-type="float">
            <text:p>22,17</text:p>
          </table:table-cell>
          <table:table-cell office:value-type="float" office:value="36078" calcext:value-type="float">
            <text:p>36078</text:p>
          </table:table-cell>
          <table:table-cell office:value-type="float" office:value="45" calcext:value-type="float">
            <text:p>45</text:p>
          </table:table-cell>
          <table:table-cell office:value-type="float" office:value="102.91" calcext:value-type="float">
            <text:p>102,91</text:p>
          </table:table-cell>
          <table:table-cell/>
          <table:table-cell office:value-type="float" office:value="18275" calcext:value-type="float">
            <text:p>18275</text:p>
          </table:table-cell>
          <table:table-cell office:value-type="float" office:value="22623" calcext:value-type="float">
            <text:p>22623</text:p>
          </table:table-cell>
          <table:table-cell office:value-type="float" office:value="29183" calcext:value-type="float">
            <text:p>29183</text:p>
          </table:table-cell>
          <table:table-cell office:value-type="float" office:value="32695" calcext:value-type="float">
            <text:p>32695</text:p>
          </table:table-cell>
          <table:table-cell office:value-type="float" office:value="104704" calcext:value-type="float">
            <text:p>104704</text:p>
          </table:table-cell>
          <table:table-cell office:value-type="float" office:value="127239" calcext:value-type="float">
            <text:p>127239</text:p>
          </table:table-cell>
          <table:table-cell office:value-type="float" office:value="127324" calcext:value-type="float">
            <text:p>127324</text:p>
          </table:table-cell>
          <table:table-cell office:value-type="float" office:value="167808" calcext:value-type="float">
            <text:p>167808</text:p>
          </table:table-cell>
          <table:table-cell table:style-name="ce15" office:value-type="float" office:value="167874" calcext:value-type="float">
            <text:p>16787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4]*0.2" office:value-type="float" office:value="1600" calcext:value-type="float">
            <text:p>1600</text:p>
          </table:table-cell>
          <table:table-cell office:value-type="float" office:value="208.156" calcext:value-type="float">
            <text:p>208,156</text:p>
          </table:table-cell>
          <table:table-cell office:value-type="float" office:value="14024" calcext:value-type="float">
            <text:p>14024</text:p>
          </table:table-cell>
          <table:table-cell office:value-type="float" office:value="20787921" calcext:value-type="float">
            <text:p>20787921</text:p>
          </table:table-cell>
          <table:table-cell office:value-type="float" office:value="19274739" calcext:value-type="float">
            <text:p>19274739</text:p>
          </table:table-cell>
          <table:table-cell office:value-type="float" office:value="38.43" calcext:value-type="float">
            <text:p>38,43</text:p>
          </table:table-cell>
          <table:table-cell office:value-type="float" office:value="41631" calcext:value-type="float">
            <text:p>41631</text:p>
          </table:table-cell>
          <table:table-cell office:value-type="float" office:value="26" calcext:value-type="float">
            <text:p>26</text:p>
          </table:table-cell>
          <table:table-cell office:value-type="float" office:value="97.53" calcext:value-type="float">
            <text:p>97,53</text:p>
          </table:table-cell>
          <table:table-cell/>
          <table:table-cell office:value-type="float" office:value="21857" calcext:value-type="float">
            <text:p>21857</text:p>
          </table:table-cell>
          <table:table-cell office:value-type="float" office:value="29268" calcext:value-type="float">
            <text:p>29268</text:p>
          </table:table-cell>
          <table:table-cell office:value-type="float" office:value="31231" calcext:value-type="float">
            <text:p>31231</text:p>
          </table:table-cell>
          <table:table-cell office:value-type="float" office:value="41199" calcext:value-type="float">
            <text:p>41199</text:p>
          </table:table-cell>
          <table:table-cell office:value-type="float" office:value="79551" calcext:value-type="float">
            <text:p>79551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64" calcext:value-type="float">
            <text:p>127264</text:p>
          </table:table-cell>
          <table:table-cell office:value-type="float" office:value="127289" calcext:value-type="float">
            <text:p>127289</text:p>
          </table:table-cell>
          <table:table-cell table:style-name="ce15" office:value-type="float" office:value="167762" calcext:value-type="float">
            <text:p>16776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4]*0.4" office:value-type="float" office:value="3200" calcext:value-type="float">
            <text:p>3200</text:p>
          </table:table-cell>
          <table:table-cell office:value-type="float" office:value="143.296" calcext:value-type="float">
            <text:p>143,296</text:p>
          </table:table-cell>
          <table:table-cell office:value-type="float" office:value="16907" calcext:value-type="float">
            <text:p>16907</text:p>
          </table:table-cell>
          <table:table-cell office:value-type="float" office:value="14769216" calcext:value-type="float">
            <text:p>14769216</text:p>
          </table:table-cell>
          <table:table-cell office:value-type="float" office:value="13694144" calcext:value-type="float">
            <text:p>13694144</text:p>
          </table:table-cell>
          <table:table-cell office:value-type="float" office:value="55.83" calcext:value-type="float">
            <text:p>55,83</text:p>
          </table:table-cell>
          <table:table-cell office:value-type="float" office:value="57318" calcext:value-type="float">
            <text:p>57318</text:p>
          </table:table-cell>
          <table:table-cell office:value-type="float" office:value="17.912" calcext:value-type="float">
            <text:p>17,912</text:p>
          </table:table-cell>
          <table:table-cell office:value-type="float" office:value="100.65" calcext:value-type="float">
            <text:p>100,65</text:p>
          </table:table-cell>
          <table:table-cell/>
          <table:table-cell office:value-type="float" office:value="20898" calcext:value-type="float">
            <text:p>20898</text:p>
          </table:table-cell>
          <table:table-cell office:value-type="float" office:value="31254" calcext:value-type="float">
            <text:p>31254</text:p>
          </table:table-cell>
          <table:table-cell office:value-type="float" office:value="76191" calcext:value-type="float">
            <text:p>76191</text:p>
          </table:table-cell>
          <table:table-cell office:value-type="float" office:value="90385" calcext:value-type="float">
            <text:p>90385</text:p>
          </table:table-cell>
          <table:table-cell office:value-type="float" office:value="127329" calcext:value-type="float">
            <text:p>127329</text:p>
          </table:table-cell>
          <table:table-cell office:value-type="float" office:value="127333" calcext:value-type="float">
            <text:p>127333</text:p>
          </table:table-cell>
          <table:table-cell table:number-columns-repeated="2" office:value-type="float" office:value="127335" calcext:value-type="float">
            <text:p>127335</text:p>
          </table:table-cell>
          <table:table-cell table:style-name="ce15" office:value-type="float" office:value="127360" calcext:value-type="float">
            <text:p>12736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44]*0.8" office:value-type="float" office:value="6400" calcext:value-type="float">
            <text:p>6400</text:p>
          </table:table-cell>
          <table:table-cell table:style-name="ce10" office:value-type="float" office:value="127.262" calcext:value-type="float">
            <text:p>127,262</text:p>
          </table:table-cell>
          <table:table-cell table:style-name="ce10" office:value-type="float" office:value="18202" calcext:value-type="float">
            <text:p>18202</text:p>
          </table:table-cell>
          <table:table-cell table:style-name="ce10" office:value-type="float" office:value="14638239" calcext:value-type="float">
            <text:p>14638239</text:p>
          </table:table-cell>
          <table:table-cell table:style-name="ce10" office:value-type="float" office:value="13572701" calcext:value-type="float">
            <text:p>13572701</text:p>
          </table:table-cell>
          <table:table-cell table:style-name="ce10" office:value-type="float" office:value="62.86" calcext:value-type="float">
            <text:p>62,86</text:p>
          </table:table-cell>
          <table:table-cell table:style-name="ce10" office:value-type="float" office:value="101809" calcext:value-type="float">
            <text:p>10180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12.33" calcext:value-type="float">
            <text:p>112,33</text:p>
          </table:table-cell>
          <table:table-cell table:style-name="ce10"/>
          <table:table-cell table:style-name="ce10" office:value-type="float" office:value="21466" calcext:value-type="float">
            <text:p>21466</text:p>
          </table:table-cell>
          <table:table-cell table:style-name="ce10" office:value-type="float" office:value="37610" calcext:value-type="float">
            <text:p>37610</text:p>
          </table:table-cell>
          <table:table-cell table:style-name="ce10" office:value-type="float" office:value="77020" calcext:value-type="float">
            <text:p>77020</text:p>
          </table:table-cell>
          <table:table-cell table:style-name="ce10" office:value-type="float" office:value="98662" calcext:value-type="float">
            <text:p>98662</text:p>
          </table:table-cell>
          <table:table-cell table:style-name="ce10" office:value-type="float" office:value="127224" calcext:value-type="float">
            <text:p>127224</text:p>
          </table:table-cell>
          <table:table-cell table:style-name="ce10" office:value-type="float" office:value="127227" calcext:value-type="float">
            <text:p>127227</text:p>
          </table:table-cell>
          <table:table-cell table:number-columns-repeated="2" table:style-name="ce10" office:value-type="float" office:value="127229" calcext:value-type="float">
            <text:p>127229</text:p>
          </table:table-cell>
          <table:table-cell table:style-name="ce16" office:value-type="float" office:value="127230" calcext:value-type="float">
            <text:p>127230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45:.C48])" office:value-type="float" office:value="175.726" calcext:value-type="float">
            <text:p>175,726</text:p>
          </table:table-cell>
          <table:table-cell table:style-name="ce11" table:formula="of:=MEDIAN([.D45:.D48])" office:value-type="float" office:value="15465.5" calcext:value-type="float">
            <text:p>15465,5</text:p>
          </table:table-cell>
          <table:table-cell table:style-name="ce11" table:formula="of:=MEDIAN([.E45:.E48])" office:value-type="float" office:value="17778568.5" calcext:value-type="float">
            <text:p>17778568,5</text:p>
          </table:table-cell>
          <table:table-cell table:style-name="ce11" table:formula="of:=MEDIAN([.F45:.F48])" office:value-type="float" office:value="16484441.5" calcext:value-type="float">
            <text:p>16484441,5</text:p>
          </table:table-cell>
          <table:table-cell table:style-name="ce11" table:formula="of:=MEDIAN([.G45:.G48])" office:value-type="float" office:value="47.13" calcext:value-type="float">
            <text:p>47,13</text:p>
          </table:table-cell>
          <table:table-cell table:style-name="ce11" table:formula="of:=MEDIAN([.H45:.H48])" office:value-type="float" office:value="49474.5" calcext:value-type="float">
            <text:p>49474,5</text:p>
          </table:table-cell>
          <table:table-cell table:style-name="ce11" table:formula="of:=MEDIAN([.I45:.I48])" office:value-type="float" office:value="21.956" calcext:value-type="float">
            <text:p>21,956</text:p>
          </table:table-cell>
          <table:table-cell table:style-name="ce11" table:formula="of:=MEDIAN([.J45:.J48])" office:value-type="float" office:value="101.78" calcext:value-type="float">
            <text:p>101,78</text:p>
          </table:table-cell>
          <table:table-cell table:style-name="ce11"/>
          <table:table-cell table:style-name="ce11" table:formula="of:=MEDIAN([.L45:.L48])" office:value-type="float" office:value="21182" calcext:value-type="float">
            <text:p>21182</text:p>
          </table:table-cell>
          <table:table-cell table:style-name="ce11" table:formula="of:=MEDIAN([.M45:.M48])" office:value-type="float" office:value="30261" calcext:value-type="float">
            <text:p>30261</text:p>
          </table:table-cell>
          <table:table-cell table:style-name="ce11" table:formula="of:=MEDIAN([.N45:.N48])" office:value-type="float" office:value="53711" calcext:value-type="float">
            <text:p>53711</text:p>
          </table:table-cell>
          <table:table-cell table:style-name="ce11" table:formula="of:=MEDIAN([.O45:.O48])" office:value-type="float" office:value="65792" calcext:value-type="float">
            <text:p>65792</text:p>
          </table:table-cell>
          <table:table-cell table:style-name="ce11" table:formula="of:=MEDIAN([.P45:.P48])" office:value-type="float" office:value="115964" calcext:value-type="float">
            <text:p>115964</text:p>
          </table:table-cell>
          <table:table-cell table:style-name="ce11" table:formula="of:=MEDIAN([.Q45:.Q48])" office:value-type="float" office:value="127233" calcext:value-type="float">
            <text:p>127233</text:p>
          </table:table-cell>
          <table:table-cell table:style-name="ce11" table:formula="of:=MEDIAN([.R45:.R48])" office:value-type="float" office:value="127294" calcext:value-type="float">
            <text:p>127294</text:p>
          </table:table-cell>
          <table:table-cell table:style-name="ce11" table:formula="of:=MEDIAN([.S45:.S48])" office:value-type="float" office:value="127312" calcext:value-type="float">
            <text:p>127312</text:p>
          </table:table-cell>
          <table:table-cell table:style-name="ce11" table:formula="of:=MEDIAN([.T45:.T48])" office:value-type="float" office:value="147561" calcext:value-type="float">
            <text:p>147561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9000" calcext:value-type="float" table:number-columns-spanned="1" table:number-rows-spanned="5">
            <text:p>9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50]*0.1" office:value-type="float" office:value="900" calcext:value-type="float">
            <text:p>900</text:p>
          </table:table-cell>
          <table:table-cell office:value-type="float" office:value="385.469" calcext:value-type="float">
            <text:p>385,469</text:p>
          </table:table-cell>
          <table:table-cell office:value-type="float" office:value="7297" calcext:value-type="float">
            <text:p>7297</text:p>
          </table:table-cell>
          <table:table-cell office:value-type="float" office:value="41058171" calcext:value-type="float">
            <text:p>41058171</text:p>
          </table:table-cell>
          <table:table-cell office:value-type="float" office:value="38069489" calcext:value-type="float">
            <text:p>38069489</text:p>
          </table:table-cell>
          <table:table-cell office:value-type="float" office:value="23.35" calcext:value-type="float">
            <text:p>23,35</text:p>
          </table:table-cell>
          <table:table-cell office:value-type="float" office:value="38546" calcext:value-type="float">
            <text:p>38546</text:p>
          </table:table-cell>
          <table:table-cell office:value-type="float" office:value="43" calcext:value-type="float">
            <text:p>43</text:p>
          </table:table-cell>
          <table:table-cell office:value-type="float" office:value="104.02" calcext:value-type="float">
            <text:p>104,02</text:p>
          </table:table-cell>
          <table:table-cell/>
          <table:table-cell office:value-type="float" office:value="18792" calcext:value-type="float">
            <text:p>18792</text:p>
          </table:table-cell>
          <table:table-cell office:value-type="float" office:value="24157" calcext:value-type="float">
            <text:p>24157</text:p>
          </table:table-cell>
          <table:table-cell office:value-type="float" office:value="31185" calcext:value-type="float">
            <text:p>31185</text:p>
          </table:table-cell>
          <table:table-cell office:value-type="float" office:value="44240" calcext:value-type="float">
            <text:p>44240</text:p>
          </table:table-cell>
          <table:table-cell office:value-type="float" office:value="107774" calcext:value-type="float">
            <text:p>107774</text:p>
          </table:table-cell>
          <table:table-cell office:value-type="float" office:value="127244" calcext:value-type="float">
            <text:p>127244</text:p>
          </table:table-cell>
          <table:table-cell office:value-type="float" office:value="127296" calcext:value-type="float">
            <text:p>127296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67871" calcext:value-type="float">
            <text:p>16787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0]*0.2" office:value-type="float" office:value="1800" calcext:value-type="float">
            <text:p>1800</text:p>
          </table:table-cell>
          <table:table-cell office:value-type="float" office:value="237.664" calcext:value-type="float">
            <text:p>237,664</text:p>
          </table:table-cell>
          <table:table-cell office:value-type="float" office:value="14952" calcext:value-type="float">
            <text:p>14952</text:p>
          </table:table-cell>
          <table:table-cell office:value-type="float" office:value="25060266" calcext:value-type="float">
            <text:p>25060266</text:p>
          </table:table-cell>
          <table:table-cell office:value-type="float" office:value="23236094" calcext:value-type="float">
            <text:p>23236094</text:p>
          </table:table-cell>
          <table:table-cell office:value-type="float" office:value="37.87" calcext:value-type="float">
            <text:p>37,87</text:p>
          </table:table-cell>
          <table:table-cell office:value-type="float" office:value="47532" calcext:value-type="float">
            <text:p>47532</text:p>
          </table:table-cell>
          <table:table-cell office:value-type="float" office:value="26" calcext:value-type="float">
            <text:p>26</text:p>
          </table:table-cell>
          <table:table-cell office:value-type="float" office:value="102.97" calcext:value-type="float">
            <text:p>102,97</text:p>
          </table:table-cell>
          <table:table-cell/>
          <table:table-cell office:value-type="float" office:value="20929" calcext:value-type="float">
            <text:p>20929</text:p>
          </table:table-cell>
          <table:table-cell office:value-type="float" office:value="29560" calcext:value-type="float">
            <text:p>29560</text:p>
          </table:table-cell>
          <table:table-cell office:value-type="float" office:value="41218" calcext:value-type="float">
            <text:p>41218</text:p>
          </table:table-cell>
          <table:table-cell office:value-type="float" office:value="52350" calcext:value-type="float">
            <text:p>52350</text:p>
          </table:table-cell>
          <table:table-cell office:value-type="float" office:value="123097" calcext:value-type="float">
            <text:p>123097</text:p>
          </table:table-cell>
          <table:table-cell office:value-type="float" office:value="127261" calcext:value-type="float">
            <text:p>127261</text:p>
          </table:table-cell>
          <table:table-cell office:value-type="float" office:value="127327" calcext:value-type="float">
            <text:p>127327</text:p>
          </table:table-cell>
          <table:table-cell office:value-type="float" office:value="133586" calcext:value-type="float">
            <text:p>133586</text:p>
          </table:table-cell>
          <table:table-cell table:style-name="ce15" office:value-type="float" office:value="135642" calcext:value-type="float">
            <text:p>13564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0]*0.4" office:value-type="float" office:value="3600" calcext:value-type="float">
            <text:p>3600</text:p>
          </table:table-cell>
          <table:table-cell office:value-type="float" office:value="156.896" calcext:value-type="float">
            <text:p>156,896</text:p>
          </table:table-cell>
          <table:table-cell office:value-type="float" office:value="19690" calcext:value-type="float">
            <text:p>19690</text:p>
          </table:table-cell>
          <table:table-cell office:value-type="float" office:value="15249465" calcext:value-type="float">
            <text:p>15249465</text:p>
          </table:table-cell>
          <table:table-cell office:value-type="float" office:value="14139435" calcext:value-type="float">
            <text:p>14139435</text:p>
          </table:table-cell>
          <table:table-cell office:value-type="float" office:value="57.36" calcext:value-type="float">
            <text:p>57,36</text:p>
          </table:table-cell>
          <table:table-cell office:value-type="float" office:value="62758" calcext:value-type="float">
            <text:p>62758</text:p>
          </table:table-cell>
          <table:table-cell office:value-type="float" office:value="17" calcext:value-type="float">
            <text:p>17</text:p>
          </table:table-cell>
          <table:table-cell office:value-type="float" office:value="94.92" calcext:value-type="float">
            <text:p>94,92</text:p>
          </table:table-cell>
          <table:table-cell/>
          <table:table-cell office:value-type="float" office:value="23583" calcext:value-type="float">
            <text:p>23583</text:p>
          </table:table-cell>
          <table:table-cell office:value-type="float" office:value="35568" calcext:value-type="float">
            <text:p>35568</text:p>
          </table:table-cell>
          <table:table-cell office:value-type="float" office:value="57232" calcext:value-type="float">
            <text:p>57232</text:p>
          </table:table-cell>
          <table:table-cell office:value-type="float" office:value="63674" calcext:value-type="float">
            <text:p>63674</text:p>
          </table:table-cell>
          <table:table-cell office:value-type="float" office:value="127228" calcext:value-type="float">
            <text:p>127228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64" calcext:value-type="float">
            <text:p>127264</text:p>
          </table:table-cell>
          <table:table-cell table:style-name="ce15" office:value-type="float" office:value="127392" calcext:value-type="float">
            <text:p>127392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50]*0.8" office:value-type="float" office:value="7200" calcext:value-type="float">
            <text:p>7200</text:p>
          </table:table-cell>
          <table:table-cell table:style-name="ce10" office:value-type="float" office:value="127.398" calcext:value-type="float">
            <text:p>127,398</text:p>
          </table:table-cell>
          <table:table-cell table:style-name="ce10" office:value-type="float" office:value="26743" calcext:value-type="float">
            <text:p>26743</text:p>
          </table:table-cell>
          <table:table-cell table:style-name="ce10" office:value-type="float" office:value="11669427" calcext:value-type="float">
            <text:p>11669427</text:p>
          </table:table-cell>
          <table:table-cell table:style-name="ce10" office:value-type="float" office:value="10819993" calcext:value-type="float">
            <text:p>10819993</text:p>
          </table:table-cell>
          <table:table-cell table:style-name="ce10" office:value-type="float" office:value="70.64" calcext:value-type="float">
            <text:p>70,64</text:p>
          </table:table-cell>
          <table:table-cell table:style-name="ce10" office:value-type="float" office:value="101918" calcext:value-type="float">
            <text:p>10191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89.45" calcext:value-type="float">
            <text:p>89,45</text:p>
          </table:table-cell>
          <table:table-cell table:style-name="ce10"/>
          <table:table-cell table:style-name="ce10" office:value-type="float" office:value="23198" calcext:value-type="float">
            <text:p>23198</text:p>
          </table:table-cell>
          <table:table-cell table:style-name="ce10" office:value-type="float" office:value="37889" calcext:value-type="float">
            <text:p>37889</text:p>
          </table:table-cell>
          <table:table-cell table:style-name="ce10" office:value-type="float" office:value="57215" calcext:value-type="float">
            <text:p>57215</text:p>
          </table:table-cell>
          <table:table-cell table:style-name="ce10" office:value-type="float" office:value="76777" calcext:value-type="float">
            <text:p>76777</text:p>
          </table:table-cell>
          <table:table-cell table:style-name="ce10" office:value-type="float" office:value="127201" calcext:value-type="float">
            <text:p>127201</text:p>
          </table:table-cell>
          <table:table-cell table:style-name="ce10" office:value-type="float" office:value="127202" calcext:value-type="float">
            <text:p>127202</text:p>
          </table:table-cell>
          <table:table-cell table:number-columns-repeated="2" table:style-name="ce10" office:value-type="float" office:value="127296" calcext:value-type="float">
            <text:p>127296</text:p>
          </table:table-cell>
          <table:table-cell table:style-name="ce16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51:.C54])" office:value-type="float" office:value="197.28" calcext:value-type="float">
            <text:p>197,28</text:p>
          </table:table-cell>
          <table:table-cell table:style-name="ce11" table:formula="of:=MEDIAN([.D51:.D54])" office:value-type="float" office:value="17321" calcext:value-type="float">
            <text:p>17321</text:p>
          </table:table-cell>
          <table:table-cell table:style-name="ce11" table:formula="of:=MEDIAN([.E51:.E54])" office:value-type="float" office:value="20154865.5" calcext:value-type="float">
            <text:p>20154865,5</text:p>
          </table:table-cell>
          <table:table-cell table:style-name="ce11" table:formula="of:=MEDIAN([.F51:.F54])" office:value-type="float" office:value="18687764.5" calcext:value-type="float">
            <text:p>18687764,5</text:p>
          </table:table-cell>
          <table:table-cell table:style-name="ce11" table:formula="of:=MEDIAN([.G51:.G54])" office:value-type="float" office:value="47.615" calcext:value-type="float">
            <text:p>47,615</text:p>
          </table:table-cell>
          <table:table-cell table:style-name="ce11" table:formula="of:=MEDIAN([.H51:.H54])" office:value-type="float" office:value="55145" calcext:value-type="float">
            <text:p>55145</text:p>
          </table:table-cell>
          <table:table-cell table:style-name="ce11" table:formula="of:=MEDIAN([.I51:.I54])" office:value-type="float" office:value="21.5" calcext:value-type="float">
            <text:p>21,5</text:p>
          </table:table-cell>
          <table:table-cell table:style-name="ce11" table:formula="of:=MEDIAN([.J51:.J54])" office:value-type="float" office:value="98.945" calcext:value-type="float">
            <text:p>98,945</text:p>
          </table:table-cell>
          <table:table-cell table:style-name="ce11"/>
          <table:table-cell table:style-name="ce11" table:formula="of:=MEDIAN([.L51:.L54])" office:value-type="float" office:value="22063.5" calcext:value-type="float">
            <text:p>22063,5</text:p>
          </table:table-cell>
          <table:table-cell table:style-name="ce11" table:formula="of:=MEDIAN([.M51:.M54])" office:value-type="float" office:value="32564" calcext:value-type="float">
            <text:p>32564</text:p>
          </table:table-cell>
          <table:table-cell table:style-name="ce11" table:formula="of:=MEDIAN([.N51:.N54])" office:value-type="float" office:value="49216.5" calcext:value-type="float">
            <text:p>49216,5</text:p>
          </table:table-cell>
          <table:table-cell table:style-name="ce11" table:formula="of:=MEDIAN([.O51:.O54])" office:value-type="float" office:value="58012" calcext:value-type="float">
            <text:p>58012</text:p>
          </table:table-cell>
          <table:table-cell table:style-name="ce11" table:formula="of:=MEDIAN([.P51:.P54])" office:value-type="float" office:value="125149" calcext:value-type="float">
            <text:p>125149</text:p>
          </table:table-cell>
          <table:table-cell table:style-name="ce11" table:formula="of:=MEDIAN([.Q51:.Q54])" office:value-type="float" office:value="127252" calcext:value-type="float">
            <text:p>127252</text:p>
          </table:table-cell>
          <table:table-cell table:style-name="ce11" table:formula="of:=MEDIAN([.R51:.R54])" office:value-type="float" office:value="127296" calcext:value-type="float">
            <text:p>127296</text:p>
          </table:table-cell>
          <table:table-cell table:style-name="ce11" table:formula="of:=MEDIAN([.S51:.S54])" office:value-type="float" office:value="127311.5" calcext:value-type="float">
            <text:p>127311,5</text:p>
          </table:table-cell>
          <table:table-cell table:style-name="ce11" table:formula="of:=MEDIAN([.T51:.T54])" office:value-type="float" office:value="131517" calcext:value-type="float">
            <text:p>131517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0000" calcext:value-type="float" table:number-columns-spanned="1" table:number-rows-spanned="5">
            <text:p>10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524.834" calcext:value-type="float">
            <text:p>524,8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2370000" calcext:value-type="float">
            <text:p>62370000</text:p>
          </table:table-cell>
          <table:table-cell table:style-name="ce12" office:value-type="float" office:value="57830000" calcext:value-type="float">
            <text:p>57830000</text:p>
          </table:table-cell>
          <table:table-cell table:style-name="ce12" office:value-type="float" office:value="19.05" calcext:value-type="float">
            <text:p>19,05</text:p>
          </table:table-cell>
          <table:table-cell table:number-columns-repeated="2" table:style-name="ce12" office:value-type="float" office:value="52" calcext:value-type="float">
            <text:p>52</text:p>
          </table:table-cell>
          <table:table-cell table:style-name="ce12" office:value-type="float" office:value="116.05" calcext:value-type="float">
            <text:p>116,05</text:p>
          </table:table-cell>
          <table:table-cell table:style-name="ce12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91" calcext:value-type="float">
            <text:p>91</text:p>
          </table:table-cell>
          <table:table-cell table:style-name="ce14" office:value-type="float" office:value="209" calcext:value-type="float">
            <text:p>20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1" office:value-type="float" office:value="1000" calcext:value-type="float">
            <text:p>1000</text:p>
          </table:table-cell>
          <table:table-cell office:value-type="float" office:value="338.383" calcext:value-type="float">
            <text:p>338,383</text:p>
          </table:table-cell>
          <table:table-cell office:value-type="float" office:value="9324" calcext:value-type="float">
            <text:p>9324</text:p>
          </table:table-cell>
          <table:table-cell office:value-type="float" office:value="42997878" calcext:value-type="float">
            <text:p>42997878</text:p>
          </table:table-cell>
          <table:table-cell office:value-type="float" office:value="39868002" calcext:value-type="float">
            <text:p>39868002</text:p>
          </table:table-cell>
          <table:table-cell office:value-type="float" office:value="25.75" calcext:value-type="float">
            <text:p>25,75</text:p>
          </table:table-cell>
          <table:table-cell office:value-type="float" office:value="38838" calcext:value-type="float">
            <text:p>38838</text:p>
          </table:table-cell>
          <table:table-cell office:value-type="float" office:value="39" calcext:value-type="float">
            <text:p>39</text:p>
          </table:table-cell>
          <table:table-cell office:value-type="float" office:value="108.12" calcext:value-type="float">
            <text:p>108,12</text:p>
          </table:table-cell>
          <table:table-cell/>
          <table:table-cell office:value-type="float" office:value="18588" calcext:value-type="float">
            <text:p>18588</text:p>
          </table:table-cell>
          <table:table-cell office:value-type="float" office:value="24866" calcext:value-type="float">
            <text:p>24866</text:p>
          </table:table-cell>
          <table:table-cell office:value-type="float" office:value="32213" calcext:value-type="float">
            <text:p>32213</text:p>
          </table:table-cell>
          <table:table-cell office:value-type="float" office:value="46723" calcext:value-type="float">
            <text:p>46723</text:p>
          </table:table-cell>
          <table:table-cell office:value-type="float" office:value="107777" calcext:value-type="float">
            <text:p>107777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325" calcext:value-type="float">
            <text:p>127325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2" office:value-type="float" office:value="2000" calcext:value-type="float">
            <text:p>2000</text:p>
          </table:table-cell>
          <table:table-cell office:value-type="float" office:value="231.909" calcext:value-type="float">
            <text:p>231,909</text:p>
          </table:table-cell>
          <table:table-cell office:value-type="float" office:value="17349" calcext:value-type="float">
            <text:p>17349</text:p>
          </table:table-cell>
          <table:table-cell office:value-type="float" office:value="26320140" calcext:value-type="float">
            <text:p>26320140</text:p>
          </table:table-cell>
          <table:table-cell office:value-type="float" office:value="24404260" calcext:value-type="float">
            <text:p>24404260</text:p>
          </table:table-cell>
          <table:table-cell office:value-type="float" office:value="43.12" calcext:value-type="float">
            <text:p>43,12</text:p>
          </table:table-cell>
          <table:table-cell office:value-type="float" office:value="46381" calcext:value-type="float">
            <text:p>46381</text:p>
          </table:table-cell>
          <table:table-cell office:value-type="float" office:value="23" calcext:value-type="float">
            <text:p>23</text:p>
          </table:table-cell>
          <table:table-cell office:value-type="float" office:value="110.83" calcext:value-type="float">
            <text:p>110,83</text:p>
          </table:table-cell>
          <table:table-cell/>
          <table:table-cell office:value-type="float" office:value="20350" calcext:value-type="float">
            <text:p>20350</text:p>
          </table:table-cell>
          <table:table-cell office:value-type="float" office:value="30360" calcext:value-type="float">
            <text:p>30360</text:p>
          </table:table-cell>
          <table:table-cell office:value-type="float" office:value="44672" calcext:value-type="float">
            <text:p>44672</text:p>
          </table:table-cell>
          <table:table-cell office:value-type="float" office:value="58247" calcext:value-type="float">
            <text:p>58247</text:p>
          </table:table-cell>
          <table:table-cell office:value-type="float" office:value="127166" calcext:value-type="float">
            <text:p>127166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293" calcext:value-type="float">
            <text:p>127293</text:p>
          </table:table-cell>
          <table:table-cell table:style-name="ce15" office:value-type="float" office:value="167836" calcext:value-type="float">
            <text:p>16783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4" office:value-type="float" office:value="4000" calcext:value-type="float">
            <text:p>4000</text:p>
          </table:table-cell>
          <table:table-cell office:value-type="float" office:value="172.081" calcext:value-type="float">
            <text:p>172,081</text:p>
          </table:table-cell>
          <table:table-cell office:value-type="float" office:value="22191" calcext:value-type="float">
            <text:p>22191</text:p>
          </table:table-cell>
          <table:table-cell office:value-type="float" office:value="16266096" calcext:value-type="float">
            <text:p>16266096</text:p>
          </table:table-cell>
          <table:table-cell office:value-type="float" office:value="15082064" calcext:value-type="float">
            <text:p>15082064</text:p>
          </table:table-cell>
          <table:table-cell office:value-type="float" office:value="58.11" calcext:value-type="float">
            <text:p>58,11</text:p>
          </table:table-cell>
          <table:table-cell office:value-type="float" office:value="68832" calcext:value-type="float">
            <text:p>68832</text:p>
          </table:table-cell>
          <table:table-cell office:value-type="float" office:value="17.208" calcext:value-type="float">
            <text:p>17,208</text:p>
          </table:table-cell>
          <table:table-cell office:value-type="float" office:value="92.31" calcext:value-type="float">
            <text:p>92,31</text:p>
          </table:table-cell>
          <table:table-cell/>
          <table:table-cell office:value-type="float" office:value="24488" calcext:value-type="float">
            <text:p>24488</text:p>
          </table:table-cell>
          <table:table-cell office:value-type="float" office:value="35201" calcext:value-type="float">
            <text:p>35201</text:p>
          </table:table-cell>
          <table:table-cell office:value-type="float" office:value="51659" calcext:value-type="float">
            <text:p>51659</text:p>
          </table:table-cell>
          <table:table-cell office:value-type="float" office:value="64686" calcext:value-type="float">
            <text:p>64686</text:p>
          </table:table-cell>
          <table:table-cell office:value-type="float" office:value="127168" calcext:value-type="float">
            <text:p>127168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9433" calcext:value-type="float">
            <text:p>129433</text:p>
          </table:table-cell>
          <table:table-cell office:value-type="float" office:value="132211" calcext:value-type="float">
            <text:p>132211</text:p>
          </table:table-cell>
          <table:table-cell table:style-name="ce15" office:value-type="float" office:value="169490" calcext:value-type="float">
            <text:p>16949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56]*0.8" office:value-type="float" office:value="8000" calcext:value-type="float">
            <text:p>8000</text:p>
          </table:table-cell>
          <table:table-cell table:style-name="ce10" office:value-type="float" office:value="127.435" calcext:value-type="float">
            <text:p>127,435</text:p>
          </table:table-cell>
          <table:table-cell table:style-name="ce10" office:value-type="float" office:value="26500" calcext:value-type="float">
            <text:p>26500</text:p>
          </table:table-cell>
          <table:table-cell table:style-name="ce10" office:value-type="float" office:value="10459449" calcext:value-type="float">
            <text:p>10459449</text:p>
          </table:table-cell>
          <table:table-cell table:style-name="ce10" office:value-type="float" office:value="9698091" calcext:value-type="float">
            <text:p>9698091</text:p>
          </table:table-cell>
          <table:table-cell table:style-name="ce10" office:value-type="float" office:value="78.47" calcext:value-type="float">
            <text:p>78,47</text:p>
          </table:table-cell>
          <table:table-cell table:style-name="ce10" office:value-type="float" office:value="101947" calcext:value-type="float">
            <text:p>101947</text:p>
          </table:table-cell>
          <table:table-cell table:style-name="ce10" office:value-type="float" office:value="12.743" calcext:value-type="float">
            <text:p>12,743</text:p>
          </table:table-cell>
          <table:table-cell table:style-name="ce10" office:value-type="float" office:value="80.15" calcext:value-type="float">
            <text:p>80,15</text:p>
          </table:table-cell>
          <table:table-cell table:style-name="ce10"/>
          <table:table-cell table:style-name="ce10" office:value-type="float" office:value="35137" calcext:value-type="float">
            <text:p>35137</text:p>
          </table:table-cell>
          <table:table-cell table:style-name="ce10" office:value-type="float" office:value="55536" calcext:value-type="float">
            <text:p>55536</text:p>
          </table:table-cell>
          <table:table-cell table:style-name="ce10" office:value-type="float" office:value="83066" calcext:value-type="float">
            <text:p>83066</text:p>
          </table:table-cell>
          <table:table-cell table:style-name="ce10" office:value-type="float" office:value="102023" calcext:value-type="float">
            <text:p>102023</text:p>
          </table:table-cell>
          <table:table-cell table:style-name="ce10" office:value-type="float" office:value="127308" calcext:value-type="float">
            <text:p>127308</text:p>
          </table:table-cell>
          <table:table-cell table:style-name="ce10" office:value-type="float" office:value="127315" calcext:value-type="float">
            <text:p>127315</text:p>
          </table:table-cell>
          <table:table-cell table:style-name="ce10" office:value-type="float" office:value="127324" calcext:value-type="float">
            <text:p>127324</text:p>
          </table:table-cell>
          <table:table-cell table:style-name="ce10" office:value-type="float" office:value="127326" calcext:value-type="float">
            <text:p>127326</text:p>
          </table:table-cell>
          <table:table-cell table:style-name="ce16" office:value-type="float" office:value="127327" calcext:value-type="float">
            <text:p>12732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57:.C60])" office:value-type="float" office:value="201.995" calcext:value-type="float">
            <text:p>201,995</text:p>
          </table:table-cell>
          <table:table-cell table:style-name="ce11" table:formula="of:=MEDIAN([.D57:.D60])" office:value-type="float" office:value="19770" calcext:value-type="float">
            <text:p>19770</text:p>
          </table:table-cell>
          <table:table-cell table:style-name="ce11" table:formula="of:=MEDIAN([.E57:.E60])" office:value-type="float" office:value="21293118" calcext:value-type="float">
            <text:p>21293118</text:p>
          </table:table-cell>
          <table:table-cell table:style-name="ce11" table:formula="of:=MEDIAN([.F57:.F60])" office:value-type="float" office:value="19743162" calcext:value-type="float">
            <text:p>19743162</text:p>
          </table:table-cell>
          <table:table-cell table:style-name="ce11" table:formula="of:=MEDIAN([.G57:.G60])" office:value-type="float" office:value="50.615" calcext:value-type="float">
            <text:p>50,615</text:p>
          </table:table-cell>
          <table:table-cell table:style-name="ce11" table:formula="of:=MEDIAN([.H57:.H60])" office:value-type="float" office:value="57606.5" calcext:value-type="float">
            <text:p>57606,5</text:p>
          </table:table-cell>
          <table:table-cell table:style-name="ce11" table:formula="of:=MEDIAN([.I57:.I60])" office:value-type="float" office:value="20.104" calcext:value-type="float">
            <text:p>20,104</text:p>
          </table:table-cell>
          <table:table-cell table:style-name="ce11" table:formula="of:=MEDIAN([.J57:.J60])" office:value-type="float" office:value="100.215" calcext:value-type="float">
            <text:p>100,215</text:p>
          </table:table-cell>
          <table:table-cell table:style-name="ce11"/>
          <table:table-cell table:style-name="ce11" table:formula="of:=MEDIAN([.L57:.L60])" office:value-type="float" office:value="22419" calcext:value-type="float">
            <text:p>22419</text:p>
          </table:table-cell>
          <table:table-cell table:style-name="ce11" table:formula="of:=MEDIAN([.M57:.M60])" office:value-type="float" office:value="32780.5" calcext:value-type="float">
            <text:p>32780,5</text:p>
          </table:table-cell>
          <table:table-cell table:style-name="ce11" table:formula="of:=MEDIAN([.N57:.N60])" office:value-type="float" office:value="48165.5" calcext:value-type="float">
            <text:p>48165,5</text:p>
          </table:table-cell>
          <table:table-cell table:style-name="ce11" table:formula="of:=MEDIAN([.O57:.O60])" office:value-type="float" office:value="61466.5" calcext:value-type="float">
            <text:p>61466,5</text:p>
          </table:table-cell>
          <table:table-cell table:style-name="ce11" table:formula="of:=MEDIAN([.P57:.P60])" office:value-type="float" office:value="127167" calcext:value-type="float">
            <text:p>127167</text:p>
          </table:table-cell>
          <table:table-cell table:style-name="ce11" table:formula="of:=MEDIAN([.Q57:.Q60])" office:value-type="float" office:value="127290" calcext:value-type="float">
            <text:p>127290</text:p>
          </table:table-cell>
          <table:table-cell table:style-name="ce11" table:formula="of:=MEDIAN([.R57:.R60])" office:value-type="float" office:value="127308" calcext:value-type="float">
            <text:p>127308</text:p>
          </table:table-cell>
          <table:table-cell table:style-name="ce11" table:formula="of:=MEDIAN([.S57:.S60])" office:value-type="float" office:value="127325.5" calcext:value-type="float">
            <text:p>127325,5</text:p>
          </table:table-cell>
          <table:table-cell table:style-name="ce11" table:formula="of:=MEDIAN([.T57:.T60])" office:value-type="float" office:value="167870" calcext:value-type="float">
            <text:p>167870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1000" calcext:value-type="float" table:number-columns-spanned="1" table:number-rows-spanned="5">
            <text:p>11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577.639" calcext:value-type="float">
            <text:p>577,63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8607000" calcext:value-type="float">
            <text:p>68607000</text:p>
          </table:table-cell>
          <table:table-cell table:style-name="ce12" office:value-type="float" office:value="63613000" calcext:value-type="float">
            <text:p>63613000</text:p>
          </table:table-cell>
          <table:table-cell table:style-name="ce12" office:value-type="float" office:value="19.04" calcext:value-type="float">
            <text:p>19,04</text:p>
          </table:table-cell>
          <table:table-cell table:number-columns-repeated="2" table:style-name="ce12" office:value-type="float" office:value="53" calcext:value-type="float">
            <text:p>53</text:p>
          </table:table-cell>
          <table:table-cell table:style-name="ce12" office:value-type="float" office:value="115.99" calcext:value-type="float">
            <text:p>115,99</text:p>
          </table:table-cell>
          <table:table-cell table:style-name="ce12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30" calcext:value-type="float">
            <text:p>13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1" office:value-type="float" office:value="1100" calcext:value-type="float">
            <text:p>1100</text:p>
          </table:table-cell>
          <table:table-cell office:value-type="float" office:value="396.136" calcext:value-type="float">
            <text:p>396,136</text:p>
          </table:table-cell>
          <table:table-cell office:value-type="float" office:value="11165" calcext:value-type="float">
            <text:p>11165</text:p>
          </table:table-cell>
          <table:table-cell office:value-type="float" office:value="45405360" calcext:value-type="float">
            <text:p>45405360</text:p>
          </table:table-cell>
          <table:table-cell office:value-type="float" office:value="42100240" calcext:value-type="float">
            <text:p>42100240</text:p>
          </table:table-cell>
          <table:table-cell office:value-type="float" office:value="27.77" calcext:value-type="float">
            <text:p>27,77</text:p>
          </table:table-cell>
          <table:table-cell office:value-type="float" office:value="39613" calcext:value-type="float">
            <text:p>39613</text:p>
          </table:table-cell>
          <table:table-cell office:value-type="float" office:value="36" calcext:value-type="float">
            <text:p>36</text:p>
          </table:table-cell>
          <table:table-cell office:value-type="float" office:value="111.93" calcext:value-type="float">
            <text:p>111,93</text:p>
          </table:table-cell>
          <table:table-cell/>
          <table:table-cell office:value-type="float" office:value="17939" calcext:value-type="float">
            <text:p>17939</text:p>
          </table:table-cell>
          <table:table-cell office:value-type="float" office:value="23774" calcext:value-type="float">
            <text:p>23774</text:p>
          </table:table-cell>
          <table:table-cell office:value-type="float" office:value="31169" calcext:value-type="float">
            <text:p>31169</text:p>
          </table:table-cell>
          <table:table-cell office:value-type="float" office:value="46091" calcext:value-type="float">
            <text:p>46091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45" calcext:value-type="float">
            <text:p>127245</text:p>
          </table:table-cell>
          <table:table-cell office:value-type="float" office:value="127285" calcext:value-type="float">
            <text:p>127285</text:p>
          </table:table-cell>
          <table:table-cell office:value-type="float" office:value="127321" calcext:value-type="float">
            <text:p>127321</text:p>
          </table:table-cell>
          <table:table-cell table:style-name="ce15" office:value-type="float" office:value="171926" calcext:value-type="float">
            <text:p>17192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2" office:value-type="float" office:value="2200" calcext:value-type="float">
            <text:p>2200</text:p>
          </table:table-cell>
          <table:table-cell office:value-type="float" office:value="262.71" calcext:value-type="float">
            <text:p>262,71</text:p>
          </table:table-cell>
          <table:table-cell office:value-type="float" office:value="20279" calcext:value-type="float">
            <text:p>20279</text:p>
          </table:table-cell>
          <table:table-cell office:value-type="float" office:value="26457354" calcext:value-type="float">
            <text:p>26457354</text:p>
          </table:table-cell>
          <table:table-cell office:value-type="float" office:value="24531486" calcext:value-type="float">
            <text:p>24531486</text:p>
          </table:table-cell>
          <table:table-cell office:value-type="float" office:value="41.87" calcext:value-type="float">
            <text:p>41,87</text:p>
          </table:table-cell>
          <table:table-cell office:value-type="float" office:value="52541" calcext:value-type="float">
            <text:p>52541</text:p>
          </table:table-cell>
          <table:table-cell office:value-type="float" office:value="24" calcext:value-type="float">
            <text:p>24</text:p>
          </table:table-cell>
          <table:table-cell office:value-type="float" office:value="39.35" calcext:value-type="float">
            <text:p>39,35</text:p>
          </table:table-cell>
          <table:table-cell/>
          <table:table-cell office:value-type="float" office:value="23121" calcext:value-type="float">
            <text:p>23121</text:p>
          </table:table-cell>
          <table:table-cell office:value-type="float" office:value="33184" calcext:value-type="float">
            <text:p>33184</text:p>
          </table:table-cell>
          <table:table-cell office:value-type="float" office:value="48071" calcext:value-type="float">
            <text:p>48071</text:p>
          </table:table-cell>
          <table:table-cell office:value-type="float" office:value="76222" calcext:value-type="float">
            <text:p>76222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93" calcext:value-type="float">
            <text:p>127293</text:p>
          </table:table-cell>
          <table:table-cell office:value-type="float" office:value="127314" calcext:value-type="float">
            <text:p>127314</text:p>
          </table:table-cell>
          <table:table-cell table:style-name="ce15" office:value-type="float" office:value="156964" calcext:value-type="float">
            <text:p>15696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4" office:value-type="float" office:value="4400" calcext:value-type="float">
            <text:p>4400</text:p>
          </table:table-cell>
          <table:table-cell office:value-type="float" office:value="149.784" calcext:value-type="float">
            <text:p>149,784</text:p>
          </table:table-cell>
          <table:table-cell office:value-type="float" office:value="24811" calcext:value-type="float">
            <text:p>24811</text:p>
          </table:table-cell>
          <table:table-cell office:value-type="float" office:value="14457366" calcext:value-type="float">
            <text:p>14457366</text:p>
          </table:table-cell>
          <table:table-cell office:value-type="float" office:value="13404994" calcext:value-type="float">
            <text:p>13404994</text:p>
          </table:table-cell>
          <table:table-cell office:value-type="float" office:value="73.44" calcext:value-type="float">
            <text:p>73,44</text:p>
          </table:table-cell>
          <table:table-cell office:value-type="float" office:value="59913" calcext:value-type="float">
            <text:p>59913</text:p>
          </table:table-cell>
          <table:table-cell office:value-type="float" office:value="14" calcext:value-type="float">
            <text:p>14</text:p>
          </table:table-cell>
          <table:table-cell office:value-type="float" office:value="94.26" calcext:value-type="float">
            <text:p>94,26</text:p>
          </table:table-cell>
          <table:table-cell/>
          <table:table-cell office:value-type="float" office:value="21728" calcext:value-type="float">
            <text:p>21728</text:p>
          </table:table-cell>
          <table:table-cell office:value-type="float" office:value="29163" calcext:value-type="float">
            <text:p>29163</text:p>
          </table:table-cell>
          <table:table-cell office:value-type="float" office:value="38592" calcext:value-type="float">
            <text:p>38592</text:p>
          </table:table-cell>
          <table:table-cell office:value-type="float" office:value="53360" calcext:value-type="float">
            <text:p>53360</text:p>
          </table:table-cell>
          <table:table-cell office:value-type="float" office:value="109685" calcext:value-type="float">
            <text:p>109685</text:p>
          </table:table-cell>
          <table:table-cell office:value-type="float" office:value="127264" calcext:value-type="float">
            <text:p>127264</text:p>
          </table:table-cell>
          <table:table-cell office:value-type="float" office:value="136132" calcext:value-type="float">
            <text:p>136132</text:p>
          </table:table-cell>
          <table:table-cell office:value-type="float" office:value="136139" calcext:value-type="float">
            <text:p>136139</text:p>
          </table:table-cell>
          <table:table-cell table:style-name="ce15" office:value-type="float" office:value="149717" calcext:value-type="float">
            <text:p>14971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62]*0.8" office:value-type="float" office:value="8800" calcext:value-type="float">
            <text:p>8800</text:p>
          </table:table-cell>
          <table:table-cell table:style-name="ce10" office:value-type="float" office:value="127.401" calcext:value-type="float">
            <text:p>127,401</text:p>
          </table:table-cell>
          <table:table-cell table:style-name="ce10" office:value-type="float" office:value="19869" calcext:value-type="float">
            <text:p>19869</text:p>
          </table:table-cell>
          <table:table-cell table:style-name="ce10" office:value-type="float" office:value="12492711" calcext:value-type="float">
            <text:p>12492711</text:p>
          </table:table-cell>
          <table:table-cell table:style-name="ce10" office:value-type="float" office:value="11583349" calcext:value-type="float">
            <text:p>11583349</text:p>
          </table:table-cell>
          <table:table-cell table:style-name="ce10" office:value-type="float" office:value="86.34" calcext:value-type="float">
            <text:p>86,34</text:p>
          </table:table-cell>
          <table:table-cell table:style-name="ce10" office:value-type="float" office:value="101920" calcext:value-type="float">
            <text:p>10192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5.76" calcext:value-type="float">
            <text:p>95,76</text:p>
          </table:table-cell>
          <table:table-cell table:style-name="ce10"/>
          <table:table-cell table:style-name="ce10" office:value-type="float" office:value="25969" calcext:value-type="float">
            <text:p>25969</text:p>
          </table:table-cell>
          <table:table-cell table:style-name="ce10" office:value-type="float" office:value="44145" calcext:value-type="float">
            <text:p>44145</text:p>
          </table:table-cell>
          <table:table-cell table:style-name="ce10" office:value-type="float" office:value="57759" calcext:value-type="float">
            <text:p>57759</text:p>
          </table:table-cell>
          <table:table-cell table:style-name="ce10" office:value-type="float" office:value="83391" calcext:value-type="float">
            <text:p>83391</text:p>
          </table:table-cell>
          <table:table-cell table:style-name="ce10" office:value-type="float" office:value="127259" calcext:value-type="float">
            <text:p>127259</text:p>
          </table:table-cell>
          <table:table-cell table:style-name="ce10" office:value-type="float" office:value="127278" calcext:value-type="float">
            <text:p>127278</text:p>
          </table:table-cell>
          <table:table-cell table:style-name="ce10" office:value-type="float" office:value="127291" calcext:value-type="float">
            <text:p>127291</text:p>
          </table:table-cell>
          <table:table-cell table:style-name="ce10" office:value-type="float" office:value="127294" calcext:value-type="float">
            <text:p>127294</text:p>
          </table:table-cell>
          <table:table-cell table:style-name="ce16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63:.C66])" office:value-type="float" office:value="206.247" calcext:value-type="float">
            <text:p>206,247</text:p>
          </table:table-cell>
          <table:table-cell table:style-name="ce11" table:formula="of:=MEDIAN([.D63:.D66])" office:value-type="float" office:value="20074" calcext:value-type="float">
            <text:p>20074</text:p>
          </table:table-cell>
          <table:table-cell table:style-name="ce11" table:formula="of:=MEDIAN([.E63:.E66])" office:value-type="float" office:value="20457360" calcext:value-type="float">
            <text:p>20457360</text:p>
          </table:table-cell>
          <table:table-cell table:style-name="ce11" table:formula="of:=MEDIAN([.F63:.F66])" office:value-type="float" office:value="18968240" calcext:value-type="float">
            <text:p>18968240</text:p>
          </table:table-cell>
          <table:table-cell table:style-name="ce11" table:formula="of:=MEDIAN([.G63:.G66])" office:value-type="float" office:value="57.655" calcext:value-type="float">
            <text:p>57,655</text:p>
          </table:table-cell>
          <table:table-cell table:style-name="ce11" table:formula="of:=MEDIAN([.H63:.H66])" office:value-type="float" office:value="56227" calcext:value-type="float">
            <text:p>56227</text:p>
          </table:table-cell>
          <table:table-cell table:style-name="ce11" table:formula="of:=MEDIAN([.I63:.I66])" office:value-type="float" office:value="19" calcext:value-type="float">
            <text:p>19</text:p>
          </table:table-cell>
          <table:table-cell table:style-name="ce11" table:formula="of:=MEDIAN([.J63:.J66])" office:value-type="float" office:value="95.01" calcext:value-type="float">
            <text:p>95,01</text:p>
          </table:table-cell>
          <table:table-cell table:style-name="ce11"/>
          <table:table-cell table:style-name="ce11" table:formula="of:=MEDIAN([.L63:.L66])" office:value-type="float" office:value="22424.5" calcext:value-type="float">
            <text:p>22424,5</text:p>
          </table:table-cell>
          <table:table-cell table:style-name="ce11" table:formula="of:=MEDIAN([.M63:.M66])" office:value-type="float" office:value="31173.5" calcext:value-type="float">
            <text:p>31173,5</text:p>
          </table:table-cell>
          <table:table-cell table:style-name="ce11" table:formula="of:=MEDIAN([.N63:.N66])" office:value-type="float" office:value="43331.5" calcext:value-type="float">
            <text:p>43331,5</text:p>
          </table:table-cell>
          <table:table-cell table:style-name="ce11" table:formula="of:=MEDIAN([.O63:.O66])" office:value-type="float" office:value="64791" calcext:value-type="float">
            <text:p>64791</text:p>
          </table:table-cell>
          <table:table-cell table:style-name="ce11" table:formula="of:=MEDIAN([.P63:.P66])" office:value-type="float" office:value="127215.5" calcext:value-type="float">
            <text:p>127215,5</text:p>
          </table:table-cell>
          <table:table-cell table:style-name="ce11" table:formula="of:=MEDIAN([.Q63:.Q66])" office:value-type="float" office:value="127262" calcext:value-type="float">
            <text:p>127262</text:p>
          </table:table-cell>
          <table:table-cell table:style-name="ce11" table:formula="of:=MEDIAN([.R63:.R66])" office:value-type="float" office:value="127292" calcext:value-type="float">
            <text:p>127292</text:p>
          </table:table-cell>
          <table:table-cell table:style-name="ce11" table:formula="of:=MEDIAN([.S63:.S66])" office:value-type="float" office:value="127317.5" calcext:value-type="float">
            <text:p>127317,5</text:p>
          </table:table-cell>
          <table:table-cell table:style-name="ce11" table:formula="of:=MEDIAN([.T63:.T66])" office:value-type="float" office:value="153340.5" calcext:value-type="float">
            <text:p>153340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2000" calcext:value-type="float" table:number-columns-spanned="1" table:number-rows-spanned="5">
            <text:p>12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631.42" calcext:value-type="float">
            <text:p>631,4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4844000" calcext:value-type="float">
            <text:p>74844000</text:p>
          </table:table-cell>
          <table:table-cell table:style-name="ce12" office:value-type="float" office:value="69396000" calcext:value-type="float">
            <text:p>69396000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53" calcext:value-type="float">
            <text:p>53</text:p>
          </table:table-cell>
          <table:table-cell table:style-name="ce12" office:value-type="float" office:value="115.75" calcext:value-type="float">
            <text:p>115,75</text:p>
          </table:table-cell>
          <table:table-cell table:style-name="ce12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3" calcext:value-type="float">
            <text:p>103</text:p>
          </table:table-cell>
          <table:table-cell table:style-name="ce14" office:value-type="float" office:value="489" calcext:value-type="float">
            <text:p>48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1" office:value-type="float" office:value="1200" calcext:value-type="float">
            <text:p>1200</text:p>
          </table:table-cell>
          <table:table-cell office:value-type="float" office:value="424.322" calcext:value-type="float">
            <text:p>424,322</text:p>
          </table:table-cell>
          <table:table-cell office:value-type="float" office:value="12525" calcext:value-type="float">
            <text:p>12525</text:p>
          </table:table-cell>
          <table:table-cell office:value-type="float" office:value="48816999" calcext:value-type="float">
            <text:p>48816999</text:p>
          </table:table-cell>
          <table:table-cell office:value-type="float" office:value="45263541" calcext:value-type="float">
            <text:p>45263541</text:p>
          </table:table-cell>
          <table:table-cell office:value-type="float" office:value="28.28" calcext:value-type="float">
            <text:p>28,28</text:p>
          </table:table-cell>
          <table:table-cell office:value-type="float" office:value="42432" calcext:value-type="float">
            <text:p>42432</text:p>
          </table:table-cell>
          <table:table-cell office:value-type="float" office:value="35" calcext:value-type="float">
            <text:p>35</text:p>
          </table:table-cell>
          <table:table-cell office:value-type="float" office:value="112.35" calcext:value-type="float">
            <text:p>112,35</text:p>
          </table:table-cell>
          <table:table-cell/>
          <table:table-cell office:value-type="float" office:value="19882" calcext:value-type="float">
            <text:p>19882</text:p>
          </table:table-cell>
          <table:table-cell office:value-type="float" office:value="27220" calcext:value-type="float">
            <text:p>27220</text:p>
          </table:table-cell>
          <table:table-cell office:value-type="float" office:value="34619" calcext:value-type="float">
            <text:p>34619</text:p>
          </table:table-cell>
          <table:table-cell office:value-type="float" office:value="48668" calcext:value-type="float">
            <text:p>4866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57" calcext:value-type="float">
            <text:p>127257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67907" calcext:value-type="float">
            <text:p>16790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2" office:value-type="float" office:value="2400" calcext:value-type="float">
            <text:p>2400</text:p>
          </table:table-cell>
          <table:table-cell office:value-type="float" office:value="257.699" calcext:value-type="float">
            <text:p>257,699</text:p>
          </table:table-cell>
          <table:table-cell office:value-type="float" office:value="20099" calcext:value-type="float">
            <text:p>20099</text:p>
          </table:table-cell>
          <table:table-cell office:value-type="float" office:value="29168556" calcext:value-type="float">
            <text:p>29168556</text:p>
          </table:table-cell>
          <table:table-cell office:value-type="float" office:value="27045198" calcext:value-type="float">
            <text:p>27045198</text:p>
          </table:table-cell>
          <table:table-cell office:value-type="float" office:value="46.57" calcext:value-type="float">
            <text:p>46,57</text:p>
          </table:table-cell>
          <table:table-cell office:value-type="float" office:value="51539" calcext:value-type="float">
            <text:p>51539</text:p>
          </table:table-cell>
          <table:table-cell office:value-type="float" office:value="21" calcext:value-type="float">
            <text:p>21</text:p>
          </table:table-cell>
          <table:table-cell office:value-type="float" office:value="110.54" calcext:value-type="float">
            <text:p>110,54</text:p>
          </table:table-cell>
          <table:table-cell/>
          <table:table-cell office:value-type="float" office:value="18078" calcext:value-type="float">
            <text:p>18078</text:p>
          </table:table-cell>
          <table:table-cell office:value-type="float" office:value="27680" calcext:value-type="float">
            <text:p>27680</text:p>
          </table:table-cell>
          <table:table-cell office:value-type="float" office:value="44162" calcext:value-type="float">
            <text:p>44162</text:p>
          </table:table-cell>
          <table:table-cell office:value-type="float" office:value="57248" calcext:value-type="float">
            <text:p>5724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20" calcext:value-type="float">
            <text:p>127320</text:p>
          </table:table-cell>
          <table:table-cell office:value-type="float" office:value="127335" calcext:value-type="float">
            <text:p>127335</text:p>
          </table:table-cell>
          <table:table-cell table:style-name="ce15" office:value-type="float" office:value="171890" calcext:value-type="float">
            <text:p>17189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4" office:value-type="float" office:value="4800" calcext:value-type="float">
            <text:p>4800</text:p>
          </table:table-cell>
          <table:table-cell office:value-type="float" office:value="222.111" calcext:value-type="float">
            <text:p>222,111</text:p>
          </table:table-cell>
          <table:table-cell office:value-type="float" office:value="20281" calcext:value-type="float">
            <text:p>20281</text:p>
          </table:table-cell>
          <table:table-cell office:value-type="float" office:value="23226588" calcext:value-type="float">
            <text:p>23226588</text:p>
          </table:table-cell>
          <table:table-cell office:value-type="float" office:value="21535892" calcext:value-type="float">
            <text:p>21535892</text:p>
          </table:table-cell>
          <table:table-cell office:value-type="float" office:value="54.03" calcext:value-type="float">
            <text:p>54,03</text:p>
          </table:table-cell>
          <table:table-cell office:value-type="float" office:value="88844" calcext:value-type="float">
            <text:p>88844</text:p>
          </table:table-cell>
          <table:table-cell office:value-type="float" office:value="19" calcext:value-type="float">
            <text:p>19</text:p>
          </table:table-cell>
          <table:table-cell office:value-type="float" office:value="102.12" calcext:value-type="float">
            <text:p>102,12</text:p>
          </table:table-cell>
          <table:table-cell/>
          <table:table-cell office:value-type="float" office:value="29184" calcext:value-type="float">
            <text:p>29184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79" calcext:value-type="float">
            <text:p>127279</text:p>
          </table:table-cell>
          <table:table-cell office:value-type="float" office:value="127282" calcext:value-type="float">
            <text:p>127282</text:p>
          </table:table-cell>
          <table:table-cell office:value-type="float" office:value="127286" calcext:value-type="float">
            <text:p>12728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16" calcext:value-type="float">
            <text:p>127316</text:p>
          </table:table-cell>
          <table:table-cell table:style-name="ce15" office:value-type="float" office:value="135708" calcext:value-type="float">
            <text:p>13570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68]*0.8" office:value-type="float" office:value="9600" calcext:value-type="float">
            <text:p>9600</text:p>
          </table:table-cell>
          <table:table-cell table:style-name="ce10" office:value-type="float" office:value="127.417" calcext:value-type="float">
            <text:p>127,417</text:p>
          </table:table-cell>
          <table:table-cell table:style-name="ce10" office:value-type="float" office:value="33051" calcext:value-type="float">
            <text:p>33051</text:p>
          </table:table-cell>
          <table:table-cell table:style-name="ce10" office:value-type="float" office:value="12311838" calcext:value-type="float">
            <text:p>12311838</text:p>
          </table:table-cell>
          <table:table-cell table:style-name="ce10" office:value-type="float" office:value="11415642" calcext:value-type="float">
            <text:p>11415642</text:p>
          </table:table-cell>
          <table:table-cell table:style-name="ce10" office:value-type="float" office:value="34.18" calcext:value-type="float">
            <text:p>34,18</text:p>
          </table:table-cell>
          <table:table-cell table:style-name="ce10" office:value-type="float" office:value="101933" calcext:value-type="float">
            <text:p>10193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4.36" calcext:value-type="float">
            <text:p>94,36</text:p>
          </table:table-cell>
          <table:table-cell table:style-name="ce10"/>
          <table:table-cell table:style-name="ce10" office:value-type="float" office:value="35634" calcext:value-type="float">
            <text:p>35634</text:p>
          </table:table-cell>
          <table:table-cell table:style-name="ce10" office:value-type="float" office:value="62511" calcext:value-type="float">
            <text:p>62511</text:p>
          </table:table-cell>
          <table:table-cell table:style-name="ce10" office:value-type="float" office:value="127190" calcext:value-type="float">
            <text:p>127190</text:p>
          </table:table-cell>
          <table:table-cell table:style-name="ce10" office:value-type="float" office:value="127192" calcext:value-type="float">
            <text:p>127192</text:p>
          </table:table-cell>
          <table:table-cell table:style-name="ce10" office:value-type="float" office:value="127284" calcext:value-type="float">
            <text:p>127284</text:p>
          </table:table-cell>
          <table:table-cell table:style-name="ce10" office:value-type="float" office:value="127285" calcext:value-type="float">
            <text:p>127285</text:p>
          </table:table-cell>
          <table:table-cell table:style-name="ce10" office:value-type="float" office:value="127296" calcext:value-type="float">
            <text:p>127296</text:p>
          </table:table-cell>
          <table:table-cell table:style-name="ce10" office:value-type="float" office:value="127297" calcext:value-type="float">
            <text:p>127297</text:p>
          </table:table-cell>
          <table:table-cell table:style-name="ce16" office:value-type="float" office:value="127298" calcext:value-type="float">
            <text:p>127298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69:.C72])" office:value-type="float" office:value="239.905" calcext:value-type="float">
            <text:p>239,905</text:p>
          </table:table-cell>
          <table:table-cell table:style-name="ce11" table:formula="of:=MEDIAN([.D69:.D72])" office:value-type="float" office:value="20190" calcext:value-type="float">
            <text:p>20190</text:p>
          </table:table-cell>
          <table:table-cell table:style-name="ce11" table:formula="of:=MEDIAN([.E69:.E72])" office:value-type="float" office:value="26197572" calcext:value-type="float">
            <text:p>26197572</text:p>
          </table:table-cell>
          <table:table-cell table:style-name="ce11" table:formula="of:=MEDIAN([.F69:.F72])" office:value-type="float" office:value="24290545" calcext:value-type="float">
            <text:p>24290545</text:p>
          </table:table-cell>
          <table:table-cell table:style-name="ce11" table:formula="of:=MEDIAN([.G69:.G72])" office:value-type="float" office:value="40.375" calcext:value-type="float">
            <text:p>40,375</text:p>
          </table:table-cell>
          <table:table-cell table:style-name="ce11" table:formula="of:=MEDIAN([.H69:.H72])" office:value-type="float" office:value="70191.5" calcext:value-type="float">
            <text:p>70191,5</text:p>
          </table:table-cell>
          <table:table-cell table:style-name="ce11" table:formula="of:=MEDIAN([.I69:.I72])" office:value-type="float" office:value="20" calcext:value-type="float">
            <text:p>20</text:p>
          </table:table-cell>
          <table:table-cell table:style-name="ce11" table:formula="of:=MEDIAN([.J69:.J72])" office:value-type="float" office:value="106.33" calcext:value-type="float">
            <text:p>106,33</text:p>
          </table:table-cell>
          <table:table-cell table:style-name="ce11"/>
          <table:table-cell table:style-name="ce11" table:formula="of:=MEDIAN([.L69:.L72])" office:value-type="float" office:value="24533" calcext:value-type="float">
            <text:p>24533</text:p>
          </table:table-cell>
          <table:table-cell table:style-name="ce11" table:formula="of:=MEDIAN([.M69:.M72])" office:value-type="float" office:value="45095.5" calcext:value-type="float">
            <text:p>45095,5</text:p>
          </table:table-cell>
          <table:table-cell table:style-name="ce11" table:formula="of:=MEDIAN([.N69:.N72])" office:value-type="float" office:value="85676" calcext:value-type="float">
            <text:p>85676</text:p>
          </table:table-cell>
          <table:table-cell table:style-name="ce11" table:formula="of:=MEDIAN([.O69:.O72])" office:value-type="float" office:value="92220" calcext:value-type="float">
            <text:p>92220</text:p>
          </table:table-cell>
          <table:table-cell table:style-name="ce11" table:formula="of:=MEDIAN([.P69:.P72])" office:value-type="float" office:value="127253.5" calcext:value-type="float">
            <text:p>127253,5</text:p>
          </table:table-cell>
          <table:table-cell table:style-name="ce11" table:formula="of:=MEDIAN([.Q69:.Q72])" office:value-type="float" office:value="127277.5" calcext:value-type="float">
            <text:p>127277,5</text:p>
          </table:table-cell>
          <table:table-cell table:style-name="ce11" table:formula="of:=MEDIAN([.R69:.R72])" office:value-type="float" office:value="127295.5" calcext:value-type="float">
            <text:p>127295,5</text:p>
          </table:table-cell>
          <table:table-cell table:style-name="ce11" table:formula="of:=MEDIAN([.S69:.S72])" office:value-type="float" office:value="127321.5" calcext:value-type="float">
            <text:p>127321,5</text:p>
          </table:table-cell>
          <table:table-cell table:style-name="ce11" table:formula="of:=MEDIAN([.T69:.T72])" office:value-type="float" office:value="151807.5" calcext:value-type="float">
            <text:p>151807,5</text:p>
          </table:table-cell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2"/>
        </table:table-row>
        <table:table-row table:style-name="ro2">
          <table:table-cell table:style-name="ce6" office:value-type="float" office:value="13000" calcext:value-type="float" table:number-columns-spanned="1" table:number-rows-spanned="5">
            <text:p>13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87.528" calcext:value-type="float">
            <text:p>787,5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1081000" calcext:value-type="float">
            <text:p>81081000</text:p>
          </table:table-cell>
          <table:table-cell table:style-name="ce12" office:value-type="float" office:value="75179000" calcext:value-type="float">
            <text:p>75179000</text:p>
          </table:table-cell>
          <table:table-cell table:style-name="ce12" office:value-type="float" office:value="16.51" calcext:value-type="float">
            <text:p>16,51</text:p>
          </table:table-cell>
          <table:table-cell table:number-columns-repeated="2" table:style-name="ce12" office:value-type="float" office:value="61" calcext:value-type="float">
            <text:p>61</text:p>
          </table:table-cell>
          <table:table-cell table:style-name="ce12" office:value-type="float" office:value="100.54" calcext:value-type="float">
            <text:p>100,54</text:p>
          </table:table-cell>
          <table:table-cell table:style-name="ce12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3422" calcext:value-type="float">
            <text:p>1342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1" office:value-type="float" office:value="1300" calcext:value-type="float">
            <text:p>1300</text:p>
          </table:table-cell>
          <table:table-cell office:value-type="float" office:value="458.397" calcext:value-type="float">
            <text:p>458,397</text:p>
          </table:table-cell>
          <table:table-cell office:value-type="float" office:value="16070" calcext:value-type="float">
            <text:p>16070</text:p>
          </table:table-cell>
          <table:table-cell office:value-type="float" office:value="47700576" calcext:value-type="float">
            <text:p>47700576</text:p>
          </table:table-cell>
          <table:table-cell office:value-type="float" office:value="44228384" calcext:value-type="float">
            <text:p>44228384</text:p>
          </table:table-cell>
          <table:table-cell office:value-type="float" office:value="28.36" calcext:value-type="float">
            <text:p>28,36</text:p>
          </table:table-cell>
          <table:table-cell office:value-type="float" office:value="45839" calcext:value-type="float">
            <text:p>45839</text:p>
          </table:table-cell>
          <table:table-cell office:value-type="float" office:value="35" calcext:value-type="float">
            <text:p>35</text:p>
          </table:table-cell>
          <table:table-cell office:value-type="float" office:value="101.62" calcext:value-type="float">
            <text:p>101,62</text:p>
          </table:table-cell>
          <table:table-cell/>
          <table:table-cell office:value-type="float" office:value="22150" calcext:value-type="float">
            <text:p>22150</text:p>
          </table:table-cell>
          <table:table-cell office:value-type="float" office:value="30450" calcext:value-type="float">
            <text:p>30450</text:p>
          </table:table-cell>
          <table:table-cell office:value-type="float" office:value="44156" calcext:value-type="float">
            <text:p>44156</text:p>
          </table:table-cell>
          <table:table-cell office:value-type="float" office:value="59392" calcext:value-type="float">
            <text:p>59392</text:p>
          </table:table-cell>
          <table:table-cell office:value-type="float" office:value="127219" calcext:value-type="float">
            <text:p>127219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01" calcext:value-type="float">
            <text:p>127301</text:p>
          </table:table-cell>
          <table:table-cell office:value-type="float" office:value="127328" calcext:value-type="float">
            <text:p>127328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2" office:value-type="float" office:value="2600" calcext:value-type="float">
            <text:p>2600</text:p>
          </table:table-cell>
          <table:table-cell office:value-type="float" office:value="250.487" calcext:value-type="float">
            <text:p>250,487</text:p>
          </table:table-cell>
          <table:table-cell office:value-type="float" office:value="25279" calcext:value-type="float">
            <text:p>25279</text:p>
          </table:table-cell>
          <table:table-cell office:value-type="float" office:value="27829494" calcext:value-type="float">
            <text:p>27829494</text:p>
          </table:table-cell>
          <table:table-cell office:value-type="float" office:value="25803746" calcext:value-type="float">
            <text:p>25803746</text:p>
          </table:table-cell>
          <table:table-cell office:value-type="float" office:value="51.9" calcext:value-type="float">
            <text:p>51,9</text:p>
          </table:table-cell>
          <table:table-cell office:value-type="float" office:value="50097" calcext:value-type="float">
            <text:p>50097</text:p>
          </table:table-cell>
          <table:table-cell office:value-type="float" office:value="20" calcext:value-type="float">
            <text:p>20</text:p>
          </table:table-cell>
          <table:table-cell office:value-type="float" office:value="108.5" calcext:value-type="float">
            <text:p>108,5</text:p>
          </table:table-cell>
          <table:table-cell/>
          <table:table-cell office:value-type="float" office:value="20101" calcext:value-type="float">
            <text:p>20101</text:p>
          </table:table-cell>
          <table:table-cell office:value-type="float" office:value="29778" calcext:value-type="float">
            <text:p>29778</text:p>
          </table:table-cell>
          <table:table-cell office:value-type="float" office:value="44400" calcext:value-type="float">
            <text:p>44400</text:p>
          </table:table-cell>
          <table:table-cell office:value-type="float" office:value="61650" calcext:value-type="float">
            <text:p>61650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55" calcext:value-type="float">
            <text:p>127255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321" calcext:value-type="float">
            <text:p>127321</text:p>
          </table:table-cell>
          <table:table-cell table:style-name="ce15" office:value-type="float" office:value="178661" calcext:value-type="float">
            <text:p>17866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4" office:value-type="float" office:value="5200" calcext:value-type="float">
            <text:p>5200</text:p>
          </table:table-cell>
          <table:table-cell office:value-type="float" office:value="145.673" calcext:value-type="float">
            <text:p>145,673</text:p>
          </table:table-cell>
          <table:table-cell office:value-type="float" office:value="28150" calcext:value-type="float">
            <text:p>28150</text:p>
          </table:table-cell>
          <table:table-cell office:value-type="float" office:value="15343020" calcext:value-type="float">
            <text:p>15343020</text:p>
          </table:table-cell>
          <table:table-cell office:value-type="float" office:value="14226180" calcext:value-type="float">
            <text:p>14226180</text:p>
          </table:table-cell>
          <table:table-cell office:value-type="float" office:value="89.24" calcext:value-type="float">
            <text:p>89,24</text:p>
          </table:table-cell>
          <table:table-cell office:value-type="float" office:value="58269" calcext:value-type="float">
            <text:p>58269</text:p>
          </table:table-cell>
          <table:table-cell office:value-type="float" office:value="11" calcext:value-type="float">
            <text:p>11</text:p>
          </table:table-cell>
          <table:table-cell office:value-type="float" office:value="102.86" calcext:value-type="float">
            <text:p>102,86</text:p>
          </table:table-cell>
          <table:table-cell/>
          <table:table-cell office:value-type="float" office:value="18460" calcext:value-type="float">
            <text:p>18460</text:p>
          </table:table-cell>
          <table:table-cell office:value-type="float" office:value="28126" calcext:value-type="float">
            <text:p>28126</text:p>
          </table:table-cell>
          <table:table-cell office:value-type="float" office:value="54166" calcext:value-type="float">
            <text:p>54166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88" calcext:value-type="float">
            <text:p>127288</text:p>
          </table:table-cell>
          <table:table-cell office:value-type="float" office:value="127318" calcext:value-type="float">
            <text:p>127318</text:p>
          </table:table-cell>
          <table:table-cell office:value-type="float" office:value="127326" calcext:value-type="float">
            <text:p>127326</text:p>
          </table:table-cell>
          <table:table-cell table:style-name="ce15" office:value-type="float" office:value="127336" calcext:value-type="float">
            <text:p>127336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74]*0.8" office:value-type="float" office:value="10400" calcext:value-type="float">
            <text:p>10400</text:p>
          </table:table-cell>
          <table:table-cell table:style-name="ce10" office:value-type="float" office:value="127.421" calcext:value-type="float">
            <text:p>127,421</text:p>
          </table:table-cell>
          <table:table-cell table:style-name="ce10" office:value-type="float" office:value="34708" calcext:value-type="float">
            <text:p>34708</text:p>
          </table:table-cell>
          <table:table-cell table:style-name="ce10" office:value-type="float" office:value="15361731" calcext:value-type="float">
            <text:p>15361731</text:p>
          </table:table-cell>
          <table:table-cell table:style-name="ce10" office:value-type="float" office:value="14243529" calcext:value-type="float">
            <text:p>14243529</text:p>
          </table:table-cell>
          <table:table-cell table:style-name="ce10" office:value-type="float" office:value="102.02" calcext:value-type="float">
            <text:p>102,02</text:p>
          </table:table-cell>
          <table:table-cell table:style-name="ce10" office:value-type="float" office:value="101936" calcext:value-type="float">
            <text:p>10193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7.73" calcext:value-type="float">
            <text:p>117,73</text:p>
          </table:table-cell>
          <table:table-cell table:style-name="ce10"/>
          <table:table-cell table:style-name="ce10" office:value-type="float" office:value="28123" calcext:value-type="float">
            <text:p>28123</text:p>
          </table:table-cell>
          <table:table-cell table:style-name="ce10" office:value-type="float" office:value="47784" calcext:value-type="float">
            <text:p>47784</text:p>
          </table:table-cell>
          <table:table-cell table:style-name="ce10" office:value-type="float" office:value="101024" calcext:value-type="float">
            <text:p>101024</text:p>
          </table:table-cell>
          <table:table-cell table:style-name="ce10" office:value-type="float" office:value="127326" calcext:value-type="float">
            <text:p>127326</text:p>
          </table:table-cell>
          <table:table-cell table:style-name="ce10" office:value-type="float" office:value="127329" calcext:value-type="float">
            <text:p>127329</text:p>
          </table:table-cell>
          <table:table-cell table:style-name="ce10" office:value-type="float" office:value="127331" calcext:value-type="float">
            <text:p>127331</text:p>
          </table:table-cell>
          <table:table-cell table:number-columns-repeated="2" table:style-name="ce10" office:value-type="float" office:value="127332" calcext:value-type="float">
            <text:p>127332</text:p>
          </table:table-cell>
          <table:table-cell table:style-name="ce16" office:value-type="float" office:value="127332" calcext:value-type="float">
            <text:p>127332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75:.C78])" office:value-type="float" office:value="198.08" calcext:value-type="float">
            <text:p>198,08</text:p>
          </table:table-cell>
          <table:table-cell table:style-name="ce11" table:formula="of:=MEDIAN([.D75:.D78])" office:value-type="float" office:value="26714.5" calcext:value-type="float">
            <text:p>26714,5</text:p>
          </table:table-cell>
          <table:table-cell table:style-name="ce11" table:formula="of:=MEDIAN([.E75:.E78])" office:value-type="float" office:value="21595612.5" calcext:value-type="float">
            <text:p>21595612,5</text:p>
          </table:table-cell>
          <table:table-cell table:style-name="ce11" table:formula="of:=MEDIAN([.F75:.F78])" office:value-type="float" office:value="20023637.5" calcext:value-type="float">
            <text:p>20023637,5</text:p>
          </table:table-cell>
          <table:table-cell table:style-name="ce11" table:formula="of:=MEDIAN([.G75:.G78])" office:value-type="float" office:value="70.57" calcext:value-type="float">
            <text:p>70,57</text:p>
          </table:table-cell>
          <table:table-cell table:style-name="ce11" table:formula="of:=MEDIAN([.H75:.H78])" office:value-type="float" office:value="54183" calcext:value-type="float">
            <text:p>54183</text:p>
          </table:table-cell>
          <table:table-cell table:style-name="ce11" table:formula="of:=MEDIAN([.I75:.I78])" office:value-type="float" office:value="15.5" calcext:value-type="float">
            <text:p>15,5</text:p>
          </table:table-cell>
          <table:table-cell table:style-name="ce11" table:formula="of:=MEDIAN([.J75:.J78])" office:value-type="float" office:value="105.68" calcext:value-type="float">
            <text:p>105,68</text:p>
          </table:table-cell>
          <table:table-cell table:style-name="ce11"/>
          <table:table-cell table:style-name="ce11" table:formula="of:=MEDIAN([.L75:.L78])" office:value-type="float" office:value="21125.5" calcext:value-type="float">
            <text:p>21125,5</text:p>
          </table:table-cell>
          <table:table-cell table:style-name="ce11" table:formula="of:=MEDIAN([.M75:.M78])" office:value-type="float" office:value="30114" calcext:value-type="float">
            <text:p>30114</text:p>
          </table:table-cell>
          <table:table-cell table:style-name="ce11" table:formula="of:=MEDIAN([.N75:.N78])" office:value-type="float" office:value="49283" calcext:value-type="float">
            <text:p>49283</text:p>
          </table:table-cell>
          <table:table-cell table:style-name="ce11" table:formula="of:=MEDIAN([.O75:.O78])" office:value-type="float" office:value="94424.5" calcext:value-type="float">
            <text:p>94424,5</text:p>
          </table:table-cell>
          <table:table-cell table:style-name="ce11" table:formula="of:=MEDIAN([.P75:.P78])" office:value-type="float" office:value="127241" calcext:value-type="float">
            <text:p>127241</text:p>
          </table:table-cell>
          <table:table-cell table:style-name="ce11" table:formula="of:=MEDIAN([.Q75:.Q78])" office:value-type="float" office:value="127279" calcext:value-type="float">
            <text:p>127279</text:p>
          </table:table-cell>
          <table:table-cell table:style-name="ce11" table:formula="of:=MEDIAN([.R75:.R78])" office:value-type="float" office:value="127309.5" calcext:value-type="float">
            <text:p>127309,5</text:p>
          </table:table-cell>
          <table:table-cell table:style-name="ce11" table:formula="of:=MEDIAN([.S75:.S78])" office:value-type="float" office:value="127327" calcext:value-type="float">
            <text:p>127327</text:p>
          </table:table-cell>
          <table:table-cell table:style-name="ce11" table:formula="of:=MEDIAN([.T75:.T78])" office:value-type="float" office:value="147620" calcext:value-type="float">
            <text:p>147620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4000" calcext:value-type="float" table:number-columns-spanned="1" table:number-rows-spanned="5">
            <text:p>14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77.155" calcext:value-type="float">
            <text:p>777,1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7318000" calcext:value-type="float">
            <text:p>87318000</text:p>
          </table:table-cell>
          <table:table-cell table:style-name="ce12" office:value-type="float" office:value="80962000" calcext:value-type="float">
            <text:p>80962000</text:p>
          </table:table-cell>
          <table:table-cell table:style-name="ce12" office:value-type="float" office:value="18.01" calcext:value-type="float">
            <text:p>18,01</text:p>
          </table:table-cell>
          <table:table-cell table:number-columns-repeated="2" table:style-name="ce12" office:value-type="float" office:value="55" calcext:value-type="float">
            <text:p>55</text:p>
          </table:table-cell>
          <table:table-cell table:style-name="ce12" office:value-type="float" office:value="109.72" calcext:value-type="float">
            <text:p>109,72</text:p>
          </table:table-cell>
          <table:table-cell table:style-name="ce12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103" calcext:value-type="float">
            <text:p>103</text:p>
          </table:table-cell>
          <table:table-cell table:style-name="ce14" office:value-type="float" office:value="163" calcext:value-type="float">
            <text:p>163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1" office:value-type="float" office:value="1400" calcext:value-type="float">
            <text:p>1400</text:p>
          </table:table-cell>
          <table:table-cell office:value-type="float" office:value="411.752" calcext:value-type="float">
            <text:p>411,752</text:p>
          </table:table-cell>
          <table:table-cell office:value-type="float" office:value="17048" calcext:value-type="float">
            <text:p>17048</text:p>
          </table:table-cell>
          <table:table-cell office:value-type="float" office:value="51898077" calcext:value-type="float">
            <text:p>51898077</text:p>
          </table:table-cell>
          <table:table-cell office:value-type="float" office:value="48120343" calcext:value-type="float">
            <text:p>48120343</text:p>
          </table:table-cell>
          <table:table-cell office:value-type="float" office:value="34" calcext:value-type="float">
            <text:p>34</text:p>
          </table:table-cell>
          <table:table-cell office:value-type="float" office:value="41175" calcext:value-type="float">
            <text:p>41175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8781" calcext:value-type="float">
            <text:p>18781</text:p>
          </table:table-cell>
          <table:table-cell office:value-type="float" office:value="27910" calcext:value-type="float">
            <text:p>27910</text:p>
          </table:table-cell>
          <table:table-cell office:value-type="float" office:value="41211" calcext:value-type="float">
            <text:p>41211</text:p>
          </table:table-cell>
          <table:table-cell office:value-type="float" office:value="52352" calcext:value-type="float">
            <text:p>52352</text:p>
          </table:table-cell>
          <table:table-cell office:value-type="float" office:value="127200" calcext:value-type="float">
            <text:p>127200</text:p>
          </table:table-cell>
          <table:table-cell office:value-type="float" office:value="127251" calcext:value-type="float">
            <text:p>127251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2" calcext:value-type="float">
            <text:p>127322</text:p>
          </table:table-cell>
          <table:table-cell table:style-name="ce15" office:value-type="float" office:value="167837" calcext:value-type="float">
            <text:p>16783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2" office:value-type="float" office:value="2800" calcext:value-type="float">
            <text:p>2800</text:p>
          </table:table-cell>
          <table:table-cell office:value-type="float" office:value="264.574" calcext:value-type="float">
            <text:p>264,574</text:p>
          </table:table-cell>
          <table:table-cell office:value-type="float" office:value="27391" calcext:value-type="float">
            <text:p>27391</text:p>
          </table:table-cell>
          <table:table-cell office:value-type="float" office:value="30405375" calcext:value-type="float">
            <text:p>30405375</text:p>
          </table:table-cell>
          <table:table-cell office:value-type="float" office:value="28192125" calcext:value-type="float">
            <text:p>28192125</text:p>
          </table:table-cell>
          <table:table-cell office:value-type="float" office:value="52.92" calcext:value-type="float">
            <text:p>52,92</text:p>
          </table:table-cell>
          <table:table-cell office:value-type="float" office:value="52914" calcext:value-type="float">
            <text:p>52914</text:p>
          </table:table-cell>
          <table:table-cell office:value-type="float" office:value="19" calcext:value-type="float">
            <text:p>19</text:p>
          </table:table-cell>
          <table:table-cell office:value-type="float" office:value="112.23" calcext:value-type="float">
            <text:p>112,23</text:p>
          </table:table-cell>
          <table:table-cell/>
          <table:table-cell office:value-type="float" office:value="22620" calcext:value-type="float">
            <text:p>22620</text:p>
          </table:table-cell>
          <table:table-cell office:value-type="float" office:value="32568" calcext:value-type="float">
            <text:p>32568</text:p>
          </table:table-cell>
          <table:table-cell office:value-type="float" office:value="44142" calcext:value-type="float">
            <text:p>44142</text:p>
          </table:table-cell>
          <table:table-cell office:value-type="float" office:value="59805" calcext:value-type="float">
            <text:p>59805</text:p>
          </table:table-cell>
          <table:table-cell office:value-type="float" office:value="127230" calcext:value-type="float">
            <text:p>127230</text:p>
          </table:table-cell>
          <table:table-cell office:value-type="float" office:value="127292" calcext:value-type="float">
            <text:p>127292</text:p>
          </table:table-cell>
          <table:table-cell table:number-columns-repeated="2" office:value-type="float" office:value="127320" calcext:value-type="float">
            <text:p>127320</text:p>
          </table:table-cell>
          <table:table-cell table:style-name="ce15" office:value-type="float" office:value="164590" calcext:value-type="float">
            <text:p>16459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4" office:value-type="float" office:value="5600" calcext:value-type="float">
            <text:p>5600</text:p>
          </table:table-cell>
          <table:table-cell office:value-type="float" office:value="186.12" calcext:value-type="float">
            <text:p>186,12</text:p>
          </table:table-cell>
          <table:table-cell office:value-type="float" office:value="32793" calcext:value-type="float">
            <text:p>32793</text:p>
          </table:table-cell>
          <table:table-cell office:value-type="float" office:value="19172538" calcext:value-type="float">
            <text:p>19172538</text:p>
          </table:table-cell>
          <table:table-cell office:value-type="float" office:value="17776942" calcext:value-type="float">
            <text:p>17776942</text:p>
          </table:table-cell>
          <table:table-cell office:value-type="float" office:value="75.22" calcext:value-type="float">
            <text:p>75,22</text:p>
          </table:table-cell>
          <table:table-cell office:value-type="float" office:value="74448" calcext:value-type="float">
            <text:p>74448</text:p>
          </table:table-cell>
          <table:table-cell office:value-type="float" office:value="13" calcext:value-type="float">
            <text:p>13</text:p>
          </table:table-cell>
          <table:table-cell office:value-type="float" office:value="100.6" calcext:value-type="float">
            <text:p>100,6</text:p>
          </table:table-cell>
          <table:table-cell/>
          <table:table-cell office:value-type="float" office:value="30689" calcext:value-type="float">
            <text:p>30689</text:p>
          </table:table-cell>
          <table:table-cell office:value-type="float" office:value="50927" calcext:value-type="float">
            <text:p>50927</text:p>
          </table:table-cell>
          <table:table-cell office:value-type="float" office:value="70961" calcext:value-type="float">
            <text:p>70961</text:p>
          </table:table-cell>
          <table:table-cell office:value-type="float" office:value="117055" calcext:value-type="float">
            <text:p>117055</text:p>
          </table:table-cell>
          <table:table-cell office:value-type="float" office:value="127274" calcext:value-type="float">
            <text:p>127274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294" calcext:value-type="float">
            <text:p>127294</text:p>
          </table:table-cell>
          <table:table-cell table:style-name="ce15" office:value-type="float" office:value="154189" calcext:value-type="float">
            <text:p>154189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0]*0.8" office:value-type="float" office:value="11200" calcext:value-type="float">
            <text:p>11200</text:p>
          </table:table-cell>
          <table:table-cell table:style-name="ce10" office:value-type="float" office:value="134.224" calcext:value-type="float">
            <text:p>134,224</text:p>
          </table:table-cell>
          <table:table-cell table:style-name="ce10" office:value-type="float" office:value="33927" calcext:value-type="float">
            <text:p>33927</text:p>
          </table:table-cell>
          <table:table-cell table:style-name="ce10" office:value-type="float" office:value="16796241" calcext:value-type="float">
            <text:p>16796241</text:p>
          </table:table-cell>
          <table:table-cell table:style-name="ce10" office:value-type="float" office:value="15573619" calcext:value-type="float">
            <text:p>15573619</text:p>
          </table:table-cell>
          <table:table-cell table:style-name="ce10" office:value-type="float" office:value="104.3" calcext:value-type="float">
            <text:p>104,3</text:p>
          </table:table-cell>
          <table:table-cell table:style-name="ce10" office:value-type="float" office:value="107379" calcext:value-type="float">
            <text:p>10737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2.2" calcext:value-type="float">
            <text:p>122,2</text:p>
          </table:table-cell>
          <table:table-cell table:style-name="ce10"/>
          <table:table-cell table:style-name="ce10" office:value-type="float" office:value="54612" calcext:value-type="float">
            <text:p>54612</text:p>
          </table:table-cell>
          <table:table-cell table:style-name="ce10" office:value-type="float" office:value="127239" calcext:value-type="float">
            <text:p>127239</text:p>
          </table:table-cell>
          <table:table-cell table:style-name="ce10" office:value-type="float" office:value="127241" calcext:value-type="float">
            <text:p>127241</text:p>
          </table:table-cell>
          <table:table-cell table:style-name="ce10" office:value-type="float" office:value="127300" calcext:value-type="float">
            <text:p>127300</text:p>
          </table:table-cell>
          <table:table-cell table:style-name="ce10" office:value-type="float" office:value="127305" calcext:value-type="float">
            <text:p>127305</text:p>
          </table:table-cell>
          <table:table-cell table:style-name="ce10" office:value-type="float" office:value="127306" calcext:value-type="float">
            <text:p>127306</text:p>
          </table:table-cell>
          <table:table-cell table:style-name="ce10" office:value-type="float" office:value="127308" calcext:value-type="float">
            <text:p>127308</text:p>
          </table:table-cell>
          <table:table-cell table:style-name="ce10" office:value-type="float" office:value="127309" calcext:value-type="float">
            <text:p>127309</text:p>
          </table:table-cell>
          <table:table-cell table:style-name="ce16" office:value-type="float" office:value="127310" calcext:value-type="float">
            <text:p>127310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81:.C84])" office:value-type="float" office:value="225.347" calcext:value-type="float">
            <text:p>225,347</text:p>
          </table:table-cell>
          <table:table-cell table:style-name="ce11" table:formula="of:=MEDIAN([.D81:.D84])" office:value-type="float" office:value="30092" calcext:value-type="float">
            <text:p>30092</text:p>
          </table:table-cell>
          <table:table-cell table:style-name="ce11" table:formula="of:=MEDIAN([.E81:.E84])" office:value-type="float" office:value="24788956.5" calcext:value-type="float">
            <text:p>24788956,5</text:p>
          </table:table-cell>
          <table:table-cell table:style-name="ce11" table:formula="of:=MEDIAN([.F81:.F84])" office:value-type="float" office:value="22984533.5" calcext:value-type="float">
            <text:p>22984533,5</text:p>
          </table:table-cell>
          <table:table-cell table:style-name="ce11" table:formula="of:=MEDIAN([.G81:.G84])" office:value-type="float" office:value="64.07" calcext:value-type="float">
            <text:p>64,07</text:p>
          </table:table-cell>
          <table:table-cell table:style-name="ce11" table:formula="of:=MEDIAN([.H81:.H84])" office:value-type="float" office:value="63681" calcext:value-type="float">
            <text:p>63681</text:p>
          </table:table-cell>
          <table:table-cell table:style-name="ce11" table:formula="of:=MEDIAN([.I81:.I84])" office:value-type="float" office:value="16" calcext:value-type="float">
            <text:p>16</text:p>
          </table:table-cell>
          <table:table-cell table:style-name="ce11" table:formula="of:=MEDIAN([.J81:.J84])" office:value-type="float" office:value="117.215" calcext:value-type="float">
            <text:p>117,215</text:p>
          </table:table-cell>
          <table:table-cell table:style-name="ce11"/>
          <table:table-cell table:style-name="ce11" table:formula="of:=MEDIAN([.L81:.L84])" office:value-type="float" office:value="26654.5" calcext:value-type="float">
            <text:p>26654,5</text:p>
          </table:table-cell>
          <table:table-cell table:style-name="ce11" table:formula="of:=MEDIAN([.M81:.M84])" office:value-type="float" office:value="41747.5" calcext:value-type="float">
            <text:p>41747,5</text:p>
          </table:table-cell>
          <table:table-cell table:style-name="ce11" table:formula="of:=MEDIAN([.N81:.N84])" office:value-type="float" office:value="57551.5" calcext:value-type="float">
            <text:p>57551,5</text:p>
          </table:table-cell>
          <table:table-cell table:style-name="ce11" table:formula="of:=MEDIAN([.O81:.O84])" office:value-type="float" office:value="88430" calcext:value-type="float">
            <text:p>88430</text:p>
          </table:table-cell>
          <table:table-cell table:style-name="ce11" table:formula="of:=MEDIAN([.P81:.P84])" office:value-type="float" office:value="127252" calcext:value-type="float">
            <text:p>127252</text:p>
          </table:table-cell>
          <table:table-cell table:style-name="ce11" table:formula="of:=MEDIAN([.Q81:.Q84])" office:value-type="float" office:value="127287.5" calcext:value-type="float">
            <text:p>127287,5</text:p>
          </table:table-cell>
          <table:table-cell table:style-name="ce11" table:formula="of:=MEDIAN([.R81:.R84])" office:value-type="float" office:value="127303" calcext:value-type="float">
            <text:p>127303</text:p>
          </table:table-cell>
          <table:table-cell table:style-name="ce11" table:formula="of:=MEDIAN([.S81:.S84])" office:value-type="float" office:value="127314.5" calcext:value-type="float">
            <text:p>127314,5</text:p>
          </table:table-cell>
          <table:table-cell table:style-name="ce11" table:formula="of:=MEDIAN([.T81:.T84])" office:value-type="float" office:value="159389.5" calcext:value-type="float">
            <text:p>159389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5000" calcext:value-type="float" table:number-columns-spanned="1" table:number-rows-spanned="5">
            <text:p>15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82.952" calcext:value-type="float">
            <text:p>782,95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3555000" calcext:value-type="float">
            <text:p>93555000</text:p>
          </table:table-cell>
          <table:table-cell table:style-name="ce12" office:value-type="float" office:value="86745000" calcext:value-type="float">
            <text:p>86745000</text:p>
          </table:table-cell>
          <table:table-cell table:style-name="ce12" office:value-type="float" office:value="19.16" calcext:value-type="float">
            <text:p>19,16</text:p>
          </table:table-cell>
          <table:table-cell table:number-columns-repeated="2" table:style-name="ce12" office:value-type="float" office:value="52" calcext:value-type="float">
            <text:p>52</text:p>
          </table:table-cell>
          <table:table-cell table:style-name="ce12" office:value-type="float" office:value="116.69" calcext:value-type="float">
            <text:p>116,69</text:p>
          </table:table-cell>
          <table:table-cell table:style-name="ce12"/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2" table:style-name="ce12" office:value-type="float" office:value="57" calcext:value-type="float">
            <text:p>5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72" calcext:value-type="float">
            <text:p>17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1" office:value-type="float" office:value="1500" calcext:value-type="float">
            <text:p>1500</text:p>
          </table:table-cell>
          <table:table-cell office:value-type="float" office:value="467.831" calcext:value-type="float">
            <text:p>467,831</text:p>
          </table:table-cell>
          <table:table-cell office:value-type="float" office:value="20725" calcext:value-type="float">
            <text:p>20725</text:p>
          </table:table-cell>
          <table:table-cell office:value-type="float" office:value="50488515" calcext:value-type="float">
            <text:p>50488515</text:p>
          </table:table-cell>
          <table:table-cell office:value-type="float" office:value="46813385" calcext:value-type="float">
            <text:p>46813385</text:p>
          </table:table-cell>
          <table:table-cell office:value-type="float" office:value="32.06" calcext:value-type="float">
            <text:p>32,06</text:p>
          </table:table-cell>
          <table:table-cell office:value-type="float" office:value="46783" calcext:value-type="float">
            <text:p>46783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1344" calcext:value-type="float">
            <text:p>21344</text:p>
          </table:table-cell>
          <table:table-cell office:value-type="float" office:value="31501" calcext:value-type="float">
            <text:p>31501</text:p>
          </table:table-cell>
          <table:table-cell office:value-type="float" office:value="48183" calcext:value-type="float">
            <text:p>48183</text:p>
          </table:table-cell>
          <table:table-cell office:value-type="float" office:value="77120" calcext:value-type="float">
            <text:p>77120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8" calcext:value-type="float">
            <text:p>127328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2" office:value-type="float" office:value="3000" calcext:value-type="float">
            <text:p>3000</text:p>
          </table:table-cell>
          <table:table-cell office:value-type="float" office:value="279.645" calcext:value-type="float">
            <text:p>279,645</text:p>
          </table:table-cell>
          <table:table-cell office:value-type="float" office:value="30807" calcext:value-type="float">
            <text:p>30807</text:p>
          </table:table-cell>
          <table:table-cell office:value-type="float" office:value="29538432" calcext:value-type="float">
            <text:p>29538432</text:p>
          </table:table-cell>
          <table:table-cell office:value-type="float" office:value="27388288" calcext:value-type="float">
            <text:p>27388288</text:p>
          </table:table-cell>
          <table:table-cell office:value-type="float" office:value="53.64" calcext:value-type="float">
            <text:p>53,64</text:p>
          </table:table-cell>
          <table:table-cell office:value-type="float" office:value="55928" calcext:value-type="float">
            <text:p>55928</text:p>
          </table:table-cell>
          <table:table-cell office:value-type="float" office:value="19" calcext:value-type="float">
            <text:p>19</text:p>
          </table:table-cell>
          <table:table-cell office:value-type="float" office:value="103.15" calcext:value-type="float">
            <text:p>103,15</text:p>
          </table:table-cell>
          <table:table-cell/>
          <table:table-cell office:value-type="float" office:value="24797" calcext:value-type="float">
            <text:p>24797</text:p>
          </table:table-cell>
          <table:table-cell office:value-type="float" office:value="38062" calcext:value-type="float">
            <text:p>38062</text:p>
          </table:table-cell>
          <table:table-cell office:value-type="float" office:value="53376" calcext:value-type="float">
            <text:p>53376</text:p>
          </table:table-cell>
          <table:table-cell office:value-type="float" office:value="76220" calcext:value-type="float">
            <text:p>76220</text:p>
          </table:table-cell>
          <table:table-cell office:value-type="float" office:value="127232" calcext:value-type="float">
            <text:p>127232</text:p>
          </table:table-cell>
          <table:table-cell table:number-columns-repeated="2" office:value-type="float" office:value="127273" calcext:value-type="float">
            <text:p>127273</text:p>
          </table:table-cell>
          <table:table-cell office:value-type="float" office:value="127333" calcext:value-type="float">
            <text:p>127333</text:p>
          </table:table-cell>
          <table:table-cell table:style-name="ce15" office:value-type="float" office:value="169434" calcext:value-type="float">
            <text:p>16943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4" office:value-type="float" office:value="6000" calcext:value-type="float">
            <text:p>6000</text:p>
          </table:table-cell>
          <table:table-cell office:value-type="float" office:value="227.912" calcext:value-type="float">
            <text:p>227,912</text:p>
          </table:table-cell>
          <table:table-cell office:value-type="float" office:value="32093" calcext:value-type="float">
            <text:p>32093</text:p>
          </table:table-cell>
          <table:table-cell office:value-type="float" office:value="25047792" calcext:value-type="float">
            <text:p>25047792</text:p>
          </table:table-cell>
          <table:table-cell office:value-type="float" office:value="23224528" calcext:value-type="float">
            <text:p>23224528</text:p>
          </table:table-cell>
          <table:table-cell office:value-type="float" office:value="65.81" calcext:value-type="float">
            <text:p>65,81</text:p>
          </table:table-cell>
          <table:table-cell office:value-type="float" office:value="91164" calcext:value-type="float">
            <text:p>91164</text:p>
          </table:table-cell>
          <table:table-cell office:value-type="float" office:value="15" calcext:value-type="float">
            <text:p>15</text:p>
          </table:table-cell>
          <table:table-cell office:value-type="float" office:value="107.33" calcext:value-type="float">
            <text:p>107,33</text:p>
          </table:table-cell>
          <table:table-cell/>
          <table:table-cell office:value-type="float" office:value="33193" calcext:value-type="float">
            <text:p>33193</text:p>
          </table:table-cell>
          <table:table-cell office:value-type="float" office:value="127226" calcext:value-type="float">
            <text:p>127226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246" calcext:value-type="float">
            <text:p>127246</text:p>
          </table:table-cell>
          <table:table-cell office:value-type="float" office:value="127331" calcext:value-type="float">
            <text:p>127331</text:p>
          </table:table-cell>
          <table:table-cell office:value-type="float" office:value="127338" calcext:value-type="float">
            <text:p>127338</text:p>
          </table:table-cell>
          <table:table-cell office:value-type="float" office:value="127342" calcext:value-type="float">
            <text:p>127342</text:p>
          </table:table-cell>
          <table:table-cell office:value-type="float" office:value="127343" calcext:value-type="float">
            <text:p>127343</text:p>
          </table:table-cell>
          <table:table-cell table:style-name="ce15" office:value-type="float" office:value="167848" calcext:value-type="float">
            <text:p>16784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6]*0.8" office:value-type="float" office:value="12000" calcext:value-type="float">
            <text:p>12000</text:p>
          </table:table-cell>
          <table:table-cell table:style-name="ce10" office:value-type="float" office:value="145.687" calcext:value-type="float">
            <text:p>145,687</text:p>
          </table:table-cell>
          <table:table-cell table:style-name="ce10" office:value-type="float" office:value="37801" calcext:value-type="float">
            <text:p>37801</text:p>
          </table:table-cell>
          <table:table-cell table:style-name="ce10" office:value-type="float" office:value="14987511" calcext:value-type="float">
            <text:p>14987511</text:p>
          </table:table-cell>
          <table:table-cell table:style-name="ce10" office:value-type="float" office:value="13896549" calcext:value-type="float">
            <text:p>13896549</text:p>
          </table:table-cell>
          <table:table-cell table:style-name="ce10" office:value-type="float" office:value="102.96" calcext:value-type="float">
            <text:p>102,96</text:p>
          </table:table-cell>
          <table:table-cell table:style-name="ce10" office:value-type="float" office:value="116549" calcext:value-type="float">
            <text:p>11654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0.46" calcext:value-type="float">
            <text:p>100,46</text:p>
          </table:table-cell>
          <table:table-cell table:style-name="ce10"/>
          <table:table-cell table:style-name="ce10" office:value-type="float" office:value="50149" calcext:value-type="float">
            <text:p>50149</text:p>
          </table:table-cell>
          <table:table-cell table:style-name="ce10" office:value-type="float" office:value="121803" calcext:value-type="float">
            <text:p>121803</text:p>
          </table:table-cell>
          <table:table-cell table:style-name="ce10" office:value-type="float" office:value="127277" calcext:value-type="float">
            <text:p>127277</text:p>
          </table:table-cell>
          <table:table-cell table:style-name="ce10" office:value-type="float" office:value="127292" calcext:value-type="float">
            <text:p>127292</text:p>
          </table:table-cell>
          <table:table-cell table:style-name="ce10" office:value-type="float" office:value="127369" calcext:value-type="float">
            <text:p>127369</text:p>
          </table:table-cell>
          <table:table-cell table:style-name="ce10" office:value-type="float" office:value="127374" calcext:value-type="float">
            <text:p>127374</text:p>
          </table:table-cell>
          <table:table-cell table:style-name="ce10" office:value-type="float" office:value="127376" calcext:value-type="float">
            <text:p>127376</text:p>
          </table:table-cell>
          <table:table-cell table:style-name="ce10" office:value-type="float" office:value="137123" calcext:value-type="float">
            <text:p>137123</text:p>
          </table:table-cell>
          <table:table-cell table:style-name="ce16" office:value-type="float" office:value="144807" calcext:value-type="float">
            <text:p>144807</text:p>
          </table:table-cell>
          <table:table-cell table:number-columns-repeated="1004"/>
        </table:table-row>
        <table:table-row table:style-name="ro3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87:.C90])" office:value-type="float" office:value="253.7785" calcext:value-type="float">
            <text:p>253,7785</text:p>
          </table:table-cell>
          <table:table-cell table:style-name="ce11" table:formula="of:=MEDIAN([.D87:.D90])" office:value-type="float" office:value="31450" calcext:value-type="float">
            <text:p>31450</text:p>
          </table:table-cell>
          <table:table-cell table:style-name="ce11" table:formula="of:=MEDIAN([.E87:.E90])" office:value-type="float" office:value="27293112" calcext:value-type="float">
            <text:p>27293112</text:p>
          </table:table-cell>
          <table:table-cell table:style-name="ce11" table:formula="of:=MEDIAN([.F87:.F90])" office:value-type="float" office:value="25306408" calcext:value-type="float">
            <text:p>25306408</text:p>
          </table:table-cell>
          <table:table-cell table:style-name="ce11" table:formula="of:=MEDIAN([.G87:.G90])" office:value-type="float" office:value="59.725" calcext:value-type="float">
            <text:p>59,725</text:p>
          </table:table-cell>
          <table:table-cell table:style-name="ce11" table:formula="of:=MEDIAN([.H87:.H90])" office:value-type="float" office:value="73546" calcext:value-type="float">
            <text:p>73546</text:p>
          </table:table-cell>
          <table:table-cell table:style-name="ce11" table:formula="of:=MEDIAN([.I87:.I90])" office:value-type="float" office:value="17" calcext:value-type="float">
            <text:p>17</text:p>
          </table:table-cell>
          <table:table-cell table:style-name="ce11" table:formula="of:=MEDIAN([.J87:.J90])" office:value-type="float" office:value="104.075" calcext:value-type="float">
            <text:p>104,075</text:p>
          </table:table-cell>
          <table:table-cell table:style-name="ce11"/>
          <table:table-cell table:style-name="ce11" table:formula="of:=MEDIAN([.L87:.L90])" office:value-type="float" office:value="28995" calcext:value-type="float">
            <text:p>28995</text:p>
          </table:table-cell>
          <table:table-cell table:style-name="ce11" table:formula="of:=MEDIAN([.M87:.M90])" office:value-type="float" office:value="79932.5" calcext:value-type="float">
            <text:p>79932,5</text:p>
          </table:table-cell>
          <table:table-cell table:style-name="ce11" table:formula="of:=MEDIAN([.N87:.N90])" office:value-type="float" office:value="90309" calcext:value-type="float">
            <text:p>90309</text:p>
          </table:table-cell>
          <table:table-cell table:style-name="ce11" table:formula="of:=MEDIAN([.O87:.O90])" office:value-type="float" office:value="102183" calcext:value-type="float">
            <text:p>102183</text:p>
          </table:table-cell>
          <table:table-cell table:style-name="ce11" table:formula="of:=MEDIAN([.P87:.P90])" office:value-type="float" office:value="127281.5" calcext:value-type="float">
            <text:p>127281,5</text:p>
          </table:table-cell>
          <table:table-cell table:style-name="ce11" table:formula="of:=MEDIAN([.Q87:.Q90])" office:value-type="float" office:value="127305.5" calcext:value-type="float">
            <text:p>127305,5</text:p>
          </table:table-cell>
          <table:table-cell table:style-name="ce11" table:formula="of:=MEDIAN([.R87:.R90])" office:value-type="float" office:value="127320" calcext:value-type="float">
            <text:p>127320</text:p>
          </table:table-cell>
          <table:table-cell table:style-name="ce11" table:formula="of:=MEDIAN([.S87:.S90])" office:value-type="float" office:value="127338" calcext:value-type="float">
            <text:p>127338</text:p>
          </table:table-cell>
          <table:table-cell table:style-name="ce11" table:formula="of:=MEDIAN([.T87:.T90])" office:value-type="float" office:value="167876" calcext:value-type="float">
            <text:p>167876</text:p>
          </table:table-cell>
          <table:table-cell table:style-name="ce17" table:number-columns-repeated="100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GINX" table:style-name="ta1">
        <table:table-column table:style-name="co1" table:number-columns-repeated="2" table:default-cell-style-name="ce27"/>
        <table:table-column table:style-name="co2" table:default-cell-style-name="ce27"/>
        <table:table-column table:style-name="co1" table:default-cell-style-name="ce27"/>
        <table:table-column table:style-name="co3" table:number-columns-repeated="2" table:default-cell-style-name="ce27"/>
        <table:table-column table:style-name="co6" table:default-cell-style-name="ce27"/>
        <table:table-column table:style-name="co9" table:default-cell-style-name="ce27"/>
        <table:table-column table:style-name="co6" table:number-columns-repeated="2" table:default-cell-style-name="ce27"/>
        <table:table-column table:style-name="co7" table:default-cell-style-name="ce27"/>
        <table:table-column table:style-name="co10" table:number-columns-repeated="2" table:default-cell-style-name="ce27"/>
        <table:table-column table:style-name="co1" table:number-columns-repeated="7" table:default-cell-style-name="ce27"/>
        <table:table-column table:style-name="co7" table:number-columns-repeated="1004" table:default-cell-style-name="ce27"/>
        <table:table-row table:style-name="ro1">
          <table:table-cell table:style-name="ce18" office:value-type="string" calcext:value-type="string">
            <text:p>Número de Requisições</text:p>
          </table:table-cell>
          <table:table-cell table:style-name="ce8" office:value-type="string" calcext:value-type="string">
            <text:p>Requisições Simultâneas</text:p>
          </table:table-cell>
          <table:table-cell table:style-name="ce8" office:value-type="string" calcext:value-type="string">
            <text:p>Tempo Total do Teste (s)</text:p>
          </table:table-cell>
          <table:table-cell table:style-name="ce8" office:value-type="string" calcext:value-type="string">
            <text:p>Falhas nas Requisições</text:p>
          </table:table-cell>
          <table:table-cell table:style-name="ce8" office:value-type="string" calcext:value-type="string">
            <text:p>Total Transferido (bytes)</text:p>
          </table:table-cell>
          <table:table-cell table:style-name="ce8" office:value-type="string" calcext:value-type="string">
            <text:p>HTML Transferido (bytes)</text:p>
          </table:table-cell>
          <table:table-cell table:style-name="ce8" office:value-type="string" calcext:value-type="string">
            <text:p>Requisições por Segundo</text:p>
          </table:table-cell>
          <table:table-cell table:style-name="ce8" office:value-type="string" calcext:value-type="string">
            <text:p>Tempo médio por requisição (ms)</text:p>
          </table:table-cell>
          <table:table-cell table:style-name="ce8" office:value-type="string" calcext:value-type="string">
            <text:p>Tempo médio por requisição (concorrente)</text:p>
          </table:table-cell>
          <table:table-cell table:style-name="ce8" office:value-type="string" calcext:value-type="string">
            <text:p>Taxa de Tranferência (Kbytes/seg)</text:p>
          </table:table-cell>
          <table:table-cell table:style-name="ce8" office:value-type="string" calcext:value-type="string">
            <text:p>Porcentagem de Requisições Servidas em um periodo de tempo (ms)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99" calcext:value-type="float">
            <text:p>99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 table:style-name="ce18" office:value-type="float" office:value="1000" calcext:value-type="float" table:number-columns-spanned="1" table:number-rows-spanned="5">
            <text:p>100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1.909" calcext:value-type="float">
            <text:p>51,90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157000" calcext:value-type="float">
            <text:p>6157000</text:p>
          </table:table-cell>
          <table:table-cell table:style-name="ce28" office:value-type="float" office:value="5759000" calcext:value-type="float">
            <text:p>5759000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52" calcext:value-type="float">
            <text:p>52</text:p>
          </table:table-cell>
          <table:table-cell table:style-name="ce28" office:value-type="float" office:value="115.83" calcext:value-type="float">
            <text:p>115,83</text:p>
          </table:table-cell>
          <table:table-cell table:style-name="ce28"/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76" calcext:value-type="float">
            <text:p>76</text:p>
          </table:table-cell>
          <table:table-cell table:style-name="ce45" office:value-type="float" office:value="118" calcext:value-type="float">
            <text:p>11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1" office:value-type="float" office:value="100" calcext:value-type="float">
            <text:p>100</text:p>
          </table:table-cell>
          <table:table-cell office:value-type="float" office:value="50.574" calcext:value-type="float">
            <text:p>50,574</text:p>
          </table:table-cell>
          <table:table-cell office:value-type="float" office:value="0" calcext:value-type="float">
            <text:p>0</text:p>
          </table:table-cell>
          <table:table-cell office:value-type="float" office:value="6157000" calcext:value-type="float">
            <text:p>6157000</text:p>
          </table:table-cell>
          <table:table-cell office:value-type="float" office:value="5759000" calcext:value-type="float">
            <text:p>5759000</text:p>
          </table:table-cell>
          <table:table-cell office:value-type="float" office:value="20" calcext:value-type="float">
            <text:p>20</text:p>
          </table:table-cell>
          <table:table-cell office:value-type="float" office:value="5057" calcext:value-type="float">
            <text:p>5057</text:p>
          </table:table-cell>
          <table:table-cell office:value-type="float" office:value="51" calcext:value-type="float">
            <text:p>5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4939" calcext:value-type="float">
            <text:p>4939</text:p>
          </table:table-cell>
          <table:table-cell office:value-type="float" office:value="5008" calcext:value-type="float">
            <text:p>5008</text:p>
          </table:table-cell>
          <table:table-cell office:value-type="float" office:value="5259" calcext:value-type="float">
            <text:p>5259</text:p>
          </table:table-cell>
          <table:table-cell office:value-type="float" office:value="5294" calcext:value-type="float">
            <text:p>5294</text:p>
          </table:table-cell>
          <table:table-cell office:value-type="float" office:value="5405" calcext:value-type="float">
            <text:p>5405</text:p>
          </table:table-cell>
          <table:table-cell office:value-type="float" office:value="5482" calcext:value-type="float">
            <text:p>5482</text:p>
          </table:table-cell>
          <table:table-cell office:value-type="float" office:value="5514" calcext:value-type="float">
            <text:p>5514</text:p>
          </table:table-cell>
          <table:table-cell office:value-type="float" office:value="5538" calcext:value-type="float">
            <text:p>5538</text:p>
          </table:table-cell>
          <table:table-cell table:style-name="ce46" office:value-type="float" office:value="5576" calcext:value-type="float">
            <text:p>557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2" office:value-type="float" office:value="200" calcext:value-type="float">
            <text:p>200</text:p>
          </table:table-cell>
          <table:table-cell office:value-type="float" office:value="10.404" calcext:value-type="float">
            <text:p>10,404</text:p>
          </table:table-cell>
          <table:table-cell office:value-type="float" office:value="812" calcext:value-type="float">
            <text:p>812</text:p>
          </table:table-cell>
          <table:table-cell office:value-type="float" office:value="1419792" calcext:value-type="float">
            <text:p>1419792</text:p>
          </table:table-cell>
          <table:table-cell office:value-type="float" office:value="1222356" calcext:value-type="float">
            <text:p>1222356</text:p>
          </table:table-cell>
          <table:table-cell office:value-type="float" office:value="96" calcext:value-type="float">
            <text:p>96</text:p>
          </table:table-cell>
          <table:table-cell office:value-type="float" office:value="2081" calcext:value-type="float">
            <text:p>2081</text:p>
          </table:table-cell>
          <table:table-cell office:value-type="float" office:value="10" calcext:value-type="float">
            <text:p>10</text:p>
          </table:table-cell>
          <table:table-cell office:value-type="float" office:value="133.27" calcext:value-type="float">
            <text:p>133,2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office:value-type="float" office:value="233" calcext:value-type="float">
            <text:p>233</text:p>
          </table:table-cell>
          <table:table-cell office:value-type="float" office:value="3037" calcext:value-type="float">
            <text:p>3037</text:p>
          </table:table-cell>
          <table:table-cell office:value-type="float" office:value="5855" calcext:value-type="float">
            <text:p>5855</text:p>
          </table:table-cell>
          <table:table-cell office:value-type="float" office:value="6765" calcext:value-type="float">
            <text:p>6765</text:p>
          </table:table-cell>
          <table:table-cell office:value-type="float" office:value="7336" calcext:value-type="float">
            <text:p>7336</text:p>
          </table:table-cell>
          <table:table-cell office:value-type="float" office:value="7808" calcext:value-type="float">
            <text:p>7808</text:p>
          </table:table-cell>
          <table:table-cell table:style-name="ce46" office:value-type="float" office:value="9961" calcext:value-type="float">
            <text:p>996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4" office:value-type="float" office:value="400" calcext:value-type="float">
            <text:p>400</text:p>
          </table:table-cell>
          <table:table-cell office:value-type="float" office:value="8.365" calcext:value-type="float">
            <text:p>8,365</text:p>
          </table:table-cell>
          <table:table-cell office:value-type="float" office:value="840" calcext:value-type="float">
            <text:p>840</text:p>
          </table:table-cell>
          <table:table-cell office:value-type="float" office:value="1256440" calcext:value-type="float">
            <text:p>1256440</text:p>
          </table:table-cell>
          <table:table-cell office:value-type="float" office:value="1065920" calcext:value-type="float">
            <text:p>1065920</text:p>
          </table:table-cell>
          <table:table-cell office:value-type="float" office:value="120" calcext:value-type="float">
            <text:p>120</text:p>
          </table:table-cell>
          <table:table-cell office:value-type="float" office:value="3346" calcext:value-type="float">
            <text:p>3346</text:p>
          </table:table-cell>
          <table:table-cell office:value-type="float" office:value="8" calcext:value-type="float">
            <text:p>8</text:p>
          </table:table-cell>
          <table:table-cell office:value-type="float" office:value="146.68" calcext:value-type="float">
            <text:p>146,6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43" calcext:value-type="float">
            <text:p>443</text:p>
          </table:table-cell>
          <table:table-cell office:value-type="float" office:value="1818" calcext:value-type="float">
            <text:p>1818</text:p>
          </table:table-cell>
          <table:table-cell office:value-type="float" office:value="1868" calcext:value-type="float">
            <text:p>1868</text:p>
          </table:table-cell>
          <table:table-cell office:value-type="float" office:value="3546" calcext:value-type="float">
            <text:p>3546</text:p>
          </table:table-cell>
          <table:table-cell office:value-type="float" office:value="6048" calcext:value-type="float">
            <text:p>6048</text:p>
          </table:table-cell>
          <table:table-cell office:value-type="float" office:value="7031" calcext:value-type="float">
            <text:p>7031</text:p>
          </table:table-cell>
          <table:table-cell office:value-type="float" office:value="8008" calcext:value-type="float">
            <text:p>8008</text:p>
          </table:table-cell>
          <table:table-cell table:style-name="ce46" office:value-type="float" office:value="8360" calcext:value-type="float">
            <text:p>836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]*0.8" office:value-type="float" office:value="800" calcext:value-type="float">
            <text:p>800</text:p>
          </table:table-cell>
          <table:table-cell table:style-name="ce29" office:value-type="float" office:value="8.891" calcext:value-type="float">
            <text:p>8,891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209768" calcext:value-type="float">
            <text:p>1209768</text:p>
          </table:table-cell>
          <table:table-cell table:style-name="ce29" office:value-type="float" office:value="1021224" calcext:value-type="float">
            <text:p>1021224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7113" calcext:value-type="float">
            <text:p>711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32.88" calcext:value-type="float">
            <text:p>132,88</text:p>
          </table:table-cell>
          <table:table-cell table:style-name="ce29"/>
          <table:table-cell table:style-name="ce29" office:value-type="float" office:value="1144" calcext:value-type="float">
            <text:p>1144</text:p>
          </table:table-cell>
          <table:table-cell table:style-name="ce29" office:value-type="float" office:value="1663" calcext:value-type="float">
            <text:p>1663</text:p>
          </table:table-cell>
          <table:table-cell table:style-name="ce29" office:value-type="float" office:value="2121" calcext:value-type="float">
            <text:p>2121</text:p>
          </table:table-cell>
          <table:table-cell table:style-name="ce29" office:value-type="float" office:value="2207" calcext:value-type="float">
            <text:p>2207</text:p>
          </table:table-cell>
          <table:table-cell table:style-name="ce29" office:value-type="float" office:value="4011" calcext:value-type="float">
            <text:p>4011</text:p>
          </table:table-cell>
          <table:table-cell table:style-name="ce29" office:value-type="float" office:value="6447" calcext:value-type="float">
            <text:p>6447</text:p>
          </table:table-cell>
          <table:table-cell table:style-name="ce29" office:value-type="float" office:value="7766" calcext:value-type="float">
            <text:p>7766</text:p>
          </table:table-cell>
          <table:table-cell table:style-name="ce29" office:value-type="float" office:value="8449" calcext:value-type="float">
            <text:p>8449</text:p>
          </table:table-cell>
          <table:table-cell table:style-name="ce46" office:value-type="float" office:value="8879" calcext:value-type="float">
            <text:p>8879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MEDIAN([.C3:.C6])" office:value-type="float" office:value="9.6475" calcext:value-type="float">
            <text:p>9,6475</text:p>
          </table:table-cell>
          <table:table-cell table:style-name="ce23" table:formula="of:=MEDIAN([.D3:.D6])" office:value-type="float" office:value="482" calcext:value-type="float">
            <text:p>482</text:p>
          </table:table-cell>
          <table:table-cell table:style-name="ce23" table:formula="of:=MEDIAN([.E3:.E6])" office:value-type="float" office:value="1338116" calcext:value-type="float">
            <text:p>1338116</text:p>
          </table:table-cell>
          <table:table-cell table:style-name="ce23" table:formula="of:=MEDIAN([.F3:.F6])" office:value-type="float" office:value="1144138" calcext:value-type="float">
            <text:p>1144138</text:p>
          </table:table-cell>
          <table:table-cell table:style-name="ce23" table:formula="of:=MEDIAN([.G3:.G6])" office:value-type="float" office:value="104" calcext:value-type="float">
            <text:p>104</text:p>
          </table:table-cell>
          <table:table-cell table:style-name="ce23" table:formula="of:=MEDIAN([.H3:.H6])" office:value-type="float" office:value="4201.5" calcext:value-type="float">
            <text:p>4201,5</text:p>
          </table:table-cell>
          <table:table-cell table:style-name="ce23" table:formula="of:=MEDIAN([.I3:.I6])" office:value-type="float" office:value="9.5" calcext:value-type="float">
            <text:p>9,5</text:p>
          </table:table-cell>
          <table:table-cell table:style-name="ce23" table:formula="of:=MEDIAN([.J3:.J6])" office:value-type="float" office:value="133.075" calcext:value-type="float">
            <text:p>133,075</text:p>
          </table:table-cell>
          <table:table-cell table:style-name="ce23"/>
          <table:table-cell table:style-name="ce23" table:formula="of:=MEDIAN([.L3:.L6])" office:value-type="float" office:value="692" calcext:value-type="float">
            <text:p>692</text:p>
          </table:table-cell>
          <table:table-cell table:style-name="ce23" table:formula="of:=MEDIAN([.M3:.M6])" office:value-type="float" office:value="1053" calcext:value-type="float">
            <text:p>1053</text:p>
          </table:table-cell>
          <table:table-cell table:style-name="ce23" table:formula="of:=MEDIAN([.N3:.N6])" office:value-type="float" office:value="1969.5" calcext:value-type="float">
            <text:p>1969,5</text:p>
          </table:table-cell>
          <table:table-cell table:style-name="ce23" table:formula="of:=MEDIAN([.O3:.O6])" office:value-type="float" office:value="2622" calcext:value-type="float">
            <text:p>2622</text:p>
          </table:table-cell>
          <table:table-cell table:style-name="ce23" table:formula="of:=MEDIAN([.P3:.P6])" office:value-type="float" office:value="4708" calcext:value-type="float">
            <text:p>4708</text:p>
          </table:table-cell>
          <table:table-cell table:style-name="ce23" table:formula="of:=MEDIAN([.Q3:.Q6])" office:value-type="float" office:value="6247.5" calcext:value-type="float">
            <text:p>6247,5</text:p>
          </table:table-cell>
          <table:table-cell table:style-name="ce23" table:formula="of:=MEDIAN([.R3:.R6])" office:value-type="float" office:value="7183.5" calcext:value-type="float">
            <text:p>7183,5</text:p>
          </table:table-cell>
          <table:table-cell table:style-name="ce23" table:formula="of:=MEDIAN([.S3:.S6])" office:value-type="float" office:value="7908" calcext:value-type="float">
            <text:p>7908</text:p>
          </table:table-cell>
          <table:table-cell table:style-name="ce47" table:formula="of:=MEDIAN([.T3:.T6])" office:value-type="float" office:value="8619.5" calcext:value-type="float">
            <text:p>8619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2000" calcext:value-type="float" table:number-columns-spanned="1" table:number-rows-spanned="5">
            <text:p>2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10.389" calcext:value-type="float">
            <text:p>110,3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314000" calcext:value-type="float">
            <text:p>12314000</text:p>
          </table:table-cell>
          <table:table-cell table:style-name="ce36" office:value-type="float" office:value="11518000" calcext:value-type="float">
            <text:p>11518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5" calcext:value-type="float">
            <text:p>55</text:p>
          </table:table-cell>
          <table:table-cell table:style-name="ce36" office:value-type="float" office:value="108.94" calcext:value-type="float">
            <text:p>108,94</text:p>
          </table:table-cell>
          <table:table-cell table:style-name="ce36"/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109" calcext:value-type="float">
            <text:p>109</text:p>
          </table:table-cell>
          <table:table-cell table:style-name="ce48" office:value-type="float" office:value="192" calcext:value-type="float">
            <text:p>19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1" office:value-type="float" office:value="200" calcext:value-type="float">
            <text:p>200</text:p>
          </table:table-cell>
          <table:table-cell office:value-type="float" office:value="11.77" calcext:value-type="float">
            <text:p>11,77</text:p>
          </table:table-cell>
          <table:table-cell office:value-type="float" office:value="1763" calcext:value-type="float">
            <text:p>1763</text:p>
          </table:table-cell>
          <table:table-cell office:value-type="float" office:value="2028658" calcext:value-type="float">
            <text:p>2028658</text:p>
          </table:table-cell>
          <table:table-cell office:value-type="float" office:value="1668119" calcext:value-type="float">
            <text:p>1668119</text:p>
          </table:table-cell>
          <table:table-cell office:value-type="float" office:value="170" calcext:value-type="float">
            <text:p>170</text:p>
          </table:table-cell>
          <table:table-cell office:value-type="float" office:value="1177" calcext:value-type="float">
            <text:p>1177</text:p>
          </table:table-cell>
          <table:table-cell office:value-type="float" office:value="5" calcext:value-type="float">
            <text:p>5</text:p>
          </table:table-cell>
          <table:table-cell office:value-type="float" office:value="168.31" calcext:value-type="float">
            <text:p>168,3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float" office:value="171" calcext:value-type="float">
            <text:p>171</text:p>
          </table:table-cell>
          <table:table-cell office:value-type="float" office:value="199" calcext:value-type="float">
            <text:p>199</text:p>
          </table:table-cell>
          <table:table-cell office:value-type="float" office:value="3113" calcext:value-type="float">
            <text:p>3113</text:p>
          </table:table-cell>
          <table:table-cell office:value-type="float" office:value="6727" calcext:value-type="float">
            <text:p>6727</text:p>
          </table:table-cell>
          <table:table-cell office:value-type="float" office:value="7259" calcext:value-type="float">
            <text:p>7259</text:p>
          </table:table-cell>
          <table:table-cell office:value-type="float" office:value="7628" calcext:value-type="float">
            <text:p>7628</text:p>
          </table:table-cell>
          <table:table-cell table:style-name="ce46" office:value-type="float" office:value="10208" calcext:value-type="float">
            <text:p>1020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2" office:value-type="float" office:value="400" calcext:value-type="float">
            <text:p>400</text:p>
          </table:table-cell>
          <table:table-cell office:value-type="float" office:value="13.434" calcext:value-type="float">
            <text:p>13,434</text:p>
          </table:table-cell>
          <table:table-cell office:value-type="float" office:value="2028" calcext:value-type="float">
            <text:p>2028</text:p>
          </table:table-cell>
          <table:table-cell office:value-type="float" office:value="1577602" calcext:value-type="float">
            <text:p>1577602</text:p>
          </table:table-cell>
          <table:table-cell office:value-type="float" office:value="1249343" calcext:value-type="float">
            <text:p>1249343</text:p>
          </table:table-cell>
          <table:table-cell office:value-type="float" office:value="149" calcext:value-type="float">
            <text:p>149</text:p>
          </table:table-cell>
          <table:table-cell office:value-type="float" office:value="2687" calcext:value-type="float">
            <text:p>2687</text:p>
          </table:table-cell>
          <table:table-cell office:value-type="float" office:value="6" calcext:value-type="float">
            <text:p>6</text:p>
          </table:table-cell>
          <table:table-cell office:value-type="float" office:value="114.68" calcext:value-type="float">
            <text:p>114,6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13" calcext:value-type="float">
            <text:p>213</text:p>
          </table:table-cell>
          <table:table-cell office:value-type="float" office:value="235" calcext:value-type="float">
            <text:p>235</text:p>
          </table:table-cell>
          <table:table-cell office:value-type="float" office:value="355" calcext:value-type="float">
            <text:p>355</text:p>
          </table:table-cell>
          <table:table-cell office:value-type="float" office:value="3680" calcext:value-type="float">
            <text:p>3680</text:p>
          </table:table-cell>
          <table:table-cell office:value-type="float" office:value="6374" calcext:value-type="float">
            <text:p>6374</text:p>
          </table:table-cell>
          <table:table-cell office:value-type="float" office:value="10424" calcext:value-type="float">
            <text:p>10424</text:p>
          </table:table-cell>
          <table:table-cell office:value-type="float" office:value="11065" calcext:value-type="float">
            <text:p>11065</text:p>
          </table:table-cell>
          <table:table-cell table:style-name="ce46" office:value-type="float" office:value="13426" calcext:value-type="float">
            <text:p>1342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4" office:value-type="float" office:value="800" calcext:value-type="float">
            <text:p>800</text:p>
          </table:table-cell>
          <table:table-cell office:value-type="float" office:value="10.657" calcext:value-type="float">
            <text:p>10,657</text:p>
          </table:table-cell>
          <table:table-cell office:value-type="float" office:value="14.51" calcext:value-type="float">
            <text:p>14,51</text:p>
          </table:table-cell>
          <table:table-cell office:value-type="float" office:value="1690100" calcext:value-type="float">
            <text:p>1690100</text:p>
          </table:table-cell>
          <table:table-cell office:value-type="float" office:value="1401022" calcext:value-type="float">
            <text:p>1401022</text:p>
          </table:table-cell>
          <table:table-cell office:value-type="float" office:value="188" calcext:value-type="float">
            <text:p>188</text:p>
          </table:table-cell>
          <table:table-cell office:value-type="float" office:value="4262" calcext:value-type="float">
            <text:p>4262</text:p>
          </table:table-cell>
          <table:table-cell office:value-type="float" office:value="5" calcext:value-type="float">
            <text:p>5</text:p>
          </table:table-cell>
          <table:table-cell office:value-type="float" office:value="154.88" calcext:value-type="float">
            <text:p>154,8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131" calcext:value-type="float">
            <text:p>1131</text:p>
          </table:table-cell>
          <table:table-cell office:value-type="float" office:value="3815" calcext:value-type="float">
            <text:p>3815</text:p>
          </table:table-cell>
          <table:table-cell office:value-type="float" office:value="3952" calcext:value-type="float">
            <text:p>3952</text:p>
          </table:table-cell>
          <table:table-cell office:value-type="float" office:value="4229" calcext:value-type="float">
            <text:p>4229</text:p>
          </table:table-cell>
          <table:table-cell office:value-type="float" office:value="6011" calcext:value-type="float">
            <text:p>6011</text:p>
          </table:table-cell>
          <table:table-cell office:value-type="float" office:value="8834" calcext:value-type="float">
            <text:p>8834</text:p>
          </table:table-cell>
          <table:table-cell office:value-type="float" office:value="9803" calcext:value-type="float">
            <text:p>9803</text:p>
          </table:table-cell>
          <table:table-cell table:style-name="ce46" office:value-type="float" office:value="10641" calcext:value-type="float">
            <text:p>106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8]*0.8" office:value-type="float" office:value="1600" calcext:value-type="float">
            <text:p>1600</text:p>
          </table:table-cell>
          <table:table-cell table:style-name="ce29" office:value-type="float" office:value="11.007" calcext:value-type="float">
            <text:p>11,007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830302" calcext:value-type="float">
            <text:p>1830302</text:p>
          </table:table-cell>
          <table:table-cell table:style-name="ce29" office:value-type="float" office:value="1478161" calcext:value-type="float">
            <text:p>1478161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8806" calcext:value-type="float">
            <text:p>880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62.39" calcext:value-type="float">
            <text:p>162,39</text:p>
          </table:table-cell>
          <table:table-cell table:style-name="ce29"/>
          <table:table-cell table:style-name="ce29" office:value-type="float" office:value="1919" calcext:value-type="float">
            <text:p>1919</text:p>
          </table:table-cell>
          <table:table-cell table:style-name="ce29" office:value-type="float" office:value="2269" calcext:value-type="float">
            <text:p>2269</text:p>
          </table:table-cell>
          <table:table-cell table:style-name="ce29" office:value-type="float" office:value="2410" calcext:value-type="float">
            <text:p>2410</text:p>
          </table:table-cell>
          <table:table-cell table:style-name="ce29" office:value-type="float" office:value="3307" calcext:value-type="float">
            <text:p>3307</text:p>
          </table:table-cell>
          <table:table-cell table:style-name="ce29" office:value-type="float" office:value="4368" calcext:value-type="float">
            <text:p>4368</text:p>
          </table:table-cell>
          <table:table-cell table:style-name="ce29" office:value-type="float" office:value="6245" calcext:value-type="float">
            <text:p>6245</text:p>
          </table:table-cell>
          <table:table-cell table:style-name="ce29" office:value-type="float" office:value="9178" calcext:value-type="float">
            <text:p>9178</text:p>
          </table:table-cell>
          <table:table-cell table:style-name="ce29" office:value-type="float" office:value="10138" calcext:value-type="float">
            <text:p>10138</text:p>
          </table:table-cell>
          <table:table-cell table:style-name="ce46" office:value-type="float" office:value="10986" calcext:value-type="float">
            <text:p>10986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MEDIAN([.C9:.C12])" office:value-type="float" office:value="11.3885" calcext:value-type="float">
            <text:p>11,3885</text:p>
          </table:table-cell>
          <table:table-cell table:style-name="ce23" table:formula="of:=MEDIAN([.D9:.D12])" office:value-type="float" office:value="983" calcext:value-type="float">
            <text:p>983</text:p>
          </table:table-cell>
          <table:table-cell table:style-name="ce23" table:formula="of:=MEDIAN([.E9:.E12])" office:value-type="float" office:value="1760201" calcext:value-type="float">
            <text:p>1760201</text:p>
          </table:table-cell>
          <table:table-cell table:style-name="ce23" table:formula="of:=MEDIAN([.F9:.F12])" office:value-type="float" office:value="1439591.5" calcext:value-type="float">
            <text:p>1439591,5</text:p>
          </table:table-cell>
          <table:table-cell table:style-name="ce23" table:formula="of:=MEDIAN([.G9:.G12])" office:value-type="float" office:value="176" calcext:value-type="float">
            <text:p>176</text:p>
          </table:table-cell>
          <table:table-cell table:style-name="ce23" table:formula="of:=MEDIAN([.H9:.H12])" office:value-type="float" office:value="3474.5" calcext:value-type="float">
            <text:p>3474,5</text:p>
          </table:table-cell>
          <table:table-cell table:style-name="ce23" table:formula="of:=MEDIAN([.I9:.I12])" office:value-type="float" office:value="5.5" calcext:value-type="float">
            <text:p>5,5</text:p>
          </table:table-cell>
          <table:table-cell table:style-name="ce23" table:formula="of:=MEDIAN([.J9:.J12])" office:value-type="float" office:value="158.635" calcext:value-type="float">
            <text:p>158,635</text:p>
          </table:table-cell>
          <table:table-cell table:style-name="ce23"/>
          <table:table-cell table:style-name="ce23" table:formula="of:=MEDIAN([.L9:.L12])" office:value-type="float" office:value="232" calcext:value-type="float">
            <text:p>232</text:p>
          </table:table-cell>
          <table:table-cell table:style-name="ce23" table:formula="of:=MEDIAN([.M9:.M12])" office:value-type="float" office:value="672" calcext:value-type="float">
            <text:p>672</text:p>
          </table:table-cell>
          <table:table-cell table:style-name="ce23" table:formula="of:=MEDIAN([.N9:.N12])" office:value-type="float" office:value="1322.5" calcext:value-type="float">
            <text:p>1322,5</text:p>
          </table:table-cell>
          <table:table-cell table:style-name="ce23" table:formula="of:=MEDIAN([.O9:.O12])" office:value-type="float" office:value="1831" calcext:value-type="float">
            <text:p>1831</text:p>
          </table:table-cell>
          <table:table-cell table:style-name="ce23" table:formula="of:=MEDIAN([.P9:.P12])" office:value-type="float" office:value="3954.5" calcext:value-type="float">
            <text:p>3954,5</text:p>
          </table:table-cell>
          <table:table-cell table:style-name="ce23" table:formula="of:=MEDIAN([.Q9:.Q12])" office:value-type="float" office:value="6309.5" calcext:value-type="float">
            <text:p>6309,5</text:p>
          </table:table-cell>
          <table:table-cell table:style-name="ce23" table:formula="of:=MEDIAN([.R9:.R12])" office:value-type="float" office:value="9006" calcext:value-type="float">
            <text:p>9006</text:p>
          </table:table-cell>
          <table:table-cell table:style-name="ce23" table:formula="of:=MEDIAN([.S9:.S12])" office:value-type="float" office:value="9970.5" calcext:value-type="float">
            <text:p>9970,5</text:p>
          </table:table-cell>
          <table:table-cell table:style-name="ce47" table:formula="of:=MEDIAN([.T9:.T12])" office:value-type="float" office:value="10813.5" calcext:value-type="float">
            <text:p>10813,5</text:p>
          </table:table-cell>
          <table:table-cell table:style-name="ce55" table:number-columns-repeated="1004"/>
        </table:table-row>
        <table:table-row table:style-name="ro2">
          <table:table-cell table:style-name="ce22" office:value-type="float" office:value="3000" calcext:value-type="float" table:number-columns-spanned="1" table:number-rows-spanned="6">
            <text:p>3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58.035" calcext:value-type="float">
            <text:p>158,0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471000" calcext:value-type="float">
            <text:p>18471000</text:p>
          </table:table-cell>
          <table:table-cell table:style-name="ce36" office:value-type="float" office:value="17277000" calcext:value-type="float">
            <text:p>17277000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2" table:style-name="ce36" office:value-type="float" office:value="53" calcext:value-type="float">
            <text:p>53</text:p>
          </table:table-cell>
          <table:table-cell table:style-name="ce36" office:value-type="float" office:value="114.14" calcext:value-type="float">
            <text:p>114,14</text:p>
          </table:table-cell>
          <table:table-cell table:style-name="ce36"/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78" calcext:value-type="float">
            <text:p>78</text:p>
          </table:table-cell>
          <table:table-cell table:style-name="ce48" office:value-type="float" office:value="117" calcext:value-type="float">
            <text:p>11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1" office:value-type="float" office:value="300" calcext:value-type="float">
            <text:p>300</text:p>
          </table:table-cell>
          <table:table-cell office:value-type="float" office:value="13.387" calcext:value-type="float">
            <text:p>13,387</text:p>
          </table:table-cell>
          <table:table-cell office:value-type="float" office:value="179" calcext:value-type="float">
            <text:p>179</text:p>
          </table:table-cell>
          <table:table-cell office:value-type="float" office:value="2013286" calcext:value-type="float">
            <text:p>2013286</text:p>
          </table:table-cell>
          <table:table-cell office:value-type="float" office:value="1516073" calcext:value-type="float">
            <text:p>1516073</text:p>
          </table:table-cell>
          <table:table-cell office:value-type="float" office:value="224" calcext:value-type="float">
            <text:p>224</text:p>
          </table:table-cell>
          <table:table-cell office:value-type="float" office:value="1338" calcext:value-type="float">
            <text:p>1338</text:p>
          </table:table-cell>
          <table:table-cell office:value-type="float" office:value="4" calcext:value-type="float">
            <text:p>4</text:p>
          </table:table-cell>
          <table:table-cell office:value-type="float" office:value="146.87" calcext:value-type="float">
            <text:p>146,8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37" calcext:value-type="float">
            <text:p>237</text:p>
          </table:table-cell>
          <table:table-cell office:value-type="float" office:value="291" calcext:value-type="float">
            <text:p>291</text:p>
          </table:table-cell>
          <table:table-cell office:value-type="float" office:value="331" calcext:value-type="float">
            <text:p>331</text:p>
          </table:table-cell>
          <table:table-cell office:value-type="float" office:value="493" calcext:value-type="float">
            <text:p>493</text:p>
          </table:table-cell>
          <table:table-cell office:value-type="float" office:value="4004" calcext:value-type="float">
            <text:p>4004</text:p>
          </table:table-cell>
          <table:table-cell office:value-type="float" office:value="8893" calcext:value-type="float">
            <text:p>8893</text:p>
          </table:table-cell>
          <table:table-cell office:value-type="float" office:value="9446" calcext:value-type="float">
            <text:p>9446</text:p>
          </table:table-cell>
          <table:table-cell table:style-name="ce46" office:value-type="float" office:value="13380" calcext:value-type="float">
            <text:p>1338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2" office:value-type="float" office:value="600" calcext:value-type="float">
            <text:p>600</text:p>
          </table:table-cell>
          <table:table-cell office:value-type="float" office:value="14.289" calcext:value-type="float">
            <text:p>14,289</text:p>
          </table:table-cell>
          <table:table-cell office:value-type="float" office:value="3194" calcext:value-type="float">
            <text:p>3194</text:p>
          </table:table-cell>
          <table:table-cell office:value-type="float" office:value="2299069" calcext:value-type="float">
            <text:p>2299069</text:p>
          </table:table-cell>
          <table:table-cell office:value-type="float" office:value="1819556" calcext:value-type="float">
            <text:p>1819556</text:p>
          </table:table-cell>
          <table:table-cell office:value-type="float" office:value="210" calcext:value-type="float">
            <text:p>210</text:p>
          </table:table-cell>
          <table:table-cell office:value-type="float" office:value="2851" calcext:value-type="float">
            <text:p>2851</text:p>
          </table:table-cell>
          <table:table-cell office:value-type="float" office:value="4" calcext:value-type="float">
            <text:p>4</text:p>
          </table:table-cell>
          <table:table-cell office:value-type="float" office:value="157.13" calcext:value-type="float">
            <text:p>157,1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790" calcext:value-type="float">
            <text:p>790</text:p>
          </table:table-cell>
          <table:table-cell office:value-type="float" office:value="3884" calcext:value-type="float">
            <text:p>3884</text:p>
          </table:table-cell>
          <table:table-cell office:value-type="float" office:value="7575" calcext:value-type="float">
            <text:p>7575</text:p>
          </table:table-cell>
          <table:table-cell office:value-type="float" office:value="9244" calcext:value-type="float">
            <text:p>9244</text:p>
          </table:table-cell>
          <table:table-cell office:value-type="float" office:value="12927" calcext:value-type="float">
            <text:p>12927</text:p>
          </table:table-cell>
          <table:table-cell table:style-name="ce46" office:value-type="float" office:value="14276" calcext:value-type="float">
            <text:p>1427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4" office:value-type="float" office:value="1200" calcext:value-type="float">
            <text:p>1200</text:p>
          </table:table-cell>
          <table:table-cell office:value-type="float" office:value="15.998" calcext:value-type="float">
            <text:p>15,998</text:p>
          </table:table-cell>
          <table:table-cell office:value-type="float" office:value="4125" calcext:value-type="float">
            <text:p>4125</text:p>
          </table:table-cell>
          <table:table-cell office:value-type="float" office:value="2109005" calcext:value-type="float">
            <text:p>2109005</text:p>
          </table:table-cell>
          <table:table-cell office:value-type="float" office:value="1700983" calcext:value-type="float">
            <text:p>1700983</text:p>
          </table:table-cell>
          <table:table-cell office:value-type="float" office:value="188" calcext:value-type="float">
            <text:p>188</text:p>
          </table:table-cell>
          <table:table-cell office:value-type="float" office:value="6399" calcext:value-type="float">
            <text:p>6399</text:p>
          </table:table-cell>
          <table:table-cell office:value-type="float" office:value="5" calcext:value-type="float">
            <text:p>5</text:p>
          </table:table-cell>
          <table:table-cell office:value-type="float" office:value="128.74" calcext:value-type="float">
            <text:p>128,74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235" calcext:value-type="float">
            <text:p>3235</text:p>
          </table:table-cell>
          <table:table-cell office:value-type="float" office:value="4023" calcext:value-type="float">
            <text:p>4023</text:p>
          </table:table-cell>
          <table:table-cell office:value-type="float" office:value="4294" calcext:value-type="float">
            <text:p>4294</text:p>
          </table:table-cell>
          <table:table-cell office:value-type="float" office:value="4777" calcext:value-type="float">
            <text:p>4777</text:p>
          </table:table-cell>
          <table:table-cell office:value-type="float" office:value="7604" calcext:value-type="float">
            <text:p>7604</text:p>
          </table:table-cell>
          <table:table-cell office:value-type="float" office:value="9970" calcext:value-type="float">
            <text:p>9970</text:p>
          </table:table-cell>
          <table:table-cell office:value-type="float" office:value="14377" calcext:value-type="float">
            <text:p>14377</text:p>
          </table:table-cell>
          <table:table-cell table:style-name="ce46" office:value-type="float" office:value="15989" calcext:value-type="float">
            <text:p>1598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14]*0.8" office:value-type="float" office:value="2400" calcext:value-type="float">
            <text:p>2400</text:p>
          </table:table-cell>
          <table:table-cell table:style-name="ce29" office:value-type="float" office:value="12.605" calcext:value-type="float">
            <text:p>12,605</text:p>
          </table:table-cell>
          <table:table-cell table:style-name="ce29" office:value-type="float" office:value="2653" calcext:value-type="float">
            <text:p>2653</text:p>
          </table:table-cell>
          <table:table-cell table:style-name="ce29" office:value-type="float" office:value="2002518" calcext:value-type="float">
            <text:p>2002518</text:p>
          </table:table-cell>
          <table:table-cell table:style-name="ce29" office:value-type="float" office:value="1616994" calcext:value-type="float">
            <text:p>1616994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0083" calcext:value-type="float">
            <text:p>1008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55.15" calcext:value-type="float">
            <text:p>155,15</text:p>
          </table:table-cell>
          <table:table-cell table:style-name="ce29"/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816" calcext:value-type="float">
            <text:p>3816</text:p>
          </table:table-cell>
          <table:table-cell table:style-name="ce29" office:value-type="float" office:value="4297" calcext:value-type="float">
            <text:p>4297</text:p>
          </table:table-cell>
          <table:table-cell table:style-name="ce29" office:value-type="float" office:value="4525" calcext:value-type="float">
            <text:p>4525</text:p>
          </table:table-cell>
          <table:table-cell table:style-name="ce29" office:value-type="float" office:value="5103" calcext:value-type="float">
            <text:p>5103</text:p>
          </table:table-cell>
          <table:table-cell table:style-name="ce29" office:value-type="float" office:value="5693" calcext:value-type="float">
            <text:p>5693</text:p>
          </table:table-cell>
          <table:table-cell table:style-name="ce29" office:value-type="float" office:value="7972" calcext:value-type="float">
            <text:p>7972</text:p>
          </table:table-cell>
          <table:table-cell table:style-name="ce29" office:value-type="float" office:value="11215" calcext:value-type="float">
            <text:p>11215</text:p>
          </table:table-cell>
          <table:table-cell table:style-name="ce46" office:value-type="float" office:value="12582" calcext:value-type="float">
            <text:p>12582</text:p>
          </table:table-cell>
          <table:table-cell table:number-columns-repeated="1004"/>
        </table:table-row>
        <table:table-row table:style-name="ro2">
          <table:covered-table-cell table:style-name="ce20"/>
          <table:table-cell table:style-name="ce23" office:value-type="string" calcext:value-type="string">
            <text:p>Médias</text:p>
          </table:table-cell>
          <table:table-cell table:style-name="ce23" table:formula="of:=MEDIAN([.C15:.C18])" office:value-type="float" office:value="13.838" calcext:value-type="float">
            <text:p>13,838</text:p>
          </table:table-cell>
          <table:table-cell table:style-name="ce23" table:formula="of:=MEDIAN([.D15:.D18])" office:value-type="float" office:value="2923.5" calcext:value-type="float">
            <text:p>2923,5</text:p>
          </table:table-cell>
          <table:table-cell table:style-name="ce23" table:formula="of:=MEDIAN([.E15:.E18])" office:value-type="float" office:value="2061145.5" calcext:value-type="float">
            <text:p>2061145,5</text:p>
          </table:table-cell>
          <table:table-cell table:style-name="ce23" table:formula="of:=MEDIAN([.F15:.F18])" office:value-type="float" office:value="1658988.5" calcext:value-type="float">
            <text:p>1658988,5</text:p>
          </table:table-cell>
          <table:table-cell table:style-name="ce23" table:formula="of:=MEDIAN([.G15:.G18])" office:value-type="float" office:value="217" calcext:value-type="float">
            <text:p>217</text:p>
          </table:table-cell>
          <table:table-cell table:style-name="ce23" table:formula="of:=MEDIAN([.H15:.H18])" office:value-type="float" office:value="4625" calcext:value-type="float">
            <text:p>4625</text:p>
          </table:table-cell>
          <table:table-cell table:style-name="ce23" table:formula="of:=MEDIAN([.I15:.I18])" office:value-type="float" office:value="4" calcext:value-type="float">
            <text:p>4</text:p>
          </table:table-cell>
          <table:table-cell table:style-name="ce23" table:formula="of:=MEDIAN([.J15:.J18])" office:value-type="float" office:value="151.01" calcext:value-type="float">
            <text:p>151,01</text:p>
          </table:table-cell>
          <table:table-cell table:style-name="ce23"/>
          <table:table-cell table:style-name="ce23" table:formula="of:=MEDIAN([.L15:.L18])" office:value-type="float" office:value="316" calcext:value-type="float">
            <text:p>316</text:p>
          </table:table-cell>
          <table:table-cell table:style-name="ce23" table:formula="of:=MEDIAN([.M15:.M18])" office:value-type="float" office:value="1788" calcext:value-type="float">
            <text:p>1788</text:p>
          </table:table-cell>
          <table:table-cell table:style-name="ce23" table:formula="of:=MEDIAN([.N15:.N18])" office:value-type="float" office:value="2239" calcext:value-type="float">
            <text:p>2239</text:p>
          </table:table-cell>
          <table:table-cell table:style-name="ce23" table:formula="of:=MEDIAN([.O15:.O18])" office:value-type="float" office:value="2542" calcext:value-type="float">
            <text:p>2542</text:p>
          </table:table-cell>
          <table:table-cell table:style-name="ce23" table:formula="of:=MEDIAN([.P15:.P18])" office:value-type="float" office:value="4330.5" calcext:value-type="float">
            <text:p>4330,5</text:p>
          </table:table-cell>
          <table:table-cell table:style-name="ce23" table:formula="of:=MEDIAN([.Q15:.Q18])" office:value-type="float" office:value="6634" calcext:value-type="float">
            <text:p>6634</text:p>
          </table:table-cell>
          <table:table-cell table:style-name="ce23" table:formula="of:=MEDIAN([.R15:.R18])" office:value-type="float" office:value="9068.5" calcext:value-type="float">
            <text:p>9068,5</text:p>
          </table:table-cell>
          <table:table-cell table:style-name="ce23" table:formula="of:=MEDIAN([.S15:.S18])" office:value-type="float" office:value="12071" calcext:value-type="float">
            <text:p>12071</text:p>
          </table:table-cell>
          <table:table-cell table:style-name="ce47" table:formula="of:=MEDIAN([.T15:.T18])" office:value-type="float" office:value="13828" calcext:value-type="float">
            <text:p>13828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4000" calcext:value-type="float" table:number-columns-spanned="1" table:number-rows-spanned="5">
            <text:p>4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29.089" calcext:value-type="float">
            <text:p>229,0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628000" calcext:value-type="float">
            <text:p>24628000</text:p>
          </table:table-cell>
          <table:table-cell table:style-name="ce36" office:value-type="float" office:value="23036000" calcext:value-type="float">
            <text:p>23036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57" calcext:value-type="float">
            <text:p>57</text:p>
          </table:table-cell>
          <table:table-cell table:style-name="ce36" office:value-type="float" office:value="104.98" calcext:value-type="float">
            <text:p>104,98</text:p>
          </table:table-cell>
          <table:table-cell table:style-name="ce36"/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279" calcext:value-type="float">
            <text:p>27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1" office:value-type="float" office:value="400" calcext:value-type="float">
            <text:p>400</text:p>
          </table:table-cell>
          <table:table-cell office:value-type="float" office:value="19.299" calcext:value-type="float">
            <text:p>19,299</text:p>
          </table:table-cell>
          <table:table-cell office:value-type="float" office:value="3603" calcext:value-type="float">
            <text:p>3603</text:p>
          </table:table-cell>
          <table:table-cell office:value-type="float" office:value="3004712" calcext:value-type="float">
            <text:p>3004712</text:p>
          </table:table-cell>
          <table:table-cell office:value-type="float" office:value="2341657" calcext:value-type="float">
            <text:p>2341657</text:p>
          </table:table-cell>
          <table:table-cell office:value-type="float" office:value="207" calcext:value-type="float">
            <text:p>207</text:p>
          </table:table-cell>
          <table:table-cell office:value-type="float" office:value="1929" calcext:value-type="float">
            <text:p>1929</text:p>
          </table:table-cell>
          <table:table-cell office:value-type="float" office:value="4" calcext:value-type="float">
            <text:p>4</text:p>
          </table:table-cell>
          <table:table-cell office:value-type="float" office:value="152.05" calcext:value-type="float">
            <text:p>152,0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69" calcext:value-type="float">
            <text:p>369</text:p>
          </table:table-cell>
          <table:table-cell office:value-type="float" office:value="403" calcext:value-type="float">
            <text:p>403</text:p>
          </table:table-cell>
          <table:table-cell office:value-type="float" office:value="428" calcext:value-type="float">
            <text:p>428</text:p>
          </table:table-cell>
          <table:table-cell office:value-type="float" office:value="3192" calcext:value-type="float">
            <text:p>3192</text:p>
          </table:table-cell>
          <table:table-cell office:value-type="float" office:value="7644" calcext:value-type="float">
            <text:p>7644</text:p>
          </table:table-cell>
          <table:table-cell office:value-type="float" office:value="9200" calcext:value-type="float">
            <text:p>9200</text:p>
          </table:table-cell>
          <table:table-cell office:value-type="float" office:value="13339" calcext:value-type="float">
            <text:p>13339</text:p>
          </table:table-cell>
          <table:table-cell table:style-name="ce46" office:value-type="float" office:value="19292" calcext:value-type="float">
            <text:p>1929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2" office:value-type="float" office:value="800" calcext:value-type="float">
            <text:p>800</text:p>
          </table:table-cell>
          <table:table-cell office:value-type="float" office:value="17.725" calcext:value-type="float">
            <text:p>17,725</text:p>
          </table:table-cell>
          <table:table-cell office:value-type="float" office:value="1377" calcext:value-type="float">
            <text:p>1377</text:p>
          </table:table-cell>
          <table:table-cell office:value-type="float" office:value="2516268" calcext:value-type="float">
            <text:p>2516268</text:p>
          </table:table-cell>
          <table:table-cell office:value-type="float" office:value="1912893" calcext:value-type="float">
            <text:p>1912893</text:p>
          </table:table-cell>
          <table:table-cell office:value-type="float" office:value="226" calcext:value-type="float">
            <text:p>226</text:p>
          </table:table-cell>
          <table:table-cell office:value-type="float" office:value="3544" calcext:value-type="float">
            <text:p>3544</text:p>
          </table:table-cell>
          <table:table-cell office:value-type="float" office:value="4" calcext:value-type="float">
            <text:p>4</text:p>
          </table:table-cell>
          <table:table-cell office:value-type="float" office:value="138.64" calcext:value-type="float">
            <text:p>138,64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79" calcext:value-type="float">
            <text:p>279</text:p>
          </table:table-cell>
          <table:table-cell office:value-type="float" office:value="408" calcext:value-type="float">
            <text:p>408</text:p>
          </table:table-cell>
          <table:table-cell office:value-type="float" office:value="1304" calcext:value-type="float">
            <text:p>1304</text:p>
          </table:table-cell>
          <table:table-cell office:value-type="float" office:value="4225" calcext:value-type="float">
            <text:p>4225</text:p>
          </table:table-cell>
          <table:table-cell office:value-type="float" office:value="5567" calcext:value-type="float">
            <text:p>5567</text:p>
          </table:table-cell>
          <table:table-cell office:value-type="float" office:value="10697" calcext:value-type="float">
            <text:p>10697</text:p>
          </table:table-cell>
          <table:table-cell office:value-type="float" office:value="15215" calcext:value-type="float">
            <text:p>15215</text:p>
          </table:table-cell>
          <table:table-cell table:style-name="ce46" office:value-type="float" office:value="17709" calcext:value-type="float">
            <text:p>177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4" office:value-type="float" office:value="1600" calcext:value-type="float">
            <text:p>1600</text:p>
          </table:table-cell>
          <table:table-cell office:value-type="float" office:value="14.491" calcext:value-type="float">
            <text:p>14,491</text:p>
          </table:table-cell>
          <table:table-cell office:value-type="float" office:value="1102" calcext:value-type="float">
            <text:p>1102</text:p>
          </table:table-cell>
          <table:table-cell office:value-type="float" office:value="2551818" calcext:value-type="float">
            <text:p>2551818</text:p>
          </table:table-cell>
          <table:table-cell office:value-type="float" office:value="1934304" calcext:value-type="float">
            <text:p>1934304</text:p>
          </table:table-cell>
          <table:table-cell office:value-type="float" office:value="276" calcext:value-type="float">
            <text:p>276</text:p>
          </table:table-cell>
          <table:table-cell office:value-type="float" office:value="5796" calcext:value-type="float">
            <text:p>5796</text:p>
          </table:table-cell>
          <table:table-cell office:value-type="float" office:value="3" calcext:value-type="float">
            <text:p>3</text:p>
          </table:table-cell>
          <table:table-cell office:value-type="float" office:value="171.97" calcext:value-type="float">
            <text:p>171,97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372" calcext:value-type="float">
            <text:p>372</text:p>
          </table:table-cell>
          <table:table-cell office:value-type="float" office:value="2185" calcext:value-type="float">
            <text:p>2185</text:p>
          </table:table-cell>
          <table:table-cell office:value-type="float" office:value="6344" calcext:value-type="float">
            <text:p>6344</text:p>
          </table:table-cell>
          <table:table-cell office:value-type="float" office:value="7258" calcext:value-type="float">
            <text:p>7258</text:p>
          </table:table-cell>
          <table:table-cell office:value-type="float" office:value="7830" calcext:value-type="float">
            <text:p>7830</text:p>
          </table:table-cell>
          <table:table-cell office:value-type="float" office:value="9048" calcext:value-type="float">
            <text:p>9048</text:p>
          </table:table-cell>
          <table:table-cell office:value-type="float" office:value="12675" calcext:value-type="float">
            <text:p>12675</text:p>
          </table:table-cell>
          <table:table-cell table:style-name="ce46" office:value-type="float" office:value="14481" calcext:value-type="float">
            <text:p>1448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0]*0.8" office:value-type="float" office:value="3200" calcext:value-type="float">
            <text:p>3200</text:p>
          </table:table-cell>
          <table:table-cell table:style-name="ce29" office:value-type="float" office:value="18.001" calcext:value-type="float">
            <text:p>18,001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3368378" calcext:value-type="float">
            <text:p>3368378</text:p>
          </table:table-cell>
          <table:table-cell table:style-name="ce29" office:value-type="float" office:value="2691574" calcext:value-type="float">
            <text:p>2691574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4401" calcext:value-type="float">
            <text:p>1440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82.73" calcext:value-type="float">
            <text:p>182,73</text:p>
          </table:table-cell>
          <table:table-cell table:style-name="ce29"/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3685" calcext:value-type="float">
            <text:p>3685</text:p>
          </table:table-cell>
          <table:table-cell table:style-name="ce29" office:value-type="float" office:value="4132" calcext:value-type="float">
            <text:p>4132</text:p>
          </table:table-cell>
          <table:table-cell table:style-name="ce29" office:value-type="float" office:value="4378" calcext:value-type="float">
            <text:p>4378</text:p>
          </table:table-cell>
          <table:table-cell table:style-name="ce29" office:value-type="float" office:value="6945" calcext:value-type="float">
            <text:p>6945</text:p>
          </table:table-cell>
          <table:table-cell table:style-name="ce29" office:value-type="float" office:value="8559" calcext:value-type="float">
            <text:p>8559</text:p>
          </table:table-cell>
          <table:table-cell table:style-name="ce29" office:value-type="float" office:value="14527" calcext:value-type="float">
            <text:p>14527</text:p>
          </table:table-cell>
          <table:table-cell table:style-name="ce29" office:value-type="float" office:value="16376" calcext:value-type="float">
            <text:p>16376</text:p>
          </table:table-cell>
          <table:table-cell table:style-name="ce46" office:value-type="float" office:value="17996" calcext:value-type="float">
            <text:p>1799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21:.C24])" office:value-type="float" office:value="17.863" calcext:value-type="float">
            <text:p>17,863</text:p>
          </table:table-cell>
          <table:table-cell table:style-name="ce23" table:formula="of:=MEDIAN([.D21:.D24])" office:value-type="float" office:value="1239.5" calcext:value-type="float">
            <text:p>1239,5</text:p>
          </table:table-cell>
          <table:table-cell table:style-name="ce23" table:formula="of:=MEDIAN([.E21:.E24])" office:value-type="float" office:value="2778265" calcext:value-type="float">
            <text:p>2778265</text:p>
          </table:table-cell>
          <table:table-cell table:style-name="ce23" table:formula="of:=MEDIAN([.F21:.F24])" office:value-type="float" office:value="2137980.5" calcext:value-type="float">
            <text:p>2137980,5</text:p>
          </table:table-cell>
          <table:table-cell table:style-name="ce23" table:formula="of:=MEDIAN([.G21:.G24])" office:value-type="float" office:value="224" calcext:value-type="float">
            <text:p>224</text:p>
          </table:table-cell>
          <table:table-cell table:style-name="ce23" table:formula="of:=MEDIAN([.H21:.H24])" office:value-type="float" office:value="4670" calcext:value-type="float">
            <text:p>4670</text:p>
          </table:table-cell>
          <table:table-cell table:style-name="ce23" table:formula="of:=MEDIAN([.I21:.I24])" office:value-type="float" office:value="4" calcext:value-type="float">
            <text:p>4</text:p>
          </table:table-cell>
          <table:table-cell table:style-name="ce23" table:formula="of:=MEDIAN([.J21:.J24])" office:value-type="float" office:value="162.01" calcext:value-type="float">
            <text:p>162,01</text:p>
          </table:table-cell>
          <table:table-cell table:style-name="ce23"/>
          <table:table-cell table:style-name="ce23" table:formula="of:=MEDIAN([.L21:.L24])" office:value-type="float" office:value="237.5" calcext:value-type="float">
            <text:p>237,5</text:p>
          </table:table-cell>
          <table:table-cell table:style-name="ce23" table:formula="of:=MEDIAN([.M21:.M24])" office:value-type="float" office:value="370.5" calcext:value-type="float">
            <text:p>370,5</text:p>
          </table:table-cell>
          <table:table-cell table:style-name="ce23" table:formula="of:=MEDIAN([.N21:.N24])" office:value-type="float" office:value="1296.5" calcext:value-type="float">
            <text:p>1296,5</text:p>
          </table:table-cell>
          <table:table-cell table:style-name="ce23" table:formula="of:=MEDIAN([.O21:.O24])" office:value-type="float" office:value="2841" calcext:value-type="float">
            <text:p>2841</text:p>
          </table:table-cell>
          <table:table-cell table:style-name="ce23" table:formula="of:=MEDIAN([.P21:.P24])" office:value-type="float" office:value="5585" calcext:value-type="float">
            <text:p>5585</text:p>
          </table:table-cell>
          <table:table-cell table:style-name="ce23" table:formula="of:=MEDIAN([.Q21:.Q24])" office:value-type="float" office:value="7737" calcext:value-type="float">
            <text:p>7737</text:p>
          </table:table-cell>
          <table:table-cell table:style-name="ce23" table:formula="of:=MEDIAN([.R21:.R24])" office:value-type="float" office:value="9948.5" calcext:value-type="float">
            <text:p>9948,5</text:p>
          </table:table-cell>
          <table:table-cell table:style-name="ce23" table:formula="of:=MEDIAN([.S21:.S24])" office:value-type="float" office:value="14277" calcext:value-type="float">
            <text:p>14277</text:p>
          </table:table-cell>
          <table:table-cell table:style-name="ce47" table:formula="of:=MEDIAN([.T21:.T24])" office:value-type="float" office:value="17852.5" calcext:value-type="float">
            <text:p>17852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5000" calcext:value-type="float" table:number-columns-spanned="1" table:number-rows-spanned="5">
            <text:p>5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97.73" calcext:value-type="float">
            <text:p>297,7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0785000" calcext:value-type="float">
            <text:p>30785000</text:p>
          </table:table-cell>
          <table:table-cell table:style-name="ce36" office:value-type="float" office:value="28795000" calcext:value-type="float">
            <text:p>28795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60" calcext:value-type="float">
            <text:p>60</text:p>
          </table:table-cell>
          <table:table-cell table:style-name="ce36" office:value-type="float" office:value="100.98" calcext:value-type="float">
            <text:p>100,98</text:p>
          </table:table-cell>
          <table:table-cell table:style-name="ce36"/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06" calcext:value-type="float">
            <text:p>106</text:p>
          </table:table-cell>
          <table:table-cell table:style-name="ce48" office:value-type="float" office:value="1641" calcext:value-type="float">
            <text:p>16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1" office:value-type="float" office:value="500" calcext:value-type="float">
            <text:p>500</text:p>
          </table:table-cell>
          <table:table-cell office:value-type="float" office:value="23.833" calcext:value-type="float">
            <text:p>23,833</text:p>
          </table:table-cell>
          <table:table-cell office:value-type="float" office:value="4818" calcext:value-type="float">
            <text:p>4818</text:p>
          </table:table-cell>
          <table:table-cell office:value-type="float" office:value="3573043" calcext:value-type="float">
            <text:p>3573043</text:p>
          </table:table-cell>
          <table:table-cell office:value-type="float" office:value="2745992" calcext:value-type="float">
            <text:p>2745992</text:p>
          </table:table-cell>
          <table:table-cell office:value-type="float" office:value="210" calcext:value-type="float">
            <text:p>210</text:p>
          </table:table-cell>
          <table:table-cell office:value-type="float" office:value="2383" calcext:value-type="float">
            <text:p>2383</text:p>
          </table:table-cell>
          <table:table-cell office:value-type="float" office:value="4" calcext:value-type="float">
            <text:p>4</text:p>
          </table:table-cell>
          <table:table-cell office:value-type="float" office:value="146.41" calcext:value-type="float">
            <text:p>146,41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14" calcext:value-type="float">
            <text:p>314</text:p>
          </table:table-cell>
          <table:table-cell office:value-type="float" office:value="356" calcext:value-type="float">
            <text:p>356</text:p>
          </table:table-cell>
          <table:table-cell office:value-type="float" office:value="392" calcext:value-type="float">
            <text:p>392</text:p>
          </table:table-cell>
          <table:table-cell office:value-type="float" office:value="1551" calcext:value-type="float">
            <text:p>1551</text:p>
          </table:table-cell>
          <table:table-cell office:value-type="float" office:value="9976" calcext:value-type="float">
            <text:p>9976</text:p>
          </table:table-cell>
          <table:table-cell office:value-type="float" office:value="15390" calcext:value-type="float">
            <text:p>15390</text:p>
          </table:table-cell>
          <table:table-cell office:value-type="float" office:value="20983" calcext:value-type="float">
            <text:p>20983</text:p>
          </table:table-cell>
          <table:table-cell table:style-name="ce46" office:value-type="float" office:value="23823" calcext:value-type="float">
            <text:p>2382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2" office:value-type="float" office:value="1000" calcext:value-type="float">
            <text:p>1000</text:p>
          </table:table-cell>
          <table:table-cell office:value-type="float" office:value="16.947" calcext:value-type="float">
            <text:p>16,947</text:p>
          </table:table-cell>
          <table:table-cell office:value-type="float" office:value="5808" calcext:value-type="float">
            <text:p>5808</text:p>
          </table:table-cell>
          <table:table-cell office:value-type="float" office:value="2959358" calcext:value-type="float">
            <text:p>2959358</text:p>
          </table:table-cell>
          <table:table-cell office:value-type="float" office:value="2220772" calcext:value-type="float">
            <text:p>2220772</text:p>
          </table:table-cell>
          <table:table-cell office:value-type="float" office:value="295" calcext:value-type="float">
            <text:p>295</text:p>
          </table:table-cell>
          <table:table-cell office:value-type="float" office:value="3389" calcext:value-type="float">
            <text:p>3389</text:p>
          </table:table-cell>
          <table:table-cell office:value-type="float" office:value="3" calcext:value-type="float">
            <text:p>3</text:p>
          </table:table-cell>
          <table:table-cell office:value-type="float" office:value="170.53" calcext:value-type="float">
            <text:p>170,5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95" calcext:value-type="float">
            <text:p>195</text:p>
          </table:table-cell>
          <table:table-cell office:value-type="float" office:value="362" calcext:value-type="float">
            <text:p>362</text:p>
          </table:table-cell>
          <table:table-cell office:value-type="float" office:value="1242" calcext:value-type="float">
            <text:p>1242</text:p>
          </table:table-cell>
          <table:table-cell office:value-type="float" office:value="4089" calcext:value-type="float">
            <text:p>4089</text:p>
          </table:table-cell>
          <table:table-cell office:value-type="float" office:value="5884" calcext:value-type="float">
            <text:p>5884</text:p>
          </table:table-cell>
          <table:table-cell office:value-type="float" office:value="8684" calcext:value-type="float">
            <text:p>8684</text:p>
          </table:table-cell>
          <table:table-cell office:value-type="float" office:value="14021" calcext:value-type="float">
            <text:p>14021</text:p>
          </table:table-cell>
          <table:table-cell table:style-name="ce46" office:value-type="float" office:value="16936" calcext:value-type="float">
            <text:p>1693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4" office:value-type="float" office:value="2000" calcext:value-type="float">
            <text:p>2000</text:p>
          </table:table-cell>
          <table:table-cell office:value-type="float" office:value="21.746" calcext:value-type="float">
            <text:p>21,746</text:p>
          </table:table-cell>
          <table:table-cell office:value-type="float" office:value="748" calcext:value-type="float">
            <text:p>748</text:p>
          </table:table-cell>
          <table:table-cell office:value-type="float" office:value="3263598" calcext:value-type="float">
            <text:p>3263598</text:p>
          </table:table-cell>
          <table:table-cell office:value-type="float" office:value="2459673" calcext:value-type="float">
            <text:p>2459673</text:p>
          </table:table-cell>
          <table:table-cell office:value-type="float" office:value="230" calcext:value-type="float">
            <text:p>230</text:p>
          </table:table-cell>
          <table:table-cell office:value-type="float" office:value="8698" calcext:value-type="float">
            <text:p>8698</text:p>
          </table:table-cell>
          <table:table-cell office:value-type="float" office:value="4" calcext:value-type="float">
            <text:p>4</text:p>
          </table:table-cell>
          <table:table-cell office:value-type="float" office:value="146.56" calcext:value-type="float">
            <text:p>146,56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173" calcext:value-type="float">
            <text:p>1173</text:p>
          </table:table-cell>
          <table:table-cell office:value-type="float" office:value="7635" calcext:value-type="float">
            <text:p>7635</text:p>
          </table:table-cell>
          <table:table-cell office:value-type="float" office:value="8022" calcext:value-type="float">
            <text:p>8022</text:p>
          </table:table-cell>
          <table:table-cell office:value-type="float" office:value="9201" calcext:value-type="float">
            <text:p>9201</text:p>
          </table:table-cell>
          <table:table-cell office:value-type="float" office:value="10709" calcext:value-type="float">
            <text:p>10709</text:p>
          </table:table-cell>
          <table:table-cell office:value-type="float" office:value="15692" calcext:value-type="float">
            <text:p>15692</text:p>
          </table:table-cell>
          <table:table-cell office:value-type="float" office:value="18571" calcext:value-type="float">
            <text:p>18571</text:p>
          </table:table-cell>
          <table:table-cell table:style-name="ce46" office:value-type="float" office:value="21722" calcext:value-type="float">
            <text:p>2172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6]*0.8" office:value-type="float" office:value="4000" calcext:value-type="float">
            <text:p>4000</text:p>
          </table:table-cell>
          <table:table-cell table:style-name="ce29" office:value-type="float" office:value="29.236" calcext:value-type="float">
            <text:p>29,236</text:p>
          </table:table-cell>
          <table:table-cell table:style-name="ce29" office:value-type="float" office:value="4849" calcext:value-type="float">
            <text:p>4849</text:p>
          </table:table-cell>
          <table:table-cell table:style-name="ce29" office:value-type="float" office:value="3698504" calcext:value-type="float">
            <text:p>3698504</text:p>
          </table:table-cell>
          <table:table-cell table:style-name="ce29" office:value-type="float" office:value="2869849" calcext:value-type="float">
            <text:p>2869849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23388" calcext:value-type="float">
            <text:p>2338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23.54" calcext:value-type="float">
            <text:p>123,54</text:p>
          </table:table-cell>
          <table:table-cell table:style-name="ce29"/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1284" calcext:value-type="float">
            <text:p>1284</text:p>
          </table:table-cell>
          <table:table-cell table:style-name="ce29" office:value-type="float" office:value="7775" calcext:value-type="float">
            <text:p>7775</text:p>
          </table:table-cell>
          <table:table-cell table:style-name="ce29" office:value-type="float" office:value="8300" calcext:value-type="float">
            <text:p>8300</text:p>
          </table:table-cell>
          <table:table-cell table:style-name="ce29" office:value-type="float" office:value="9468" calcext:value-type="float">
            <text:p>9468</text:p>
          </table:table-cell>
          <table:table-cell table:style-name="ce29" office:value-type="float" office:value="16198" calcext:value-type="float">
            <text:p>16198</text:p>
          </table:table-cell>
          <table:table-cell table:style-name="ce29" office:value-type="float" office:value="22001" calcext:value-type="float">
            <text:p>22001</text:p>
          </table:table-cell>
          <table:table-cell table:style-name="ce29" office:value-type="float" office:value="29159" calcext:value-type="float">
            <text:p>29159</text:p>
          </table:table-cell>
          <table:table-cell table:style-name="ce46" office:value-type="float" office:value="29162" calcext:value-type="float">
            <text:p>29162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MEDIAN([.C27:.C30])" office:value-type="float" office:value="22.7895" calcext:value-type="float">
            <text:p>22,7895</text:p>
          </table:table-cell>
          <table:table-cell table:style-name="ce23" table:formula="of:=MEDIAN([.D27:.D30])" office:value-type="float" office:value="4833.5" calcext:value-type="float">
            <text:p>4833,5</text:p>
          </table:table-cell>
          <table:table-cell table:style-name="ce23" table:formula="of:=MEDIAN([.E27:.E30])" office:value-type="float" office:value="3418320.5" calcext:value-type="float">
            <text:p>3418320,5</text:p>
          </table:table-cell>
          <table:table-cell table:style-name="ce23" table:formula="of:=MEDIAN([.F27:.F30])" office:value-type="float" office:value="2602832.5" calcext:value-type="float">
            <text:p>2602832,5</text:p>
          </table:table-cell>
          <table:table-cell table:style-name="ce23" table:formula="of:=MEDIAN([.G27:.G30])" office:value-type="float" office:value="220" calcext:value-type="float">
            <text:p>220</text:p>
          </table:table-cell>
          <table:table-cell table:style-name="ce23" table:formula="of:=MEDIAN([.H27:.H30])" office:value-type="float" office:value="6043.5" calcext:value-type="float">
            <text:p>6043,5</text:p>
          </table:table-cell>
          <table:table-cell table:style-name="ce23" table:formula="of:=MEDIAN([.I27:.I30])" office:value-type="float" office:value="4" calcext:value-type="float">
            <text:p>4</text:p>
          </table:table-cell>
          <table:table-cell table:style-name="ce23" table:formula="of:=MEDIAN([.J27:.J30])" office:value-type="float" office:value="146.485" calcext:value-type="float">
            <text:p>146,485</text:p>
          </table:table-cell>
          <table:table-cell table:style-name="ce23"/>
          <table:table-cell table:style-name="ce23" table:formula="of:=MEDIAN([.L27:.L30])" office:value-type="float" office:value="298" calcext:value-type="float">
            <text:p>298</text:p>
          </table:table-cell>
          <table:table-cell table:style-name="ce23" table:formula="of:=MEDIAN([.M27:.M30])" office:value-type="float" office:value="743.5" calcext:value-type="float">
            <text:p>743,5</text:p>
          </table:table-cell>
          <table:table-cell table:style-name="ce23" table:formula="of:=MEDIAN([.N27:.N30])" office:value-type="float" office:value="3998.5" calcext:value-type="float">
            <text:p>3998,5</text:p>
          </table:table-cell>
          <table:table-cell table:style-name="ce23" table:formula="of:=MEDIAN([.O27:.O30])" office:value-type="float" office:value="4632" calcext:value-type="float">
            <text:p>4632</text:p>
          </table:table-cell>
          <table:table-cell table:style-name="ce23" table:formula="of:=MEDIAN([.P27:.P30])" office:value-type="float" office:value="6645" calcext:value-type="float">
            <text:p>6645</text:p>
          </table:table-cell>
          <table:table-cell table:style-name="ce23" table:formula="of:=MEDIAN([.Q27:.Q30])" office:value-type="float" office:value="10342.5" calcext:value-type="float">
            <text:p>10342,5</text:p>
          </table:table-cell>
          <table:table-cell table:style-name="ce23" table:formula="of:=MEDIAN([.R27:.R30])" office:value-type="float" office:value="15541" calcext:value-type="float">
            <text:p>15541</text:p>
          </table:table-cell>
          <table:table-cell table:style-name="ce23" table:formula="of:=MEDIAN([.S27:.S30])" office:value-type="float" office:value="19777" calcext:value-type="float">
            <text:p>19777</text:p>
          </table:table-cell>
          <table:table-cell table:style-name="ce47" table:formula="of:=MEDIAN([.T27:.T30])" office:value-type="float" office:value="22772.5" calcext:value-type="float">
            <text:p>22772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6000" calcext:value-type="float" table:number-columns-spanned="1" table:number-rows-spanned="5">
            <text:p>6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26.651" calcext:value-type="float">
            <text:p>326,65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6942000" calcext:value-type="float">
            <text:p>36942000</text:p>
          </table:table-cell>
          <table:table-cell table:style-name="ce36" office:value-type="float" office:value="34554000" calcext:value-type="float">
            <text:p>34554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4" calcext:value-type="float">
            <text:p>54</text:p>
          </table:table-cell>
          <table:table-cell table:style-name="ce36" office:value-type="float" office:value="110.44" calcext:value-type="float">
            <text:p>110,44</text:p>
          </table:table-cell>
          <table:table-cell table:style-name="ce36"/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348" calcext:value-type="float">
            <text:p>34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1" office:value-type="float" office:value="600" calcext:value-type="float">
            <text:p>600</text:p>
          </table:table-cell>
          <table:table-cell office:value-type="float" office:value="18.768" calcext:value-type="float">
            <text:p>18,768</text:p>
          </table:table-cell>
          <table:table-cell office:value-type="float" office:value="991" calcext:value-type="float">
            <text:p>991</text:p>
          </table:table-cell>
          <table:table-cell office:value-type="float" office:value="3613910" calcext:value-type="float">
            <text:p>3613910</text:p>
          </table:table-cell>
          <table:table-cell office:value-type="float" office:value="2668540" calcext:value-type="float">
            <text:p>2668540</text:p>
          </table:table-cell>
          <table:table-cell office:value-type="float" office:value="320" calcext:value-type="float">
            <text:p>320</text:p>
          </table:table-cell>
          <table:table-cell office:value-type="float" office:value="1876" calcext:value-type="float">
            <text:p>1876</text:p>
          </table:table-cell>
          <table:table-cell office:value-type="float" office:value="3" calcext:value-type="float">
            <text:p>3</text:p>
          </table:table-cell>
          <table:table-cell office:value-type="float" office:value="188.04" calcext:value-type="float">
            <text:p>188,0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87" calcext:value-type="float">
            <text:p>287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office:value-type="float" office:value="2602" calcext:value-type="float">
            <text:p>2602</text:p>
          </table:table-cell>
          <table:table-cell office:value-type="float" office:value="9322" calcext:value-type="float">
            <text:p>9322</text:p>
          </table:table-cell>
          <table:table-cell office:value-type="float" office:value="12124" calcext:value-type="float">
            <text:p>12124</text:p>
          </table:table-cell>
          <table:table-cell office:value-type="float" office:value="12265" calcext:value-type="float">
            <text:p>12265</text:p>
          </table:table-cell>
          <table:table-cell table:style-name="ce46" office:value-type="float" office:value="18763" calcext:value-type="float">
            <text:p>1876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2" office:value-type="float" office:value="1200" calcext:value-type="float">
            <text:p>1200</text:p>
          </table:table-cell>
          <table:table-cell office:value-type="float" office:value="22.471" calcext:value-type="float">
            <text:p>22,471</text:p>
          </table:table-cell>
          <table:table-cell office:value-type="float" office:value="907" calcext:value-type="float">
            <text:p>907</text:p>
          </table:table-cell>
          <table:table-cell office:value-type="float" office:value="3610963" calcext:value-type="float">
            <text:p>3610963</text:p>
          </table:table-cell>
          <table:table-cell office:value-type="float" office:value="2662010" calcext:value-type="float">
            <text:p>2662010</text:p>
          </table:table-cell>
          <table:table-cell office:value-type="float" office:value="267" calcext:value-type="float">
            <text:p>267</text:p>
          </table:table-cell>
          <table:table-cell office:value-type="float" office:value="4494" calcext:value-type="float">
            <text:p>4494</text:p>
          </table:table-cell>
          <table:table-cell office:value-type="float" office:value="3" calcext:value-type="float">
            <text:p>3</text:p>
          </table:table-cell>
          <table:table-cell office:value-type="float" office:value="156.93" calcext:value-type="float">
            <text:p>156,93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62" calcext:value-type="float">
            <text:p>262</text:p>
          </table:table-cell>
          <table:table-cell office:value-type="float" office:value="319" calcext:value-type="float">
            <text:p>319</text:p>
          </table:table-cell>
          <table:table-cell office:value-type="float" office:value="392" calcext:value-type="float">
            <text:p>392</text:p>
          </table:table-cell>
          <table:table-cell office:value-type="float" office:value="3222" calcext:value-type="float">
            <text:p>3222</text:p>
          </table:table-cell>
          <table:table-cell office:value-type="float" office:value="9391" calcext:value-type="float">
            <text:p>9391</text:p>
          </table:table-cell>
          <table:table-cell office:value-type="float" office:value="13872" calcext:value-type="float">
            <text:p>13872</text:p>
          </table:table-cell>
          <table:table-cell office:value-type="float" office:value="16257" calcext:value-type="float">
            <text:p>16257</text:p>
          </table:table-cell>
          <table:table-cell table:style-name="ce46" office:value-type="float" office:value="22465" calcext:value-type="float">
            <text:p>2246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4" office:value-type="float" office:value="2400" calcext:value-type="float">
            <text:p>2400</text:p>
          </table:table-cell>
          <table:table-cell office:value-type="float" office:value="22.697" calcext:value-type="float">
            <text:p>22,697</text:p>
          </table:table-cell>
          <table:table-cell office:value-type="float" office:value="6839" calcext:value-type="float">
            <text:p>6839</text:p>
          </table:table-cell>
          <table:table-cell office:value-type="float" office:value="3566649" calcext:value-type="float">
            <text:p>3566649</text:p>
          </table:table-cell>
          <table:table-cell office:value-type="float" office:value="2670657" calcext:value-type="float">
            <text:p>2670657</text:p>
          </table:table-cell>
          <table:table-cell office:value-type="float" office:value="264" calcext:value-type="float">
            <text:p>264</text:p>
          </table:table-cell>
          <table:table-cell office:value-type="float" office:value="9078" calcext:value-type="float">
            <text:p>9078</text:p>
          </table:table-cell>
          <table:table-cell office:value-type="float" office:value="3" calcext:value-type="float">
            <text:p>3</text:p>
          </table:table-cell>
          <table:table-cell office:value-type="float" office:value="153.46" calcext:value-type="float">
            <text:p>153,46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60" calcext:value-type="float">
            <text:p>360</text:p>
          </table:table-cell>
          <table:table-cell office:value-type="float" office:value="619" calcext:value-type="float">
            <text:p>619</text:p>
          </table:table-cell>
          <table:table-cell office:value-type="float" office:value="3486" calcext:value-type="float">
            <text:p>3486</text:p>
          </table:table-cell>
          <table:table-cell office:value-type="float" office:value="10421" calcext:value-type="float">
            <text:p>10421</text:p>
          </table:table-cell>
          <table:table-cell office:value-type="float" office:value="10961" calcext:value-type="float">
            <text:p>10961</text:p>
          </table:table-cell>
          <table:table-cell office:value-type="float" office:value="14349" calcext:value-type="float">
            <text:p>14349</text:p>
          </table:table-cell>
          <table:table-cell office:value-type="float" office:value="19191" calcext:value-type="float">
            <text:p>19191</text:p>
          </table:table-cell>
          <table:table-cell table:style-name="ce46" office:value-type="float" office:value="22689" calcext:value-type="float">
            <text:p>2268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32]*0.8" office:value-type="float" office:value="4800" calcext:value-type="float">
            <text:p>4800</text:p>
          </table:table-cell>
          <table:table-cell table:style-name="ce29" office:value-type="float" office:value="16.913" calcext:value-type="float">
            <text:p>16,913</text:p>
          </table:table-cell>
          <table:table-cell table:style-name="ce29" office:value-type="float" office:value="8214" calcext:value-type="float">
            <text:p>8214</text:p>
          </table:table-cell>
          <table:table-cell table:style-name="ce29" office:value-type="float" office:value="2902939" calcext:value-type="float">
            <text:p>2902939</text:p>
          </table:table-cell>
          <table:table-cell table:style-name="ce29" office:value-type="float" office:value="2123759" calcext:value-type="float">
            <text:p>2123759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13530" calcext:value-type="float">
            <text:p>1353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7.61" calcext:value-type="float">
            <text:p>167,61</text:p>
          </table:table-cell>
          <table:table-cell table:style-name="ce29"/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6683" calcext:value-type="float">
            <text:p>6683</text:p>
          </table:table-cell>
          <table:table-cell table:style-name="ce29" office:value-type="float" office:value="7483" calcext:value-type="float">
            <text:p>7483</text:p>
          </table:table-cell>
          <table:table-cell table:style-name="ce29" office:value-type="float" office:value="8336" calcext:value-type="float">
            <text:p>8336</text:p>
          </table:table-cell>
          <table:table-cell table:style-name="ce29" office:value-type="float" office:value="9478" calcext:value-type="float">
            <text:p>9478</text:p>
          </table:table-cell>
          <table:table-cell table:style-name="ce29" office:value-type="float" office:value="10079" calcext:value-type="float">
            <text:p>10079</text:p>
          </table:table-cell>
          <table:table-cell table:style-name="ce29" office:value-type="float" office:value="10221" calcext:value-type="float">
            <text:p>10221</text:p>
          </table:table-cell>
          <table:table-cell table:style-name="ce46" office:value-type="float" office:value="16876" calcext:value-type="float">
            <text:p>1687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33:.C36])" office:value-type="float" office:value="20.6195" calcext:value-type="float">
            <text:p>20,6195</text:p>
          </table:table-cell>
          <table:table-cell table:style-name="ce23" table:formula="of:=MEDIAN([.D33:.D36])" office:value-type="float" office:value="3915" calcext:value-type="float">
            <text:p>3915</text:p>
          </table:table-cell>
          <table:table-cell table:style-name="ce23" table:formula="of:=MEDIAN([.E33:.E36])" office:value-type="float" office:value="3588806" calcext:value-type="float">
            <text:p>3588806</text:p>
          </table:table-cell>
          <table:table-cell table:style-name="ce23" table:formula="of:=MEDIAN([.F33:.F36])" office:value-type="float" office:value="2665275" calcext:value-type="float">
            <text:p>2665275</text:p>
          </table:table-cell>
          <table:table-cell table:style-name="ce23" table:formula="of:=MEDIAN([.G33:.G36])" office:value-type="float" office:value="293.5" calcext:value-type="float">
            <text:p>293,5</text:p>
          </table:table-cell>
          <table:table-cell table:style-name="ce23" table:formula="of:=MEDIAN([.H33:.H36])" office:value-type="float" office:value="6786" calcext:value-type="float">
            <text:p>6786</text:p>
          </table:table-cell>
          <table:table-cell table:style-name="ce23" table:formula="of:=MEDIAN([.I33:.I36])" office:value-type="float" office:value="3" calcext:value-type="float">
            <text:p>3</text:p>
          </table:table-cell>
          <table:table-cell table:style-name="ce23" table:formula="of:=MEDIAN([.J33:.J36])" office:value-type="float" office:value="162.27" calcext:value-type="float">
            <text:p>162,27</text:p>
          </table:table-cell>
          <table:table-cell table:style-name="ce23"/>
          <table:table-cell table:style-name="ce23" table:formula="of:=MEDIAN([.L33:.L36])" office:value-type="float" office:value="234.5" calcext:value-type="float">
            <text:p>234,5</text:p>
          </table:table-cell>
          <table:table-cell table:style-name="ce23" table:formula="of:=MEDIAN([.M33:.M36])" office:value-type="float" office:value="323.5" calcext:value-type="float">
            <text:p>323,5</text:p>
          </table:table-cell>
          <table:table-cell table:style-name="ce23" table:formula="of:=MEDIAN([.N33:.N36])" office:value-type="float" office:value="482" calcext:value-type="float">
            <text:p>482</text:p>
          </table:table-cell>
          <table:table-cell table:style-name="ce23" table:formula="of:=MEDIAN([.O33:.O36])" office:value-type="float" office:value="1939" calcext:value-type="float">
            <text:p>1939</text:p>
          </table:table-cell>
          <table:table-cell table:style-name="ce23" table:formula="of:=MEDIAN([.P33:.P36])" office:value-type="float" office:value="5779" calcext:value-type="float">
            <text:p>5779</text:p>
          </table:table-cell>
          <table:table-cell table:style-name="ce23" table:formula="of:=MEDIAN([.Q33:.Q36])" office:value-type="float" office:value="9434.5" calcext:value-type="float">
            <text:p>9434,5</text:p>
          </table:table-cell>
          <table:table-cell table:style-name="ce23" table:formula="of:=MEDIAN([.R33:.R36])" office:value-type="float" office:value="12998" calcext:value-type="float">
            <text:p>12998</text:p>
          </table:table-cell>
          <table:table-cell table:style-name="ce23" table:formula="of:=MEDIAN([.S33:.S36])" office:value-type="float" office:value="14261" calcext:value-type="float">
            <text:p>14261</text:p>
          </table:table-cell>
          <table:table-cell table:style-name="ce47" table:formula="of:=MEDIAN([.T33:.T36])" office:value-type="float" office:value="20614" calcext:value-type="float">
            <text:p>20614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7000" calcext:value-type="float" table:number-columns-spanned="1" table:number-rows-spanned="5">
            <text:p>7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98.021" calcext:value-type="float">
            <text:p>398,0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099000" calcext:value-type="float">
            <text:p>43099000</text:p>
          </table:table-cell>
          <table:table-cell table:style-name="ce36" office:value-type="float" office:value="40313000" calcext:value-type="float">
            <text:p>40313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7" calcext:value-type="float">
            <text:p>57</text:p>
          </table:table-cell>
          <table:table-cell table:style-name="ce36" office:value-type="float" office:value="105.75" calcext:value-type="float">
            <text:p>105,75</text:p>
          </table:table-cell>
          <table:table-cell table:style-name="ce36"/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185" calcext:value-type="float">
            <text:p>18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1" office:value-type="float" office:value="700" calcext:value-type="float">
            <text:p>700</text:p>
          </table:table-cell>
          <table:table-cell office:value-type="float" office:value="23.922" calcext:value-type="float">
            <text:p>23,922</text:p>
          </table:table-cell>
          <table:table-cell office:value-type="float" office:value="7312" calcext:value-type="float">
            <text:p>7312</text:p>
          </table:table-cell>
          <table:table-cell office:value-type="float" office:value="4093882" calcext:value-type="float">
            <text:p>4093882</text:p>
          </table:table-cell>
          <table:table-cell office:value-type="float" office:value="3003500" calcext:value-type="float">
            <text:p>3003500</text:p>
          </table:table-cell>
          <table:table-cell office:value-type="float" office:value="293" calcext:value-type="float">
            <text:p>293</text:p>
          </table:table-cell>
          <table:table-cell office:value-type="float" office:value="2392" calcext:value-type="float">
            <text:p>2392</text:p>
          </table:table-cell>
          <table:table-cell office:value-type="float" office:value="3" calcext:value-type="float">
            <text:p>3</text:p>
          </table:table-cell>
          <table:table-cell office:value-type="float" office:value="167.12" calcext:value-type="float">
            <text:p>167,1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29" calcext:value-type="float">
            <text:p>229</text:p>
          </table:table-cell>
          <table:table-cell office:value-type="float" office:value="297" calcext:value-type="float">
            <text:p>297</text:p>
          </table:table-cell>
          <table:table-cell office:value-type="float" office:value="357" calcext:value-type="float">
            <text:p>357</text:p>
          </table:table-cell>
          <table:table-cell office:value-type="float" office:value="3748" calcext:value-type="float">
            <text:p>3748</text:p>
          </table:table-cell>
          <table:table-cell office:value-type="float" office:value="7538" calcext:value-type="float">
            <text:p>7538</text:p>
          </table:table-cell>
          <table:table-cell office:value-type="float" office:value="11616" calcext:value-type="float">
            <text:p>11616</text:p>
          </table:table-cell>
          <table:table-cell office:value-type="float" office:value="19877" calcext:value-type="float">
            <text:p>19877</text:p>
          </table:table-cell>
          <table:table-cell table:style-name="ce46" office:value-type="float" office:value="23909" calcext:value-type="float">
            <text:p>239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2" office:value-type="float" office:value="1400" calcext:value-type="float">
            <text:p>1400</text:p>
          </table:table-cell>
          <table:table-cell office:value-type="float" office:value="22.181" calcext:value-type="float">
            <text:p>22,181</text:p>
          </table:table-cell>
          <table:table-cell office:value-type="float" office:value="7807" calcext:value-type="float">
            <text:p>7807</text:p>
          </table:table-cell>
          <table:table-cell office:value-type="float" office:value="3815402" calcext:value-type="float">
            <text:p>3815402</text:p>
          </table:table-cell>
          <table:table-cell office:value-type="float" office:value="2768395" calcext:value-type="float">
            <text:p>2768395</text:p>
          </table:table-cell>
          <table:table-cell office:value-type="float" office:value="316" calcext:value-type="float">
            <text:p>316</text:p>
          </table:table-cell>
          <table:table-cell office:value-type="float" office:value="4436" calcext:value-type="float">
            <text:p>4436</text:p>
          </table:table-cell>
          <table:table-cell office:value-type="float" office:value="3" calcext:value-type="float">
            <text:p>3</text:p>
          </table:table-cell>
          <table:table-cell office:value-type="float" office:value="167.98" calcext:value-type="float">
            <text:p>167,9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66" calcext:value-type="float">
            <text:p>266</text:p>
          </table:table-cell>
          <table:table-cell office:value-type="float" office:value="546" calcext:value-type="float">
            <text:p>546</text:p>
          </table:table-cell>
          <table:table-cell office:value-type="float" office:value="1704" calcext:value-type="float">
            <text:p>1704</text:p>
          </table:table-cell>
          <table:table-cell office:value-type="float" office:value="8863" calcext:value-type="float">
            <text:p>8863</text:p>
          </table:table-cell>
          <table:table-cell office:value-type="float" office:value="10111" calcext:value-type="float">
            <text:p>10111</text:p>
          </table:table-cell>
          <table:table-cell office:value-type="float" office:value="17009" calcext:value-type="float">
            <text:p>17009</text:p>
          </table:table-cell>
          <table:table-cell office:value-type="float" office:value="17971" calcext:value-type="float">
            <text:p>17971</text:p>
          </table:table-cell>
          <table:table-cell table:style-name="ce46" office:value-type="float" office:value="22165" calcext:value-type="float">
            <text:p>2216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4" office:value-type="float" office:value="2800" calcext:value-type="float">
            <text:p>2800</text:p>
          </table:table-cell>
          <table:table-cell office:value-type="float" office:value="25.811" calcext:value-type="float">
            <text:p>25,811</text:p>
          </table:table-cell>
          <table:table-cell office:value-type="float" office:value="1703" calcext:value-type="float">
            <text:p>1703</text:p>
          </table:table-cell>
          <table:table-cell office:value-type="float" office:value="4187043" calcext:value-type="float">
            <text:p>4187043</text:p>
          </table:table-cell>
          <table:table-cell office:value-type="float" office:value="3110157" calcext:value-type="float">
            <text:p>3110157</text:p>
          </table:table-cell>
          <table:table-cell office:value-type="float" office:value="271" calcext:value-type="float">
            <text:p>271</text:p>
          </table:table-cell>
          <table:table-cell office:value-type="float" office:value="10324" calcext:value-type="float">
            <text:p>10324</text:p>
          </table:table-cell>
          <table:table-cell office:value-type="float" office:value="3" calcext:value-type="float">
            <text:p>3</text:p>
          </table:table-cell>
          <table:table-cell office:value-type="float" office:value="158.41" calcext:value-type="float">
            <text:p>158,41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463" calcext:value-type="float">
            <text:p>463</text:p>
          </table:table-cell>
          <table:table-cell office:value-type="float" office:value="8048" calcext:value-type="float">
            <text:p>8048</text:p>
          </table:table-cell>
          <table:table-cell office:value-type="float" office:value="8927" calcext:value-type="float">
            <text:p>8927</text:p>
          </table:table-cell>
          <table:table-cell office:value-type="float" office:value="10427" calcext:value-type="float">
            <text:p>10427</text:p>
          </table:table-cell>
          <table:table-cell office:value-type="float" office:value="14351" calcext:value-type="float">
            <text:p>14351</text:p>
          </table:table-cell>
          <table:table-cell office:value-type="float" office:value="17774" calcext:value-type="float">
            <text:p>17774</text:p>
          </table:table-cell>
          <table:table-cell office:value-type="float" office:value="21672" calcext:value-type="float">
            <text:p>21672</text:p>
          </table:table-cell>
          <table:table-cell table:style-name="ce46" office:value-type="float" office:value="25795" calcext:value-type="float">
            <text:p>2579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38]*0.8" office:value-type="float" office:value="5600" calcext:value-type="float">
            <text:p>5600</text:p>
          </table:table-cell>
          <table:table-cell table:style-name="ce29" office:value-type="float" office:value="30.328" calcext:value-type="float">
            <text:p>30,328</text:p>
          </table:table-cell>
          <table:table-cell table:style-name="ce29" office:value-type="float" office:value="8312" calcext:value-type="float">
            <text:p>8312</text:p>
          </table:table-cell>
          <table:table-cell table:style-name="ce29" office:value-type="float" office:value="3920694" calcext:value-type="float">
            <text:p>3920694</text:p>
          </table:table-cell>
          <table:table-cell table:style-name="ce29" office:value-type="float" office:value="2903835" calcext:value-type="float">
            <text:p>2903835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24262" calcext:value-type="float">
            <text:p>2426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6.25" calcext:value-type="float">
            <text:p>126,25</text:p>
          </table:table-cell>
          <table:table-cell table:style-name="ce29"/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3858" calcext:value-type="float">
            <text:p>3858</text:p>
          </table:table-cell>
          <table:table-cell table:style-name="ce29" office:value-type="float" office:value="8037" calcext:value-type="float">
            <text:p>8037</text:p>
          </table:table-cell>
          <table:table-cell table:style-name="ce29" office:value-type="float" office:value="8525" calcext:value-type="float">
            <text:p>8525</text:p>
          </table:table-cell>
          <table:table-cell table:style-name="ce29" office:value-type="float" office:value="10869" calcext:value-type="float">
            <text:p>10869</text:p>
          </table:table-cell>
          <table:table-cell table:style-name="ce29" office:value-type="float" office:value="14677" calcext:value-type="float">
            <text:p>14677</text:p>
          </table:table-cell>
          <table:table-cell table:style-name="ce29" office:value-type="float" office:value="17345" calcext:value-type="float">
            <text:p>17345</text:p>
          </table:table-cell>
          <table:table-cell table:style-name="ce29" office:value-type="float" office:value="21720" calcext:value-type="float">
            <text:p>21720</text:p>
          </table:table-cell>
          <table:table-cell table:style-name="ce46" office:value-type="float" office:value="30319" calcext:value-type="float">
            <text:p>30319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39:.C42])" office:value-type="float" office:value="24.8665" calcext:value-type="float">
            <text:p>24,8665</text:p>
          </table:table-cell>
          <table:table-cell table:style-name="ce23" table:formula="of:=MEDIAN([.D39:.D42])" office:value-type="float" office:value="7559.5" calcext:value-type="float">
            <text:p>7559,5</text:p>
          </table:table-cell>
          <table:table-cell table:style-name="ce23" table:formula="of:=MEDIAN([.E39:.E42])" office:value-type="float" office:value="4007288" calcext:value-type="float">
            <text:p>4007288</text:p>
          </table:table-cell>
          <table:table-cell table:style-name="ce23" table:formula="of:=MEDIAN([.F39:.F42])" office:value-type="float" office:value="2953667.5" calcext:value-type="float">
            <text:p>2953667,5</text:p>
          </table:table-cell>
          <table:table-cell table:style-name="ce23" table:formula="of:=MEDIAN([.G39:.G42])" office:value-type="float" office:value="282" calcext:value-type="float">
            <text:p>282</text:p>
          </table:table-cell>
          <table:table-cell table:style-name="ce23" table:formula="of:=MEDIAN([.H39:.H42])" office:value-type="float" office:value="7380" calcext:value-type="float">
            <text:p>7380</text:p>
          </table:table-cell>
          <table:table-cell table:style-name="ce23" table:formula="of:=MEDIAN([.I39:.I42])" office:value-type="float" office:value="3" calcext:value-type="float">
            <text:p>3</text:p>
          </table:table-cell>
          <table:table-cell table:style-name="ce23" table:formula="of:=MEDIAN([.J39:.J42])" office:value-type="float" office:value="162.765" calcext:value-type="float">
            <text:p>162,765</text:p>
          </table:table-cell>
          <table:table-cell table:style-name="ce23"/>
          <table:table-cell table:style-name="ce23" table:formula="of:=MEDIAN([.L39:.L42])" office:value-type="float" office:value="217" calcext:value-type="float">
            <text:p>217</text:p>
          </table:table-cell>
          <table:table-cell table:style-name="ce23" table:formula="of:=MEDIAN([.M39:.M42])" office:value-type="float" office:value="364.5" calcext:value-type="float">
            <text:p>364,5</text:p>
          </table:table-cell>
          <table:table-cell table:style-name="ce23" table:formula="of:=MEDIAN([.N39:.N42])" office:value-type="float" office:value="4291.5" calcext:value-type="float">
            <text:p>4291,5</text:p>
          </table:table-cell>
          <table:table-cell table:style-name="ce23" table:formula="of:=MEDIAN([.O39:.O42])" office:value-type="float" office:value="5114.5" calcext:value-type="float">
            <text:p>5114,5</text:p>
          </table:table-cell>
          <table:table-cell table:style-name="ce23" table:formula="of:=MEDIAN([.P39:.P42])" office:value-type="float" office:value="9645" calcext:value-type="float">
            <text:p>9645</text:p>
          </table:table-cell>
          <table:table-cell table:style-name="ce23" table:formula="of:=MEDIAN([.Q39:.Q42])" office:value-type="float" office:value="12231" calcext:value-type="float">
            <text:p>12231</text:p>
          </table:table-cell>
          <table:table-cell table:style-name="ce23" table:formula="of:=MEDIAN([.R39:.R42])" office:value-type="float" office:value="17177" calcext:value-type="float">
            <text:p>17177</text:p>
          </table:table-cell>
          <table:table-cell table:style-name="ce23" table:formula="of:=MEDIAN([.S39:.S42])" office:value-type="float" office:value="20774.5" calcext:value-type="float">
            <text:p>20774,5</text:p>
          </table:table-cell>
          <table:table-cell table:style-name="ce47" table:formula="of:=MEDIAN([.T39:.T42])" office:value-type="float" office:value="24852" calcext:value-type="float">
            <text:p>24852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8000" calcext:value-type="float" table:number-columns-spanned="1" table:number-rows-spanned="5">
            <text:p>8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475.21" calcext:value-type="float">
            <text:p>475,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256000" calcext:value-type="float">
            <text:p>49256000</text:p>
          </table:table-cell>
          <table:table-cell table:style-name="ce36" office:value-type="float" office:value="46072000" calcext:value-type="float">
            <text:p>46072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59" calcext:value-type="float">
            <text:p>59</text:p>
          </table:table-cell>
          <table:table-cell table:style-name="ce36" office:value-type="float" office:value="101.22" calcext:value-type="float">
            <text:p>101,22</text:p>
          </table:table-cell>
          <table:table-cell table:style-name="ce36"/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2" calcext:value-type="float">
            <text:p>62</text:p>
          </table:table-cell>
          <table:table-cell table:number-columns-repeated="2" table:style-name="ce36" office:value-type="float" office:value="63" calcext:value-type="float">
            <text:p>63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11" calcext:value-type="float">
            <text:p>111</text:p>
          </table:table-cell>
          <table:table-cell table:style-name="ce48" office:value-type="float" office:value="1166" calcext:value-type="float">
            <text:p>116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1" office:value-type="float" office:value="800" calcext:value-type="float">
            <text:p>800</text:p>
          </table:table-cell>
          <table:table-cell office:value-type="float" office:value="23.249" calcext:value-type="float">
            <text:p>23,249</text:p>
          </table:table-cell>
          <table:table-cell office:value-type="float" office:value="1485" calcext:value-type="float">
            <text:p>1485</text:p>
          </table:table-cell>
          <table:table-cell office:value-type="float" office:value="4289906" calcext:value-type="float">
            <text:p>4289906</text:p>
          </table:table-cell>
          <table:table-cell office:value-type="float" office:value="3063238" calcext:value-type="float">
            <text:p>3063238</text:p>
          </table:table-cell>
          <table:table-cell office:value-type="float" office:value="344" calcext:value-type="float">
            <text:p>344</text:p>
          </table:table-cell>
          <table:table-cell office:value-type="float" office:value="2324" calcext:value-type="float">
            <text:p>2324</text:p>
          </table:table-cell>
          <table:table-cell office:value-type="float" office:value="3" calcext:value-type="float">
            <text:p>3</text:p>
          </table:table-cell>
          <table:table-cell office:value-type="float" office:value="180.19" calcext:value-type="float">
            <text:p>180,1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office:value-type="float" office:value="294" calcext:value-type="float">
            <text:p>294</text:p>
          </table:table-cell>
          <table:table-cell office:value-type="float" office:value="332" calcext:value-type="float">
            <text:p>332</text:p>
          </table:table-cell>
          <table:table-cell office:value-type="float" office:value="3196" calcext:value-type="float">
            <text:p>3196</text:p>
          </table:table-cell>
          <table:table-cell office:value-type="float" office:value="10982" calcext:value-type="float">
            <text:p>10982</text:p>
          </table:table-cell>
          <table:table-cell office:value-type="float" office:value="13355" calcext:value-type="float">
            <text:p>13355</text:p>
          </table:table-cell>
          <table:table-cell office:value-type="float" office:value="13606" calcext:value-type="float">
            <text:p>13606</text:p>
          </table:table-cell>
          <table:table-cell table:style-name="ce46" office:value-type="float" office:value="22215" calcext:value-type="float">
            <text:p>2221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2" office:value-type="float" office:value="1600" calcext:value-type="float">
            <text:p>1600</text:p>
          </table:table-cell>
          <table:table-cell office:value-type="float" office:value="24.623" calcext:value-type="float">
            <text:p>24,623</text:p>
          </table:table-cell>
          <table:table-cell office:value-type="float" office:value="3234" calcext:value-type="float">
            <text:p>3234</text:p>
          </table:table-cell>
          <table:table-cell office:value-type="float" office:value="4434761" calcext:value-type="float">
            <text:p>4434761</text:p>
          </table:table-cell>
          <table:table-cell office:value-type="float" office:value="3279274" calcext:value-type="float">
            <text:p>3279274</text:p>
          </table:table-cell>
          <table:table-cell office:value-type="float" office:value="325" calcext:value-type="float">
            <text:p>325</text:p>
          </table:table-cell>
          <table:table-cell office:value-type="float" office:value="4924" calcext:value-type="float">
            <text:p>4924</text:p>
          </table:table-cell>
          <table:table-cell office:value-type="float" office:value="3" calcext:value-type="float">
            <text:p>3</text:p>
          </table:table-cell>
          <table:table-cell office:value-type="float" office:value="175.89" calcext:value-type="float">
            <text:p>175,89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92" calcext:value-type="float">
            <text:p>292</text:p>
          </table:table-cell>
          <table:table-cell office:value-type="float" office:value="433" calcext:value-type="float">
            <text:p>433</text:p>
          </table:table-cell>
          <table:table-cell office:value-type="float" office:value="1451" calcext:value-type="float">
            <text:p>1451</text:p>
          </table:table-cell>
          <table:table-cell office:value-type="float" office:value="13561" calcext:value-type="float">
            <text:p>13561</text:p>
          </table:table-cell>
          <table:table-cell office:value-type="float" office:value="17009" calcext:value-type="float">
            <text:p>17009</text:p>
          </table:table-cell>
          <table:table-cell office:value-type="float" office:value="18570" calcext:value-type="float">
            <text:p>18570</text:p>
          </table:table-cell>
          <table:table-cell office:value-type="float" office:value="19927" calcext:value-type="float">
            <text:p>19927</text:p>
          </table:table-cell>
          <table:table-cell table:style-name="ce46" office:value-type="float" office:value="24602" calcext:value-type="float">
            <text:p>2460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4" office:value-type="float" office:value="3200" calcext:value-type="float">
            <text:p>3200</text:p>
          </table:table-cell>
          <table:table-cell office:value-type="float" office:value="26.155" calcext:value-type="float">
            <text:p>26,155</text:p>
          </table:table-cell>
          <table:table-cell office:value-type="float" office:value="3024" calcext:value-type="float">
            <text:p>3024</text:p>
          </table:table-cell>
          <table:table-cell office:value-type="float" office:value="4450891" calcext:value-type="float">
            <text:p>4450891</text:p>
          </table:table-cell>
          <table:table-cell office:value-type="float" office:value="3285383" calcext:value-type="float">
            <text:p>3285383</text:p>
          </table:table-cell>
          <table:table-cell office:value-type="float" office:value="306" calcext:value-type="float">
            <text:p>306</text:p>
          </table:table-cell>
          <table:table-cell office:value-type="float" office:value="10461" calcext:value-type="float">
            <text:p>10461</text:p>
          </table:table-cell>
          <table:table-cell office:value-type="float" office:value="3" calcext:value-type="float">
            <text:p>3</text:p>
          </table:table-cell>
          <table:table-cell office:value-type="float" office:value="166.19" calcext:value-type="float">
            <text:p>166,1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75" calcext:value-type="float">
            <text:p>375</text:p>
          </table:table-cell>
          <table:table-cell office:value-type="float" office:value="3547" calcext:value-type="float">
            <text:p>3547</text:p>
          </table:table-cell>
          <table:table-cell office:value-type="float" office:value="9697" calcext:value-type="float">
            <text:p>9697</text:p>
          </table:table-cell>
          <table:table-cell office:value-type="float" office:value="11093" calcext:value-type="float">
            <text:p>11093</text:p>
          </table:table-cell>
          <table:table-cell office:value-type="float" office:value="16517" calcext:value-type="float">
            <text:p>16517</text:p>
          </table:table-cell>
          <table:table-cell office:value-type="float" office:value="18313" calcext:value-type="float">
            <text:p>18313</text:p>
          </table:table-cell>
          <table:table-cell office:value-type="float" office:value="21385" calcext:value-type="float">
            <text:p>21385</text:p>
          </table:table-cell>
          <table:table-cell table:style-name="ce46" office:value-type="float" office:value="26144" calcext:value-type="float">
            <text:p>2614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44]*0.8" office:value-type="float" office:value="6400" calcext:value-type="float">
            <text:p>6400</text:p>
          </table:table-cell>
          <table:table-cell table:style-name="ce29" office:value-type="float" office:value="30.25" calcext:value-type="float">
            <text:p>30,25</text:p>
          </table:table-cell>
          <table:table-cell table:style-name="ce29" office:value-type="float" office:value="8452" calcext:value-type="float">
            <text:p>8452</text:p>
          </table:table-cell>
          <table:table-cell table:style-name="ce29" office:value-type="float" office:value="4445809" calcext:value-type="float">
            <text:p>4445809</text:p>
          </table:table-cell>
          <table:table-cell table:style-name="ce29" office:value-type="float" office:value="3213227" calcext:value-type="float">
            <text:p>3213227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4199" calcext:value-type="float">
            <text:p>2419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43.53" calcext:value-type="float">
            <text:p>143,53</text:p>
          </table:table-cell>
          <table:table-cell table:style-name="ce29"/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1161" calcext:value-type="float">
            <text:p>1161</text:p>
          </table:table-cell>
          <table:table-cell table:style-name="ce29" office:value-type="float" office:value="10764" calcext:value-type="float">
            <text:p>10764</text:p>
          </table:table-cell>
          <table:table-cell table:style-name="ce29" office:value-type="float" office:value="15661" calcext:value-type="float">
            <text:p>15661</text:p>
          </table:table-cell>
          <table:table-cell table:style-name="ce29" office:value-type="float" office:value="16867" calcext:value-type="float">
            <text:p>16867</text:p>
          </table:table-cell>
          <table:table-cell table:style-name="ce29" office:value-type="float" office:value="23312" calcext:value-type="float">
            <text:p>23312</text:p>
          </table:table-cell>
          <table:table-cell table:style-name="ce46" office:value-type="float" office:value="30241" calcext:value-type="float">
            <text:p>30241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45:.C48])" office:value-type="float" office:value="25.389" calcext:value-type="float">
            <text:p>25,389</text:p>
          </table:table-cell>
          <table:table-cell table:style-name="ce23" table:formula="of:=MEDIAN([.D45:.D48])" office:value-type="float" office:value="3129" calcext:value-type="float">
            <text:p>3129</text:p>
          </table:table-cell>
          <table:table-cell table:style-name="ce23" table:formula="of:=MEDIAN([.E45:.E48])" office:value-type="float" office:value="4440285" calcext:value-type="float">
            <text:p>4440285</text:p>
          </table:table-cell>
          <table:table-cell table:style-name="ce23" table:formula="of:=MEDIAN([.F45:.F48])" office:value-type="float" office:value="3246250.5" calcext:value-type="float">
            <text:p>3246250,5</text:p>
          </table:table-cell>
          <table:table-cell table:style-name="ce23" table:formula="of:=MEDIAN([.G45:.G48])" office:value-type="float" office:value="315.5" calcext:value-type="float">
            <text:p>315,5</text:p>
          </table:table-cell>
          <table:table-cell table:style-name="ce23" table:formula="of:=MEDIAN([.H45:.H48])" office:value-type="float" office:value="7692.5" calcext:value-type="float">
            <text:p>7692,5</text:p>
          </table:table-cell>
          <table:table-cell table:style-name="ce23" table:formula="of:=MEDIAN([.I45:.I48])" office:value-type="float" office:value="3" calcext:value-type="float">
            <text:p>3</text:p>
          </table:table-cell>
          <table:table-cell table:style-name="ce23" table:formula="of:=MEDIAN([.J45:.J48])" office:value-type="float" office:value="171.04" calcext:value-type="float">
            <text:p>171,04</text:p>
          </table:table-cell>
          <table:table-cell table:style-name="ce23"/>
          <table:table-cell table:style-name="ce23" table:formula="of:=MEDIAN([.L45:.L48])" office:value-type="float" office:value="217" calcext:value-type="float">
            <text:p>217</text:p>
          </table:table-cell>
          <table:table-cell table:style-name="ce23" table:formula="of:=MEDIAN([.M45:.M48])" office:value-type="float" office:value="299" calcext:value-type="float">
            <text:p>299</text:p>
          </table:table-cell>
          <table:table-cell table:style-name="ce23" table:formula="of:=MEDIAN([.N45:.N48])" office:value-type="float" office:value="430.5" calcext:value-type="float">
            <text:p>430,5</text:p>
          </table:table-cell>
          <table:table-cell table:style-name="ce23" table:formula="of:=MEDIAN([.O45:.O48])" office:value-type="float" office:value="1306" calcext:value-type="float">
            <text:p>1306</text:p>
          </table:table-cell>
          <table:table-cell table:style-name="ce23" table:formula="of:=MEDIAN([.P45:.P48])" office:value-type="float" office:value="10928.5" calcext:value-type="float">
            <text:p>10928,5</text:p>
          </table:table-cell>
          <table:table-cell table:style-name="ce23" table:formula="of:=MEDIAN([.Q45:.Q48])" office:value-type="float" office:value="16089" calcext:value-type="float">
            <text:p>16089</text:p>
          </table:table-cell>
          <table:table-cell table:style-name="ce23" table:formula="of:=MEDIAN([.R45:.R48])" office:value-type="float" office:value="17590" calcext:value-type="float">
            <text:p>17590</text:p>
          </table:table-cell>
          <table:table-cell table:style-name="ce23" table:formula="of:=MEDIAN([.S45:.S48])" office:value-type="float" office:value="20656" calcext:value-type="float">
            <text:p>20656</text:p>
          </table:table-cell>
          <table:table-cell table:style-name="ce47" table:formula="of:=MEDIAN([.T45:.T48])" office:value-type="float" office:value="25373" calcext:value-type="float">
            <text:p>25373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9000" calcext:value-type="float" table:number-columns-spanned="1" table:number-rows-spanned="5">
            <text:p>9000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float" office:value="555.425" calcext:value-type="float">
            <text:p>555,4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5413000" calcext:value-type="float">
            <text:p>55413000</text:p>
          </table:table-cell>
          <table:table-cell table:style-name="ce36" office:value-type="float" office:value="51831000" calcext:value-type="float">
            <text:p>51831000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6" office:value-type="float" office:value="62" calcext:value-type="float">
            <text:p>62</text:p>
          </table:table-cell>
          <table:table-cell table:style-name="ce36" office:value-type="float" office:value="97.43" calcext:value-type="float">
            <text:p>97,43</text:p>
          </table:table-cell>
          <table:table-cell table:style-name="ce36"/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94" calcext:value-type="float">
            <text:p>94</text:p>
          </table:table-cell>
          <table:table-cell table:style-name="ce48" office:value-type="float" office:value="237" calcext:value-type="float">
            <text:p>23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1" office:value-type="float" office:value="900" calcext:value-type="float">
            <text:p>900</text:p>
          </table:table-cell>
          <table:table-cell office:value-type="float" office:value="28.466" calcext:value-type="float">
            <text:p>28,466</text:p>
          </table:table-cell>
          <table:table-cell office:value-type="float" office:value="1765" calcext:value-type="float">
            <text:p>1765</text:p>
          </table:table-cell>
          <table:table-cell office:value-type="float" office:value="4612360" calcext:value-type="float">
            <text:p>4612360</text:p>
          </table:table-cell>
          <table:table-cell office:value-type="float" office:value="3247349" calcext:value-type="float">
            <text:p>3247349</text:p>
          </table:table-cell>
          <table:table-cell office:value-type="float" office:value="316" calcext:value-type="float">
            <text:p>316</text:p>
          </table:table-cell>
          <table:table-cell office:value-type="float" office:value="2846" calcext:value-type="float">
            <text:p>2846</text:p>
          </table:table-cell>
          <table:table-cell office:value-type="float" office:value="3" calcext:value-type="float">
            <text:p>3</text:p>
          </table:table-cell>
          <table:table-cell office:value-type="float" office:value="158.23" calcext:value-type="float">
            <text:p>158,23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291" calcext:value-type="float">
            <text:p>291</text:p>
          </table:table-cell>
          <table:table-cell office:value-type="float" office:value="346" calcext:value-type="float">
            <text:p>346</text:p>
          </table:table-cell>
          <table:table-cell office:value-type="float" office:value="397" calcext:value-type="float">
            <text:p>397</text:p>
          </table:table-cell>
          <table:table-cell office:value-type="float" office:value="3854" calcext:value-type="float">
            <text:p>3854</text:p>
          </table:table-cell>
          <table:table-cell office:value-type="float" office:value="13867" calcext:value-type="float">
            <text:p>13867</text:p>
          </table:table-cell>
          <table:table-cell office:value-type="float" office:value="14135" calcext:value-type="float">
            <text:p>14135</text:p>
          </table:table-cell>
          <table:table-cell office:value-type="float" office:value="15365" calcext:value-type="float">
            <text:p>15365</text:p>
          </table:table-cell>
          <table:table-cell table:style-name="ce46" office:value-type="float" office:value="28454" calcext:value-type="float">
            <text:p>2845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2" office:value-type="float" office:value="1800" calcext:value-type="float">
            <text:p>1800</text:p>
          </table:table-cell>
          <table:table-cell office:value-type="float" office:value="27.76" calcext:value-type="float">
            <text:p>27,76</text:p>
          </table:table-cell>
          <table:table-cell office:value-type="float" office:value="3377" calcext:value-type="float">
            <text:p>3377</text:p>
          </table:table-cell>
          <table:table-cell office:value-type="float" office:value="4688459" calcext:value-type="float">
            <text:p>4688459</text:p>
          </table:table-cell>
          <table:table-cell office:value-type="float" office:value="3392047" calcext:value-type="float">
            <text:p>3392047</text:p>
          </table:table-cell>
          <table:table-cell office:value-type="float" office:value="324" calcext:value-type="float">
            <text:p>324</text:p>
          </table:table-cell>
          <table:table-cell office:value-type="float" office:value="5551" calcext:value-type="float">
            <text:p>5551</text:p>
          </table:table-cell>
          <table:table-cell office:value-type="float" office:value="3" calcext:value-type="float">
            <text:p>3</text:p>
          </table:table-cell>
          <table:table-cell office:value-type="float" office:value="164.94" calcext:value-type="float">
            <text:p>164,94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345" calcext:value-type="float">
            <text:p>345</text:p>
          </table:table-cell>
          <table:table-cell office:value-type="float" office:value="1062" calcext:value-type="float">
            <text:p>1062</text:p>
          </table:table-cell>
          <table:table-cell office:value-type="float" office:value="3227" calcext:value-type="float">
            <text:p>3227</text:p>
          </table:table-cell>
          <table:table-cell office:value-type="float" office:value="4846" calcext:value-type="float">
            <text:p>4846</text:p>
          </table:table-cell>
          <table:table-cell office:value-type="float" office:value="13551" calcext:value-type="float">
            <text:p>13551</text:p>
          </table:table-cell>
          <table:table-cell office:value-type="float" office:value="14585" calcext:value-type="float">
            <text:p>14585</text:p>
          </table:table-cell>
          <table:table-cell office:value-type="float" office:value="15853" calcext:value-type="float">
            <text:p>15853</text:p>
          </table:table-cell>
          <table:table-cell table:style-name="ce46" office:value-type="float" office:value="27668" calcext:value-type="float">
            <text:p>2766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4" office:value-type="float" office:value="3600" calcext:value-type="float">
            <text:p>3600</text:p>
          </table:table-cell>
          <table:table-cell office:value-type="float" office:value="24.888" calcext:value-type="float">
            <text:p>24,888</text:p>
          </table:table-cell>
          <table:table-cell office:value-type="float" office:value="10303" calcext:value-type="float">
            <text:p>10303</text:p>
          </table:table-cell>
          <table:table-cell office:value-type="float" office:value="4671403" calcext:value-type="float">
            <text:p>4671403</text:p>
          </table:table-cell>
          <table:table-cell office:value-type="float" office:value="3350720" calcext:value-type="float">
            <text:p>3350720</text:p>
          </table:table-cell>
          <table:table-cell office:value-type="float" office:value="362" calcext:value-type="float">
            <text:p>362</text:p>
          </table:table-cell>
          <table:table-cell office:value-type="float" office:value="9955" calcext:value-type="float">
            <text:p>9955</text:p>
          </table:table-cell>
          <table:table-cell office:value-type="float" office:value="3" calcext:value-type="float">
            <text:p>3</text:p>
          </table:table-cell>
          <table:table-cell office:value-type="float" office:value="183.3" calcext:value-type="float">
            <text:p>183,3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489" calcext:value-type="float">
            <text:p>489</text:p>
          </table:table-cell>
          <table:table-cell office:value-type="float" office:value="6567" calcext:value-type="float">
            <text:p>6567</text:p>
          </table:table-cell>
          <table:table-cell office:value-type="float" office:value="12279" calcext:value-type="float">
            <text:p>12279</text:p>
          </table:table-cell>
          <table:table-cell office:value-type="float" office:value="15433" calcext:value-type="float">
            <text:p>15433</text:p>
          </table:table-cell>
          <table:table-cell office:value-type="float" office:value="16745" calcext:value-type="float">
            <text:p>16745</text:p>
          </table:table-cell>
          <table:table-cell office:value-type="float" office:value="17561" calcext:value-type="float">
            <text:p>17561</text:p>
          </table:table-cell>
          <table:table-cell office:value-type="float" office:value="17874" calcext:value-type="float">
            <text:p>17874</text:p>
          </table:table-cell>
          <table:table-cell table:style-name="ce46" office:value-type="float" office:value="24873" calcext:value-type="float">
            <text:p>2487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1" table:formula="of:=[.A50]*0.8" office:value-type="float" office:value="7200" calcext:value-type="float">
            <text:p>7200</text:p>
          </table:table-cell>
          <table:table-cell table:style-name="ce31" office:value-type="float" office:value="29.382" calcext:value-type="float">
            <text:p>29,382</text:p>
          </table:table-cell>
          <table:table-cell table:style-name="ce31" office:value-type="float" office:value="2553" calcext:value-type="float">
            <text:p>2553</text:p>
          </table:table-cell>
          <table:table-cell table:style-name="ce31" office:value-type="float" office:value="4824602" calcext:value-type="float">
            <text:p>4824602</text:p>
          </table:table-cell>
          <table:table-cell table:style-name="ce31" office:value-type="float" office:value="3484387" calcext:value-type="float">
            <text:p>3484387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23505" calcext:value-type="float">
            <text:p>2350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0.35" calcext:value-type="float">
            <text:p>160,35</text:p>
          </table:table-cell>
          <table:table-cell table:style-name="ce31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1245" calcext:value-type="float">
            <text:p>1245</text:p>
          </table:table-cell>
          <table:table-cell table:style-name="ce31" office:value-type="float" office:value="6808" calcext:value-type="float">
            <text:p>6808</text:p>
          </table:table-cell>
          <table:table-cell table:style-name="ce31" office:value-type="float" office:value="14463" calcext:value-type="float">
            <text:p>14463</text:p>
          </table:table-cell>
          <table:table-cell table:style-name="ce31" office:value-type="float" office:value="16390" calcext:value-type="float">
            <text:p>16390</text:p>
          </table:table-cell>
          <table:table-cell table:style-name="ce31" office:value-type="float" office:value="17930" calcext:value-type="float">
            <text:p>17930</text:p>
          </table:table-cell>
          <table:table-cell table:style-name="ce31" office:value-type="float" office:value="20611" calcext:value-type="float">
            <text:p>20611</text:p>
          </table:table-cell>
          <table:table-cell table:style-name="ce49" office:value-type="float" office:value="29367" calcext:value-type="float">
            <text:p>29367</text:p>
          </table:table-cell>
          <table:table-cell table:number-columns-repeated="1004"/>
        </table:table-row>
        <table:table-row table:style-name="ro2">
          <table:table-cell table:style-name="ce24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51:.C54])" office:value-type="float" office:value="28.113" calcext:value-type="float">
            <text:p>28,113</text:p>
          </table:table-cell>
          <table:table-cell table:style-name="ce23" table:formula="of:=MEDIAN([.D51:.D54])" office:value-type="float" office:value="2965" calcext:value-type="float">
            <text:p>2965</text:p>
          </table:table-cell>
          <table:table-cell table:style-name="ce23" table:formula="of:=MEDIAN([.E51:.E54])" office:value-type="float" office:value="4679931" calcext:value-type="float">
            <text:p>4679931</text:p>
          </table:table-cell>
          <table:table-cell table:style-name="ce23" table:formula="of:=MEDIAN([.F51:.F54])" office:value-type="float" office:value="3371383.5" calcext:value-type="float">
            <text:p>3371383,5</text:p>
          </table:table-cell>
          <table:table-cell table:style-name="ce23" table:formula="of:=MEDIAN([.G51:.G54])" office:value-type="float" office:value="320" calcext:value-type="float">
            <text:p>320</text:p>
          </table:table-cell>
          <table:table-cell table:style-name="ce23" table:formula="of:=MEDIAN([.H51:.H54])" office:value-type="float" office:value="7753" calcext:value-type="float">
            <text:p>7753</text:p>
          </table:table-cell>
          <table:table-cell table:style-name="ce23" table:formula="of:=MEDIAN([.I51:.I54])" office:value-type="float" office:value="3" calcext:value-type="float">
            <text:p>3</text:p>
          </table:table-cell>
          <table:table-cell table:style-name="ce23" table:formula="of:=MEDIAN([.J51:.J54])" office:value-type="float" office:value="162.645" calcext:value-type="float">
            <text:p>162,645</text:p>
          </table:table-cell>
          <table:table-cell table:style-name="ce23"/>
          <table:table-cell table:style-name="ce23" table:formula="of:=MEDIAN([.L51:.L54])" office:value-type="float" office:value="270.5" calcext:value-type="float">
            <text:p>270,5</text:p>
          </table:table-cell>
          <table:table-cell table:style-name="ce23" table:formula="of:=MEDIAN([.M51:.M54])" office:value-type="float" office:value="351" calcext:value-type="float">
            <text:p>351</text:p>
          </table:table-cell>
          <table:table-cell table:style-name="ce23" table:formula="of:=MEDIAN([.N51:.N54])" office:value-type="float" office:value="1153.5" calcext:value-type="float">
            <text:p>1153,5</text:p>
          </table:table-cell>
          <table:table-cell table:style-name="ce23" table:formula="of:=MEDIAN([.O51:.O54])" office:value-type="float" office:value="5017.5" calcext:value-type="float">
            <text:p>5017,5</text:p>
          </table:table-cell>
          <table:table-cell table:style-name="ce23" table:formula="of:=MEDIAN([.P51:.P54])" office:value-type="float" office:value="9654.5" calcext:value-type="float">
            <text:p>9654,5</text:p>
          </table:table-cell>
          <table:table-cell table:style-name="ce23" table:formula="of:=MEDIAN([.Q51:.Q54])" office:value-type="float" office:value="15128.5" calcext:value-type="float">
            <text:p>15128,5</text:p>
          </table:table-cell>
          <table:table-cell table:style-name="ce23" table:formula="of:=MEDIAN([.R51:.R54])" office:value-type="float" office:value="16073" calcext:value-type="float">
            <text:p>16073</text:p>
          </table:table-cell>
          <table:table-cell table:style-name="ce23" table:formula="of:=MEDIAN([.S51:.S54])" office:value-type="float" office:value="16863.5" calcext:value-type="float">
            <text:p>16863,5</text:p>
          </table:table-cell>
          <table:table-cell table:style-name="ce47" table:formula="of:=MEDIAN([.T51:.T54])" office:value-type="float" office:value="28061" calcext:value-type="float">
            <text:p>28061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0000" calcext:value-type="float" table:number-columns-spanned="1" table:number-rows-spanned="5">
            <text:p>10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18.531" calcext:value-type="float">
            <text:p>618,5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1570000" calcext:value-type="float">
            <text:p>61570000</text:p>
          </table:table-cell>
          <table:table-cell table:style-name="ce36" office:value-type="float" office:value="57590000" calcext:value-type="float">
            <text:p>57590000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6" office:value-type="float" office:value="62" calcext:value-type="float">
            <text:p>62</text:p>
          </table:table-cell>
          <table:table-cell table:style-name="ce36" office:value-type="float" office:value="97.21" calcext:value-type="float">
            <text:p>97,21</text:p>
          </table:table-cell>
          <table:table-cell table:style-name="ce36"/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202" calcext:value-type="float">
            <text:p>20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1" office:value-type="float" office:value="1000" calcext:value-type="float">
            <text:p>1000</text:p>
          </table:table-cell>
          <table:table-cell table:style-name="ce32" office:value-type="float" office:value="76.723" calcext:value-type="float">
            <text:p>76,723</text:p>
          </table:table-cell>
          <table:table-cell table:style-name="ce32" office:value-type="float" office:value="3307" calcext:value-type="float">
            <text:p>3307</text:p>
          </table:table-cell>
          <table:table-cell table:style-name="ce32" office:value-type="float" office:value="5250613" calcext:value-type="float">
            <text:p>5250613</text:p>
          </table:table-cell>
          <table:table-cell table:style-name="ce32" office:value-type="float" office:value="3788132" calcext:value-type="float">
            <text:p>3788132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7672" calcext:value-type="float">
            <text:p>767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6.83" calcext:value-type="float">
            <text:p>66,83</text:p>
          </table:table-cell>
          <table:table-cell table:style-name="ce32"/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1270" calcext:value-type="float">
            <text:p>1270</text:p>
          </table:table-cell>
          <table:table-cell table:style-name="ce32" office:value-type="float" office:value="4499" calcext:value-type="float">
            <text:p>4499</text:p>
          </table:table-cell>
          <table:table-cell table:style-name="ce32" office:value-type="float" office:value="11391" calcext:value-type="float">
            <text:p>11391</text:p>
          </table:table-cell>
          <table:table-cell table:style-name="ce32" office:value-type="float" office:value="15258" calcext:value-type="float">
            <text:p>15258</text:p>
          </table:table-cell>
          <table:table-cell table:style-name="ce32" office:value-type="float" office:value="16103" calcext:value-type="float">
            <text:p>16103</text:p>
          </table:table-cell>
          <table:table-cell table:style-name="ce49" office:value-type="float" office:value="61169" calcext:value-type="float">
            <text:p>6116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2" office:value-type="float" office:value="2000" calcext:value-type="float">
            <text:p>2000</text:p>
          </table:table-cell>
          <table:table-cell table:style-name="ce32" office:value-type="float" office:value="34.33" calcext:value-type="float">
            <text:p>34,33</text:p>
          </table:table-cell>
          <table:table-cell table:style-name="ce32" office:value-type="float" office:value="2890" calcext:value-type="float">
            <text:p>2890</text:p>
          </table:table-cell>
          <table:table-cell table:style-name="ce32" office:value-type="float" office:value="5236201" calcext:value-type="float">
            <text:p>5236201</text:p>
          </table:table-cell>
          <table:table-cell table:style-name="ce32" office:value-type="float" office:value="3755654" calcext:value-type="float">
            <text:p>3755654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6866" calcext:value-type="float">
            <text:p>686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8.95" calcext:value-type="float">
            <text:p>148,95</text:p>
          </table:table-cell>
          <table:table-cell table:style-name="ce32"/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1404" calcext:value-type="float">
            <text:p>1404</text:p>
          </table:table-cell>
          <table:table-cell table:style-name="ce32" office:value-type="float" office:value="10441" calcext:value-type="float">
            <text:p>10441</text:p>
          </table:table-cell>
          <table:table-cell table:style-name="ce32" office:value-type="float" office:value="18569" calcext:value-type="float">
            <text:p>18569</text:p>
          </table:table-cell>
          <table:table-cell table:style-name="ce32" office:value-type="float" office:value="25012" calcext:value-type="float">
            <text:p>25012</text:p>
          </table:table-cell>
          <table:table-cell table:style-name="ce32" office:value-type="float" office:value="29778" calcext:value-type="float">
            <text:p>29778</text:p>
          </table:table-cell>
          <table:table-cell table:style-name="ce49" office:value-type="float" office:value="34303" calcext:value-type="float">
            <text:p>3430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4" office:value-type="float" office:value="4000" calcext:value-type="float">
            <text:p>4000</text:p>
          </table:table-cell>
          <table:table-cell table:style-name="ce32" office:value-type="float" office:value="23.965" calcext:value-type="float">
            <text:p>23,965</text:p>
          </table:table-cell>
          <table:table-cell table:style-name="ce32" office:value-type="float" office:value="10600" calcext:value-type="float">
            <text:p>10600</text:p>
          </table:table-cell>
          <table:table-cell table:style-name="ce32" office:value-type="float" office:value="5254615" calcext:value-type="float">
            <text:p>5254615</text:p>
          </table:table-cell>
          <table:table-cell table:style-name="ce32" office:value-type="float" office:value="3725774" calcext:value-type="float">
            <text:p>3725774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9585" calcext:value-type="float">
            <text:p>958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14.12" calcext:value-type="float">
            <text:p>214,12</text:p>
          </table:table-cell>
          <table:table-cell table:style-name="ce32"/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2385" calcext:value-type="float">
            <text:p>2385</text:p>
          </table:table-cell>
          <table:table-cell table:style-name="ce32" office:value-type="float" office:value="14867" calcext:value-type="float">
            <text:p>14867</text:p>
          </table:table-cell>
          <table:table-cell table:style-name="ce32" office:value-type="float" office:value="16202" calcext:value-type="float">
            <text:p>16202</text:p>
          </table:table-cell>
          <table:table-cell table:style-name="ce32" office:value-type="float" office:value="17027" calcext:value-type="float">
            <text:p>17027</text:p>
          </table:table-cell>
          <table:table-cell table:style-name="ce32" office:value-type="float" office:value="17425" calcext:value-type="float">
            <text:p>17425</text:p>
          </table:table-cell>
          <table:table-cell table:style-name="ce49" office:value-type="float" office:value="23941" calcext:value-type="float">
            <text:p>239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1" table:formula="of:=[.A56]*0.8" office:value-type="float" office:value="8000" calcext:value-type="float">
            <text:p>8000</text:p>
          </table:table-cell>
          <table:table-cell table:style-name="ce31" office:value-type="float" office:value="30.584" calcext:value-type="float">
            <text:p>30,584</text:p>
          </table:table-cell>
          <table:table-cell table:style-name="ce31" office:value-type="float" office:value="5285" calcext:value-type="float">
            <text:p>5285</text:p>
          </table:table-cell>
          <table:table-cell table:style-name="ce31" office:value-type="float" office:value="4949277" calcext:value-type="float">
            <text:p>4949277</text:p>
          </table:table-cell>
          <table:table-cell table:style-name="ce31" office:value-type="float" office:value="3590463" calcext:value-type="float">
            <text:p>3590463</text:p>
          </table:table-cell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24467" calcext:value-type="float">
            <text:p>2446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58.03" calcext:value-type="float">
            <text:p>158,03</text:p>
          </table:table-cell>
          <table:table-cell table:style-name="ce31"/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1239" calcext:value-type="float">
            <text:p>1239</text:p>
          </table:table-cell>
          <table:table-cell table:style-name="ce31" office:value-type="float" office:value="13688" calcext:value-type="float">
            <text:p>13688</text:p>
          </table:table-cell>
          <table:table-cell table:style-name="ce31" office:value-type="float" office:value="14106" calcext:value-type="float">
            <text:p>14106</text:p>
          </table:table-cell>
          <table:table-cell table:style-name="ce31" office:value-type="float" office:value="16629" calcext:value-type="float">
            <text:p>16629</text:p>
          </table:table-cell>
          <table:table-cell table:style-name="ce31" office:value-type="float" office:value="18579" calcext:value-type="float">
            <text:p>18579</text:p>
          </table:table-cell>
          <table:table-cell table:style-name="ce31" office:value-type="float" office:value="23215" calcext:value-type="float">
            <text:p>23215</text:p>
          </table:table-cell>
          <table:table-cell table:style-name="ce31" office:value-type="float" office:value="24568" calcext:value-type="float">
            <text:p>24568</text:p>
          </table:table-cell>
          <table:table-cell table:style-name="ce49" office:value-type="float" office:value="30580" calcext:value-type="float">
            <text:p>30580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57:.C60])" office:value-type="float" office:value="32.457" calcext:value-type="float">
            <text:p>32,457</text:p>
          </table:table-cell>
          <table:table-cell table:style-name="ce23" table:formula="of:=MEDIAN([.D57:.D60])" office:value-type="float" office:value="4296" calcext:value-type="float">
            <text:p>4296</text:p>
          </table:table-cell>
          <table:table-cell table:style-name="ce23" table:formula="of:=MEDIAN([.E57:.E60])" office:value-type="float" office:value="5243407" calcext:value-type="float">
            <text:p>5243407</text:p>
          </table:table-cell>
          <table:table-cell table:style-name="ce23" table:formula="of:=MEDIAN([.F57:.F60])" office:value-type="float" office:value="3740714" calcext:value-type="float">
            <text:p>3740714</text:p>
          </table:table-cell>
          <table:table-cell table:style-name="ce23" table:formula="of:=MEDIAN([.G57:.G60])" office:value-type="float" office:value="309" calcext:value-type="float">
            <text:p>309</text:p>
          </table:table-cell>
          <table:table-cell table:style-name="ce23" table:formula="of:=MEDIAN([.H57:.H60])" office:value-type="float" office:value="8628.5" calcext:value-type="float">
            <text:p>8628,5</text:p>
          </table:table-cell>
          <table:table-cell table:style-name="ce23" table:formula="of:=MEDIAN([.I57:.I60])" office:value-type="float" office:value="3" calcext:value-type="float">
            <text:p>3</text:p>
          </table:table-cell>
          <table:table-cell table:style-name="ce23" table:formula="of:=MEDIAN([.J57:.J60])" office:value-type="float" office:value="153.49" calcext:value-type="float">
            <text:p>153,49</text:p>
          </table:table-cell>
          <table:table-cell table:style-name="ce23"/>
          <table:table-cell table:style-name="ce23" table:formula="of:=MEDIAN([.L57:.L60])" office:value-type="float" office:value="250.5" calcext:value-type="float">
            <text:p>250,5</text:p>
          </table:table-cell>
          <table:table-cell table:style-name="ce23" table:formula="of:=MEDIAN([.M57:.M60])" office:value-type="float" office:value="322" calcext:value-type="float">
            <text:p>322</text:p>
          </table:table-cell>
          <table:table-cell table:style-name="ce23" table:formula="of:=MEDIAN([.N57:.N60])" office:value-type="float" office:value="470.5" calcext:value-type="float">
            <text:p>470,5</text:p>
          </table:table-cell>
          <table:table-cell table:style-name="ce23" table:formula="of:=MEDIAN([.O57:.O60])" office:value-type="float" office:value="1894.5" calcext:value-type="float">
            <text:p>1894,5</text:p>
          </table:table-cell>
          <table:table-cell table:style-name="ce23" table:formula="of:=MEDIAN([.P57:.P60])" office:value-type="float" office:value="12654" calcext:value-type="float">
            <text:p>12654</text:p>
          </table:table-cell>
          <table:table-cell table:style-name="ce23" table:formula="of:=MEDIAN([.Q57:.Q60])" office:value-type="float" office:value="17385.5" calcext:value-type="float">
            <text:p>17385,5</text:p>
          </table:table-cell>
          <table:table-cell table:style-name="ce23" table:formula="of:=MEDIAN([.R57:.R60])" office:value-type="float" office:value="20121" calcext:value-type="float">
            <text:p>20121</text:p>
          </table:table-cell>
          <table:table-cell table:style-name="ce23" table:formula="of:=MEDIAN([.S57:.S60])" office:value-type="float" office:value="20996.5" calcext:value-type="float">
            <text:p>20996,5</text:p>
          </table:table-cell>
          <table:table-cell table:style-name="ce47" table:formula="of:=MEDIAN([.T57:.T60])" office:value-type="float" office:value="32441.5" calcext:value-type="float">
            <text:p>32441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1000" calcext:value-type="float" table:number-columns-spanned="1" table:number-rows-spanned="5">
            <text:p>11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21.003" calcext:value-type="float">
            <text:p>621,00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7727000" calcext:value-type="float">
            <text:p>67727000</text:p>
          </table:table-cell>
          <table:table-cell table:style-name="ce36" office:value-type="float" office:value="63349000" calcext:value-type="float">
            <text:p>63349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6" calcext:value-type="float">
            <text:p>56</text:p>
          </table:table-cell>
          <table:table-cell table:style-name="ce36" office:value-type="float" office:value="106.5" calcext:value-type="float">
            <text:p>106,5</text:p>
          </table:table-cell>
          <table:table-cell table:style-name="ce36"/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8" calcext:value-type="float">
            <text:p>78</text:p>
          </table:table-cell>
          <table:table-cell table:style-name="ce48" office:value-type="float" office:value="324" calcext:value-type="float">
            <text:p>32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2]*0.1" office:value-type="float" office:value="1100" calcext:value-type="float">
            <text:p>1100</text:p>
          </table:table-cell>
          <table:table-cell office:value-type="float" office:value="28.791" calcext:value-type="float">
            <text:p>28,791</text:p>
          </table:table-cell>
          <table:table-cell office:value-type="float" office:value="9668" calcext:value-type="float">
            <text:p>9668</text:p>
          </table:table-cell>
          <table:table-cell office:value-type="float" office:value="5468581" calcext:value-type="float">
            <text:p>5468581</text:p>
          </table:table-cell>
          <table:table-cell office:value-type="float" office:value="3857075" calcext:value-type="float">
            <text:p>3857075</text:p>
          </table:table-cell>
          <table:table-cell office:value-type="float" office:value="382" calcext:value-type="float">
            <text:p>382</text:p>
          </table:table-cell>
          <table:table-cell office:value-type="float" office:value="2879" calcext:value-type="float">
            <text:p>2879</text:p>
          </table:table-cell>
          <table:table-cell office:value-type="float" office:value="3" calcext:value-type="float">
            <text:p>3</text:p>
          </table:table-cell>
          <table:table-cell office:value-type="float" office:value="185.49" calcext:value-type="float">
            <text:p>185,4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35" calcext:value-type="float">
            <text:p>235</text:p>
          </table:table-cell>
          <table:table-cell office:value-type="float" office:value="346" calcext:value-type="float">
            <text:p>346</text:p>
          </table:table-cell>
          <table:table-cell office:value-type="float" office:value="474" calcext:value-type="float">
            <text:p>474</text:p>
          </table:table-cell>
          <table:table-cell office:value-type="float" office:value="4299" calcext:value-type="float">
            <text:p>4299</text:p>
          </table:table-cell>
          <table:table-cell office:value-type="float" office:value="8663" calcext:value-type="float">
            <text:p>8663</text:p>
          </table:table-cell>
          <table:table-cell office:value-type="float" office:value="14339" calcext:value-type="float">
            <text:p>14339</text:p>
          </table:table-cell>
          <table:table-cell office:value-type="float" office:value="16087" calcext:value-type="float">
            <text:p>16087</text:p>
          </table:table-cell>
          <table:table-cell table:style-name="ce46" office:value-type="float" office:value="27513" calcext:value-type="float">
            <text:p>2751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2]*0.2" office:value-type="float" office:value="2200" calcext:value-type="float">
            <text:p>2200</text:p>
          </table:table-cell>
          <table:table-cell office:value-type="float" office:value="38.437" calcext:value-type="float">
            <text:p>38,437</text:p>
          </table:table-cell>
          <table:table-cell office:value-type="float" office:value="3976" calcext:value-type="float">
            <text:p>3976</text:p>
          </table:table-cell>
          <table:table-cell office:value-type="float" office:value="5959200" calcext:value-type="float">
            <text:p>5959200</text:p>
          </table:table-cell>
          <table:table-cell office:value-type="float" office:value="4356447" calcext:value-type="float">
            <text:p>4356447</text:p>
          </table:table-cell>
          <table:table-cell office:value-type="float" office:value="286" calcext:value-type="float">
            <text:p>286</text:p>
          </table:table-cell>
          <table:table-cell office:value-type="float" office:value="7687" calcext:value-type="float">
            <text:p>7687</text:p>
          </table:table-cell>
          <table:table-cell office:value-type="float" office:value="3" calcext:value-type="float">
            <text:p>3</text:p>
          </table:table-cell>
          <table:table-cell office:value-type="float" office:value="151.41" calcext:value-type="float">
            <text:p>151,4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448" calcext:value-type="float">
            <text:p>448</text:p>
          </table:table-cell>
          <table:table-cell office:value-type="float" office:value="2410" calcext:value-type="float">
            <text:p>2410</text:p>
          </table:table-cell>
          <table:table-cell office:value-type="float" office:value="7780" calcext:value-type="float">
            <text:p>7780</text:p>
          </table:table-cell>
          <table:table-cell office:value-type="float" office:value="19714" calcext:value-type="float">
            <text:p>19714</text:p>
          </table:table-cell>
          <table:table-cell office:value-type="float" office:value="26829" calcext:value-type="float">
            <text:p>26829</text:p>
          </table:table-cell>
          <table:table-cell office:value-type="float" office:value="31660" calcext:value-type="float">
            <text:p>31660</text:p>
          </table:table-cell>
          <table:table-cell office:value-type="float" office:value="34967" calcext:value-type="float">
            <text:p>34967</text:p>
          </table:table-cell>
          <table:table-cell table:style-name="ce46" office:value-type="float" office:value="38409" calcext:value-type="float">
            <text:p>384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office:value-type="float" office:value="4400" calcext:value-type="float">
            <text:p>4400</text:p>
          </table:table-cell>
          <table:table-cell table:style-name="ce32" office:value-type="float" office:value="33.309" calcext:value-type="float">
            <text:p>33,309</text:p>
          </table:table-cell>
          <table:table-cell table:style-name="ce32" office:value-type="float" office:value="14599" calcext:value-type="float">
            <text:p>14599</text:p>
          </table:table-cell>
          <table:table-cell table:style-name="ce32" office:value-type="float" office:value="5490513" calcext:value-type="float">
            <text:p>5490513</text:p>
          </table:table-cell>
          <table:table-cell table:style-name="ce32" office:value-type="float" office:value="4025016" calcext:value-type="float">
            <text:p>4025016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13323" calcext:value-type="float">
            <text:p>1332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0.97" calcext:value-type="float">
            <text:p>160,97</text:p>
          </table:table-cell>
          <table:table-cell table:style-name="ce32"/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1161" calcext:value-type="float">
            <text:p>1161</text:p>
          </table:table-cell>
          <table:table-cell table:style-name="ce32" office:value-type="float" office:value="9057" calcext:value-type="float">
            <text:p>9057</text:p>
          </table:table-cell>
          <table:table-cell table:style-name="ce32" office:value-type="float" office:value="16177" calcext:value-type="float">
            <text:p>16177</text:p>
          </table:table-cell>
          <table:table-cell table:style-name="ce32" office:value-type="float" office:value="20891" calcext:value-type="float">
            <text:p>20891</text:p>
          </table:table-cell>
          <table:table-cell table:style-name="ce32" office:value-type="float" office:value="23200" calcext:value-type="float">
            <text:p>23200</text:p>
          </table:table-cell>
          <table:table-cell table:style-name="ce32" office:value-type="float" office:value="28463" calcext:value-type="float">
            <text:p>28463</text:p>
          </table:table-cell>
          <table:table-cell table:style-name="ce32" office:value-type="float" office:value="30132" calcext:value-type="float">
            <text:p>30132</text:p>
          </table:table-cell>
          <table:table-cell table:style-name="ce49" office:value-type="float" office:value="33299" calcext:value-type="float">
            <text:p>3329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62]*0.8" office:value-type="float" office:value="8800" calcext:value-type="float">
            <text:p>8800</text:p>
          </table:table-cell>
          <table:table-cell table:style-name="ce29" office:value-type="float" office:value="35.109" calcext:value-type="float">
            <text:p>35,109</text:p>
          </table:table-cell>
          <table:table-cell table:style-name="ce29" office:value-type="float" office:value="4631" calcext:value-type="float">
            <text:p>4631</text:p>
          </table:table-cell>
          <table:table-cell table:style-name="ce29" office:value-type="float" office:value="5698545" calcext:value-type="float">
            <text:p>5698545</text:p>
          </table:table-cell>
          <table:table-cell table:style-name="ce29" office:value-type="float" office:value="4138275" calcext:value-type="float">
            <text:p>4138275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8087" calcext:value-type="float">
            <text:p>2808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58.5" calcext:value-type="float">
            <text:p>158,5</text:p>
          </table:table-cell>
          <table:table-cell table:style-name="ce29"/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1323" calcext:value-type="float">
            <text:p>1323</text:p>
          </table:table-cell>
          <table:table-cell table:number-columns-repeated="2" table:style-name="ce29" office:value-type="float" office:value="12399" calcext:value-type="float">
            <text:p>12399</text:p>
          </table:table-cell>
          <table:table-cell table:style-name="ce29" office:value-type="float" office:value="20101" calcext:value-type="float">
            <text:p>20101</text:p>
          </table:table-cell>
          <table:table-cell table:style-name="ce29" office:value-type="float" office:value="21397" calcext:value-type="float">
            <text:p>21397</text:p>
          </table:table-cell>
          <table:table-cell table:style-name="ce29" office:value-type="float" office:value="28823" calcext:value-type="float">
            <text:p>28823</text:p>
          </table:table-cell>
          <table:table-cell table:style-name="ce29" office:value-type="float" office:value="30266" calcext:value-type="float">
            <text:p>30266</text:p>
          </table:table-cell>
          <table:table-cell table:style-name="ce46" office:value-type="float" office:value="34962" calcext:value-type="float">
            <text:p>34962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63:.C66])" office:value-type="float" office:value="34.209" calcext:value-type="float">
            <text:p>34,209</text:p>
          </table:table-cell>
          <table:table-cell table:style-name="ce23" table:formula="of:=MEDIAN([.D63:.D66])" office:value-type="float" office:value="7149.5" calcext:value-type="float">
            <text:p>7149,5</text:p>
          </table:table-cell>
          <table:table-cell table:style-name="ce23" table:formula="of:=MEDIAN([.E63:.E66])" office:value-type="float" office:value="5594529" calcext:value-type="float">
            <text:p>5594529</text:p>
          </table:table-cell>
          <table:table-cell table:style-name="ce23" table:formula="of:=MEDIAN([.F63:.F66])" office:value-type="float" office:value="4081645.5" calcext:value-type="float">
            <text:p>4081645,5</text:p>
          </table:table-cell>
          <table:table-cell table:style-name="ce23" table:formula="of:=MEDIAN([.G63:.G66])" office:value-type="float" office:value="321.5" calcext:value-type="float">
            <text:p>321,5</text:p>
          </table:table-cell>
          <table:table-cell table:style-name="ce23" table:formula="of:=MEDIAN([.H63:.H66])" office:value-type="float" office:value="10505" calcext:value-type="float">
            <text:p>10505</text:p>
          </table:table-cell>
          <table:table-cell table:style-name="ce23" table:formula="of:=MEDIAN([.I63:.I66])" office:value-type="float" office:value="3" calcext:value-type="float">
            <text:p>3</text:p>
          </table:table-cell>
          <table:table-cell table:style-name="ce23" table:formula="of:=MEDIAN([.J63:.J66])" office:value-type="float" office:value="159.735" calcext:value-type="float">
            <text:p>159,735</text:p>
          </table:table-cell>
          <table:table-cell table:style-name="ce23"/>
          <table:table-cell table:style-name="ce23" table:formula="of:=MEDIAN([.L63:.L66])" office:value-type="float" office:value="302" calcext:value-type="float">
            <text:p>302</text:p>
          </table:table-cell>
          <table:table-cell table:style-name="ce23" table:formula="of:=MEDIAN([.M63:.M66])" office:value-type="float" office:value="804.5" calcext:value-type="float">
            <text:p>804,5</text:p>
          </table:table-cell>
          <table:table-cell table:style-name="ce23" table:formula="of:=MEDIAN([.N63:.N66])" office:value-type="float" office:value="5733.5" calcext:value-type="float">
            <text:p>5733,5</text:p>
          </table:table-cell>
          <table:table-cell table:style-name="ce23" table:formula="of:=MEDIAN([.O63:.O66])" office:value-type="float" office:value="10089.5" calcext:value-type="float">
            <text:p>10089,5</text:p>
          </table:table-cell>
          <table:table-cell table:style-name="ce23" table:formula="of:=MEDIAN([.P63:.P66])" office:value-type="float" office:value="19907.5" calcext:value-type="float">
            <text:p>19907,5</text:p>
          </table:table-cell>
          <table:table-cell table:style-name="ce23" table:formula="of:=MEDIAN([.Q63:.Q66])" office:value-type="float" office:value="22298.5" calcext:value-type="float">
            <text:p>22298,5</text:p>
          </table:table-cell>
          <table:table-cell table:style-name="ce23" table:formula="of:=MEDIAN([.R63:.R66])" office:value-type="float" office:value="28643" calcext:value-type="float">
            <text:p>28643</text:p>
          </table:table-cell>
          <table:table-cell table:style-name="ce23" table:formula="of:=MEDIAN([.S63:.S66])" office:value-type="float" office:value="30199" calcext:value-type="float">
            <text:p>30199</text:p>
          </table:table-cell>
          <table:table-cell table:style-name="ce47" table:formula="of:=MEDIAN([.T63:.T66])" office:value-type="float" office:value="34130.5" calcext:value-type="float">
            <text:p>34130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2000" calcext:value-type="float" table:number-columns-spanned="1" table:number-rows-spanned="5">
            <text:p>12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69.229" calcext:value-type="float">
            <text:p>669,2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3884000" calcext:value-type="float">
            <text:p>73884000</text:p>
          </table:table-cell>
          <table:table-cell table:style-name="ce36" office:value-type="float" office:value="69108000" calcext:value-type="float">
            <text:p>69108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5" calcext:value-type="float">
            <text:p>55</text:p>
          </table:table-cell>
          <table:table-cell table:style-name="ce36" office:value-type="float" office:value="107.81" calcext:value-type="float">
            <text:p>107,81</text:p>
          </table:table-cell>
          <table:table-cell table:style-name="ce36"/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491" calcext:value-type="float">
            <text:p>49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1" office:value-type="float" office:value="1200" calcext:value-type="float">
            <text:p>1200</text:p>
          </table:table-cell>
          <table:table-cell table:style-name="ce32" office:value-type="float" office:value="79.767" calcext:value-type="float">
            <text:p>79,767</text:p>
          </table:table-cell>
          <table:table-cell table:style-name="ce32" office:value-type="float" office:value="4207" calcext:value-type="float">
            <text:p>4207</text:p>
          </table:table-cell>
          <table:table-cell table:style-name="ce32" office:value-type="float" office:value="6179872" calcext:value-type="float">
            <text:p>6179872</text:p>
          </table:table-cell>
          <table:table-cell table:style-name="ce32" office:value-type="float" office:value="4441712" calcext:value-type="float">
            <text:p>4441712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7976" calcext:value-type="float">
            <text:p>797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75.66" calcext:value-type="float">
            <text:p>75,66</text:p>
          </table:table-cell>
          <table:table-cell table:style-name="ce32"/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1461" calcext:value-type="float">
            <text:p>1461</text:p>
          </table:table-cell>
          <table:table-cell table:style-name="ce32" office:value-type="float" office:value="4637" calcext:value-type="float">
            <text:p>4637</text:p>
          </table:table-cell>
          <table:table-cell table:style-name="ce32" office:value-type="float" office:value="11584" calcext:value-type="float">
            <text:p>11584</text:p>
          </table:table-cell>
          <table:table-cell table:style-name="ce32" office:value-type="float" office:value="16081" calcext:value-type="float">
            <text:p>16081</text:p>
          </table:table-cell>
          <table:table-cell table:style-name="ce32" office:value-type="float" office:value="27174" calcext:value-type="float">
            <text:p>27174</text:p>
          </table:table-cell>
          <table:table-cell table:style-name="ce49" office:value-type="float" office:value="75314" calcext:value-type="float">
            <text:p>7531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2" office:value-type="float" office:value="2400" calcext:value-type="float">
            <text:p>2400</text:p>
          </table:table-cell>
          <table:table-cell table:style-name="ce32" office:value-type="float" office:value="35.336" calcext:value-type="float">
            <text:p>35,336</text:p>
          </table:table-cell>
          <table:table-cell table:style-name="ce32" office:value-type="float" office:value="5530" calcext:value-type="float">
            <text:p>5530</text:p>
          </table:table-cell>
          <table:table-cell table:style-name="ce32" office:value-type="float" office:value="5628100" calcext:value-type="float">
            <text:p>5628100</text:p>
          </table:table-cell>
          <table:table-cell table:style-name="ce32" office:value-type="float" office:value="3976745" calcext:value-type="float">
            <text:p>3976745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7067" calcext:value-type="float">
            <text:p>706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5" calcext:value-type="float">
            <text:p>155</text:p>
          </table:table-cell>
          <table:table-cell table:style-name="ce32"/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1282" calcext:value-type="float">
            <text:p>1282</text:p>
          </table:table-cell>
          <table:table-cell table:style-name="ce32" office:value-type="float" office:value="6033" calcext:value-type="float">
            <text:p>6033</text:p>
          </table:table-cell>
          <table:table-cell table:style-name="ce32" office:value-type="float" office:value="18630" calcext:value-type="float">
            <text:p>18630</text:p>
          </table:table-cell>
          <table:table-cell table:style-name="ce32" office:value-type="float" office:value="23967" calcext:value-type="float">
            <text:p>23967</text:p>
          </table:table-cell>
          <table:table-cell table:style-name="ce32" office:value-type="float" office:value="31345" calcext:value-type="float">
            <text:p>31345</text:p>
          </table:table-cell>
          <table:table-cell table:style-name="ce32" office:value-type="float" office:value="32941" calcext:value-type="float">
            <text:p>32941</text:p>
          </table:table-cell>
          <table:table-cell table:style-name="ce49" office:value-type="float" office:value="35323" calcext:value-type="float">
            <text:p>3532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4" office:value-type="float" office:value="4800" calcext:value-type="float">
            <text:p>4800</text:p>
          </table:table-cell>
          <table:table-cell table:style-name="ce32" office:value-type="float" office:value="40.439" calcext:value-type="float">
            <text:p>40,439</text:p>
          </table:table-cell>
          <table:table-cell table:style-name="ce32" office:value-type="float" office:value="15198" calcext:value-type="float">
            <text:p>15198</text:p>
          </table:table-cell>
          <table:table-cell table:style-name="ce32" office:value-type="float" office:value="6150716" calcext:value-type="float">
            <text:p>6150716</text:p>
          </table:table-cell>
          <table:table-cell table:style-name="ce32" office:value-type="float" office:value="4495636" calcext:value-type="float">
            <text:p>4495636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16175" calcext:value-type="float">
            <text:p>1617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8.54" calcext:value-type="float">
            <text:p>148,54</text:p>
          </table:table-cell>
          <table:table-cell table:style-name="ce32"/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1284" calcext:value-type="float">
            <text:p>1284</text:p>
          </table:table-cell>
          <table:table-cell table:style-name="ce32" office:value-type="float" office:value="14840" calcext:value-type="float">
            <text:p>14840</text:p>
          </table:table-cell>
          <table:table-cell table:style-name="ce32" office:value-type="float" office:value="16434" calcext:value-type="float">
            <text:p>16434</text:p>
          </table:table-cell>
          <table:table-cell table:style-name="ce32" office:value-type="float" office:value="23502" calcext:value-type="float">
            <text:p>23502</text:p>
          </table:table-cell>
          <table:table-cell table:style-name="ce32" office:value-type="float" office:value="28804" calcext:value-type="float">
            <text:p>28804</text:p>
          </table:table-cell>
          <table:table-cell table:style-name="ce32" office:value-type="float" office:value="29315" calcext:value-type="float">
            <text:p>29315</text:p>
          </table:table-cell>
          <table:table-cell table:style-name="ce32" office:value-type="float" office:value="30850" calcext:value-type="float">
            <text:p>30850</text:p>
          </table:table-cell>
          <table:table-cell table:style-name="ce49" office:value-type="float" office:value="40432" calcext:value-type="float">
            <text:p>4043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68]*0.8" office:value-type="float" office:value="9600" calcext:value-type="float">
            <text:p>9600</text:p>
          </table:table-cell>
          <table:table-cell table:style-name="ce31" office:value-type="float" office:value="33.5" calcext:value-type="float">
            <text:p>33,5</text:p>
          </table:table-cell>
          <table:table-cell table:style-name="ce31" office:value-type="float" office:value="7907" calcext:value-type="float">
            <text:p>7907</text:p>
          </table:table-cell>
          <table:table-cell table:style-name="ce31" office:value-type="float" office:value="5604009" calcext:value-type="float">
            <text:p>5604009</text:p>
          </table:table-cell>
          <table:table-cell table:style-name="ce31" office:value-type="float" office:value="4060650" calcext:value-type="float">
            <text:p>4060650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26832" calcext:value-type="float">
            <text:p>2683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3.17" calcext:value-type="float">
            <text:p>163,17</text:p>
          </table:table-cell>
          <table:table-cell table:style-name="ce31"/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3464" calcext:value-type="float">
            <text:p>3464</text:p>
          </table:table-cell>
          <table:table-cell table:style-name="ce31" office:value-type="float" office:value="15685" calcext:value-type="float">
            <text:p>15685</text:p>
          </table:table-cell>
          <table:table-cell table:style-name="ce31" office:value-type="float" office:value="17602" calcext:value-type="float">
            <text:p>17602</text:p>
          </table:table-cell>
          <table:table-cell table:style-name="ce31" office:value-type="float" office:value="23408" calcext:value-type="float">
            <text:p>23408</text:p>
          </table:table-cell>
          <table:table-cell table:style-name="ce31" office:value-type="float" office:value="29179" calcext:value-type="float">
            <text:p>29179</text:p>
          </table:table-cell>
          <table:table-cell table:style-name="ce31" office:value-type="float" office:value="29246" calcext:value-type="float">
            <text:p>29246</text:p>
          </table:table-cell>
          <table:table-cell table:style-name="ce31" office:value-type="float" office:value="30428" calcext:value-type="float">
            <text:p>30428</text:p>
          </table:table-cell>
          <table:table-cell table:style-name="ce49" office:value-type="float" office:value="33524" calcext:value-type="float">
            <text:p>33524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69:.C72])" office:value-type="float" office:value="37.8875" calcext:value-type="float">
            <text:p>37,8875</text:p>
          </table:table-cell>
          <table:table-cell table:style-name="ce23" table:formula="of:=MEDIAN([.D69:.D72])" office:value-type="float" office:value="6718.5" calcext:value-type="float">
            <text:p>6718,5</text:p>
          </table:table-cell>
          <table:table-cell table:style-name="ce23" table:formula="of:=MEDIAN([.E69:.E72])" office:value-type="float" office:value="5889408" calcext:value-type="float">
            <text:p>5889408</text:p>
          </table:table-cell>
          <table:table-cell table:style-name="ce23" table:formula="of:=MEDIAN([.F69:.F72])" office:value-type="float" office:value="4251181" calcext:value-type="float">
            <text:p>4251181</text:p>
          </table:table-cell>
          <table:table-cell table:style-name="ce23" table:formula="of:=MEDIAN([.G69:.G72])" office:value-type="float" office:value="318.5" calcext:value-type="float">
            <text:p>318,5</text:p>
          </table:table-cell>
          <table:table-cell table:style-name="ce23" table:formula="of:=MEDIAN([.H69:.H72])" office:value-type="float" office:value="12075.5" calcext:value-type="float">
            <text:p>12075,5</text:p>
          </table:table-cell>
          <table:table-cell table:style-name="ce23" table:formula="of:=MEDIAN([.I69:.I72])" office:value-type="float" office:value="3" calcext:value-type="float">
            <text:p>3</text:p>
          </table:table-cell>
          <table:table-cell table:style-name="ce23" table:formula="of:=MEDIAN([.J69:.J72])" office:value-type="float" office:value="151.77" calcext:value-type="float">
            <text:p>151,77</text:p>
          </table:table-cell>
          <table:table-cell table:style-name="ce23"/>
          <table:table-cell table:style-name="ce23" table:formula="of:=MEDIAN([.L69:.L72])" office:value-type="float" office:value="286.5" calcext:value-type="float">
            <text:p>286,5</text:p>
          </table:table-cell>
          <table:table-cell table:style-name="ce23" table:formula="of:=MEDIAN([.M69:.M72])" office:value-type="float" office:value="825" calcext:value-type="float">
            <text:p>825</text:p>
          </table:table-cell>
          <table:table-cell table:style-name="ce23" table:formula="of:=MEDIAN([.N69:.N72])" office:value-type="float" office:value="8061" calcext:value-type="float">
            <text:p>8061</text:p>
          </table:table-cell>
          <table:table-cell table:style-name="ce23" table:formula="of:=MEDIAN([.O69:.O72])" office:value-type="float" office:value="11233.5" calcext:value-type="float">
            <text:p>11233,5</text:p>
          </table:table-cell>
          <table:table-cell table:style-name="ce23" table:formula="of:=MEDIAN([.P69:.P72])" office:value-type="float" office:value="21019" calcext:value-type="float">
            <text:p>21019</text:p>
          </table:table-cell>
          <table:table-cell table:style-name="ce23" table:formula="of:=MEDIAN([.Q69:.Q72])" office:value-type="float" office:value="26385.5" calcext:value-type="float">
            <text:p>26385,5</text:p>
          </table:table-cell>
          <table:table-cell table:style-name="ce23" table:formula="of:=MEDIAN([.R69:.R72])" office:value-type="float" office:value="29280.5" calcext:value-type="float">
            <text:p>29280,5</text:p>
          </table:table-cell>
          <table:table-cell table:style-name="ce23" table:formula="of:=MEDIAN([.S69:.S72])" office:value-type="float" office:value="30639" calcext:value-type="float">
            <text:p>30639</text:p>
          </table:table-cell>
          <table:table-cell table:style-name="ce47" table:formula="of:=MEDIAN([.T69:.T72])" office:value-type="float" office:value="37877.5" calcext:value-type="float">
            <text:p>37877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3000" calcext:value-type="float" table:number-columns-spanned="1" table:number-rows-spanned="5">
            <text:p>13000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733.672" calcext:value-type="float">
            <text:p>733,67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0041000" calcext:value-type="float">
            <text:p>80041000</text:p>
          </table:table-cell>
          <table:table-cell table:style-name="ce38" office:value-type="float" office:value="74867000" calcext:value-type="float">
            <text:p>74867000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56" calcext:value-type="float">
            <text:p>56</text:p>
          </table:table-cell>
          <table:table-cell table:style-name="ce38" office:value-type="float" office:value="106.54" calcext:value-type="float">
            <text:p>106,54</text:p>
          </table:table-cell>
          <table:table-cell table:style-name="ce38"/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08" calcext:value-type="float">
            <text:p>108</text:p>
          </table:table-cell>
          <table:table-cell table:style-name="ce50" office:value-type="float" office:value="679" calcext:value-type="float">
            <text:p>67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1" office:value-type="float" office:value="1300" calcext:value-type="float">
            <text:p>1300</text:p>
          </table:table-cell>
          <table:table-cell table:style-name="ce32" office:value-type="float" office:value="33.21" calcext:value-type="float">
            <text:p>33,21</text:p>
          </table:table-cell>
          <table:table-cell table:style-name="ce32" office:value-type="float" office:value="3374" calcext:value-type="float">
            <text:p>3374</text:p>
          </table:table-cell>
          <table:table-cell table:style-name="ce32" office:value-type="float" office:value="6663966" calcext:value-type="float">
            <text:p>6663966</text:p>
          </table:table-cell>
          <table:table-cell table:style-name="ce32" office:value-type="float" office:value="4729260" calcext:value-type="float">
            <text:p>4729260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3320" calcext:value-type="float">
            <text:p>332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95.96" calcext:value-type="float">
            <text:p>195,96</text:p>
          </table:table-cell>
          <table:table-cell table:style-name="ce32"/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6342" calcext:value-type="float">
            <text:p>6342</text:p>
          </table:table-cell>
          <table:table-cell table:style-name="ce32" office:value-type="float" office:value="13262" calcext:value-type="float">
            <text:p>13262</text:p>
          </table:table-cell>
          <table:table-cell table:style-name="ce32" office:value-type="float" office:value="21576" calcext:value-type="float">
            <text:p>21576</text:p>
          </table:table-cell>
          <table:table-cell table:style-name="ce32" office:value-type="float" office:value="26192" calcext:value-type="float">
            <text:p>26192</text:p>
          </table:table-cell>
          <table:table-cell table:style-name="ce49" office:value-type="float" office:value="33205" calcext:value-type="float">
            <text:p>3320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2" office:value-type="float" office:value="2600" calcext:value-type="float">
            <text:p>2600</text:p>
          </table:table-cell>
          <table:table-cell table:style-name="ce32" office:value-type="float" office:value="37.969" calcext:value-type="float">
            <text:p>37,969</text:p>
          </table:table-cell>
          <table:table-cell table:style-name="ce32" office:value-type="float" office:value="16000" calcext:value-type="float">
            <text:p>16000</text:p>
          </table:table-cell>
          <table:table-cell table:style-name="ce32" office:value-type="float" office:value="6074583" calcext:value-type="float">
            <text:p>6074583</text:p>
          </table:table-cell>
          <table:table-cell table:style-name="ce32" office:value-type="float" office:value="4266588" calcext:value-type="float">
            <text:p>4266588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7593" calcext:value-type="float">
            <text:p>759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6.24" calcext:value-type="float">
            <text:p>156,24</text:p>
          </table:table-cell>
          <table:table-cell table:style-name="ce32"/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1225" calcext:value-type="float">
            <text:p>1225</text:p>
          </table:table-cell>
          <table:table-cell table:style-name="ce32" office:value-type="float" office:value="7699" calcext:value-type="float">
            <text:p>7699</text:p>
          </table:table-cell>
          <table:table-cell table:style-name="ce32" office:value-type="float" office:value="21846" calcext:value-type="float">
            <text:p>21846</text:p>
          </table:table-cell>
          <table:table-cell table:style-name="ce32" office:value-type="float" office:value="29259" calcext:value-type="float">
            <text:p>29259</text:p>
          </table:table-cell>
          <table:table-cell table:style-name="ce32" office:value-type="float" office:value="33410" calcext:value-type="float">
            <text:p>33410</text:p>
          </table:table-cell>
          <table:table-cell table:style-name="ce32" office:value-type="float" office:value="37880" calcext:value-type="float">
            <text:p>37880</text:p>
          </table:table-cell>
          <table:table-cell table:style-name="ce49" office:value-type="float" office:value="37941" calcext:value-type="float">
            <text:p>379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4" office:value-type="float" office:value="5200" calcext:value-type="float">
            <text:p>5200</text:p>
          </table:table-cell>
          <table:table-cell table:style-name="ce39" office:value-type="float" office:value="29.808" calcext:value-type="float">
            <text:p>29,808</text:p>
          </table:table-cell>
          <table:table-cell table:style-name="ce39" office:value-type="float" office:value="16293" calcext:value-type="float">
            <text:p>16293</text:p>
          </table:table-cell>
          <table:table-cell table:style-name="ce39" office:value-type="float" office:value="5794691" calcext:value-type="float">
            <text:p>5794691</text:p>
          </table:table-cell>
          <table:table-cell table:style-name="ce39" office:value-type="float" office:value="4015849" calcext:value-type="float">
            <text:p>4015849</text:p>
          </table:table-cell>
          <table:table-cell table:style-name="ce39" office:value-type="float" office:value="436" calcext:value-type="float">
            <text:p>436</text:p>
          </table:table-cell>
          <table:table-cell table:style-name="ce39" office:value-type="float" office:value="11923" calcext:value-type="float">
            <text:p>1192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89.84" calcext:value-type="float">
            <text:p>189,84</text:p>
          </table:table-cell>
          <table:table-cell table:style-name="ce39"/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2059" calcext:value-type="float">
            <text:p>2059</text:p>
          </table:table-cell>
          <table:table-cell table:style-name="ce39" office:value-type="float" office:value="8197" calcext:value-type="float">
            <text:p>8197</text:p>
          </table:table-cell>
          <table:table-cell table:style-name="ce39" office:value-type="float" office:value="18486" calcext:value-type="float">
            <text:p>18486</text:p>
          </table:table-cell>
          <table:table-cell table:style-name="ce39" office:value-type="float" office:value="20353" calcext:value-type="float">
            <text:p>20353</text:p>
          </table:table-cell>
          <table:table-cell table:style-name="ce39" office:value-type="float" office:value="29187" calcext:value-type="float">
            <text:p>29187</text:p>
          </table:table-cell>
          <table:table-cell table:style-name="ce39" office:value-type="float" office:value="29798" calcext:value-type="float">
            <text:p>29798</text:p>
          </table:table-cell>
          <table:table-cell table:style-name="ce51" office:value-type="float" office:value="29756" calcext:value-type="float">
            <text:p>2975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74]*0.8" office:value-type="float" office:value="10400" calcext:value-type="float">
            <text:p>10400</text:p>
          </table:table-cell>
          <table:table-cell table:style-name="ce31" office:value-type="float" office:value="37.028" calcext:value-type="float">
            <text:p>37,028</text:p>
          </table:table-cell>
          <table:table-cell table:style-name="ce31" office:value-type="float" office:value="5276" calcext:value-type="float">
            <text:p>5276</text:p>
          </table:table-cell>
          <table:table-cell table:style-name="ce31" office:value-type="float" office:value="6173984" calcext:value-type="float">
            <text:p>6173984</text:p>
          </table:table-cell>
          <table:table-cell table:style-name="ce31" office:value-type="float" office:value="4349284" calcext:value-type="float">
            <text:p>4349284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29622" calcext:value-type="float">
            <text:p>2962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2.83" calcext:value-type="float">
            <text:p>162,83</text:p>
          </table:table-cell>
          <table:table-cell table:style-name="ce31"/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7603" calcext:value-type="float">
            <text:p>7603</text:p>
          </table:table-cell>
          <table:table-cell table:style-name="ce31" office:value-type="float" office:value="14636" calcext:value-type="float">
            <text:p>14636</text:p>
          </table:table-cell>
          <table:table-cell table:style-name="ce31" office:value-type="float" office:value="16213" calcext:value-type="float">
            <text:p>16213</text:p>
          </table:table-cell>
          <table:table-cell table:style-name="ce31" office:value-type="float" office:value="18297" calcext:value-type="float">
            <text:p>18297</text:p>
          </table:table-cell>
          <table:table-cell table:style-name="ce31" office:value-type="float" office:value="22447" calcext:value-type="float">
            <text:p>22447</text:p>
          </table:table-cell>
          <table:table-cell table:style-name="ce31" office:value-type="float" office:value="30206" calcext:value-type="float">
            <text:p>30206</text:p>
          </table:table-cell>
          <table:table-cell table:style-name="ce31" office:value-type="float" office:value="34336" calcext:value-type="float">
            <text:p>34336</text:p>
          </table:table-cell>
          <table:table-cell table:style-name="ce49" office:value-type="float" office:value="36876" calcext:value-type="float">
            <text:p>3687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MEDIAN([.C75:.C78])" office:value-type="float" office:value="35.119" calcext:value-type="float">
            <text:p>35,119</text:p>
          </table:table-cell>
          <table:table-cell table:style-name="ce23" table:formula="of:=MEDIAN([.D75:.D78])" office:value-type="float" office:value="10638" calcext:value-type="float">
            <text:p>10638</text:p>
          </table:table-cell>
          <table:table-cell table:style-name="ce23" table:formula="of:=MEDIAN([.E75:.E78])" office:value-type="float" office:value="6124283.5" calcext:value-type="float">
            <text:p>6124283,5</text:p>
          </table:table-cell>
          <table:table-cell table:style-name="ce23" table:formula="of:=MEDIAN([.F75:.F78])" office:value-type="float" office:value="4307936" calcext:value-type="float">
            <text:p>4307936</text:p>
          </table:table-cell>
          <table:table-cell table:style-name="ce23" table:formula="of:=MEDIAN([.G75:.G78])" office:value-type="float" office:value="371" calcext:value-type="float">
            <text:p>371</text:p>
          </table:table-cell>
          <table:table-cell table:style-name="ce23" table:formula="of:=MEDIAN([.H75:.H78])" office:value-type="float" office:value="9758" calcext:value-type="float">
            <text:p>9758</text:p>
          </table:table-cell>
          <table:table-cell table:style-name="ce23" table:formula="of:=MEDIAN([.I75:.I78])" office:value-type="float" office:value="3" calcext:value-type="float">
            <text:p>3</text:p>
          </table:table-cell>
          <table:table-cell table:style-name="ce23" table:formula="of:=MEDIAN([.J75:.J78])" office:value-type="float" office:value="176.335" calcext:value-type="float">
            <text:p>176,335</text:p>
          </table:table-cell>
          <table:table-cell table:style-name="ce23"/>
          <table:table-cell table:style-name="ce23" table:formula="of:=MEDIAN([.L75:.L78])" office:value-type="float" office:value="239.5" calcext:value-type="float">
            <text:p>239,5</text:p>
          </table:table-cell>
          <table:table-cell table:style-name="ce23" table:formula="of:=MEDIAN([.M75:.M78])" office:value-type="float" office:value="347" calcext:value-type="float">
            <text:p>347</text:p>
          </table:table-cell>
          <table:table-cell table:style-name="ce23" table:formula="of:=MEDIAN([.N75:.N78])" office:value-type="float" office:value="1642" calcext:value-type="float">
            <text:p>1642</text:p>
          </table:table-cell>
          <table:table-cell table:style-name="ce23" table:formula="of:=MEDIAN([.O75:.O78])" office:value-type="float" office:value="7948" calcext:value-type="float">
            <text:p>7948</text:p>
          </table:table-cell>
          <table:table-cell table:style-name="ce23" table:formula="of:=MEDIAN([.P75:.P78])" office:value-type="float" office:value="18391.5" calcext:value-type="float">
            <text:p>18391,5</text:p>
          </table:table-cell>
          <table:table-cell table:style-name="ce23" table:formula="of:=MEDIAN([.Q75:.Q78])" office:value-type="float" office:value="21400" calcext:value-type="float">
            <text:p>21400</text:p>
          </table:table-cell>
          <table:table-cell table:style-name="ce23" table:formula="of:=MEDIAN([.R75:.R78])" office:value-type="float" office:value="29696.5" calcext:value-type="float">
            <text:p>29696,5</text:p>
          </table:table-cell>
          <table:table-cell table:style-name="ce23" table:formula="of:=MEDIAN([.S75:.S78])" office:value-type="float" office:value="32067" calcext:value-type="float">
            <text:p>32067</text:p>
          </table:table-cell>
          <table:table-cell table:style-name="ce47" table:formula="of:=MEDIAN([.T75:.T78])" office:value-type="float" office:value="35040.5" calcext:value-type="float">
            <text:p>35040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4000" calcext:value-type="float" table:number-columns-spanned="1" table:number-rows-spanned="5">
            <text:p>14000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757.626" calcext:value-type="float">
            <text:p>757,62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6198000" calcext:value-type="float">
            <text:p>86198000</text:p>
          </table:table-cell>
          <table:table-cell table:style-name="ce38" office:value-type="float" office:value="80626000" calcext:value-type="float">
            <text:p>80626000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2" table:style-name="ce38" office:value-type="float" office:value="54" calcext:value-type="float">
            <text:p>54</text:p>
          </table:table-cell>
          <table:table-cell table:style-name="ce38" office:value-type="float" office:value="111.11" calcext:value-type="float">
            <text:p>111,11</text:p>
          </table:table-cell>
          <table:table-cell table:style-name="ce38"/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06" calcext:value-type="float">
            <text:p>106</text:p>
          </table:table-cell>
          <table:table-cell table:style-name="ce50" office:value-type="float" office:value="741" calcext:value-type="float">
            <text:p>7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1" office:value-type="float" office:value="1400" calcext:value-type="float">
            <text:p>1400</text:p>
          </table:table-cell>
          <table:table-cell table:style-name="ce32" office:value-type="float" office:value="43.32" calcext:value-type="float">
            <text:p>43,32</text:p>
          </table:table-cell>
          <table:table-cell table:style-name="ce32" office:value-type="float" office:value="3068" calcext:value-type="float">
            <text:p>3068</text:p>
          </table:table-cell>
          <table:table-cell table:style-name="ce32" office:value-type="float" office:value="7536837" calcext:value-type="float">
            <text:p>7536837</text:p>
          </table:table-cell>
          <table:table-cell table:style-name="ce32" office:value-type="float" office:value="5409861" calcext:value-type="float">
            <text:p>5409861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4331" calcext:value-type="float">
            <text:p>433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9.9" calcext:value-type="float">
            <text:p>169,9</text:p>
          </table:table-cell>
          <table:table-cell table:style-name="ce32"/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4298" calcext:value-type="float">
            <text:p>4298</text:p>
          </table:table-cell>
          <table:table-cell table:style-name="ce32" office:value-type="float" office:value="13080" calcext:value-type="float">
            <text:p>13080</text:p>
          </table:table-cell>
          <table:table-cell table:style-name="ce32" office:value-type="float" office:value="21717" calcext:value-type="float">
            <text:p>21717</text:p>
          </table:table-cell>
          <table:table-cell table:style-name="ce32" office:value-type="float" office:value="33077" calcext:value-type="float">
            <text:p>33077</text:p>
          </table:table-cell>
          <table:table-cell table:style-name="ce49" office:value-type="float" office:value="43307" calcext:value-type="float">
            <text:p>4330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2" office:value-type="float" office:value="2800" calcext:value-type="float">
            <text:p>2800</text:p>
          </table:table-cell>
          <table:table-cell table:style-name="ce32" office:value-type="float" office:value="81.578" calcext:value-type="float">
            <text:p>81,578</text:p>
          </table:table-cell>
          <table:table-cell table:style-name="ce32" office:value-type="float" office:value="5290" calcext:value-type="float">
            <text:p>5290</text:p>
          </table:table-cell>
          <table:table-cell table:style-name="ce32" office:value-type="float" office:value="7106930" calcext:value-type="float">
            <text:p>7106930</text:p>
          </table:table-cell>
          <table:table-cell table:style-name="ce32" office:value-type="float" office:value="5101561" calcext:value-type="float">
            <text:p>5101561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6315" calcext:value-type="float">
            <text:p>163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5.08" calcext:value-type="float">
            <text:p>85,08</text:p>
          </table:table-cell>
          <table:table-cell table:style-name="ce32"/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1256" calcext:value-type="float">
            <text:p>1256</text:p>
          </table:table-cell>
          <table:table-cell table:style-name="ce32" office:value-type="float" office:value="3460" calcext:value-type="float">
            <text:p>3460</text:p>
          </table:table-cell>
          <table:table-cell table:style-name="ce32" office:value-type="float" office:value="12692" calcext:value-type="float">
            <text:p>12692</text:p>
          </table:table-cell>
          <table:table-cell table:style-name="ce32" office:value-type="float" office:value="32370" calcext:value-type="float">
            <text:p>32370</text:p>
          </table:table-cell>
          <table:table-cell table:style-name="ce32" office:value-type="float" office:value="36504" calcext:value-type="float">
            <text:p>36504</text:p>
          </table:table-cell>
          <table:table-cell table:style-name="ce32" office:value-type="float" office:value="38101" calcext:value-type="float">
            <text:p>38101</text:p>
          </table:table-cell>
          <table:table-cell table:style-name="ce49" office:value-type="float" office:value="75148" calcext:value-type="float">
            <text:p>7514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4" office:value-type="float" office:value="5600" calcext:value-type="float">
            <text:p>5600</text:p>
          </table:table-cell>
          <table:table-cell table:style-name="ce32" office:value-type="float" office:value="41.682" calcext:value-type="float">
            <text:p>41,682</text:p>
          </table:table-cell>
          <table:table-cell table:style-name="ce32" office:value-type="float" office:value="18855" calcext:value-type="float">
            <text:p>18855</text:p>
          </table:table-cell>
          <table:table-cell table:style-name="ce32" office:value-type="float" office:value="6791949" calcext:value-type="float">
            <text:p>6791949</text:p>
          </table:table-cell>
          <table:table-cell table:style-name="ce32" office:value-type="float" office:value="4958687" calcext:value-type="float">
            <text:p>4958687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16672" calcext:value-type="float">
            <text:p>1667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9.13" calcext:value-type="float">
            <text:p>159,13</text:p>
          </table:table-cell>
          <table:table-cell table:style-name="ce32"/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7010" calcext:value-type="float">
            <text:p>7010</text:p>
          </table:table-cell>
          <table:table-cell table:style-name="ce32" office:value-type="float" office:value="13329" calcext:value-type="float">
            <text:p>13329</text:p>
          </table:table-cell>
          <table:table-cell table:style-name="ce32" office:value-type="float" office:value="23028" calcext:value-type="float">
            <text:p>23028</text:p>
          </table:table-cell>
          <table:table-cell table:style-name="ce32" office:value-type="float" office:value="30359" calcext:value-type="float">
            <text:p>30359</text:p>
          </table:table-cell>
          <table:table-cell table:style-name="ce32" office:value-type="float" office:value="36557" calcext:value-type="float">
            <text:p>36557</text:p>
          </table:table-cell>
          <table:table-cell table:style-name="ce32" office:value-type="float" office:value="38093" calcext:value-type="float">
            <text:p>38093</text:p>
          </table:table-cell>
          <table:table-cell table:style-name="ce49" office:value-type="float" office:value="41670" calcext:value-type="float">
            <text:p>4167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80]*0.8" office:value-type="float" office:value="11200" calcext:value-type="float">
            <text:p>11200</text:p>
          </table:table-cell>
          <table:table-cell table:style-name="ce29" office:value-type="float" office:value="42.237" calcext:value-type="float">
            <text:p>42,237</text:p>
          </table:table-cell>
          <table:table-cell table:style-name="ce29" office:value-type="float" office:value="8298" calcext:value-type="float">
            <text:p>8298</text:p>
          </table:table-cell>
          <table:table-cell table:style-name="ce29" office:value-type="float" office:value="6821195" calcext:value-type="float">
            <text:p>6821195</text:p>
          </table:table-cell>
          <table:table-cell table:style-name="ce29" office:value-type="float" office:value="4964287" calcext:value-type="float">
            <text:p>4964287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3789" calcext:value-type="float">
            <text:p>3378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57.71" calcext:value-type="float">
            <text:p>157,71</text:p>
          </table:table-cell>
          <table:table-cell table:style-name="ce29"/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12161" calcext:value-type="float">
            <text:p>12161</text:p>
          </table:table-cell>
          <table:table-cell table:style-name="ce29" office:value-type="float" office:value="17081" calcext:value-type="float">
            <text:p>17081</text:p>
          </table:table-cell>
          <table:table-cell table:style-name="ce29" office:value-type="float" office:value="18711" calcext:value-type="float">
            <text:p>18711</text:p>
          </table:table-cell>
          <table:table-cell table:style-name="ce29" office:value-type="float" office:value="21392" calcext:value-type="float">
            <text:p>21392</text:p>
          </table:table-cell>
          <table:table-cell table:style-name="ce29" office:value-type="float" office:value="29707" calcext:value-type="float">
            <text:p>29707</text:p>
          </table:table-cell>
          <table:table-cell table:style-name="ce29" office:value-type="float" office:value="33404" calcext:value-type="float">
            <text:p>33404</text:p>
          </table:table-cell>
          <table:table-cell table:style-name="ce29" office:value-type="float" office:value="34059" calcext:value-type="float">
            <text:p>34059</text:p>
          </table:table-cell>
          <table:table-cell table:style-name="ce46" office:value-type="float" office:value="42160" calcext:value-type="float">
            <text:p>42160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81:.C84])" office:value-type="float" office:value="42.7785" calcext:value-type="float">
            <text:p>42,7785</text:p>
          </table:table-cell>
          <table:table-cell table:style-name="ce23" table:formula="of:=MEDIAN([.D81:.D84])" office:value-type="float" office:value="6794" calcext:value-type="float">
            <text:p>6794</text:p>
          </table:table-cell>
          <table:table-cell table:style-name="ce23" table:formula="of:=MEDIAN([.E81:.E84])" office:value-type="float" office:value="6964062.5" calcext:value-type="float">
            <text:p>6964062,5</text:p>
          </table:table-cell>
          <table:table-cell table:style-name="ce23" table:formula="of:=MEDIAN([.F81:.F84])" office:value-type="float" office:value="5032924" calcext:value-type="float">
            <text:p>5032924</text:p>
          </table:table-cell>
          <table:table-cell table:style-name="ce23" table:formula="of:=MEDIAN([.G81:.G84])" office:value-type="float" office:value="327" calcext:value-type="float">
            <text:p>327</text:p>
          </table:table-cell>
          <table:table-cell table:style-name="ce23" table:formula="of:=MEDIAN([.H81:.H84])" office:value-type="float" office:value="16493.5" calcext:value-type="float">
            <text:p>16493,5</text:p>
          </table:table-cell>
          <table:table-cell table:style-name="ce23" table:formula="of:=MEDIAN([.I81:.I84])" office:value-type="float" office:value="3" calcext:value-type="float">
            <text:p>3</text:p>
          </table:table-cell>
          <table:table-cell table:style-name="ce23" table:formula="of:=MEDIAN([.J81:.J84])" office:value-type="float" office:value="158.42" calcext:value-type="float">
            <text:p>158,42</text:p>
          </table:table-cell>
          <table:table-cell table:style-name="ce23"/>
          <table:table-cell table:style-name="ce23" table:formula="of:=MEDIAN([.L81:.L84])" office:value-type="float" office:value="296" calcext:value-type="float">
            <text:p>296</text:p>
          </table:table-cell>
          <table:table-cell table:style-name="ce23" table:formula="of:=MEDIAN([.M81:.M84])" office:value-type="float" office:value="427.5" calcext:value-type="float">
            <text:p>427,5</text:p>
          </table:table-cell>
          <table:table-cell table:style-name="ce23" table:formula="of:=MEDIAN([.N81:.N84])" office:value-type="float" office:value="4133" calcext:value-type="float">
            <text:p>4133</text:p>
          </table:table-cell>
          <table:table-cell table:style-name="ce23" table:formula="of:=MEDIAN([.O81:.O84])" office:value-type="float" office:value="8394.5" calcext:value-type="float">
            <text:p>8394,5</text:p>
          </table:table-cell>
          <table:table-cell table:style-name="ce23" table:formula="of:=MEDIAN([.P81:.P84])" office:value-type="float" office:value="17042" calcext:value-type="float">
            <text:p>17042</text:p>
          </table:table-cell>
          <table:table-cell table:style-name="ce23" table:formula="of:=MEDIAN([.Q81:.Q84])" office:value-type="float" office:value="30033" calcext:value-type="float">
            <text:p>30033</text:p>
          </table:table-cell>
          <table:table-cell table:style-name="ce23" table:formula="of:=MEDIAN([.R81:.R84])" office:value-type="float" office:value="34954" calcext:value-type="float">
            <text:p>34954</text:p>
          </table:table-cell>
          <table:table-cell table:style-name="ce23" table:formula="of:=MEDIAN([.S81:.S84])" office:value-type="float" office:value="36076" calcext:value-type="float">
            <text:p>36076</text:p>
          </table:table-cell>
          <table:table-cell table:style-name="ce47" table:formula="of:=MEDIAN([.T81:.T84])" office:value-type="float" office:value="42733.5" calcext:value-type="float">
            <text:p>42733,5</text:p>
          </table:table-cell>
          <table:table-cell table:style-name="ce55" table:number-columns-repeated="1004"/>
        </table:table-row>
        <table:table-row table:style-name="ro2">
          <table:table-cell table:style-name="ce25" office:value-type="float" office:value="15000" calcext:value-type="float" table:number-columns-spanned="1" table:number-rows-spanned="5">
            <text:p>15000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float" office:value="857.53" calcext:value-type="float">
            <text:p>857,5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2355000" calcext:value-type="float">
            <text:p>92355000</text:p>
          </table:table-cell>
          <table:table-cell table:style-name="ce40" office:value-type="float" office:value="86385000" calcext:value-type="float">
            <text:p>86385000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2" table:style-name="ce40" office:value-type="float" office:value="57" calcext:value-type="float">
            <text:p>57</text:p>
          </table:table-cell>
          <table:table-cell table:style-name="ce40" office:value-type="float" office:value="105.17" calcext:value-type="float">
            <text:p>105,17</text:p>
          </table:table-cell>
          <table:table-cell table:style-name="ce40"/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105" calcext:value-type="float">
            <text:p>105</text:p>
          </table:table-cell>
          <table:table-cell table:style-name="ce52" office:value-type="float" office:value="493" calcext:value-type="float">
            <text:p>493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1" office:value-type="float" office:value="1500" calcext:value-type="float">
            <text:p>1500</text:p>
          </table:table-cell>
          <table:table-cell table:style-name="ce41" office:value-type="float" office:value="83.844" calcext:value-type="float">
            <text:p>83,844</text:p>
          </table:table-cell>
          <table:table-cell table:style-name="ce41" office:value-type="float" office:value="16806" calcext:value-type="float">
            <text:p>16806</text:p>
          </table:table-cell>
          <table:table-cell table:style-name="ce41" office:value-type="float" office:value="7190882" calcext:value-type="float">
            <text:p>7190882</text:p>
          </table:table-cell>
          <table:table-cell table:style-name="ce41" office:value-type="float" office:value="4982563" calcext:value-type="float">
            <text:p>4982563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8384" calcext:value-type="float">
            <text:p>838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3.76" calcext:value-type="float">
            <text:p>83,76</text:p>
          </table:table-cell>
          <table:table-cell table:style-name="ce41"/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564" calcext:value-type="float">
            <text:p>564</text:p>
          </table:table-cell>
          <table:table-cell table:style-name="ce41" office:value-type="float" office:value="7587" calcext:value-type="float">
            <text:p>7587</text:p>
          </table:table-cell>
          <table:table-cell table:style-name="ce41" office:value-type="float" office:value="18052" calcext:value-type="float">
            <text:p>18052</text:p>
          </table:table-cell>
          <table:table-cell table:style-name="ce41" office:value-type="float" office:value="31342" calcext:value-type="float">
            <text:p>31342</text:p>
          </table:table-cell>
          <table:table-cell table:style-name="ce41" office:value-type="float" office:value="33419" calcext:value-type="float">
            <text:p>33419</text:p>
          </table:table-cell>
          <table:table-cell table:style-name="ce53" office:value-type="float" office:value="63099" calcext:value-type="float">
            <text:p>63099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2" office:value-type="float" office:value="3000" calcext:value-type="float">
            <text:p>3000</text:p>
          </table:table-cell>
          <table:table-cell table:style-name="ce41" office:value-type="float" office:value="82.92" calcext:value-type="float">
            <text:p>82,92</text:p>
          </table:table-cell>
          <table:table-cell table:style-name="ce41" office:value-type="float" office:value="5397" calcext:value-type="float">
            <text:p>5397</text:p>
          </table:table-cell>
          <table:table-cell table:style-name="ce41" office:value-type="float" office:value="7555391" calcext:value-type="float">
            <text:p>7555391</text:p>
          </table:table-cell>
          <table:table-cell table:style-name="ce41" office:value-type="float" office:value="5397418" calcext:value-type="float">
            <text:p>5397418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16583" calcext:value-type="float">
            <text:p>1658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8.98" calcext:value-type="float">
            <text:p>88,98</text:p>
          </table:table-cell>
          <table:table-cell table:style-name="ce41"/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1312" calcext:value-type="float">
            <text:p>1312</text:p>
          </table:table-cell>
          <table:table-cell table:style-name="ce41" office:value-type="float" office:value="4556" calcext:value-type="float">
            <text:p>4556</text:p>
          </table:table-cell>
          <table:table-cell table:style-name="ce41" office:value-type="float" office:value="16084" calcext:value-type="float">
            <text:p>16084</text:p>
          </table:table-cell>
          <table:table-cell table:style-name="ce41" office:value-type="float" office:value="29725" calcext:value-type="float">
            <text:p>29725</text:p>
          </table:table-cell>
          <table:table-cell table:style-name="ce41" office:value-type="float" office:value="33956" calcext:value-type="float">
            <text:p>33956</text:p>
          </table:table-cell>
          <table:table-cell table:style-name="ce41" office:value-type="float" office:value="37625" calcext:value-type="float">
            <text:p>37625</text:p>
          </table:table-cell>
          <table:table-cell table:style-name="ce53" office:value-type="float" office:value="61052" calcext:value-type="float">
            <text:p>61052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4" office:value-type="float" office:value="6000" calcext:value-type="float">
            <text:p>6000</text:p>
          </table:table-cell>
          <table:table-cell table:style-name="ce41" office:value-type="float" office:value="82.033" calcext:value-type="float">
            <text:p>82,033</text:p>
          </table:table-cell>
          <table:table-cell table:style-name="ce41" office:value-type="float" office:value="18478" calcext:value-type="float">
            <text:p>18478</text:p>
          </table:table-cell>
          <table:table-cell table:style-name="ce41" office:value-type="float" office:value="7279029" calcext:value-type="float">
            <text:p>7279029</text:p>
          </table:table-cell>
          <table:table-cell table:style-name="ce41" office:value-type="float" office:value="5185764" calcext:value-type="float">
            <text:p>5185764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32813" calcext:value-type="float">
            <text:p>3281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86.65" calcext:value-type="float">
            <text:p>86,65</text:p>
          </table:table-cell>
          <table:table-cell table:style-name="ce41"/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3636" calcext:value-type="float">
            <text:p>3636</text:p>
          </table:table-cell>
          <table:table-cell table:style-name="ce41" office:value-type="float" office:value="8954" calcext:value-type="float">
            <text:p>8954</text:p>
          </table:table-cell>
          <table:table-cell table:style-name="ce41" office:value-type="float" office:value="27175" calcext:value-type="float">
            <text:p>27175</text:p>
          </table:table-cell>
          <table:table-cell table:style-name="ce41" office:value-type="float" office:value="30333" calcext:value-type="float">
            <text:p>30333</text:p>
          </table:table-cell>
          <table:table-cell table:style-name="ce41" office:value-type="float" office:value="34231" calcext:value-type="float">
            <text:p>34231</text:p>
          </table:table-cell>
          <table:table-cell table:style-name="ce41" office:value-type="float" office:value="35786" calcext:value-type="float">
            <text:p>35786</text:p>
          </table:table-cell>
          <table:table-cell table:style-name="ce53" office:value-type="float" office:value="61128" calcext:value-type="float">
            <text:p>61128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5" table:formula="of:=[.A86]*0.8" office:value-type="float" office:value="12000" calcext:value-type="float">
            <text:p>12000</text:p>
          </table:table-cell>
          <table:table-cell table:style-name="ce35" office:value-type="float" office:value="42.33" calcext:value-type="float">
            <text:p>42,33</text:p>
          </table:table-cell>
          <table:table-cell table:style-name="ce35" office:value-type="float" office:value="20031" calcext:value-type="float">
            <text:p>20031</text:p>
          </table:table-cell>
          <table:table-cell table:style-name="ce35" office:value-type="float" office:value="7278294" calcext:value-type="float">
            <text:p>7278294</text:p>
          </table:table-cell>
          <table:table-cell table:style-name="ce35" office:value-type="float" office:value="5294508" calcext:value-type="float">
            <text:p>5294508</text:p>
          </table:table-cell>
          <table:table-cell table:style-name="ce35" office:value-type="float" office:value="354" calcext:value-type="float">
            <text:p>354</text:p>
          </table:table-cell>
          <table:table-cell table:style-name="ce35" office:value-type="float" office:value="33863" calcext:value-type="float">
            <text:p>3386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67.91" calcext:value-type="float">
            <text:p>167,91</text:p>
          </table:table-cell>
          <table:table-cell table:style-name="ce35"/>
          <table:table-cell table:style-name="ce35" office:value-type="float" office:value="255" calcext:value-type="float">
            <text:p>255</text:p>
          </table:table-cell>
          <table:table-cell table:style-name="ce35" office:value-type="float" office:value="402" calcext:value-type="float">
            <text:p>402</text:p>
          </table:table-cell>
          <table:table-cell table:style-name="ce35" office:value-type="float" office:value="7537" calcext:value-type="float">
            <text:p>7537</text:p>
          </table:table-cell>
          <table:table-cell table:style-name="ce35" office:value-type="float" office:value="10342" calcext:value-type="float">
            <text:p>10342</text:p>
          </table:table-cell>
          <table:table-cell table:style-name="ce35" office:value-type="float" office:value="28215" calcext:value-type="float">
            <text:p>28215</text:p>
          </table:table-cell>
          <table:table-cell table:style-name="ce35" office:value-type="float" office:value="29346" calcext:value-type="float">
            <text:p>29346</text:p>
          </table:table-cell>
          <table:table-cell table:style-name="ce35" office:value-type="float" office:value="31870" calcext:value-type="float">
            <text:p>31870</text:p>
          </table:table-cell>
          <table:table-cell table:style-name="ce35" office:value-type="float" office:value="34048" calcext:value-type="float">
            <text:p>34048</text:p>
          </table:table-cell>
          <table:table-cell table:style-name="ce54" office:value-type="float" office:value="42318" calcext:value-type="float">
            <text:p>42318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87:.C90])" office:value-type="float" office:value="82.4765" calcext:value-type="float">
            <text:p>82,4765</text:p>
          </table:table-cell>
          <table:table-cell table:style-name="ce23" table:formula="of:=MEDIAN([.D87:.D90])" office:value-type="float" office:value="17642" calcext:value-type="float">
            <text:p>17642</text:p>
          </table:table-cell>
          <table:table-cell table:style-name="ce23" table:formula="of:=MEDIAN([.E87:.E90])" office:value-type="float" office:value="7278661.5" calcext:value-type="float">
            <text:p>7278661,5</text:p>
          </table:table-cell>
          <table:table-cell table:style-name="ce23" table:formula="of:=MEDIAN([.F87:.F90])" office:value-type="float" office:value="5240136" calcext:value-type="float">
            <text:p>5240136</text:p>
          </table:table-cell>
          <table:table-cell table:style-name="ce23" table:formula="of:=MEDIAN([.G87:.G90])" office:value-type="float" office:value="182" calcext:value-type="float">
            <text:p>182</text:p>
          </table:table-cell>
          <table:table-cell table:style-name="ce23" table:formula="of:=MEDIAN([.H87:.H90])" office:value-type="float" office:value="24698" calcext:value-type="float">
            <text:p>24698</text:p>
          </table:table-cell>
          <table:table-cell table:style-name="ce23" table:formula="of:=MEDIAN([.I87:.I90])" office:value-type="float" office:value="5.5" calcext:value-type="float">
            <text:p>5,5</text:p>
          </table:table-cell>
          <table:table-cell table:style-name="ce23" table:formula="of:=MEDIAN([.J87:.J90])" office:value-type="float" office:value="87.815" calcext:value-type="float">
            <text:p>87,815</text:p>
          </table:table-cell>
          <table:table-cell table:style-name="ce23"/>
          <table:table-cell table:style-name="ce23" table:formula="of:=MEDIAN([.L87:.L90])" office:value-type="float" office:value="265.5" calcext:value-type="float">
            <text:p>265,5</text:p>
          </table:table-cell>
          <table:table-cell table:style-name="ce23" table:formula="of:=MEDIAN([.M87:.M90])" office:value-type="float" office:value="383.5" calcext:value-type="float">
            <text:p>383,5</text:p>
          </table:table-cell>
          <table:table-cell table:style-name="ce23" table:formula="of:=MEDIAN([.N87:.N90])" office:value-type="float" office:value="2474" calcext:value-type="float">
            <text:p>2474</text:p>
          </table:table-cell>
          <table:table-cell table:style-name="ce23" table:formula="of:=MEDIAN([.O87:.O90])" office:value-type="float" office:value="6755" calcext:value-type="float">
            <text:p>6755</text:p>
          </table:table-cell>
          <table:table-cell table:style-name="ce23" table:formula="of:=MEDIAN([.P87:.P90])" office:value-type="float" office:value="21629.5" calcext:value-type="float">
            <text:p>21629,5</text:p>
          </table:table-cell>
          <table:table-cell table:style-name="ce23" table:formula="of:=MEDIAN([.Q87:.Q90])" office:value-type="float" office:value="29535.5" calcext:value-type="float">
            <text:p>29535,5</text:p>
          </table:table-cell>
          <table:table-cell table:style-name="ce23" table:formula="of:=MEDIAN([.R87:.R90])" office:value-type="float" office:value="32913" calcext:value-type="float">
            <text:p>32913</text:p>
          </table:table-cell>
          <table:table-cell table:style-name="ce23" table:formula="of:=MEDIAN([.S87:.S90])" office:value-type="float" office:value="34917" calcext:value-type="float">
            <text:p>34917</text:p>
          </table:table-cell>
          <table:table-cell table:style-name="ce47" table:formula="of:=MEDIAN([.T87:.T90])" office:value-type="float" office:value="61090" calcext:value-type="float">
            <text:p>61090</text:p>
          </table:table-cell>
          <table:table-cell table:style-name="ce55" table:number-columns-repeated="100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7" table:style-name="ta1">
        <table:table-column table:style-name="co11" table:default-cell-style-name="ce57"/>
        <table:table-column table:style-name="co7" table:number-columns-repeated="11" table:default-cell-style-name="Default"/>
        <table:table-row table:style-name="ro2">
          <table:table-cell table:style-name="Default"/>
          <table:table-cell table:number-columns-repeated="11"/>
        </table:table-row>
        <table:table-row table:style-name="ro3">
          <table:table-cell table:style-name="ce56" office:value-type="string" calcext:value-type="string">
            <text:p>Número de Requisições</text:p>
          </table:table-cell>
          <table:table-cell table:number-columns-repeated="2"/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0" calcext:value-type="float">
            <text:p>1.000</text:p>
          </table:table-cell>
          <table:table-cell table:number-columns-repeated="11"/>
        </table:table-row>
        <table:table-row table:style-name="ro2">
          <table:table-cell office:value-type="float" office:value="2000" calcext:value-type="float">
            <text:p>2.000</text:p>
          </table:table-cell>
          <table:table-cell table:number-columns-repeated="11"/>
        </table:table-row>
        <table:table-row table:style-name="ro2">
          <table:table-cell office:value-type="float" office:value="3000" calcext:value-type="float">
            <text:p>3.000</text:p>
          </table:table-cell>
          <table:table-cell table:number-columns-repeated="11"/>
        </table:table-row>
        <table:table-row table:style-name="ro2">
          <table:table-cell office:value-type="float" office:value="4000" calcext:value-type="float">
            <text:p>4.000</text:p>
          </table:table-cell>
          <table:table-cell table:number-columns-repeated="11"/>
        </table:table-row>
        <table:table-row table:style-name="ro2">
          <table:table-cell office:value-type="float" office:value="5000" calcext:value-type="float">
            <text:p>5.000</text:p>
          </table:table-cell>
          <table:table-cell table:number-columns-repeated="11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number-columns-repeated="11"/>
        </table:table-row>
        <table:table-row table:style-name="ro2">
          <table:table-cell office:value-type="float" office:value="6000" calcext:value-type="float">
            <text:p>6.000</text:p>
          </table:table-cell>
          <table:table-cell table:number-columns-repeated="11"/>
        </table:table-row>
        <table:table-row table:style-name="ro2">
          <table:table-cell office:value-type="float" office:value="7000" calcext:value-type="float">
            <text:p>7.000</text:p>
          </table:table-cell>
          <table:table-cell table:number-columns-repeated="11"/>
        </table:table-row>
        <table:table-row table:style-name="ro2">
          <table:table-cell office:value-type="float" office:value="8000" calcext:value-type="float">
            <text:p>8.000</text:p>
          </table:table-cell>
          <table:table-cell table:number-columns-repeated="11"/>
        </table:table-row>
        <table:table-row table:style-name="ro2">
          <table:table-cell office:value-type="float" office:value="9000" calcext:value-type="float">
            <text:p>9.000</text:p>
          </table:table-cell>
          <table:table-cell table:number-columns-repeated="11"/>
        </table:table-row>
        <table:table-row table:style-name="ro2">
          <table:table-cell office:value-type="float" office:value="10000" calcext:value-type="float">
            <text:p>10.000</text:p>
          </table:table-cell>
          <table:table-cell table:number-columns-repeated="11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number-columns-repeated="11"/>
        </table:table-row>
        <table:table-row table:style-name="ro2">
          <table:table-cell office:value-type="float" office:value="11000" calcext:value-type="float">
            <text:p>11.000</text:p>
          </table:table-cell>
          <table:table-cell table:number-columns-repeated="11"/>
        </table:table-row>
        <table:table-row table:style-name="ro2">
          <table:table-cell office:value-type="float" office:value="12000" calcext:value-type="float">
            <text:p>12.000</text:p>
          </table:table-cell>
          <table:table-cell table:number-columns-repeated="11"/>
        </table:table-row>
        <table:table-row table:style-name="ro2">
          <table:table-cell office:value-type="float" office:value="13000" calcext:value-type="float">
            <text:p>13.000</text:p>
          </table:table-cell>
          <table:table-cell table:number-columns-repeated="11"/>
        </table:table-row>
        <table:table-row table:style-name="ro2">
          <table:table-cell office:value-type="float" office:value="14000" calcext:value-type="float">
            <text:p>14.000</text:p>
          </table:table-cell>
          <table:table-cell table:number-columns-repeated="11"/>
        </table:table-row>
        <table:table-row table:style-name="ro2">
          <table:table-cell office:value-type="float" office:value="15000" calcext:value-type="float">
            <text:p>15.000</text:p>
          </table:table-cell>
          <table:table-cell table:number-columns-repeated="11"/>
        </table:table-row>
      </table:table>
      <table:table table:name="Grafico6" table:style-name="ta1">
        <table:shapes>
          <draw:frame draw:z-index="0" draw:style-name="gr1" draw:text-style-name="P1" svg:width="15.999cm" svg:height="8.999cm" svg:x="10.031cm" svg:y="0.516cm">
            <draw:object draw:notify-on-update-of-ranges="Grafico6.A3:Grafico6.A7 Grafico6.B2:Grafico6.B2 Grafico6.B3:Grafico6.B7 Grafico6.C2:Grafico6.C2 Grafico6.C3:Grafico6.C7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15.999cm" svg:height="8.999cm" svg:x="27.001cm" svg:y="0.238cm">
            <draw:object draw:notify-on-update-of-ranges="Grafico6.A9:Grafico6.A13 Grafico6.B8:Grafico6.B8 Grafico6.B9:Grafico6.B13 Grafico6.C8:Grafico6.C8 Grafico6.C9:Grafico6.C13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10.339cm" svg:y="10.406cm">
            <draw:object draw:notify-on-update-of-ranges="Grafico6.A15:Grafico6.A19 Grafico6.B14:Grafico6.B14 Grafico6.B15:Grafico6.B19 Grafico6.C14:Grafico6.C14 Grafico6.C15:Grafico6.C19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26.59cm" svg:y="10.226cm">
            <draw:object draw:notify-on-update-of-ranges="Grafico6.A22:Grafico6.A22 Grafico6.A23:Grafico6.A36 Grafico6.B22:Grafico6.B22 Grafico6.B23:Grafico6.B36 Grafico6.C22:Grafico6.C22 Grafico6.C23:Grafico6.C36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2" table:default-cell-style-name="ce57"/>
        <table:table-column table:style-name="co7" table:default-cell-style-name="ce23"/>
        <table:table-column table:style-name="co7" table:default-cell-style-name="ce11"/>
        <table:table-row table:style-name="ro2">
          <table:table-cell table:style-name="Default" office:value-type="string" calcext:value-type="string">
            <text:p>Taxa de transferência em Quilo Bytes por segundo (Kb/s)</text:p>
          </table:table-cell>
          <table:table-cell table:style-name="Default" table:number-columns-repeated="2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1000" calcext:value-type="float">
            <text:p>1.000</text:p>
          </table:table-cell>
          <table:table-cell office:value-type="float" office:value="133.075" calcext:value-type="float">
            <text:p>133,075</text:p>
          </table:table-cell>
          <table:table-cell office:value-type="float" office:value="99.085" calcext:value-type="float">
            <text:p>99,085</text:p>
          </table:table-cell>
        </table:table-row>
        <table:table-row table:style-name="ro3">
          <table:table-cell office:value-type="float" office:value="2000" calcext:value-type="float">
            <text:p>2.000</text:p>
          </table:table-cell>
          <table:table-cell office:value-type="float" office:value="158.635" calcext:value-type="float">
            <text:p>158,635</text:p>
          </table:table-cell>
          <table:table-cell office:value-type="float" office:value="102.34" calcext:value-type="float">
            <text:p>102,34</text:p>
          </table:table-cell>
        </table:table-row>
        <table:table-row table:style-name="ro3">
          <table:table-cell office:value-type="float" office:value="3000" calcext:value-type="float">
            <text:p>3.000</text:p>
          </table:table-cell>
          <table:table-cell office:value-type="float" office:value="151.01" calcext:value-type="float">
            <text:p>151,01</text:p>
          </table:table-cell>
          <table:table-cell office:value-type="float" office:value="93.745" calcext:value-type="float">
            <text:p>93,745</text:p>
          </table:table-cell>
        </table:table-row>
        <table:table-row table:style-name="ro3">
          <table:table-cell office:value-type="float" office:value="4000" calcext:value-type="float">
            <text:p>4.000</text:p>
          </table:table-cell>
          <table:table-cell office:value-type="float" office:value="162.01" calcext:value-type="float">
            <text:p>162,01</text:p>
          </table:table-cell>
          <table:table-cell office:value-type="float" office:value="106.885" calcext:value-type="float">
            <text:p>106,885</text:p>
          </table:table-cell>
        </table:table-row>
        <table:table-row table:style-name="ro3">
          <table:table-cell office:value-type="float" office:value="5000" calcext:value-type="float">
            <text:p>5.000</text:p>
          </table:table-cell>
          <table:table-cell office:value-type="float" office:value="146.485" calcext:value-type="float">
            <text:p>146,485</text:p>
          </table:table-cell>
          <table:table-cell office:value-type="float" office:value="92.585" calcext:value-type="float">
            <text:p>92,585</text:p>
          </table:table-cell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6000" calcext:value-type="float">
            <text:p>6.000</text:p>
          </table:table-cell>
          <table:table-cell office:value-type="float" office:value="162.27" calcext:value-type="float">
            <text:p>162,27</text:p>
          </table:table-cell>
          <table:table-cell office:value-type="float" office:value="99.775" calcext:value-type="float">
            <text:p>99,775</text:p>
          </table:table-cell>
        </table:table-row>
        <table:table-row table:style-name="ro3">
          <table:table-cell office:value-type="float" office:value="7000" calcext:value-type="float">
            <text:p>7.000</text:p>
          </table:table-cell>
          <table:table-cell office:value-type="float" office:value="162.765" calcext:value-type="float">
            <text:p>162,765</text:p>
          </table:table-cell>
          <table:table-cell office:value-type="float" office:value="96.575" calcext:value-type="float">
            <text:p>96,575</text:p>
          </table:table-cell>
        </table:table-row>
        <table:table-row table:style-name="ro3">
          <table:table-cell office:value-type="float" office:value="8000" calcext:value-type="float">
            <text:p>8.000</text:p>
          </table:table-cell>
          <table:table-cell office:value-type="float" office:value="171.04" calcext:value-type="float">
            <text:p>171,04</text:p>
          </table:table-cell>
          <table:table-cell office:value-type="float" office:value="101.78" calcext:value-type="float">
            <text:p>101,78</text:p>
          </table:table-cell>
        </table:table-row>
        <table:table-row table:style-name="ro3">
          <table:table-cell office:value-type="float" office:value="9000" calcext:value-type="float">
            <text:p>9.000</text:p>
          </table:table-cell>
          <table:table-cell office:value-type="float" office:value="162.645" calcext:value-type="float">
            <text:p>162,645</text:p>
          </table:table-cell>
          <table:table-cell office:value-type="float" office:value="98.945" calcext:value-type="float">
            <text:p>98,945</text:p>
          </table:table-cell>
        </table:table-row>
        <table:table-row table:style-name="ro3">
          <table:table-cell office:value-type="float" office:value="10000" calcext:value-type="float">
            <text:p>10.000</text:p>
          </table:table-cell>
          <table:table-cell office:value-type="float" office:value="153.49" calcext:value-type="float">
            <text:p>153,49</text:p>
          </table:table-cell>
          <table:table-cell office:value-type="float" office:value="100.215" calcext:value-type="float">
            <text:p>100,215</text:p>
          </table:table-cell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11000" calcext:value-type="float">
            <text:p>11.000</text:p>
          </table:table-cell>
          <table:table-cell office:value-type="float" office:value="159.735" calcext:value-type="float">
            <text:p>159,735</text:p>
          </table:table-cell>
          <table:table-cell office:value-type="float" office:value="95.01" calcext:value-type="float">
            <text:p>95,01</text:p>
          </table:table-cell>
        </table:table-row>
        <table:table-row table:style-name="ro3">
          <table:table-cell office:value-type="float" office:value="12000" calcext:value-type="float">
            <text:p>12.000</text:p>
          </table:table-cell>
          <table:table-cell office:value-type="float" office:value="151.77" calcext:value-type="float">
            <text:p>151,77</text:p>
          </table:table-cell>
          <table:table-cell office:value-type="float" office:value="106.33" calcext:value-type="float">
            <text:p>106,33</text:p>
          </table:table-cell>
        </table:table-row>
        <table:table-row table:style-name="ro3">
          <table:table-cell office:value-type="float" office:value="13000" calcext:value-type="float">
            <text:p>13.000</text:p>
          </table:table-cell>
          <table:table-cell office:value-type="float" office:value="176.335" calcext:value-type="float">
            <text:p>176,335</text:p>
          </table:table-cell>
          <table:table-cell office:value-type="float" office:value="105.68" calcext:value-type="float">
            <text:p>105,68</text:p>
          </table:table-cell>
        </table:table-row>
        <table:table-row table:style-name="ro3">
          <table:table-cell office:value-type="float" office:value="14000" calcext:value-type="float">
            <text:p>14.000</text:p>
          </table:table-cell>
          <table:table-cell office:value-type="float" office:value="158.42" calcext:value-type="float">
            <text:p>158,42</text:p>
          </table:table-cell>
          <table:table-cell office:value-type="float" office:value="117.215" calcext:value-type="float">
            <text:p>117,215</text:p>
          </table:table-cell>
        </table:table-row>
        <table:table-row table:style-name="ro3">
          <table:table-cell office:value-type="float" office:value="15000" calcext:value-type="float">
            <text:p>15.000</text:p>
          </table:table-cell>
          <table:table-cell office:value-type="float" office:value="87.815" calcext:value-type="float">
            <text:p>87,815</text:p>
          </table:table-cell>
          <table:table-cell office:value-type="float" office:value="104.075" calcext:value-type="float">
            <text:p>104,075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1000" calcext:value-type="float">
            <text:p>1.000</text:p>
          </table:table-cell>
          <table:table-cell office:value-type="float" office:value="133.075" calcext:value-type="float">
            <text:p>133,075</text:p>
          </table:table-cell>
          <table:table-cell office:value-type="float" office:value="99.085" calcext:value-type="float">
            <text:p>99,085</text:p>
          </table:table-cell>
        </table:table-row>
        <table:table-row table:style-name="ro3">
          <table:table-cell office:value-type="float" office:value="2000" calcext:value-type="float">
            <text:p>2.000</text:p>
          </table:table-cell>
          <table:table-cell office:value-type="float" office:value="158.635" calcext:value-type="float">
            <text:p>158,635</text:p>
          </table:table-cell>
          <table:table-cell office:value-type="float" office:value="102.34" calcext:value-type="float">
            <text:p>102,34</text:p>
          </table:table-cell>
        </table:table-row>
        <table:table-row table:style-name="ro3">
          <table:table-cell office:value-type="float" office:value="3000" calcext:value-type="float">
            <text:p>3.000</text:p>
          </table:table-cell>
          <table:table-cell office:value-type="float" office:value="151.01" calcext:value-type="float">
            <text:p>151,01</text:p>
          </table:table-cell>
          <table:table-cell office:value-type="float" office:value="93.745" calcext:value-type="float">
            <text:p>93,745</text:p>
          </table:table-cell>
        </table:table-row>
        <table:table-row table:style-name="ro3">
          <table:table-cell office:value-type="float" office:value="4000" calcext:value-type="float">
            <text:p>4.000</text:p>
          </table:table-cell>
          <table:table-cell office:value-type="float" office:value="162.01" calcext:value-type="float">
            <text:p>162,01</text:p>
          </table:table-cell>
          <table:table-cell office:value-type="float" office:value="106.885" calcext:value-type="float">
            <text:p>106,885</text:p>
          </table:table-cell>
        </table:table-row>
        <table:table-row table:style-name="ro3">
          <table:table-cell office:value-type="float" office:value="5000" calcext:value-type="float">
            <text:p>5.000</text:p>
          </table:table-cell>
          <table:table-cell office:value-type="float" office:value="146.485" calcext:value-type="float">
            <text:p>146,485</text:p>
          </table:table-cell>
          <table:table-cell office:value-type="float" office:value="92.585" calcext:value-type="float">
            <text:p>92,585</text:p>
          </table:table-cell>
        </table:table-row>
        <table:table-row table:style-name="ro3">
          <table:table-cell office:value-type="float" office:value="6000" calcext:value-type="float">
            <text:p>6.000</text:p>
          </table:table-cell>
          <table:table-cell office:value-type="float" office:value="162.27" calcext:value-type="float">
            <text:p>162,27</text:p>
          </table:table-cell>
          <table:table-cell office:value-type="float" office:value="99.775" calcext:value-type="float">
            <text:p>99,775</text:p>
          </table:table-cell>
        </table:table-row>
        <table:table-row table:style-name="ro3">
          <table:table-cell office:value-type="float" office:value="7000" calcext:value-type="float">
            <text:p>7.000</text:p>
          </table:table-cell>
          <table:table-cell office:value-type="float" office:value="162.765" calcext:value-type="float">
            <text:p>162,765</text:p>
          </table:table-cell>
          <table:table-cell office:value-type="float" office:value="96.575" calcext:value-type="float">
            <text:p>96,575</text:p>
          </table:table-cell>
        </table:table-row>
        <table:table-row table:style-name="ro3">
          <table:table-cell office:value-type="float" office:value="8000" calcext:value-type="float">
            <text:p>8.000</text:p>
          </table:table-cell>
          <table:table-cell office:value-type="float" office:value="171.04" calcext:value-type="float">
            <text:p>171,04</text:p>
          </table:table-cell>
          <table:table-cell office:value-type="float" office:value="101.78" calcext:value-type="float">
            <text:p>101,78</text:p>
          </table:table-cell>
        </table:table-row>
        <table:table-row table:style-name="ro3">
          <table:table-cell office:value-type="float" office:value="9000" calcext:value-type="float">
            <text:p>9.000</text:p>
          </table:table-cell>
          <table:table-cell office:value-type="float" office:value="162.645" calcext:value-type="float">
            <text:p>162,645</text:p>
          </table:table-cell>
          <table:table-cell office:value-type="float" office:value="98.945" calcext:value-type="float">
            <text:p>98,945</text:p>
          </table:table-cell>
        </table:table-row>
        <table:table-row table:style-name="ro3">
          <table:table-cell office:value-type="float" office:value="10000" calcext:value-type="float">
            <text:p>10.000</text:p>
          </table:table-cell>
          <table:table-cell office:value-type="float" office:value="153.49" calcext:value-type="float">
            <text:p>153,49</text:p>
          </table:table-cell>
          <table:table-cell office:value-type="float" office:value="100.215" calcext:value-type="float">
            <text:p>100,215</text:p>
          </table:table-cell>
        </table:table-row>
        <table:table-row table:style-name="ro3">
          <table:table-cell office:value-type="float" office:value="11000" calcext:value-type="float">
            <text:p>11.000</text:p>
          </table:table-cell>
          <table:table-cell office:value-type="float" office:value="159.735" calcext:value-type="float">
            <text:p>159,735</text:p>
          </table:table-cell>
          <table:table-cell office:value-type="float" office:value="95.01" calcext:value-type="float">
            <text:p>95,01</text:p>
          </table:table-cell>
        </table:table-row>
        <table:table-row table:style-name="ro3">
          <table:table-cell office:value-type="float" office:value="12000" calcext:value-type="float">
            <text:p>12.000</text:p>
          </table:table-cell>
          <table:table-cell office:value-type="float" office:value="151.77" calcext:value-type="float">
            <text:p>151,77</text:p>
          </table:table-cell>
          <table:table-cell office:value-type="float" office:value="106.33" calcext:value-type="float">
            <text:p>106,33</text:p>
          </table:table-cell>
        </table:table-row>
        <table:table-row table:style-name="ro3">
          <table:table-cell office:value-type="float" office:value="13000" calcext:value-type="float">
            <text:p>13.000</text:p>
          </table:table-cell>
          <table:table-cell office:value-type="float" office:value="176.335" calcext:value-type="float">
            <text:p>176,335</text:p>
          </table:table-cell>
          <table:table-cell office:value-type="float" office:value="105.68" calcext:value-type="float">
            <text:p>105,68</text:p>
          </table:table-cell>
        </table:table-row>
        <table:table-row table:style-name="ro3">
          <table:table-cell office:value-type="float" office:value="14000" calcext:value-type="float">
            <text:p>14.000</text:p>
          </table:table-cell>
          <table:table-cell office:value-type="float" office:value="158.42" calcext:value-type="float">
            <text:p>158,42</text:p>
          </table:table-cell>
          <table:table-cell office:value-type="float" office:value="117.215" calcext:value-type="float">
            <text:p>117,215</text:p>
          </table:table-cell>
        </table:table-row>
        <table:table-row table:style-name="ro3">
          <table:table-cell office:value-type="float" office:value="15000" calcext:value-type="float">
            <text:p>15.000</text:p>
          </table:table-cell>
          <table:table-cell office:value-type="float" office:value="87.815" calcext:value-type="float">
            <text:p>87,815</text:p>
          </table:table-cell>
          <table:table-cell office:value-type="float" office:value="104.075" calcext:value-type="float">
            <text:p>104,075</text:p>
          </table:table-cell>
        </table:table-row>
      </table:table>
      <table:table table:name="Grafico5" table:style-name="ta1">
        <table:shapes>
          <draw:frame draw:z-index="0" draw:style-name="gr1" draw:text-style-name="P1" svg:width="15.999cm" svg:height="8.999cm" svg:x="8.682cm" svg:y="0.551cm">
            <draw:object draw:notify-on-update-of-ranges="Grafico5.A3:Grafico5.A7 Grafico5.B2:Grafico5.B2 Grafico5.B3:Grafico5.B7 Grafico5.C2:Grafico5.C2 Grafico5.C3:Grafico5.C7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15.999cm" svg:height="8.999cm" svg:x="8.819cm" svg:y="10.193cm">
            <draw:object draw:notify-on-update-of-ranges="Grafico5.A9:Grafico5.A13 Grafico5.B8:Grafico5.B8 Grafico5.B9:Grafico5.B13 Grafico5.C8:Grafico5.C8 Grafico5.C9:Grafico5.C13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25.887cm" svg:y="0.869cm">
            <draw:object draw:notify-on-update-of-ranges="Grafico5.A15:Grafico5.A19 Grafico5.B14:Grafico5.B14 Grafico5.B15:Grafico5.B19 Grafico5.C14:Grafico5.C14 Grafico5.C15:Grafico5.C19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1" draw:text-style-name="P1" svg:width="15.999cm" svg:height="8.999cm" svg:x="25.545cm" svg:y="10.781cm">
            <draw:object draw:notify-on-update-of-ranges="Grafico5.A22:Grafico5.A35 Grafico5.B21:Grafico5.B21 Grafico5.B22:Grafico5.B35 Grafico5.C21:Grafico5.C21 Grafico5.C22:Grafico5.C35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3" table:default-cell-style-name="ce57"/>
        <table:table-column table:style-name="co7" table:default-cell-style-name="ce23"/>
        <table:table-column table:style-name="co7" table:default-cell-style-name="ce11"/>
        <table:table-row table:style-name="ro2">
          <table:table-cell table:style-name="ce58" office:value-type="string" calcext:value-type="string" table:number-columns-spanned="3" table:number-rows-spanned="1">
            <text:p>Tempo médio por requisição simultânea em milissegundos</text:p>
          </table:table-cell>
          <table:covered-table-cell table:number-columns-repeated="2" table:style-name="ce59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1000" calcext:value-type="float">
            <text:p>1.000</text:p>
          </table:table-cell>
          <table:table-cell office:value-type="float" office:value="9.5" calcext:value-type="float">
            <text:p>9,5</text:p>
          </table:table-cell>
          <table:table-cell office:value-type="float" office:value="51.769" calcext:value-type="float">
            <text:p>51,769</text:p>
          </table:table-cell>
        </table:table-row>
        <table:table-row table:style-name="ro3">
          <table:table-cell office:value-type="float" office:value="2000" calcext:value-type="float">
            <text:p>2.000</text:p>
          </table:table-cell>
          <table:table-cell office:value-type="float" office:value="5.5" calcext:value-type="float">
            <text:p>5,5</text:p>
          </table:table-cell>
          <table:table-cell office:value-type="float" office:value="39.5815" calcext:value-type="float">
            <text:p>39,5815</text:p>
          </table:table-cell>
        </table:table-row>
        <table:table-row table:style-name="ro3">
          <table:table-cell office:value-type="float" office:value="3000" calcext:value-type="float">
            <text:p>3.000</text:p>
          </table:table-cell>
          <table:table-cell office:value-type="float" office:value="4" calcext:value-type="float">
            <text:p>4</text:p>
          </table:table-cell>
          <table:table-cell office:value-type="float" office:value="31.6" calcext:value-type="float">
            <text:p>31,6</text:p>
          </table:table-cell>
        </table:table-row>
        <table:table-row table:style-name="ro3">
          <table:table-cell office:value-type="float" office:value="4000" calcext:value-type="float">
            <text:p>4.000</text:p>
          </table:table-cell>
          <table:table-cell office:value-type="float" office:value="4" calcext:value-type="float">
            <text:p>4</text:p>
          </table:table-cell>
          <table:table-cell office:value-type="float" office:value="31.047" calcext:value-type="float">
            <text:p>31,047</text:p>
          </table:table-cell>
        </table:table-row>
        <table:table-row table:style-name="ro3">
          <table:table-cell office:value-type="float" office:value="5000" calcext:value-type="float">
            <text:p>5.000</text:p>
          </table:table-cell>
          <table:table-cell office:value-type="float" office:value="4" calcext:value-type="float">
            <text:p>4</text:p>
          </table:table-cell>
          <table:table-cell office:value-type="float" office:value="30.5" calcext:value-type="float">
            <text:p>30,5</text:p>
          </table:table-cell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6000" calcext:value-type="float">
            <text:p>6.000</text:p>
          </table:table-cell>
          <table:table-cell office:value-type="float" office:value="3" calcext:value-type="float">
            <text:p>3</text:p>
          </table:table-cell>
          <table:table-cell office:value-type="float" office:value="24.345" calcext:value-type="float">
            <text:p>24,345</text:p>
          </table:table-cell>
        </table:table-row>
        <table:table-row table:style-name="ro3">
          <table:table-cell office:value-type="float" office:value="7000" calcext:value-type="float">
            <text:p>7.000</text:p>
          </table:table-cell>
          <table:table-cell office:value-type="float" office:value="3" calcext:value-type="float">
            <text:p>3</text:p>
          </table:table-cell>
          <table:table-cell office:value-type="float" office:value="24.5" calcext:value-type="float">
            <text:p>24,5</text:p>
          </table:table-cell>
        </table:table-row>
        <table:table-row table:style-name="ro3">
          <table:table-cell office:value-type="float" office:value="8000" calcext:value-type="float">
            <text:p>8.000</text:p>
          </table:table-cell>
          <table:table-cell office:value-type="float" office:value="3" calcext:value-type="float">
            <text:p>3</text:p>
          </table:table-cell>
          <table:table-cell office:value-type="float" office:value="21.956" calcext:value-type="float">
            <text:p>21,956</text:p>
          </table:table-cell>
        </table:table-row>
        <table:table-row table:style-name="ro3">
          <table:table-cell office:value-type="float" office:value="9000" calcext:value-type="float">
            <text:p>9.000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,5</text:p>
          </table:table-cell>
        </table:table-row>
        <table:table-row table:style-name="ro3">
          <table:table-cell office:value-type="float" office:value="10000" calcext:value-type="float">
            <text:p>10.000</text:p>
          </table:table-cell>
          <table:table-cell office:value-type="float" office:value="3" calcext:value-type="float">
            <text:p>3</text:p>
          </table:table-cell>
          <table:table-cell office:value-type="float" office:value="20.104" calcext:value-type="float">
            <text:p>20,104</text:p>
          </table:table-cell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11000" calcext:value-type="float">
            <text:p>11.0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12000" calcext:value-type="float">
            <text:p>12.0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3000" calcext:value-type="float">
            <text:p>13.000</text:p>
          </table:table-cell>
          <table:table-cell office:value-type="float" office:value="3" calcext:value-type="float">
            <text:p>3</text:p>
          </table:table-cell>
          <table:table-cell office:value-type="float" office:value="15.5" calcext:value-type="float">
            <text:p>15,5</text:p>
          </table:table-cell>
        </table:table-row>
        <table:table-row table:style-name="ro3">
          <table:table-cell office:value-type="float" office:value="14000" calcext:value-type="float">
            <text:p>14.0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5000" calcext:value-type="float">
            <text:p>15.000</text:p>
          </table:table-cell>
          <table:table-cell office:value-type="float" office:value="5.5" calcext:value-type="float">
            <text:p>5,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1000" calcext:value-type="float">
            <text:p>1.000</text:p>
          </table:table-cell>
          <table:table-cell office:value-type="float" office:value="9.5" calcext:value-type="float">
            <text:p>9,5</text:p>
          </table:table-cell>
          <table:table-cell office:value-type="float" office:value="51.769" calcext:value-type="float">
            <text:p>51,769</text:p>
          </table:table-cell>
        </table:table-row>
        <table:table-row table:style-name="ro3">
          <table:table-cell office:value-type="float" office:value="2000" calcext:value-type="float">
            <text:p>2.000</text:p>
          </table:table-cell>
          <table:table-cell office:value-type="float" office:value="5.5" calcext:value-type="float">
            <text:p>5,5</text:p>
          </table:table-cell>
          <table:table-cell office:value-type="float" office:value="39.5815" calcext:value-type="float">
            <text:p>39,5815</text:p>
          </table:table-cell>
        </table:table-row>
        <table:table-row table:style-name="ro3">
          <table:table-cell office:value-type="float" office:value="3000" calcext:value-type="float">
            <text:p>3.000</text:p>
          </table:table-cell>
          <table:table-cell office:value-type="float" office:value="4" calcext:value-type="float">
            <text:p>4</text:p>
          </table:table-cell>
          <table:table-cell office:value-type="float" office:value="31.6" calcext:value-type="float">
            <text:p>31,6</text:p>
          </table:table-cell>
        </table:table-row>
        <table:table-row table:style-name="ro3">
          <table:table-cell office:value-type="float" office:value="4000" calcext:value-type="float">
            <text:p>4.000</text:p>
          </table:table-cell>
          <table:table-cell office:value-type="float" office:value="4" calcext:value-type="float">
            <text:p>4</text:p>
          </table:table-cell>
          <table:table-cell office:value-type="float" office:value="31.047" calcext:value-type="float">
            <text:p>31,047</text:p>
          </table:table-cell>
        </table:table-row>
        <table:table-row table:style-name="ro3">
          <table:table-cell office:value-type="float" office:value="5000" calcext:value-type="float">
            <text:p>5.000</text:p>
          </table:table-cell>
          <table:table-cell office:value-type="float" office:value="4" calcext:value-type="float">
            <text:p>4</text:p>
          </table:table-cell>
          <table:table-cell office:value-type="float" office:value="30.5" calcext:value-type="float">
            <text:p>30,5</text:p>
          </table:table-cell>
        </table:table-row>
        <table:table-row table:style-name="ro3">
          <table:table-cell office:value-type="float" office:value="6000" calcext:value-type="float">
            <text:p>6.000</text:p>
          </table:table-cell>
          <table:table-cell office:value-type="float" office:value="3" calcext:value-type="float">
            <text:p>3</text:p>
          </table:table-cell>
          <table:table-cell office:value-type="float" office:value="24.345" calcext:value-type="float">
            <text:p>24,345</text:p>
          </table:table-cell>
        </table:table-row>
        <table:table-row table:style-name="ro3">
          <table:table-cell office:value-type="float" office:value="7000" calcext:value-type="float">
            <text:p>7.000</text:p>
          </table:table-cell>
          <table:table-cell office:value-type="float" office:value="3" calcext:value-type="float">
            <text:p>3</text:p>
          </table:table-cell>
          <table:table-cell office:value-type="float" office:value="24.5" calcext:value-type="float">
            <text:p>24,5</text:p>
          </table:table-cell>
        </table:table-row>
        <table:table-row table:style-name="ro3">
          <table:table-cell office:value-type="float" office:value="8000" calcext:value-type="float">
            <text:p>8.000</text:p>
          </table:table-cell>
          <table:table-cell office:value-type="float" office:value="3" calcext:value-type="float">
            <text:p>3</text:p>
          </table:table-cell>
          <table:table-cell office:value-type="float" office:value="21.956" calcext:value-type="float">
            <text:p>21,956</text:p>
          </table:table-cell>
        </table:table-row>
        <table:table-row table:style-name="ro3">
          <table:table-cell office:value-type="float" office:value="9000" calcext:value-type="float">
            <text:p>9.000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,5</text:p>
          </table:table-cell>
        </table:table-row>
        <table:table-row table:style-name="ro3">
          <table:table-cell office:value-type="float" office:value="10000" calcext:value-type="float">
            <text:p>10.000</text:p>
          </table:table-cell>
          <table:table-cell office:value-type="float" office:value="3" calcext:value-type="float">
            <text:p>3</text:p>
          </table:table-cell>
          <table:table-cell office:value-type="float" office:value="20.104" calcext:value-type="float">
            <text:p>20,104</text:p>
          </table:table-cell>
        </table:table-row>
        <table:table-row table:style-name="ro3">
          <table:table-cell office:value-type="float" office:value="11000" calcext:value-type="float">
            <text:p>11.0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12000" calcext:value-type="float">
            <text:p>12.0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3000" calcext:value-type="float">
            <text:p>13.000</text:p>
          </table:table-cell>
          <table:table-cell office:value-type="float" office:value="3" calcext:value-type="float">
            <text:p>3</text:p>
          </table:table-cell>
          <table:table-cell office:value-type="float" office:value="15.5" calcext:value-type="float">
            <text:p>15,5</text:p>
          </table:table-cell>
        </table:table-row>
        <table:table-row table:style-name="ro3">
          <table:table-cell office:value-type="float" office:value="14000" calcext:value-type="float">
            <text:p>14.0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Grafico1" table:style-name="ta1">
        <table:shapes>
          <draw:frame draw:z-index="0" draw:style-name="gr1" draw:text-style-name="P1" svg:width="15.999cm" svg:height="8.999cm" svg:x="12.351cm" svg:y="0.551cm">
            <draw:object draw:notify-on-update-of-ranges="Grafico1.A3:Grafico1.A7 Grafico1.B2:Grafico1.B2 Grafico1.B3:Grafico1.B7 Grafico1.C2:Grafico1.C2 Grafico1.C3:Grafico1.C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9cm" svg:height="9.005cm" svg:x="12.418cm" svg:y="10.518cm">
            <draw:object draw:notify-on-update-of-ranges="Grafico1.A9:Grafico1.A13 Grafico1.B8:Grafico1.B8 Grafico1.B9:Grafico1.B13 Grafico1.C8:Grafico1.C8 Grafico1.C9:Grafico1.C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89cm" svg:height="9.005cm" svg:x="12.335cm" svg:y="20.081cm">
            <draw:object draw:notify-on-update-of-ranges="Grafico1.A15:Grafico1.A19 Grafico1.B14:Grafico1.B14 Grafico1.B15:Grafico1.B19 Grafico1.C14:Grafico1.C14 Grafico1.C15:Grafico1.C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0.852cm" svg:y="30.034cm">
            <draw:object draw:notify-on-update-of-ranges="Grafico1.A23:Grafico1.A37 Grafico1.B22:Grafico1.B22 Grafico1.B23:Grafico1.B37 Grafico1.C22:Grafico1.C22 Grafico1.C23:Grafico1.C37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3" table:default-cell-style-name="ce61"/>
        <table:table-column table:style-name="co14" table:number-columns-repeated="2" table:default-cell-style-name="ce61"/>
        <table:table-row table:style-name="ro2">
          <table:table-cell table:style-name="ce60" office:value-type="string" calcext:value-type="string" table:number-columns-spanned="3" table:number-rows-spanned="1">
            <text:p>Média do Tempo Total do Teste (s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62" office:value-type="float" office:value="1000" calcext:value-type="float">
            <text:p>1.000</text:p>
          </table:table-cell>
          <table:table-cell office:value-type="float" office:value="9.6475" calcext:value-type="float">
            <text:p>9,6475</text:p>
          </table:table-cell>
          <table:table-cell office:value-type="float" office:value="51.769" calcext:value-type="float">
            <text:p>51,769</text:p>
          </table:table-cell>
        </table:table-row>
        <table:table-row table:style-name="ro2">
          <table:table-cell table:style-name="ce62" office:value-type="float" office:value="2000" calcext:value-type="float">
            <text:p>2.000</text:p>
          </table:table-cell>
          <table:table-cell office:value-type="float" office:value="11.3885" calcext:value-type="float">
            <text:p>11,3885</text:p>
          </table:table-cell>
          <table:table-cell office:value-type="float" office:value="79.1625" calcext:value-type="float">
            <text:p>79,1625</text:p>
          </table:table-cell>
        </table:table-row>
        <table:table-row table:style-name="ro2">
          <table:table-cell table:style-name="ce62" office:value-type="float" office:value="3000" calcext:value-type="float">
            <text:p>3.000</text:p>
          </table:table-cell>
          <table:table-cell office:value-type="float" office:value="13.838" calcext:value-type="float">
            <text:p>13,838</text:p>
          </table:table-cell>
          <table:table-cell office:value-type="float" office:value="94.7995" calcext:value-type="float">
            <text:p>94,7995</text:p>
          </table:table-cell>
        </table:table-row>
        <table:table-row table:style-name="ro2">
          <table:table-cell table:style-name="ce62" office:value-type="float" office:value="4000" calcext:value-type="float">
            <text:p>4.000</text:p>
          </table:table-cell>
          <table:table-cell office:value-type="float" office:value="17.863" calcext:value-type="float">
            <text:p>17,863</text:p>
          </table:table-cell>
          <table:table-cell office:value-type="float" office:value="124.1885" calcext:value-type="float">
            <text:p>124,1885</text:p>
          </table:table-cell>
        </table:table-row>
        <table:table-row table:style-name="ro2">
          <table:table-cell table:style-name="ce62" office:value-type="float" office:value="5000" calcext:value-type="float">
            <text:p>5.000</text:p>
          </table:table-cell>
          <table:table-cell office:value-type="float" office:value="22.7895" calcext:value-type="float">
            <text:p>22,7895</text:p>
          </table:table-cell>
          <table:table-cell office:value-type="float" office:value="154.2225" calcext:value-type="float">
            <text:p>154,2225</text:p>
          </table:table-cell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62" office:value-type="float" office:value="6000" calcext:value-type="float">
            <text:p>6.000</text:p>
          </table:table-cell>
          <table:table-cell office:value-type="float" office:value="20.6195" calcext:value-type="float">
            <text:p>20,6195</text:p>
          </table:table-cell>
          <table:table-cell office:value-type="float" office:value="146.648" calcext:value-type="float">
            <text:p>146,648</text:p>
          </table:table-cell>
        </table:table-row>
        <table:table-row table:style-name="ro2">
          <table:table-cell table:style-name="ce62" office:value-type="float" office:value="7000" calcext:value-type="float">
            <text:p>7.000</text:p>
          </table:table-cell>
          <table:table-cell office:value-type="float" office:value="24.8665" calcext:value-type="float">
            <text:p>24,8665</text:p>
          </table:table-cell>
          <table:table-cell office:value-type="float" office:value="172.9345" calcext:value-type="float">
            <text:p>172,9345</text:p>
          </table:table-cell>
        </table:table-row>
        <table:table-row table:style-name="ro2">
          <table:table-cell table:style-name="ce62" office:value-type="float" office:value="8000" calcext:value-type="float">
            <text:p>8.000</text:p>
          </table:table-cell>
          <table:table-cell office:value-type="float" office:value="25.389" calcext:value-type="float">
            <text:p>25,389</text:p>
          </table:table-cell>
          <table:table-cell office:value-type="float" office:value="175.726" calcext:value-type="float">
            <text:p>175,726</text:p>
          </table:table-cell>
        </table:table-row>
        <table:table-row table:style-name="ro2">
          <table:table-cell table:style-name="ce62" office:value-type="float" office:value="9000" calcext:value-type="float">
            <text:p>9.000</text:p>
          </table:table-cell>
          <table:table-cell office:value-type="float" office:value="28.113" calcext:value-type="float">
            <text:p>28,113</text:p>
          </table:table-cell>
          <table:table-cell office:value-type="float" office:value="197.28" calcext:value-type="float">
            <text:p>197,28</text:p>
          </table:table-cell>
        </table:table-row>
        <table:table-row table:style-name="ro2">
          <table:table-cell table:style-name="ce62" office:value-type="float" office:value="10000" calcext:value-type="float">
            <text:p>10.000</text:p>
          </table:table-cell>
          <table:table-cell office:value-type="float" office:value="32.457" calcext:value-type="float">
            <text:p>32,457</text:p>
          </table:table-cell>
          <table:table-cell office:value-type="float" office:value="201.995" calcext:value-type="float">
            <text:p>201,995</text:p>
          </table:table-cell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62" office:value-type="float" office:value="11000" calcext:value-type="float">
            <text:p>11.000</text:p>
          </table:table-cell>
          <table:table-cell office:value-type="float" office:value="34.209" calcext:value-type="float">
            <text:p>34,209</text:p>
          </table:table-cell>
          <table:table-cell office:value-type="float" office:value="206.247" calcext:value-type="float">
            <text:p>206,247</text:p>
          </table:table-cell>
        </table:table-row>
        <table:table-row table:style-name="ro2">
          <table:table-cell table:style-name="ce62" office:value-type="float" office:value="12000" calcext:value-type="float">
            <text:p>12.000</text:p>
          </table:table-cell>
          <table:table-cell office:value-type="float" office:value="37.8875" calcext:value-type="float">
            <text:p>37,8875</text:p>
          </table:table-cell>
          <table:table-cell office:value-type="float" office:value="239.905" calcext:value-type="float">
            <text:p>239,905</text:p>
          </table:table-cell>
        </table:table-row>
        <table:table-row table:style-name="ro2">
          <table:table-cell table:style-name="ce62" office:value-type="float" office:value="13000" calcext:value-type="float">
            <text:p>13.000</text:p>
          </table:table-cell>
          <table:table-cell office:value-type="float" office:value="35.119" calcext:value-type="float">
            <text:p>35,119</text:p>
          </table:table-cell>
          <table:table-cell office:value-type="float" office:value="198.08" calcext:value-type="float">
            <text:p>198,08</text:p>
          </table:table-cell>
        </table:table-row>
        <table:table-row table:style-name="ro2">
          <table:table-cell table:style-name="ce62" office:value-type="float" office:value="14000" calcext:value-type="float">
            <text:p>14.000</text:p>
          </table:table-cell>
          <table:table-cell office:value-type="float" office:value="42.7785" calcext:value-type="float">
            <text:p>42,7785</text:p>
          </table:table-cell>
          <table:table-cell office:value-type="float" office:value="225.347" calcext:value-type="float">
            <text:p>225,347</text:p>
          </table:table-cell>
        </table:table-row>
        <table:table-row table:style-name="ro2">
          <table:table-cell table:style-name="ce62" office:value-type="float" office:value="15000" calcext:value-type="float">
            <text:p>15.000</text:p>
          </table:table-cell>
          <table:table-cell office:value-type="float" office:value="82.4765" calcext:value-type="float">
            <text:p>82,4765</text:p>
          </table:table-cell>
          <table:table-cell office:value-type="float" office:value="253.7785" calcext:value-type="float">
            <text:p>253,7785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62" office:value-type="float" office:value="1000" calcext:value-type="float">
            <text:p>1.000</text:p>
          </table:table-cell>
          <table:table-cell office:value-type="float" office:value="9.6475" calcext:value-type="float">
            <text:p>9,6475</text:p>
          </table:table-cell>
          <table:table-cell office:value-type="float" office:value="51.769" calcext:value-type="float">
            <text:p>51,769</text:p>
          </table:table-cell>
        </table:table-row>
        <table:table-row table:style-name="ro2">
          <table:table-cell table:style-name="ce62" office:value-type="float" office:value="2000" calcext:value-type="float">
            <text:p>2.000</text:p>
          </table:table-cell>
          <table:table-cell office:value-type="float" office:value="11.3885" calcext:value-type="float">
            <text:p>11,3885</text:p>
          </table:table-cell>
          <table:table-cell office:value-type="float" office:value="79.1625" calcext:value-type="float">
            <text:p>79,1625</text:p>
          </table:table-cell>
        </table:table-row>
        <table:table-row table:style-name="ro2">
          <table:table-cell table:style-name="ce62" office:value-type="float" office:value="3000" calcext:value-type="float">
            <text:p>3.000</text:p>
          </table:table-cell>
          <table:table-cell office:value-type="float" office:value="13.838" calcext:value-type="float">
            <text:p>13,838</text:p>
          </table:table-cell>
          <table:table-cell office:value-type="float" office:value="94.7995" calcext:value-type="float">
            <text:p>94,7995</text:p>
          </table:table-cell>
        </table:table-row>
        <table:table-row table:style-name="ro2">
          <table:table-cell table:style-name="ce62" office:value-type="float" office:value="4000" calcext:value-type="float">
            <text:p>4.000</text:p>
          </table:table-cell>
          <table:table-cell office:value-type="float" office:value="17.863" calcext:value-type="float">
            <text:p>17,863</text:p>
          </table:table-cell>
          <table:table-cell office:value-type="float" office:value="124.1885" calcext:value-type="float">
            <text:p>124,1885</text:p>
          </table:table-cell>
        </table:table-row>
        <table:table-row table:style-name="ro2">
          <table:table-cell table:style-name="ce62" office:value-type="float" office:value="5000" calcext:value-type="float">
            <text:p>5.000</text:p>
          </table:table-cell>
          <table:table-cell office:value-type="float" office:value="22.7895" calcext:value-type="float">
            <text:p>22,7895</text:p>
          </table:table-cell>
          <table:table-cell office:value-type="float" office:value="154.2225" calcext:value-type="float">
            <text:p>154,2225</text:p>
          </table:table-cell>
        </table:table-row>
        <table:table-row table:style-name="ro2">
          <table:table-cell table:style-name="ce62" office:value-type="float" office:value="6000" calcext:value-type="float">
            <text:p>6.000</text:p>
          </table:table-cell>
          <table:table-cell office:value-type="float" office:value="20.6195" calcext:value-type="float">
            <text:p>20,6195</text:p>
          </table:table-cell>
          <table:table-cell office:value-type="float" office:value="146.648" calcext:value-type="float">
            <text:p>146,648</text:p>
          </table:table-cell>
        </table:table-row>
        <table:table-row table:style-name="ro2">
          <table:table-cell table:style-name="ce62" office:value-type="float" office:value="7000" calcext:value-type="float">
            <text:p>7.000</text:p>
          </table:table-cell>
          <table:table-cell office:value-type="float" office:value="24.8665" calcext:value-type="float">
            <text:p>24,8665</text:p>
          </table:table-cell>
          <table:table-cell office:value-type="float" office:value="172.9345" calcext:value-type="float">
            <text:p>172,9345</text:p>
          </table:table-cell>
        </table:table-row>
        <table:table-row table:style-name="ro2">
          <table:table-cell table:style-name="ce62" office:value-type="float" office:value="8000" calcext:value-type="float">
            <text:p>8.000</text:p>
          </table:table-cell>
          <table:table-cell office:value-type="float" office:value="25.389" calcext:value-type="float">
            <text:p>25,389</text:p>
          </table:table-cell>
          <table:table-cell office:value-type="float" office:value="175.726" calcext:value-type="float">
            <text:p>175,726</text:p>
          </table:table-cell>
        </table:table-row>
        <table:table-row table:style-name="ro2">
          <table:table-cell table:style-name="ce62" office:value-type="float" office:value="9000" calcext:value-type="float">
            <text:p>9.000</text:p>
          </table:table-cell>
          <table:table-cell office:value-type="float" office:value="28.113" calcext:value-type="float">
            <text:p>28,113</text:p>
          </table:table-cell>
          <table:table-cell office:value-type="float" office:value="197.28" calcext:value-type="float">
            <text:p>197,28</text:p>
          </table:table-cell>
        </table:table-row>
        <table:table-row table:style-name="ro2">
          <table:table-cell table:style-name="ce62" office:value-type="float" office:value="10000" calcext:value-type="float">
            <text:p>10.000</text:p>
          </table:table-cell>
          <table:table-cell office:value-type="float" office:value="32.457" calcext:value-type="float">
            <text:p>32,457</text:p>
          </table:table-cell>
          <table:table-cell office:value-type="float" office:value="201.995" calcext:value-type="float">
            <text:p>201,995</text:p>
          </table:table-cell>
        </table:table-row>
        <table:table-row table:style-name="ro2">
          <table:table-cell table:style-name="ce62" office:value-type="float" office:value="11000" calcext:value-type="float">
            <text:p>11.000</text:p>
          </table:table-cell>
          <table:table-cell office:value-type="float" office:value="34.209" calcext:value-type="float">
            <text:p>34,209</text:p>
          </table:table-cell>
          <table:table-cell office:value-type="float" office:value="206.247" calcext:value-type="float">
            <text:p>206,247</text:p>
          </table:table-cell>
        </table:table-row>
        <table:table-row table:style-name="ro2">
          <table:table-cell table:style-name="ce62" office:value-type="float" office:value="12000" calcext:value-type="float">
            <text:p>12.000</text:p>
          </table:table-cell>
          <table:table-cell office:value-type="float" office:value="37.8875" calcext:value-type="float">
            <text:p>37,8875</text:p>
          </table:table-cell>
          <table:table-cell office:value-type="float" office:value="239.905" calcext:value-type="float">
            <text:p>239,905</text:p>
          </table:table-cell>
        </table:table-row>
        <table:table-row table:style-name="ro2">
          <table:table-cell table:style-name="ce62" office:value-type="float" office:value="13000" calcext:value-type="float">
            <text:p>13.000</text:p>
          </table:table-cell>
          <table:table-cell office:value-type="float" office:value="35.119" calcext:value-type="float">
            <text:p>35,119</text:p>
          </table:table-cell>
          <table:table-cell office:value-type="float" office:value="198.08" calcext:value-type="float">
            <text:p>198,08</text:p>
          </table:table-cell>
        </table:table-row>
        <table:table-row table:style-name="ro2">
          <table:table-cell table:style-name="ce62" office:value-type="float" office:value="14000" calcext:value-type="float">
            <text:p>14.000</text:p>
          </table:table-cell>
          <table:table-cell office:value-type="float" office:value="42.7785" calcext:value-type="float">
            <text:p>42,7785</text:p>
          </table:table-cell>
          <table:table-cell office:value-type="float" office:value="225.347" calcext:value-type="float">
            <text:p>225,347</text:p>
          </table:table-cell>
        </table:table-row>
        <table:table-row table:style-name="ro2">
          <table:table-cell table:style-name="ce62" office:value-type="float" office:value="15000" calcext:value-type="float">
            <text:p>15.000</text:p>
          </table:table-cell>
          <table:table-cell office:value-type="float" office:value="82.4765" calcext:value-type="float">
            <text:p>82,4765</text:p>
          </table:table-cell>
          <table:table-cell office:value-type="float" office:value="253.7785" calcext:value-type="float">
            <text:p>253,7785</text:p>
          </table:table-cell>
        </table:table-row>
        <table:table-row table:style-name="ro2" table:number-rows-repeated="104853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Grafico2" table:style-name="ta1">
        <table:shapes>
          <draw:frame draw:z-index="0" draw:style-name="gr1" draw:text-style-name="P1" svg:width="15.999cm" svg:height="8.999cm" svg:x="8.186cm" svg:y="0.365cm">
            <draw:object draw:notify-on-update-of-ranges="Grafico2.A3:Grafico2.A7 Grafico2.C2:Grafico2.C2 Grafico2.C3:Grafico2.C7 Grafico2.B2:Grafico2.B2 Grafico2.B3:Grafico2.B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.003cm" svg:height="9.005cm" svg:x="16.553cm" svg:y="19.761cm">
            <draw:object draw:notify-on-update-of-ranges="Grafico2.A9:Grafico2.A13 Grafico2.C8:Grafico2.C8 Grafico2.C9:Grafico2.C13 Grafico2.B8:Grafico2.B8 Grafico2.B9:Grafico2.B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6.002cm" svg:height="9.004cm" svg:x="17.075cm" svg:y="10.359cm">
            <draw:object draw:notify-on-update-of-ranges="Grafico2.A15:Grafico2.A19 Grafico2.C14:Grafico2.C14 Grafico2.C15:Grafico2.C19 Grafico2.B14:Grafico2.B14 Grafico2.B15:Grafico2.B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0cm" svg:y="19.968cm">
            <draw:object draw:notify-on-update-of-ranges="Grafico2.A24:Grafico2.A38 Grafico2.B23:Grafico2.B23 Grafico2.B24:Grafico2.B38 Grafico2.C23:Grafico2.C23 Grafico2.C24:Grafico2.C38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3" table:default-cell-style-name="ce62"/>
        <table:table-column table:style-name="co5" table:default-cell-style-name="ce63"/>
        <table:table-column table:style-name="co15" table:default-cell-style-name="ce64"/>
        <table:table-column table:style-name="co7" table:number-columns-repeated="6" table:default-cell-style-name="Default"/>
        <table:table-row table:style-name="ro2">
          <table:table-cell table:style-name="ce60" office:value-type="string" calcext:value-type="string" table:number-columns-spanned="3" table:number-rows-spanned="1">
            <text:p>Total Transferido (Kbytes)</text:p>
          </table:table-cell>
          <table:covered-table-cell table:number-columns-repeated="2" table:style-name="ce61" office:value-type="string" calcext:value-type="string">
            <text:p>Total Transferido (bytes)</text:p>
          </table:covered-table-cell>
          <table:table-cell table:number-columns-repeated="6"/>
        </table:table-row>
        <table:table-row table:style-name="ro2">
          <table:table-cell table:style-name="ce61" office:value-type="string" calcext:value-type="string">
            <text:p>Número de Requisições</text:p>
          </table:table-cell>
          <table:table-cell table:style-name="ce61" office:value-type="string" calcext:value-type="string">
            <text:p>Nginx</text:p>
          </table:table-cell>
          <table:table-cell table:style-name="ce61" office:value-type="string" calcext:value-type="string">
            <text:p>Apache</text:p>
          </table:table-cell>
          <table:table-cell table:number-columns-repeated="6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5793.226" calcext:value-type="float">
            <text:p>5793,226</text:p>
          </table:table-cell>
          <table:table-cell office:value-type="float" office:value="1338.116" calcext:value-type="float">
            <text:p>1338,116</text:p>
          </table:table-cell>
          <table:table-cell table:number-columns-repeated="2"/>
          <table:table-cell table:style-name="ce64"/>
          <table:table-cell table:style-name="ce63"/>
          <table:table-cell table:style-name="ce64"/>
          <table:table-cell table:style-name="ce63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9483.358" calcext:value-type="float">
            <text:p>9483,358</text:p>
          </table:table-cell>
          <table:table-cell office:value-type="float" office:value="1760.201" calcext:value-type="float">
            <text:p>1760,201</text:p>
          </table:table-cell>
          <table:table-cell table:number-columns-repeated="2"/>
          <table:table-cell table:style-name="ce64"/>
          <table:table-cell table:style-name="ce63"/>
          <table:table-cell table:style-name="ce64"/>
          <table:table-cell table:style-name="ce63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10393.96" calcext:value-type="float">
            <text:p>10393,96</text:p>
          </table:table-cell>
          <table:table-cell office:value-type="float" office:value="2061.145" calcext:value-type="float">
            <text:p>2061,145</text:p>
          </table:table-cell>
          <table:table-cell table:number-columns-repeated="2"/>
          <table:table-cell table:style-name="ce64"/>
          <table:table-cell table:style-name="ce63"/>
          <table:table-cell table:style-name="ce64"/>
          <table:table-cell table:style-name="ce63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3889.799" calcext:value-type="float">
            <text:p>13889,799</text:p>
          </table:table-cell>
          <table:table-cell office:value-type="float" office:value="2778.265" calcext:value-type="float">
            <text:p>2778,265</text:p>
          </table:table-cell>
          <table:table-cell table:number-columns-repeated="2"/>
          <table:table-cell table:style-name="ce64"/>
          <table:table-cell table:style-name="ce63"/>
          <table:table-cell table:style-name="ce64"/>
          <table:table-cell table:style-name="ce63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4943.852" calcext:value-type="float">
            <text:p>14943,852</text:p>
          </table:table-cell>
          <table:table-cell office:value-type="float" office:value="3418.32" calcext:value-type="float">
            <text:p>3418,32</text:p>
          </table:table-cell>
          <table:table-cell table:number-columns-repeated="2"/>
          <table:table-cell table:style-name="ce64"/>
          <table:table-cell table:style-name="ce63"/>
          <table:table-cell table:style-name="ce64"/>
          <table:table-cell table:style-name="ce63"/>
        </table:table-row>
        <table:table-row table:style-name="ro2">
          <table:table-cell table:style-name="ce61" office:value-type="string" calcext:value-type="string">
            <text:p>Número de Requisições</text:p>
          </table:table-cell>
          <table:table-cell table:style-name="ce61" office:value-type="string" calcext:value-type="string">
            <text:p>Nginx</text:p>
          </table:table-cell>
          <table:table-cell table:style-name="ce61" office:value-type="string" calcext:value-type="string">
            <text:p>Apache</text:p>
          </table:table-cell>
          <table:table-cell table:number-columns-repeated="6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5173.674" calcext:value-type="float">
            <text:p>15173,674</text:p>
          </table:table-cell>
          <table:table-cell office:value-type="float" office:value="3588.806" calcext:value-type="float">
            <text:p>3588,806</text:p>
          </table:table-cell>
          <table:table-cell table:number-columns-repeated="6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7313.912" calcext:value-type="float">
            <text:p>17313,912</text:p>
          </table:table-cell>
          <table:table-cell office:value-type="float" office:value="4007.288" calcext:value-type="float">
            <text:p>4007,288</text:p>
          </table:table-cell>
          <table:table-cell table:number-columns-repeated="6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7778.568" calcext:value-type="float">
            <text:p>17778,568</text:p>
          </table:table-cell>
          <table:table-cell office:value-type="float" office:value="4440.285" calcext:value-type="float">
            <text:p>4440,285</text:p>
          </table:table-cell>
          <table:table-cell table:number-columns-repeated="6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0154.865" calcext:value-type="float">
            <text:p>20154,865</text:p>
          </table:table-cell>
          <table:table-cell office:value-type="float" office:value="4679.931" calcext:value-type="float">
            <text:p>4679,931</text:p>
          </table:table-cell>
          <table:table-cell table:number-columns-repeated="6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1293.118" calcext:value-type="float">
            <text:p>21293,118</text:p>
          </table:table-cell>
          <table:table-cell office:value-type="float" office:value="5243.407" calcext:value-type="float">
            <text:p>5243,407</text:p>
          </table:table-cell>
          <table:table-cell table:number-columns-repeated="6"/>
        </table:table-row>
        <table:table-row table:style-name="ro2">
          <table:table-cell table:style-name="ce61" office:value-type="string" calcext:value-type="string">
            <text:p>Número de Requisições</text:p>
          </table:table-cell>
          <table:table-cell table:style-name="ce61" office:value-type="string" calcext:value-type="string">
            <text:p>Nginx</text:p>
          </table:table-cell>
          <table:table-cell table:style-name="ce61" office:value-type="string" calcext:value-type="string">
            <text:p>Apache</text:p>
          </table:table-cell>
          <table:table-cell table:number-columns-repeated="6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20457.36" calcext:value-type="float">
            <text:p>20457,36</text:p>
          </table:table-cell>
          <table:table-cell office:value-type="float" office:value="5594.529" calcext:value-type="float">
            <text:p>5594,529</text:p>
          </table:table-cell>
          <table:table-cell table:number-columns-repeated="6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6197.572" calcext:value-type="float">
            <text:p>26197,572</text:p>
          </table:table-cell>
          <table:table-cell office:value-type="float" office:value="5889.408" calcext:value-type="float">
            <text:p>5889,408</text:p>
          </table:table-cell>
          <table:table-cell table:number-columns-repeated="6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1595.612" calcext:value-type="float">
            <text:p>21595,612</text:p>
          </table:table-cell>
          <table:table-cell office:value-type="float" office:value="6124.283" calcext:value-type="float">
            <text:p>6124,283</text:p>
          </table:table-cell>
          <table:table-cell table:number-columns-repeated="6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4788.956" calcext:value-type="float">
            <text:p>24788,956</text:p>
          </table:table-cell>
          <table:table-cell office:value-type="float" office:value="6964.062" calcext:value-type="float">
            <text:p>6964,062</text:p>
          </table:table-cell>
          <table:table-cell table:number-columns-repeated="6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7293.112" calcext:value-type="float">
            <text:p>27293,112</text:p>
          </table:table-cell>
          <table:table-cell office:value-type="float" office:value="7278.661" calcext:value-type="float">
            <text:p>7278,661</text:p>
          </table:table-cell>
          <table:table-cell table:number-columns-repeated="6"/>
        </table:table-row>
        <table:table-row table:style-name="ro2" table:number-rows-repeated="3"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61" office:value-type="string" calcext:value-type="string">
            <text:p>Número de Requisições</text:p>
          </table:table-cell>
          <table:table-cell table:style-name="ce61" office:value-type="string" calcext:value-type="string">
            <text:p>Nginx</text:p>
          </table:table-cell>
          <table:table-cell table:style-name="ce61" office:value-type="string" calcext:value-type="string">
            <text:p>Apache</text:p>
          </table:table-cell>
          <table:table-cell table:number-columns-repeated="6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5793.226" calcext:value-type="float">
            <text:p>5793,226</text:p>
          </table:table-cell>
          <table:table-cell office:value-type="float" office:value="1338.116" calcext:value-type="float">
            <text:p>1338,116</text:p>
          </table:table-cell>
          <table:table-cell table:number-columns-repeated="6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9483.358" calcext:value-type="float">
            <text:p>9483,358</text:p>
          </table:table-cell>
          <table:table-cell office:value-type="float" office:value="1760.201" calcext:value-type="float">
            <text:p>1760,201</text:p>
          </table:table-cell>
          <table:table-cell table:number-columns-repeated="6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10393.96" calcext:value-type="float">
            <text:p>10393,96</text:p>
          </table:table-cell>
          <table:table-cell office:value-type="float" office:value="2061.145" calcext:value-type="float">
            <text:p>2061,145</text:p>
          </table:table-cell>
          <table:table-cell table:number-columns-repeated="6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3889.799" calcext:value-type="float">
            <text:p>13889,799</text:p>
          </table:table-cell>
          <table:table-cell office:value-type="float" office:value="2778.265" calcext:value-type="float">
            <text:p>2778,265</text:p>
          </table:table-cell>
          <table:table-cell table:number-columns-repeated="6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4943.852" calcext:value-type="float">
            <text:p>14943,852</text:p>
          </table:table-cell>
          <table:table-cell office:value-type="float" office:value="3418.32" calcext:value-type="float">
            <text:p>3418,32</text:p>
          </table:table-cell>
          <table:table-cell table:number-columns-repeated="6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5173.674" calcext:value-type="float">
            <text:p>15173,674</text:p>
          </table:table-cell>
          <table:table-cell office:value-type="float" office:value="3588.806" calcext:value-type="float">
            <text:p>3588,806</text:p>
          </table:table-cell>
          <table:table-cell table:number-columns-repeated="6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7313.912" calcext:value-type="float">
            <text:p>17313,912</text:p>
          </table:table-cell>
          <table:table-cell office:value-type="float" office:value="4007.288" calcext:value-type="float">
            <text:p>4007,288</text:p>
          </table:table-cell>
          <table:table-cell table:number-columns-repeated="6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7778.568" calcext:value-type="float">
            <text:p>17778,568</text:p>
          </table:table-cell>
          <table:table-cell office:value-type="float" office:value="4440.285" calcext:value-type="float">
            <text:p>4440,285</text:p>
          </table:table-cell>
          <table:table-cell table:number-columns-repeated="6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0154.865" calcext:value-type="float">
            <text:p>20154,865</text:p>
          </table:table-cell>
          <table:table-cell office:value-type="float" office:value="4679.931" calcext:value-type="float">
            <text:p>4679,931</text:p>
          </table:table-cell>
          <table:table-cell table:number-columns-repeated="6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1293.118" calcext:value-type="float">
            <text:p>21293,118</text:p>
          </table:table-cell>
          <table:table-cell office:value-type="float" office:value="5243.407" calcext:value-type="float">
            <text:p>5243,407</text:p>
          </table:table-cell>
          <table:table-cell table:number-columns-repeated="6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20457.36" calcext:value-type="float">
            <text:p>20457,36</text:p>
          </table:table-cell>
          <table:table-cell office:value-type="float" office:value="5594.529" calcext:value-type="float">
            <text:p>5594,529</text:p>
          </table:table-cell>
          <table:table-cell table:number-columns-repeated="6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6197.572" calcext:value-type="float">
            <text:p>26197,572</text:p>
          </table:table-cell>
          <table:table-cell office:value-type="float" office:value="5889.408" calcext:value-type="float">
            <text:p>5889,408</text:p>
          </table:table-cell>
          <table:table-cell table:number-columns-repeated="6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1595.612" calcext:value-type="float">
            <text:p>21595,612</text:p>
          </table:table-cell>
          <table:table-cell office:value-type="float" office:value="6124.283" calcext:value-type="float">
            <text:p>6124,283</text:p>
          </table:table-cell>
          <table:table-cell table:number-columns-repeated="6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4788.956" calcext:value-type="float">
            <text:p>24788,956</text:p>
          </table:table-cell>
          <table:table-cell office:value-type="float" office:value="6964.062" calcext:value-type="float">
            <text:p>6964,062</text:p>
          </table:table-cell>
          <table:table-cell table:number-columns-repeated="6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7293.112" calcext:value-type="float">
            <text:p>27293,112</text:p>
          </table:table-cell>
          <table:table-cell office:value-type="float" office:value="7278.661" calcext:value-type="float">
            <text:p>7278,661</text:p>
          </table:table-cell>
          <table:table-cell table:number-columns-repeated="6"/>
        </table:table-row>
      </table:table>
      <table:table table:name="Grafico3" table:style-name="ta1">
        <table:shapes>
          <draw:frame draw:z-index="0" draw:style-name="gr1" draw:text-style-name="P1" svg:width="15.999cm" svg:height="8.999cm" svg:x="9.121cm" svg:y="0.445cm">
            <draw:object draw:notify-on-update-of-ranges="Grafico3.A3:Grafico3.A7 Grafico3.B2:Grafico3.B2 Grafico3.B3:Grafico3.B7 Grafico3.C2:Grafico3.C2 Grafico3.C3:Grafico3.C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17.068cm" svg:y="11.016cm">
            <draw:object draw:notify-on-update-of-ranges="Grafico3.A9:Grafico3.A13 Grafico3.B8:Grafico3.B8 Grafico3.B9:Grafico3.B13 Grafico3.C8:Grafico3.C8 Grafico3.C9:Grafico3.C1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17.707cm" svg:y="20.685cm">
            <draw:object draw:notify-on-update-of-ranges="Grafico3.A15:Grafico3.A19 Grafico3.B14:Grafico3.B14 Grafico3.B15:Grafico3.B19 Grafico3.C14:Grafico3.C14 Grafico3.C15:Grafico3.C1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.999cm" svg:height="8.999cm" svg:x="0cm" svg:y="20.738cm">
            <draw:object draw:notify-on-update-of-ranges="Grafico3.A25:Grafico3.A39 Grafico3.B24:Grafico3.B24 Grafico3.B25:Grafico3.B39 Grafico3.C24:Grafico3.C24 Grafico3.C25:Grafico3.C39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3" table:default-cell-style-name="ce57"/>
        <table:table-column table:style-name="co5" table:default-cell-style-name="ce66"/>
        <table:table-column table:style-name="co15" table:default-cell-style-name="ce67"/>
        <table:table-row table:style-name="ro2">
          <table:table-cell table:style-name="ce65" office:value-type="string" calcext:value-type="string" table:number-columns-spanned="3" table:number-rows-spanned="1">
            <text:p>Total de texto em HTML transferido em Quilo bytes</text:p>
          </table:table-cell>
          <table:covered-table-cell table:number-columns-repeated="2" table:style-name="ce56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5371.4605" calcext:value-type="float">
            <text:p>5371,4605</text:p>
          </table:table-cell>
          <table:table-cell office:value-type="float" office:value="1144.138" calcext:value-type="float">
            <text:p>1144,138</text:p>
          </table:table-cell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8793.0515" calcext:value-type="float">
            <text:p>8793,0515</text:p>
          </table:table-cell>
          <table:table-cell office:value-type="float" office:value="1439.5915" calcext:value-type="float">
            <text:p>1439,5915</text:p>
          </table:table-cell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9637.3695" calcext:value-type="float">
            <text:p>9637,3695</text:p>
          </table:table-cell>
          <table:table-cell office:value-type="float" office:value="1658.9885" calcext:value-type="float">
            <text:p>1658,9885</text:p>
          </table:table-cell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2878.741" calcext:value-type="float">
            <text:p>12878,741</text:p>
          </table:table-cell>
          <table:table-cell office:value-type="float" office:value="2137.9805" calcext:value-type="float">
            <text:p>2137,9805</text:p>
          </table:table-cell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3856.068" calcext:value-type="float">
            <text:p>13856,068</text:p>
          </table:table-cell>
          <table:table-cell office:value-type="float" office:value="2602.8325" calcext:value-type="float">
            <text:p>2602,8325</text:p>
          </table:table-cell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4069.0925" calcext:value-type="float">
            <text:p>14069,0925</text:p>
          </table:table-cell>
          <table:table-cell office:value-type="float" office:value="2665.275" calcext:value-type="float">
            <text:p>2665,275</text:p>
          </table:table-cell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6053.608" calcext:value-type="float">
            <text:p>16053,608</text:p>
          </table:table-cell>
          <table:table-cell office:value-type="float" office:value="2953.6675" calcext:value-type="float">
            <text:p>2953,6675</text:p>
          </table:table-cell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6484.4415" calcext:value-type="float">
            <text:p>16484,4415</text:p>
          </table:table-cell>
          <table:table-cell office:value-type="float" office:value="3246.2505" calcext:value-type="float">
            <text:p>3246,2505</text:p>
          </table:table-cell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18687.7645" calcext:value-type="float">
            <text:p>18687,7645</text:p>
          </table:table-cell>
          <table:table-cell office:value-type="float" office:value="3371.3835" calcext:value-type="float">
            <text:p>3371,3835</text:p>
          </table:table-cell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19743.162" calcext:value-type="float">
            <text:p>19743,162</text:p>
          </table:table-cell>
          <table:table-cell office:value-type="float" office:value="3740.714" calcext:value-type="float">
            <text:p>3740,714</text:p>
          </table:table-cell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18968.24" calcext:value-type="float">
            <text:p>18968,24</text:p>
          </table:table-cell>
          <table:table-cell office:value-type="float" office:value="4081.6455" calcext:value-type="float">
            <text:p>4081,6455</text:p>
          </table:table-cell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4290.545" calcext:value-type="float">
            <text:p>24290,545</text:p>
          </table:table-cell>
          <table:table-cell office:value-type="float" office:value="4251.181" calcext:value-type="float">
            <text:p>4251,181</text:p>
          </table:table-cell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0023.6375" calcext:value-type="float">
            <text:p>20023,6375</text:p>
          </table:table-cell>
          <table:table-cell office:value-type="float" office:value="4307.936" calcext:value-type="float">
            <text:p>4307,936</text:p>
          </table:table-cell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2984.5335" calcext:value-type="float">
            <text:p>22984,5335</text:p>
          </table:table-cell>
          <table:table-cell office:value-type="float" office:value="5032.924" calcext:value-type="float">
            <text:p>5032,924</text:p>
          </table:table-cell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5306.408" calcext:value-type="float">
            <text:p>25306,408</text:p>
          </table:table-cell>
          <table:table-cell office:value-type="float" office:value="5240.136" calcext:value-type="float">
            <text:p>5240,136</text:p>
          </table:table-cell>
        </table:table-row>
        <table:table-row table:style-name="ro2" table:number-rows-repeated="4">
          <table:table-cell table:style-name="Default" table:number-columns-repeated="3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5371.4605" calcext:value-type="float">
            <text:p>5371,4605</text:p>
          </table:table-cell>
          <table:table-cell office:value-type="float" office:value="1144.138" calcext:value-type="float">
            <text:p>1144,138</text:p>
          </table:table-cell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8793.0515" calcext:value-type="float">
            <text:p>8793,0515</text:p>
          </table:table-cell>
          <table:table-cell office:value-type="float" office:value="1439.5915" calcext:value-type="float">
            <text:p>1439,5915</text:p>
          </table:table-cell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9637.3695" calcext:value-type="float">
            <text:p>9637,3695</text:p>
          </table:table-cell>
          <table:table-cell office:value-type="float" office:value="1658.9885" calcext:value-type="float">
            <text:p>1658,9885</text:p>
          </table:table-cell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2878.741" calcext:value-type="float">
            <text:p>12878,741</text:p>
          </table:table-cell>
          <table:table-cell office:value-type="float" office:value="2137.9805" calcext:value-type="float">
            <text:p>2137,9805</text:p>
          </table:table-cell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3856.068" calcext:value-type="float">
            <text:p>13856,068</text:p>
          </table:table-cell>
          <table:table-cell office:value-type="float" office:value="2602.8325" calcext:value-type="float">
            <text:p>2602,8325</text:p>
          </table:table-cell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4069.0925" calcext:value-type="float">
            <text:p>14069,0925</text:p>
          </table:table-cell>
          <table:table-cell office:value-type="float" office:value="2665.275" calcext:value-type="float">
            <text:p>2665,275</text:p>
          </table:table-cell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6053.608" calcext:value-type="float">
            <text:p>16053,608</text:p>
          </table:table-cell>
          <table:table-cell office:value-type="float" office:value="2953.6675" calcext:value-type="float">
            <text:p>2953,6675</text:p>
          </table:table-cell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6484.4415" calcext:value-type="float">
            <text:p>16484,4415</text:p>
          </table:table-cell>
          <table:table-cell office:value-type="float" office:value="3246.2505" calcext:value-type="float">
            <text:p>3246,2505</text:p>
          </table:table-cell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18687.7645" calcext:value-type="float">
            <text:p>18687,7645</text:p>
          </table:table-cell>
          <table:table-cell office:value-type="float" office:value="3371.3835" calcext:value-type="float">
            <text:p>3371,3835</text:p>
          </table:table-cell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19743.162" calcext:value-type="float">
            <text:p>19743,162</text:p>
          </table:table-cell>
          <table:table-cell office:value-type="float" office:value="3740.714" calcext:value-type="float">
            <text:p>3740,714</text:p>
          </table:table-cell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18968.24" calcext:value-type="float">
            <text:p>18968,24</text:p>
          </table:table-cell>
          <table:table-cell office:value-type="float" office:value="4081.6455" calcext:value-type="float">
            <text:p>4081,6455</text:p>
          </table:table-cell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4290.545" calcext:value-type="float">
            <text:p>24290,545</text:p>
          </table:table-cell>
          <table:table-cell office:value-type="float" office:value="4251.181" calcext:value-type="float">
            <text:p>4251,181</text:p>
          </table:table-cell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0023.6375" calcext:value-type="float">
            <text:p>20023,6375</text:p>
          </table:table-cell>
          <table:table-cell office:value-type="float" office:value="4307.936" calcext:value-type="float">
            <text:p>4307,936</text:p>
          </table:table-cell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2984.5335" calcext:value-type="float">
            <text:p>22984,5335</text:p>
          </table:table-cell>
          <table:table-cell office:value-type="float" office:value="5032.924" calcext:value-type="float">
            <text:p>5032,924</text:p>
          </table:table-cell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5306.408" calcext:value-type="float">
            <text:p>25306,408</text:p>
          </table:table-cell>
          <table:table-cell office:value-type="float" office:value="5240.136" calcext:value-type="float">
            <text:p>5240,136</text:p>
          </table:table-cell>
        </table:table-row>
      </table:table>
      <table:table table:name="Grafico4" table:style-name="ta1">
        <table:shapes>
          <draw:frame draw:z-index="0" draw:style-name="gr1" draw:text-style-name="P1" svg:width="15.999cm" svg:height="8.999cm" svg:x="8.241cm" svg:y="0.551cm">
            <draw:object draw:notify-on-update-of-ranges="Grafico4.A3:Grafico4.A7 Grafico4.B2:Grafico4.B2 Grafico4.B3:Grafico4.B7 Grafico4.C2:Grafico4.C2 Grafico4.C3:Grafico4.C7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.999cm" svg:height="8.999cm" svg:x="0cm" svg:y="10.112cm">
            <draw:object draw:notify-on-update-of-ranges="Grafico4.A9:Grafico4.A13 Grafico4.B8:Grafico4.B8 Grafico4.B9:Grafico4.B13 Grafico4.C8:Grafico4.C8 Grafico4.C9:Grafico4.C1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5.999cm" svg:height="8.999cm" svg:x="17.123cm" svg:y="10.486cm">
            <draw:object draw:notify-on-update-of-ranges="Grafico4.A15:Grafico4.A19 Grafico4.B14:Grafico4.B14 Grafico4.B15:Grafico4.B19 Grafico4.C14:Grafico4.C14 Grafico4.C15:Grafico4.C1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15.999cm" svg:height="8.999cm" svg:x="8.241cm" svg:y="20.871cm">
            <draw:object draw:notify-on-update-of-ranges="Grafico4.A48:Grafico4.A62 Grafico4.B47:Grafico4.B47 Grafico4.B48:Grafico4.B62 Grafico4.C47:Grafico4.C47 Grafico4.C48:Grafico4.C62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3" table:default-cell-style-name="ce57"/>
        <table:table-column table:style-name="co15" table:default-cell-style-name="Default"/>
        <table:table-column table:style-name="co5" table:default-cell-style-name="Default"/>
        <table:table-column table:style-name="co7" table:default-cell-style-name="Default"/>
        <table:table-row table:style-name="ro2">
          <table:table-cell table:style-name="ce65" office:value-type="string" calcext:value-type="string" table:number-columns-spanned="3" table:number-rows-spanned="1">
            <text:p>Média de Requisições Atendidas Por Segundo</text:p>
          </table:table-cell>
          <table:covered-table-cell table:number-columns-repeated="2" table:style-name="ce56"/>
          <table:table-cell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  <table:table-cell office:value-type="string" calcext:value-type="string">
            <text:p>Faixa 1</text:p>
          </table:table-cell>
        </table:table-row>
        <table:table-row table:style-name="ro2">
          <table:table-cell office:value-type="float" office:value="1000" calcext:value-type="float">
            <text:p>1.000</text:p>
          </table:table-cell>
          <table:table-cell table:style-name="ce66" office:value-type="float" office:value="104" calcext:value-type="float">
            <text:p>104</text:p>
          </table:table-cell>
          <table:table-cell table:style-name="ce67" office:value-type="float" office:value="19.465" calcext:value-type="float">
            <text:p>19,465</text:p>
          </table:table-cell>
          <table:table-cell/>
        </table:table-row>
        <table:table-row table:style-name="ro2">
          <table:table-cell office:value-type="float" office:value="2000" calcext:value-type="float">
            <text:p>2.000</text:p>
          </table:table-cell>
          <table:table-cell table:style-name="ce66" office:value-type="float" office:value="176" calcext:value-type="float">
            <text:p>176</text:p>
          </table:table-cell>
          <table:table-cell table:style-name="ce67" office:value-type="float" office:value="25.565" calcext:value-type="float">
            <text:p>25,565</text:p>
          </table:table-cell>
          <table:table-cell/>
        </table:table-row>
        <table:table-row table:style-name="ro2">
          <table:table-cell office:value-type="float" office:value="3000" calcext:value-type="float">
            <text:p>3.000</text:p>
          </table:table-cell>
          <table:table-cell table:style-name="ce66" office:value-type="float" office:value="217" calcext:value-type="float">
            <text:p>217</text:p>
          </table:table-cell>
          <table:table-cell table:style-name="ce67" office:value-type="float" office:value="32.91" calcext:value-type="float">
            <text:p>32,91</text:p>
          </table:table-cell>
          <table:table-cell/>
        </table:table-row>
        <table:table-row table:style-name="ro2">
          <table:table-cell office:value-type="float" office:value="4000" calcext:value-type="float">
            <text:p>4.000</text:p>
          </table:table-cell>
          <table:table-cell table:style-name="ce66" office:value-type="float" office:value="224" calcext:value-type="float">
            <text:p>224</text:p>
          </table:table-cell>
          <table:table-cell table:style-name="ce67" office:value-type="float" office:value="34.26" calcext:value-type="float">
            <text:p>34,26</text:p>
          </table:table-cell>
          <table:table-cell/>
        </table:table-row>
        <table:table-row table:style-name="ro2">
          <table:table-cell office:value-type="float" office:value="5000" calcext:value-type="float">
            <text:p>5.000</text:p>
          </table:table-cell>
          <table:table-cell table:style-name="ce66" office:value-type="float" office:value="220" calcext:value-type="float">
            <text:p>220</text:p>
          </table:table-cell>
          <table:table-cell table:style-name="ce67" office:value-type="float" office:value="33.16" calcext:value-type="float">
            <text:p>33,16</text:p>
          </table:table-cell>
          <table:table-cell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  <table:table-cell office:value-type="string" calcext:value-type="string">
            <text:p>Faixa 2</text:p>
          </table:table-cell>
        </table:table-row>
        <table:table-row table:style-name="ro2">
          <table:table-cell office:value-type="float" office:value="6000" calcext:value-type="float">
            <text:p>6.000</text:p>
          </table:table-cell>
          <table:table-cell table:style-name="ce56" office:value-type="float" office:value="293.5" calcext:value-type="float">
            <text:p>293,5</text:p>
          </table:table-cell>
          <table:table-cell table:style-name="ce56" office:value-type="float" office:value="42.52" calcext:value-type="float">
            <text:p>42,52</text:p>
          </table:table-cell>
          <table:table-cell/>
        </table:table-row>
        <table:table-row table:style-name="ro2">
          <table:table-cell office:value-type="float" office:value="7000" calcext:value-type="float">
            <text:p>7.000</text:p>
          </table:table-cell>
          <table:table-cell table:style-name="ce66" office:value-type="float" office:value="282" calcext:value-type="float">
            <text:p>282</text:p>
          </table:table-cell>
          <table:table-cell table:style-name="ce67" office:value-type="float" office:value="42.425" calcext:value-type="float">
            <text:p>42,425</text:p>
          </table:table-cell>
          <table:table-cell/>
        </table:table-row>
        <table:table-row table:style-name="ro2">
          <table:table-cell office:value-type="float" office:value="8000" calcext:value-type="float">
            <text:p>8.000</text:p>
          </table:table-cell>
          <table:table-cell table:style-name="ce66" office:value-type="float" office:value="315.5" calcext:value-type="float">
            <text:p>315,5</text:p>
          </table:table-cell>
          <table:table-cell table:style-name="ce67" office:value-type="float" office:value="47.13" calcext:value-type="float">
            <text:p>47,13</text:p>
          </table:table-cell>
          <table:table-cell/>
        </table:table-row>
        <table:table-row table:style-name="ro2">
          <table:table-cell office:value-type="float" office:value="9000" calcext:value-type="float">
            <text:p>9.000</text:p>
          </table:table-cell>
          <table:table-cell table:style-name="ce66" office:value-type="float" office:value="320" calcext:value-type="float">
            <text:p>320</text:p>
          </table:table-cell>
          <table:table-cell table:style-name="ce67" office:value-type="float" office:value="47.615" calcext:value-type="float">
            <text:p>47,615</text:p>
          </table:table-cell>
          <table:table-cell/>
        </table:table-row>
        <table:table-row table:style-name="ro2">
          <table:table-cell office:value-type="float" office:value="10000" calcext:value-type="float">
            <text:p>10.000</text:p>
          </table:table-cell>
          <table:table-cell table:style-name="ce66" office:value-type="float" office:value="309" calcext:value-type="float">
            <text:p>309</text:p>
          </table:table-cell>
          <table:table-cell table:style-name="ce67" office:value-type="float" office:value="50.615" calcext:value-type="float">
            <text:p>50,615</text:p>
          </table:table-cell>
          <table:table-cell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  <table:table-cell office:value-type="string" calcext:value-type="string">
            <text:p>Faixa 3</text:p>
          </table:table-cell>
        </table:table-row>
        <table:table-row table:style-name="ro2">
          <table:table-cell office:value-type="float" office:value="11000" calcext:value-type="float">
            <text:p>11.000</text:p>
          </table:table-cell>
          <table:table-cell table:style-name="ce66" office:value-type="float" office:value="321.5" calcext:value-type="float">
            <text:p>321,5</text:p>
          </table:table-cell>
          <table:table-cell table:style-name="ce67" office:value-type="float" office:value="57.655" calcext:value-type="float">
            <text:p>57,655</text:p>
          </table:table-cell>
          <table:table-cell/>
        </table:table-row>
        <table:table-row table:style-name="ro2">
          <table:table-cell office:value-type="float" office:value="12000" calcext:value-type="float">
            <text:p>12.000</text:p>
          </table:table-cell>
          <table:table-cell table:style-name="ce56" office:value-type="float" office:value="318.5" calcext:value-type="float">
            <text:p>318,5</text:p>
          </table:table-cell>
          <table:table-cell table:style-name="ce56" office:value-type="float" office:value="40.375" calcext:value-type="float">
            <text:p>40,375</text:p>
          </table:table-cell>
          <table:table-cell/>
        </table:table-row>
        <table:table-row table:style-name="ro2">
          <table:table-cell office:value-type="float" office:value="13000" calcext:value-type="float">
            <text:p>13.000</text:p>
          </table:table-cell>
          <table:table-cell table:style-name="ce66" office:value-type="float" office:value="371" calcext:value-type="float">
            <text:p>371</text:p>
          </table:table-cell>
          <table:table-cell table:style-name="ce67" office:value-type="float" office:value="70.57" calcext:value-type="float">
            <text:p>70,57</text:p>
          </table:table-cell>
          <table:table-cell/>
        </table:table-row>
        <table:table-row table:style-name="ro2">
          <table:table-cell office:value-type="float" office:value="14000" calcext:value-type="float">
            <text:p>14.000</text:p>
          </table:table-cell>
          <table:table-cell table:style-name="ce66" office:value-type="float" office:value="327" calcext:value-type="float">
            <text:p>327</text:p>
          </table:table-cell>
          <table:table-cell table:style-name="ce67" office:value-type="float" office:value="64.07" calcext:value-type="float">
            <text:p>64,07</text:p>
          </table:table-cell>
          <table:table-cell/>
        </table:table-row>
        <table:table-row table:style-name="ro2">
          <table:table-cell office:value-type="float" office:value="15000" calcext:value-type="float">
            <text:p>15.000</text:p>
          </table:table-cell>
          <table:table-cell table:style-name="ce66" office:value-type="float" office:value="182" calcext:value-type="float">
            <text:p>182</text:p>
          </table:table-cell>
          <table:table-cell table:style-name="ce67" office:value-type="float" office:value="59.725" calcext:value-type="float">
            <text:p>59,725</text:p>
          </table:table-cell>
          <table:table-cell/>
        </table:table-row>
        <table:table-row table:style-name="ro2" table:number-rows-repeated="27">
          <table:table-cell table:style-name="Default"/>
          <table:table-cell table:number-columns-repeated="3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  <table:table-cell/>
        </table:table-row>
        <table:table-row table:style-name="ro2">
          <table:table-cell office:value-type="float" office:value="1000" calcext:value-type="float">
            <text:p>1.000</text:p>
          </table:table-cell>
          <table:table-cell table:style-name="ce66" office:value-type="float" office:value="104" calcext:value-type="float">
            <text:p>104</text:p>
          </table:table-cell>
          <table:table-cell table:style-name="ce67" office:value-type="float" office:value="19.465" calcext:value-type="float">
            <text:p>19,465</text:p>
          </table:table-cell>
          <table:table-cell/>
        </table:table-row>
        <table:table-row table:style-name="ro2">
          <table:table-cell office:value-type="float" office:value="2000" calcext:value-type="float">
            <text:p>2.000</text:p>
          </table:table-cell>
          <table:table-cell table:style-name="ce66" office:value-type="float" office:value="176" calcext:value-type="float">
            <text:p>176</text:p>
          </table:table-cell>
          <table:table-cell table:style-name="ce67" office:value-type="float" office:value="25.565" calcext:value-type="float">
            <text:p>25,565</text:p>
          </table:table-cell>
          <table:table-cell/>
        </table:table-row>
        <table:table-row table:style-name="ro2">
          <table:table-cell office:value-type="float" office:value="3000" calcext:value-type="float">
            <text:p>3.000</text:p>
          </table:table-cell>
          <table:table-cell table:style-name="ce66" office:value-type="float" office:value="217" calcext:value-type="float">
            <text:p>217</text:p>
          </table:table-cell>
          <table:table-cell table:style-name="ce67" office:value-type="float" office:value="32.91" calcext:value-type="float">
            <text:p>32,91</text:p>
          </table:table-cell>
          <table:table-cell/>
        </table:table-row>
        <table:table-row table:style-name="ro2">
          <table:table-cell office:value-type="float" office:value="4000" calcext:value-type="float">
            <text:p>4.000</text:p>
          </table:table-cell>
          <table:table-cell table:style-name="ce66" office:value-type="float" office:value="224" calcext:value-type="float">
            <text:p>224</text:p>
          </table:table-cell>
          <table:table-cell table:style-name="ce67" office:value-type="float" office:value="34.26" calcext:value-type="float">
            <text:p>34,26</text:p>
          </table:table-cell>
          <table:table-cell/>
        </table:table-row>
        <table:table-row table:style-name="ro2">
          <table:table-cell office:value-type="float" office:value="5000" calcext:value-type="float">
            <text:p>5.000</text:p>
          </table:table-cell>
          <table:table-cell table:style-name="ce66" office:value-type="float" office:value="220" calcext:value-type="float">
            <text:p>220</text:p>
          </table:table-cell>
          <table:table-cell table:style-name="ce67" office:value-type="float" office:value="33.16" calcext:value-type="float">
            <text:p>33,16</text:p>
          </table:table-cell>
          <table:table-cell/>
        </table:table-row>
        <table:table-row table:style-name="ro2">
          <table:table-cell office:value-type="float" office:value="6000" calcext:value-type="float">
            <text:p>6.000</text:p>
          </table:table-cell>
          <table:table-cell table:style-name="ce56" office:value-type="float" office:value="293.5" calcext:value-type="float">
            <text:p>293,5</text:p>
          </table:table-cell>
          <table:table-cell table:style-name="ce56" office:value-type="float" office:value="42.52" calcext:value-type="float">
            <text:p>42,52</text:p>
          </table:table-cell>
          <table:table-cell/>
        </table:table-row>
        <table:table-row table:style-name="ro2">
          <table:table-cell office:value-type="float" office:value="7000" calcext:value-type="float">
            <text:p>7.000</text:p>
          </table:table-cell>
          <table:table-cell table:style-name="ce66" office:value-type="float" office:value="282" calcext:value-type="float">
            <text:p>282</text:p>
          </table:table-cell>
          <table:table-cell table:style-name="ce67" office:value-type="float" office:value="42.425" calcext:value-type="float">
            <text:p>42,425</text:p>
          </table:table-cell>
          <table:table-cell/>
        </table:table-row>
        <table:table-row table:style-name="ro2">
          <table:table-cell office:value-type="float" office:value="8000" calcext:value-type="float">
            <text:p>8.000</text:p>
          </table:table-cell>
          <table:table-cell table:style-name="ce66" office:value-type="float" office:value="315.5" calcext:value-type="float">
            <text:p>315,5</text:p>
          </table:table-cell>
          <table:table-cell table:style-name="ce67" office:value-type="float" office:value="47.13" calcext:value-type="float">
            <text:p>47,13</text:p>
          </table:table-cell>
          <table:table-cell/>
        </table:table-row>
        <table:table-row table:style-name="ro2">
          <table:table-cell office:value-type="float" office:value="9000" calcext:value-type="float">
            <text:p>9.000</text:p>
          </table:table-cell>
          <table:table-cell table:style-name="ce66" office:value-type="float" office:value="320" calcext:value-type="float">
            <text:p>320</text:p>
          </table:table-cell>
          <table:table-cell table:style-name="ce67" office:value-type="float" office:value="47.615" calcext:value-type="float">
            <text:p>47,615</text:p>
          </table:table-cell>
          <table:table-cell/>
        </table:table-row>
        <table:table-row table:style-name="ro2">
          <table:table-cell office:value-type="float" office:value="10000" calcext:value-type="float">
            <text:p>10.000</text:p>
          </table:table-cell>
          <table:table-cell table:style-name="ce66" office:value-type="float" office:value="309" calcext:value-type="float">
            <text:p>309</text:p>
          </table:table-cell>
          <table:table-cell table:style-name="ce67" office:value-type="float" office:value="50.615" calcext:value-type="float">
            <text:p>50,615</text:p>
          </table:table-cell>
          <table:table-cell/>
        </table:table-row>
        <table:table-row table:style-name="ro2">
          <table:table-cell office:value-type="float" office:value="11000" calcext:value-type="float">
            <text:p>11.000</text:p>
          </table:table-cell>
          <table:table-cell table:style-name="ce66" office:value-type="float" office:value="321.5" calcext:value-type="float">
            <text:p>321,5</text:p>
          </table:table-cell>
          <table:table-cell table:style-name="ce67" office:value-type="float" office:value="57.655" calcext:value-type="float">
            <text:p>57,655</text:p>
          </table:table-cell>
          <table:table-cell/>
        </table:table-row>
        <table:table-row table:style-name="ro2">
          <table:table-cell office:value-type="float" office:value="12000" calcext:value-type="float">
            <text:p>12.000</text:p>
          </table:table-cell>
          <table:table-cell table:style-name="ce56" office:value-type="float" office:value="318.5" calcext:value-type="float">
            <text:p>318,5</text:p>
          </table:table-cell>
          <table:table-cell table:style-name="ce56" office:value-type="float" office:value="40.375" calcext:value-type="float">
            <text:p>40,375</text:p>
          </table:table-cell>
          <table:table-cell/>
        </table:table-row>
        <table:table-row table:style-name="ro2">
          <table:table-cell office:value-type="float" office:value="13000" calcext:value-type="float">
            <text:p>13.000</text:p>
          </table:table-cell>
          <table:table-cell table:style-name="ce66" office:value-type="float" office:value="371" calcext:value-type="float">
            <text:p>371</text:p>
          </table:table-cell>
          <table:table-cell table:style-name="ce67" office:value-type="float" office:value="70.57" calcext:value-type="float">
            <text:p>70,57</text:p>
          </table:table-cell>
          <table:table-cell/>
        </table:table-row>
        <table:table-row table:style-name="ro2">
          <table:table-cell office:value-type="float" office:value="14000" calcext:value-type="float">
            <text:p>14.000</text:p>
          </table:table-cell>
          <table:table-cell table:style-name="ce66" office:value-type="float" office:value="327" calcext:value-type="float">
            <text:p>327</text:p>
          </table:table-cell>
          <table:table-cell table:style-name="ce67" office:value-type="float" office:value="64.07" calcext:value-type="float">
            <text:p>64,07</text:p>
          </table:table-cell>
          <table:table-cell/>
        </table:table-row>
        <table:table-row table:style-name="ro2">
          <table:table-cell office:value-type="float" office:value="15000" calcext:value-type="float">
            <text:p>15.000</text:p>
          </table:table-cell>
          <table:table-cell table:style-name="ce66" office:value-type="float" office:value="182" calcext:value-type="float">
            <text:p>182</text:p>
          </table:table-cell>
          <table:table-cell table:style-name="ce67" office:value-type="float" office:value="59.725" calcext:value-type="float">
            <text:p>59,7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 style:data-style-name="N2" text:time-value="19:03:52.325961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03:45:24.366574065</meta:creation-date>
    <dc:date>2014-11-20T20:02:46.999895028</dc:date>
    <meta:editing-duration>PT9H45M19S</meta:editing-duration>
    <meta:editing-cycles>76</meta:editing-cycles>
    <meta:generator>LibreOffice/4.3.3.2$Linux_X86_64 LibreOffice_project/430m0$Build-2</meta:generator>
    <meta:document-statistic meta:table-count="9" meta:cell-count="3804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3cm" svg:y="0.316cm" chart:style-name="ch2">
          <text:p>Média do Tempo Total de Execução dos Teste em Segundo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1.A3:Grafico1.C7 Grafico1.B2:Grafico1.C2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121cm" svg:y="8.019cm" chart:style-name="ch7">
              <text:p>Quantidade Total de Requisições</text:p>
            </chart:title>
            <chart:categories table:cell-range-address="Grafico1.A3:Grafico1.A7"/>
          </chart:axis>
          <chart:axis chart:dimension="y" chart:name="primary-y" chart:style-name="ch8">
            <chart:title svg:x="0.451cm" svg:y="6.566cm" chart:style-name="ch9">
              <text:p>Tempo em segundos</text:p>
            </chart:title>
            <chart:grid chart:style-name="ch10" chart:class="major"/>
          </chart:axis>
          <chart:series chart:style-name="ch11" chart:values-cell-range-address="Grafico1.B3:Grafico1.B7" chart:label-cell-address="Grafico1.B2:Grafico1.B2" chart:class="chart:bar">
            <chart:data-point chart:repeated="5"/>
          </chart:series>
          <chart:series chart:style-name="ch12" chart:values-cell-range-address="Grafico1.C3:Grafico1.C7" chart:label-cell-address="Grafico1.C2:Grafico1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2:Grafico1.B2</svg:desc>
                </draw:g>
              </table:table-cell>
              <table:table-cell office:value-type="string">
                <text:p>Apache</text:p>
                <draw:g>
                  <svg:desc>Grafico1.C2:Grafico1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1.A3:Grafico1.A7</svg:desc>
                </draw:g>
              </table:table-cell>
              <table:table-cell office:value-type="float" office:value="9.6475">
                <text:p>9.6475</text:p>
                <draw:g>
                  <svg:desc>Grafico1.B3:Grafico1.B7</svg:desc>
                </draw:g>
              </table:table-cell>
              <table:table-cell office:value-type="float" office:value="51.769">
                <text:p>51.769</text:p>
                <draw:g>
                  <svg:desc>Grafico1.C3:Grafico1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3885">
                <text:p>11.3885</text:p>
              </table:table-cell>
              <table:table-cell office:value-type="float" office:value="79.1625">
                <text:p>79.16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3.838">
                <text:p>13.838</text:p>
              </table:table-cell>
              <table:table-cell office:value-type="float" office:value="94.7995">
                <text:p>94.799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7.863">
                <text:p>17.863</text:p>
              </table:table-cell>
              <table:table-cell office:value-type="float" office:value="124.1885">
                <text:p>124.18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7895">
                <text:p>22.7895</text:p>
              </table:table-cell>
              <table:table-cell office:value-type="float" office:value="154.2225">
                <text:p>154.2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032cm" svg:y="0.316cm" chart:style-name="ch2">
          <text:p>Média do Número de Requisições Atendidas em Requisições por Segundo (X/s)</text:p>
        </chart:title>
        <chart:subtitle svg:x="7.295cm" svg:y="1.301cm" chart:style-name="ch3">
          <text:p>Faixa 1</text:p>
        </chart:subtitle>
        <chart:legend chart:legend-position="end" svg:x="13.492cm" svg:y="3.952cm" style:legend-expansion="high" chart:style-name="ch4"/>
        <chart:plot-area chart:style-name="ch5" table:cell-range-address="Grafico4.A3:Grafico4.C7 Grafico4.B2:Grafico4.C2" chart:data-source-has-labels="both" svg:x="1.331cm" svg:y="2.19cm" svg:width="11.841cm" svg:height="5.649cm">
          <chartooo:coordinate-region svg:x="2.138cm" svg:y="2.389cm" svg:width="10.609cm" svg:height="4.803cm"/>
          <chart:axis chart:dimension="x" chart:name="primary-x" chart:style-name="ch6" chartooo:axis-type="auto">
            <chartooo:date-scale/>
            <chart:title svg:x="4.945cm" svg:y="8.019cm" chart:style-name="ch7">
              <text:p>Total de Requisições Atendidas</text:p>
            </chart:title>
            <chart:categories table:cell-range-address="Grafico4.A3:Grafico4.A7"/>
          </chart:axis>
          <chart:axis chart:dimension="y" chart:name="primary-y" chart:style-name="ch8">
            <chart:title svg:x="0.451cm" svg:y="7.32cm" chart:style-name="ch9">
              <text:p>Requisições por Segundo (X/s)</text:p>
            </chart:title>
            <chart:grid chart:style-name="ch10" chart:class="major"/>
          </chart:axis>
          <chart:series chart:style-name="ch11" chart:values-cell-range-address="Grafico4.B3:Grafico4.B7" chart:label-cell-address="Grafico4.B2:Grafico4.B2" chart:class="chart:line">
            <chart:data-point chart:repeated="5"/>
          </chart:series>
          <chart:series chart:style-name="ch12" chart:values-cell-range-address="Grafico4.C3:Grafico4.C7" chart:label-cell-address="Grafico4.C2:Grafico4.C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2:Grafico4.B2</svg:desc>
                </draw:g>
              </table:table-cell>
              <table:table-cell office:value-type="string">
                <text:p>Apache</text:p>
                <draw:g>
                  <svg:desc>Grafico4.C2:Grafico4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4.A3:Grafico4.A7</svg:desc>
                </draw:g>
              </table:table-cell>
              <table:table-cell office:value-type="float" office:value="104">
                <text:p>104</text:p>
                <draw:g>
                  <svg:desc>Grafico4.B3:Grafico4.B7</svg:desc>
                </draw:g>
              </table:table-cell>
              <table:table-cell office:value-type="float" office:value="19.465">
                <text:p>19.465</text:p>
                <draw:g>
                  <svg:desc>Grafico4.C3:Grafico4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6">
                <text:p>176</text:p>
              </table:table-cell>
              <table:table-cell office:value-type="float" office:value="25.565">
                <text:p>25.56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7">
                <text:p>217</text:p>
              </table:table-cell>
              <table:table-cell office:value-type="float" office:value="32.91">
                <text:p>32.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24">
                <text:p>224</text:p>
              </table:table-cell>
              <table:table-cell office:value-type="float" office:value="34.26">
                <text:p>34.2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0">
                <text:p>220</text:p>
              </table:table-cell>
              <table:table-cell office:value-type="float" office:value="33.16">
                <text:p>33.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032cm" svg:y="0.316cm" chart:style-name="ch2">
          <text:p>Média do Número de Requisições Atendidas em Requisições por Segundo (X/s)</text:p>
        </chart:title>
        <chart:subtitle svg:x="7.295cm" svg:y="1.301cm" chart:style-name="ch3">
          <text:p>Faixa 2</text:p>
        </chart:subtitle>
        <chart:legend chart:legend-position="end" svg:x="13.492cm" svg:y="3.952cm" style:legend-expansion="high" chart:style-name="ch4"/>
        <chart:plot-area chart:style-name="ch5" table:cell-range-address="Grafico4.A9:Grafico4.C13 Grafico4.B8:Grafico4.C8" chart:data-source-has-labels="both" svg:x="1.331cm" svg:y="2.19cm" svg:width="11.841cm" svg:height="5.649cm">
          <chartooo:coordinate-region svg:x="2.138cm" svg:y="2.39cm" svg:width="10.516cm" svg:height="4.802cm"/>
          <chart:axis chart:dimension="x" chart:name="primary-x" chart:style-name="ch6" chartooo:axis-type="auto">
            <chartooo:date-scale/>
            <chart:title svg:x="4.945cm" svg:y="8.019cm" chart:style-name="ch7">
              <text:p>Total de Requisições Atendidas</text:p>
            </chart:title>
            <chart:categories table:cell-range-address="Grafico4.A9:Grafico4.A13"/>
          </chart:axis>
          <chart:axis chart:dimension="y" chart:name="primary-y" chart:style-name="ch8">
            <chart:title svg:x="0.451cm" svg:y="7.32cm" chart:style-name="ch9">
              <text:p>Requisições por Segundo (X/s)</text:p>
            </chart:title>
            <chart:grid chart:style-name="ch10" chart:class="major"/>
          </chart:axis>
          <chart:series chart:style-name="ch11" chart:values-cell-range-address="Grafico4.B9:Grafico4.B13" chart:label-cell-address="Grafico4.B8:Grafico4.B8" chart:class="chart:line">
            <chart:data-point chart:repeated="5"/>
          </chart:series>
          <chart:series chart:style-name="ch12" chart:values-cell-range-address="Grafico4.C9:Grafico4.C13" chart:label-cell-address="Grafico4.C8:Grafico4.C8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8:Grafico4.B8</svg:desc>
                </draw:g>
              </table:table-cell>
              <table:table-cell office:value-type="string">
                <text:p>Apache</text:p>
                <draw:g>
                  <svg:desc>Grafico4.C8:Grafico4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4.A9:Grafico4.A13</svg:desc>
                </draw:g>
              </table:table-cell>
              <table:table-cell office:value-type="float" office:value="293.5">
                <text:p>293.5</text:p>
                <draw:g>
                  <svg:desc>Grafico4.B9:Grafico4.B13</svg:desc>
                </draw:g>
              </table:table-cell>
              <table:table-cell office:value-type="float" office:value="42.52">
                <text:p>42.52</text:p>
                <draw:g>
                  <svg:desc>Grafico4.C9:Grafico4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82">
                <text:p>282</text:p>
              </table:table-cell>
              <table:table-cell office:value-type="float" office:value="42.425">
                <text:p>42.42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15.5">
                <text:p>315.5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20">
                <text:p>320</text:p>
              </table:table-cell>
              <table:table-cell office:value-type="float" office:value="47.615">
                <text:p>47.6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09">
                <text:p>309</text:p>
              </table:table-cell>
              <table:table-cell office:value-type="float" office:value="50.615">
                <text:p>50.61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032cm" svg:y="0.316cm" chart:style-name="ch2">
          <text:p>Média do Número de Requisições Atendidas em Requisições por Segundo (X/s)</text:p>
        </chart:title>
        <chart:subtitle svg:x="7.295cm" svg:y="1.301cm" chart:style-name="ch3">
          <text:p>Faixa 3</text:p>
        </chart:subtitle>
        <chart:legend chart:legend-position="end" svg:x="13.492cm" svg:y="3.952cm" style:legend-expansion="high" chart:style-name="ch4"/>
        <chart:plot-area chart:style-name="ch5" table:cell-range-address="Grafico4.A15:Grafico4.C19 Grafico4.B14:Grafico4.C14" chart:data-source-has-labels="both" svg:x="1.331cm" svg:y="2.19cm" svg:width="11.841cm" svg:height="5.649cm">
          <chartooo:coordinate-region svg:x="2.138cm" svg:y="2.389cm" svg:width="10.516cm" svg:height="4.803cm"/>
          <chart:axis chart:dimension="x" chart:name="primary-x" chart:style-name="ch6" chartooo:axis-type="auto">
            <chartooo:date-scale/>
            <chart:title svg:x="4.945cm" svg:y="8.019cm" chart:style-name="ch7">
              <text:p>Total de Requisições Atendidas</text:p>
            </chart:title>
            <chart:categories table:cell-range-address="Grafico4.A15:Grafico4.A19"/>
          </chart:axis>
          <chart:axis chart:dimension="y" chart:name="primary-y" chart:style-name="ch8">
            <chart:title svg:x="0.451cm" svg:y="7.267cm" chart:style-name="ch9">
              <text:p>Requisições po Segundo (X/s)</text:p>
            </chart:title>
            <chart:grid chart:style-name="ch10" chart:class="major"/>
          </chart:axis>
          <chart:series chart:style-name="ch11" chart:values-cell-range-address="Grafico4.B15:Grafico4.B19" chart:label-cell-address="Grafico4.B14:Grafico4.B14" chart:class="chart:line">
            <chart:data-point chart:repeated="5"/>
          </chart:series>
          <chart:series chart:style-name="ch12" chart:values-cell-range-address="Grafico4.C15:Grafico4.C19" chart:label-cell-address="Grafico4.C14:Grafico4.C1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14:Grafico4.B14</svg:desc>
                </draw:g>
              </table:table-cell>
              <table:table-cell office:value-type="string">
                <text:p>Apache</text:p>
                <draw:g>
                  <svg:desc>Grafico4.C14:Grafico4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4.A15:Grafico4.A19</svg:desc>
                </draw:g>
              </table:table-cell>
              <table:table-cell office:value-type="float" office:value="321.5">
                <text:p>321.5</text:p>
                <draw:g>
                  <svg:desc>Grafico4.B15:Grafico4.B19</svg:desc>
                </draw:g>
              </table:table-cell>
              <table:table-cell office:value-type="float" office:value="57.655">
                <text:p>57.655</text:p>
                <draw:g>
                  <svg:desc>Grafico4.C15:Grafico4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18.5">
                <text:p>318.5</text:p>
              </table:table-cell>
              <table:table-cell office:value-type="float" office:value="40.375">
                <text:p>40.37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71">
                <text:p>371</text:p>
              </table:table-cell>
              <table:table-cell office:value-type="float" office:value="70.57">
                <text:p>70.5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27">
                <text:p>327</text:p>
              </table:table-cell>
              <table:table-cell office:value-type="float" office:value="64.07">
                <text:p>64.0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82">
                <text:p>182</text:p>
              </table:table-cell>
              <table:table-cell office:value-type="float" office:value="59.725">
                <text:p>59.7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3cm" svg:y="0.316cm" chart:style-name="ch2">
          <text:p>Média do Tempo Total de Execução dos Teste em Segundos</text:p>
        </chart:title>
        <chart:legend chart:legend-position="end" svg:x="13.492cm" svg:y="3.952cm" style:legend-expansion="high" chart:style-name="ch3"/>
        <chart:plot-area chart:style-name="ch4" table:cell-range-address="Grafico1.A23:Grafico1.C37 Grafico1.B22:Grafico1.C22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4.826cm" svg:y="8.019cm" chart:style-name="ch6">
              <text:p>Quantidade Total de Requisições</text:p>
            </chart:title>
            <chart:categories table:cell-range-address="Grafico1.A23:Grafico1.A37"/>
          </chart:axis>
          <chart:axis chart:dimension="y" chart:name="primary-y" chart:style-name="ch7">
            <chart:title svg:x="0.451cm" svg:y="6.149cm" chart:style-name="ch8">
              <text:p>Tempo em Segundos</text:p>
            </chart:title>
            <chart:grid chart:style-name="ch9" chart:class="major"/>
          </chart:axis>
          <chart:series chart:style-name="ch10" chart:values-cell-range-address="Grafico1.B23:Grafico1.B37" chart:label-cell-address="Grafico1.B22:Grafico1.B22" chart:class="chart:line">
            <chart:data-point chart:repeated="15"/>
          </chart:series>
          <chart:series chart:style-name="ch11" chart:values-cell-range-address="Grafico1.C23:Grafico1.C37" chart:label-cell-address="Grafico1.C22:Grafico1.C22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22:Grafico1.B22</svg:desc>
                </draw:g>
              </table:table-cell>
              <table:table-cell office:value-type="string">
                <text:p>Apache</text:p>
                <draw:g>
                  <svg:desc>Grafico1.C22:Grafico1.C2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1.A23:Grafico1.A37</svg:desc>
                </draw:g>
              </table:table-cell>
              <table:table-cell office:value-type="float" office:value="9.6475">
                <text:p>9.6475</text:p>
                <draw:g>
                  <svg:desc>Grafico1.B23:Grafico1.B37</svg:desc>
                </draw:g>
              </table:table-cell>
              <table:table-cell office:value-type="float" office:value="51.769">
                <text:p>51.769</text:p>
                <draw:g>
                  <svg:desc>Grafico1.C23:Grafico1.C3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3885">
                <text:p>11.3885</text:p>
              </table:table-cell>
              <table:table-cell office:value-type="float" office:value="79.1625">
                <text:p>79.16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3.838">
                <text:p>13.838</text:p>
              </table:table-cell>
              <table:table-cell office:value-type="float" office:value="94.7995">
                <text:p>94.799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7.863">
                <text:p>17.863</text:p>
              </table:table-cell>
              <table:table-cell office:value-type="float" office:value="124.1885">
                <text:p>124.18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7895">
                <text:p>22.7895</text:p>
              </table:table-cell>
              <table:table-cell office:value-type="float" office:value="154.2225">
                <text:p>154.22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0.6195">
                <text:p>20.6195</text:p>
              </table:table-cell>
              <table:table-cell office:value-type="float" office:value="146.648">
                <text:p>146.64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4.8665">
                <text:p>24.8665</text:p>
              </table:table-cell>
              <table:table-cell office:value-type="float" office:value="172.9345">
                <text:p>172.934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5.389">
                <text:p>25.389</text:p>
              </table:table-cell>
              <table:table-cell office:value-type="float" office:value="175.726">
                <text:p>175.72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8.113">
                <text:p>28.113</text:p>
              </table:table-cell>
              <table:table-cell office:value-type="float" office:value="197.28">
                <text:p>197.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2.457">
                <text:p>32.457</text:p>
              </table:table-cell>
              <table:table-cell office:value-type="float" office:value="201.995">
                <text:p>201.99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4.209">
                <text:p>34.209</text:p>
              </table:table-cell>
              <table:table-cell office:value-type="float" office:value="206.247">
                <text:p>206.247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7.8875">
                <text:p>37.8875</text:p>
              </table:table-cell>
              <table:table-cell office:value-type="float" office:value="239.905">
                <text:p>239.90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5.119">
                <text:p>35.119</text:p>
              </table:table-cell>
              <table:table-cell office:value-type="float" office:value="198.08">
                <text:p>198.0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42.7785">
                <text:p>42.7785</text:p>
              </table:table-cell>
              <table:table-cell office:value-type="float" office:value="225.347">
                <text:p>225.34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2.4765">
                <text:p>82.4765</text:p>
              </table:table-cell>
              <table:table-cell office:value-type="float" office:value="253.7785">
                <text:p>253.778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712cm" svg:y="0.316cm" chart:style-name="ch2">
          <text:p>Média do Total de Dados Transferidos em Quilo Bytes (Kbytes)</text:p>
        </chart:title>
        <chart:legend chart:legend-position="end" svg:x="13.492cm" svg:y="3.952cm" style:legend-expansion="high" chart:style-name="ch3"/>
        <chart:plot-area chart:style-name="ch4" table:cell-range-address="Grafico2.A24:Grafico2.C38 Grafico2.B23:Grafico2.C23" chart:data-source-has-labels="both" svg:x="1.331cm" svg:y="1.301cm" svg:width="11.841cm" svg:height="6.538cm">
          <chartooo:coordinate-region svg:x="2.508cm" svg:y="1.5cm" svg:width="10.146cm" svg:height="5.294cm"/>
          <chart:axis chart:dimension="x" chart:name="primary-x" chart:style-name="ch5" chartooo:axis-type="auto">
            <chartooo:date-scale/>
            <chart:title svg:x="4.826cm" svg:y="8.019cm" chart:style-name="ch6">
              <text:p>Quantidade Total de Requisições</text:p>
            </chart:title>
            <chart:categories table:cell-range-address="Grafico2.A24:Grafico2.A38"/>
          </chart:axis>
          <chart:axis chart:dimension="y" chart:name="primary-y" chart:style-name="ch7">
            <chart:title svg:x="0.451cm" svg:y="7.776cm" chart:style-name="ch8">
              <text:p>Dados Transferidos em Quilo Bytes (Kbytes)</text:p>
            </chart:title>
            <chart:grid chart:style-name="ch9" chart:class="major"/>
          </chart:axis>
          <chart:series chart:style-name="ch10" chart:values-cell-range-address="Grafico2.B24:Grafico2.B38" chart:label-cell-address="Grafico2.B23:Grafico2.B23" chart:class="chart:line">
            <chart:data-point chart:repeated="15"/>
          </chart:series>
          <chart:series chart:style-name="ch11" chart:values-cell-range-address="Grafico2.C24:Grafico2.C38" chart:label-cell-address="Grafico2.C23:Grafico2.C23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23:Grafico2.B23</svg:desc>
                </draw:g>
              </table:table-cell>
              <table:table-cell office:value-type="string">
                <text:p>Apache</text:p>
                <draw:g>
                  <svg:desc>Grafico2.C23:Grafico2.C23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2.A24:Grafico2.A38</svg:desc>
                </draw:g>
              </table:table-cell>
              <table:table-cell office:value-type="float" office:value="5793.226">
                <text:p>5793.226</text:p>
                <draw:g>
                  <svg:desc>Grafico2.B24:Grafico2.B38</svg:desc>
                </draw:g>
              </table:table-cell>
              <table:table-cell office:value-type="float" office:value="1338.116">
                <text:p>1338.116</text:p>
                <draw:g>
                  <svg:desc>Grafico2.C24:Grafico2.C3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483.358">
                <text:p>9483.358</text:p>
              </table:table-cell>
              <table:table-cell office:value-type="float" office:value="1760.201">
                <text:p>1760.20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393.96">
                <text:p>10393.96</text:p>
              </table:table-cell>
              <table:table-cell office:value-type="float" office:value="2061.145">
                <text:p>2061.14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3889.799">
                <text:p>13889.799</text:p>
              </table:table-cell>
              <table:table-cell office:value-type="float" office:value="2778.265">
                <text:p>2778.26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943.852">
                <text:p>14943.852</text:p>
              </table:table-cell>
              <table:table-cell office:value-type="float" office:value="3418.32">
                <text:p>3418.3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5173.674">
                <text:p>15173.674</text:p>
              </table:table-cell>
              <table:table-cell office:value-type="float" office:value="3588.806">
                <text:p>3588.80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7313.912">
                <text:p>17313.912</text:p>
              </table:table-cell>
              <table:table-cell office:value-type="float" office:value="4007.288">
                <text:p>4007.28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778.568">
                <text:p>17778.568</text:p>
              </table:table-cell>
              <table:table-cell office:value-type="float" office:value="4440.285">
                <text:p>4440.28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0154.865">
                <text:p>20154.865</text:p>
              </table:table-cell>
              <table:table-cell office:value-type="float" office:value="4679.931">
                <text:p>4679.93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293.118">
                <text:p>21293.118</text:p>
              </table:table-cell>
              <table:table-cell office:value-type="float" office:value="5243.407">
                <text:p>5243.40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0457.36">
                <text:p>20457.36</text:p>
              </table:table-cell>
              <table:table-cell office:value-type="float" office:value="5594.529">
                <text:p>5594.52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6197.572">
                <text:p>26197.572</text:p>
              </table:table-cell>
              <table:table-cell office:value-type="float" office:value="5889.408">
                <text:p>5889.40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1595.612">
                <text:p>21595.612</text:p>
              </table:table-cell>
              <table:table-cell office:value-type="float" office:value="6124.283">
                <text:p>6124.28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4788.956">
                <text:p>24788.956</text:p>
              </table:table-cell>
              <table:table-cell office:value-type="float" office:value="6964.062">
                <text:p>6964.06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7293.112">
                <text:p>27293.112</text:p>
              </table:table-cell>
              <table:table-cell office:value-type="float" office:value="7278.661">
                <text:p>7278.6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932cm" svg:y="0.316cm" chart:style-name="ch2">
          <text:p>Média do Total de Texto em HTML Transferido em Quilo Bytes (Kbytes)</text:p>
        </chart:title>
        <chart:legend chart:legend-position="end" svg:x="13.492cm" svg:y="3.952cm" style:legend-expansion="high" chart:style-name="ch3"/>
        <chart:plot-area chart:style-name="ch4" table:cell-range-address="Grafico3.A25:Grafico3.C39 Grafico3.B24:Grafico3.C24" chart:data-source-has-labels="both" svg:x="1.331cm" svg:y="1.301cm" svg:width="11.841cm" svg:height="6.538cm">
          <chartooo:coordinate-region svg:x="2.508cm" svg:y="1.5cm" svg:width="10.146cm" svg:height="5.294cm"/>
          <chart:axis chart:dimension="x" chart:name="primary-x" chart:style-name="ch5" chartooo:axis-type="auto">
            <chartooo:date-scale/>
            <chart:title svg:x="4.812cm" svg:y="8.019cm" chart:style-name="ch6">
              <text:p>Quanridade Total de Requisições</text:p>
            </chart:title>
            <chart:categories table:cell-range-address="Grafico3.A25:Grafico3.A39"/>
          </chart:axis>
          <chart:axis chart:dimension="y" chart:name="primary-y" chart:style-name="ch7">
            <chart:title svg:x="0.451cm" svg:y="7.644cm" chart:style-name="ch8">
              <text:p>HTML Transferido em Quilo Bytes (Kbytes)</text:p>
            </chart:title>
            <chart:grid chart:style-name="ch9" chart:class="major"/>
          </chart:axis>
          <chart:series chart:style-name="ch10" chart:values-cell-range-address="Grafico3.B25:Grafico3.B39" chart:label-cell-address="Grafico3.B24:Grafico3.B24" chart:class="chart:line">
            <chart:data-point chart:repeated="15"/>
          </chart:series>
          <chart:series chart:style-name="ch11" chart:values-cell-range-address="Grafico3.C25:Grafico3.C39" chart:label-cell-address="Grafico3.C24:Grafico3.C24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24:Grafico3.B24</svg:desc>
                </draw:g>
              </table:table-cell>
              <table:table-cell office:value-type="string">
                <text:p>Apache</text:p>
                <draw:g>
                  <svg:desc>Grafico3.C24:Grafico3.C2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3.A25:Grafico3.A39</svg:desc>
                </draw:g>
              </table:table-cell>
              <table:table-cell office:value-type="float" office:value="5371.4605">
                <text:p>5371.4605</text:p>
                <draw:g>
                  <svg:desc>Grafico3.B25:Grafico3.B39</svg:desc>
                </draw:g>
              </table:table-cell>
              <table:table-cell office:value-type="float" office:value="1144.138">
                <text:p>1144.138</text:p>
                <draw:g>
                  <svg:desc>Grafico3.C25:Grafico3.C39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793.0515">
                <text:p>8793.0515</text:p>
              </table:table-cell>
              <table:table-cell office:value-type="float" office:value="1439.5915">
                <text:p>1439.59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637.3695">
                <text:p>9637.3695</text:p>
              </table:table-cell>
              <table:table-cell office:value-type="float" office:value="1658.9885">
                <text:p>1658.988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878.741">
                <text:p>12878.741</text:p>
              </table:table-cell>
              <table:table-cell office:value-type="float" office:value="2137.9805">
                <text:p>2137.980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856.068">
                <text:p>13856.068</text:p>
              </table:table-cell>
              <table:table-cell office:value-type="float" office:value="2602.8325">
                <text:p>2602.83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4069.0925">
                <text:p>14069.0925</text:p>
              </table:table-cell>
              <table:table-cell office:value-type="float" office:value="2665.275">
                <text:p>2665.27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6053.608">
                <text:p>16053.608</text:p>
              </table:table-cell>
              <table:table-cell office:value-type="float" office:value="2953.6675">
                <text:p>2953.66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484.4415">
                <text:p>16484.4415</text:p>
              </table:table-cell>
              <table:table-cell office:value-type="float" office:value="3246.2505">
                <text:p>3246.250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8687.7645">
                <text:p>18687.7645</text:p>
              </table:table-cell>
              <table:table-cell office:value-type="float" office:value="3371.3835">
                <text:p>3371.383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743.162">
                <text:p>19743.162</text:p>
              </table:table-cell>
              <table:table-cell office:value-type="float" office:value="3740.714">
                <text:p>3740.71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8968.24">
                <text:p>18968.24</text:p>
              </table:table-cell>
              <table:table-cell office:value-type="float" office:value="4081.6455">
                <text:p>4081.645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4290.545">
                <text:p>24290.545</text:p>
              </table:table-cell>
              <table:table-cell office:value-type="float" office:value="4251.181">
                <text:p>4251.18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0023.6375">
                <text:p>20023.6375</text:p>
              </table:table-cell>
              <table:table-cell office:value-type="float" office:value="4307.936">
                <text:p>4307.93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2984.5335">
                <text:p>22984.5335</text:p>
              </table:table-cell>
              <table:table-cell office:value-type="float" office:value="5032.924">
                <text:p>5032.92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5306.408">
                <text:p>25306.408</text:p>
              </table:table-cell>
              <table:table-cell office:value-type="float" office:value="5240.136">
                <text:p>5240.13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032cm" svg:y="0.316cm" chart:style-name="ch2">
          <text:p>Média do Número de Requisições Atendidas em Requisições por Segundo (X/s)</text:p>
        </chart:title>
        <chart:legend chart:legend-position="end" svg:x="13.492cm" svg:y="3.952cm" style:legend-expansion="high" chart:style-name="ch3"/>
        <chart:plot-area chart:style-name="ch4" table:cell-range-address="Grafico4.A48:Grafico4.C62 Grafico4.B47:Grafico4.C47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4.945cm" svg:y="8.019cm" chart:style-name="ch6">
              <text:p>Total de Requisições Atendidas</text:p>
            </chart:title>
            <chart:categories table:cell-range-address="Grafico4.A48:Grafico4.A62"/>
          </chart:axis>
          <chart:axis chart:dimension="y" chart:name="primary-y" chart:style-name="ch7">
            <chart:title svg:x="0.451cm" svg:y="6.876cm" chart:style-name="ch8">
              <text:p>Requisições por Segundo (X/s)</text:p>
            </chart:title>
            <chart:grid chart:style-name="ch9" chart:class="major"/>
          </chart:axis>
          <chart:series chart:style-name="ch10" chart:values-cell-range-address="Grafico4.B48:Grafico4.B62" chart:label-cell-address="Grafico4.B47:Grafico4.B47" chart:class="chart:line">
            <chart:data-point chart:repeated="15"/>
          </chart:series>
          <chart:series chart:style-name="ch11" chart:values-cell-range-address="Grafico4.C48:Grafico4.C62" chart:label-cell-address="Grafico4.C47:Grafico4.C47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47:Grafico4.B47</svg:desc>
                </draw:g>
              </table:table-cell>
              <table:table-cell office:value-type="string">
                <text:p>Apache</text:p>
                <draw:g>
                  <svg:desc>Grafico4.C47:Grafico4.C47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4.A48:Grafico4.A62</svg:desc>
                </draw:g>
              </table:table-cell>
              <table:table-cell office:value-type="float" office:value="104">
                <text:p>104</text:p>
                <draw:g>
                  <svg:desc>Grafico4.B48:Grafico4.B62</svg:desc>
                </draw:g>
              </table:table-cell>
              <table:table-cell office:value-type="float" office:value="19.465">
                <text:p>19.465</text:p>
                <draw:g>
                  <svg:desc>Grafico4.C48:Grafico4.C62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6">
                <text:p>176</text:p>
              </table:table-cell>
              <table:table-cell office:value-type="float" office:value="25.565">
                <text:p>25.56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7">
                <text:p>217</text:p>
              </table:table-cell>
              <table:table-cell office:value-type="float" office:value="32.91">
                <text:p>32.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24">
                <text:p>224</text:p>
              </table:table-cell>
              <table:table-cell office:value-type="float" office:value="34.26">
                <text:p>34.2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0">
                <text:p>220</text:p>
              </table:table-cell>
              <table:table-cell office:value-type="float" office:value="33.16">
                <text:p>33.1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93.5">
                <text:p>293.5</text:p>
              </table:table-cell>
              <table:table-cell office:value-type="float" office:value="42.52">
                <text:p>42.5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82">
                <text:p>282</text:p>
              </table:table-cell>
              <table:table-cell office:value-type="float" office:value="42.425">
                <text:p>42.42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15.5">
                <text:p>315.5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20">
                <text:p>320</text:p>
              </table:table-cell>
              <table:table-cell office:value-type="float" office:value="47.615">
                <text:p>47.6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09">
                <text:p>309</text:p>
              </table:table-cell>
              <table:table-cell office:value-type="float" office:value="50.615">
                <text:p>50.61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21.5">
                <text:p>321.5</text:p>
              </table:table-cell>
              <table:table-cell office:value-type="float" office:value="57.655">
                <text:p>57.65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18.5">
                <text:p>318.5</text:p>
              </table:table-cell>
              <table:table-cell office:value-type="float" office:value="40.375">
                <text:p>40.37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71">
                <text:p>371</text:p>
              </table:table-cell>
              <table:table-cell office:value-type="float" office:value="70.57">
                <text:p>70.5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27">
                <text:p>327</text:p>
              </table:table-cell>
              <table:table-cell office:value-type="float" office:value="64.07">
                <text:p>64.0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82">
                <text:p>182</text:p>
              </table:table-cell>
              <table:table-cell office:value-type="float" office:value="59.725">
                <text:p>59.72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-0.087cm" svg:y="0.316cm" chart:style-name="ch2">
          <text:p>Média do Tempo de Resposta por Requisição Simultânea em Milissegundos (ms)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5.A3:Grafico5.C7 Grafico5.B2:Grafico5.C2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24cm" svg:y="8.019cm" chart:style-name="ch7">
              <text:p>Total de Requisições Atendidas</text:p>
            </chart:title>
            <chart:categories table:cell-range-address="Grafico5.A3:Grafico5.A7"/>
          </chart:axis>
          <chart:axis chart:dimension="y" chart:name="primary-y" chart:style-name="ch8">
            <chart:title svg:x="0.451cm" svg:y="6.897cm" chart:style-name="ch9">
              <text:p>Tempo em Milissegundos</text:p>
            </chart:title>
            <chart:grid chart:style-name="ch10" chart:class="major"/>
          </chart:axis>
          <chart:series chart:style-name="ch11" chart:values-cell-range-address="Grafico5.B3:Grafico5.B7" chart:label-cell-address="Grafico5.B2:Grafico5.B2" chart:class="chart:bar">
            <chart:data-point chart:repeated="5"/>
          </chart:series>
          <chart:series chart:style-name="ch12" chart:values-cell-range-address="Grafico5.C3:Grafico5.C7" chart:label-cell-address="Grafico5.C2:Grafico5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2:Grafico5.B2</svg:desc>
                </draw:g>
              </table:table-cell>
              <table:table-cell office:value-type="string">
                <text:p>Apache</text:p>
                <draw:g>
                  <svg:desc>Grafico5.C2:Grafico5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5.A3:Grafico5.A7</svg:desc>
                </draw:g>
              </table:table-cell>
              <table:table-cell office:value-type="float" office:value="9.5">
                <text:p>9.5</text:p>
                <draw:g>
                  <svg:desc>Grafico5.B3:Grafico5.B7</svg:desc>
                </draw:g>
              </table:table-cell>
              <table:table-cell office:value-type="float" office:value="51.769">
                <text:p>51.769</text:p>
                <draw:g>
                  <svg:desc>Grafico5.C3:Grafico5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5">
                <text:p>5.5</text:p>
              </table:table-cell>
              <table:table-cell office:value-type="float" office:value="39.5815">
                <text:p>39.58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">
                <text:p>4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">
                <text:p>4</text:p>
              </table:table-cell>
              <table:table-cell office:value-type="float" office:value="31.047">
                <text:p>31.04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0.5">
                <text:p>30.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-0.087cm" svg:y="0.316cm" chart:style-name="ch2">
          <text:p>Média do Tempo de Resposta por Requisição Simultânea em Milissegundos (ms)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5.A9:Grafico5.C13 Grafico5.B8:Grafico5.C8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24cm" svg:y="8.019cm" chart:style-name="ch7">
              <text:p>Total de Requisições Atendidas</text:p>
            </chart:title>
            <chart:categories table:cell-range-address="Grafico5.A9:Grafico5.A13"/>
          </chart:axis>
          <chart:axis chart:dimension="y" chart:name="primary-y" chart:style-name="ch8">
            <chart:title svg:x="0.451cm" svg:y="6.897cm" chart:style-name="ch9">
              <text:p>Tempo em Milissegundos</text:p>
            </chart:title>
            <chart:grid chart:style-name="ch10" chart:class="major"/>
          </chart:axis>
          <chart:series chart:style-name="ch11" chart:values-cell-range-address="Grafico5.B9:Grafico5.B13" chart:label-cell-address="Grafico5.B8:Grafico5.B8" chart:class="chart:bar">
            <chart:data-point chart:repeated="5"/>
          </chart:series>
          <chart:series chart:style-name="ch12" chart:values-cell-range-address="Grafico5.C9:Grafico5.C13" chart:label-cell-address="Grafico5.C8:Grafico5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8:Grafico5.B8</svg:desc>
                </draw:g>
              </table:table-cell>
              <table:table-cell office:value-type="string">
                <text:p>Apache</text:p>
                <draw:g>
                  <svg:desc>Grafico5.C8:Grafico5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5.A9:Grafico5.A13</svg:desc>
                </draw:g>
              </table:table-cell>
              <table:table-cell office:value-type="float" office:value="3">
                <text:p>3</text:p>
                <draw:g>
                  <svg:desc>Grafico5.B9:Grafico5.B13</svg:desc>
                </draw:g>
              </table:table-cell>
              <table:table-cell office:value-type="float" office:value="24.345">
                <text:p>24.345</text:p>
                <draw:g>
                  <svg:desc>Grafico5.C9:Grafico5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">
                <text:p>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">
                <text:p>3</text:p>
              </table:table-cell>
              <table:table-cell office:value-type="float" office:value="21.956">
                <text:p>21.95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">
                <text:p>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">
                <text:p>3</text:p>
              </table:table-cell>
              <table:table-cell office:value-type="float" office:value="20.104">
                <text:p>20.10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-0.087cm" svg:y="0.316cm" chart:style-name="ch2">
          <text:p>Média do Tempo de Resposta por Requisição Simultânea em Milissegundos (ms)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5.A15:Grafico5.C19 Grafico5.B14:Grafico5.C14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24cm" svg:y="8.019cm" chart:style-name="ch7">
              <text:p>Total de Requisições Atendidas</text:p>
            </chart:title>
            <chart:categories table:cell-range-address="Grafico5.A15:Grafico5.A19"/>
          </chart:axis>
          <chart:axis chart:dimension="y" chart:name="primary-y" chart:style-name="ch8">
            <chart:title svg:x="0.451cm" svg:y="7.254cm" chart:style-name="ch9">
              <text:p>Tempo em Milissegundos (ms)</text:p>
            </chart:title>
            <chart:grid chart:style-name="ch10" chart:class="major"/>
          </chart:axis>
          <chart:series chart:style-name="ch11" chart:values-cell-range-address="Grafico5.B15:Grafico5.B19" chart:label-cell-address="Grafico5.B14:Grafico5.B14" chart:class="chart:bar">
            <chart:data-point chart:repeated="5"/>
          </chart:series>
          <chart:series chart:style-name="ch12" chart:values-cell-range-address="Grafico5.C15:Grafico5.C19" chart:label-cell-address="Grafico5.C14:Grafico5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14:Grafico5.B14</svg:desc>
                </draw:g>
              </table:table-cell>
              <table:table-cell office:value-type="string">
                <text:p>Apache</text:p>
                <draw:g>
                  <svg:desc>Grafico5.C14:Grafico5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5.A15:Grafico5.A19</svg:desc>
                </draw:g>
              </table:table-cell>
              <table:table-cell office:value-type="float" office:value="3">
                <text:p>3</text:p>
                <draw:g>
                  <svg:desc>Grafico5.B15:Grafico5.B19</svg:desc>
                </draw:g>
              </table:table-cell>
              <table:table-cell office:value-type="float" office:value="19">
                <text:p>19</text:p>
                <draw:g>
                  <svg:desc>Grafico5.C15:Grafico5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.5">
                <text:p>5.5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1.906cm" svg:y="0.316cm" chart:style-name="ch2">
          <text:p>Média do Tempo Total de Execução dos Testes em Segundos</text:p>
        </chart:title>
        <chart:subtitle svg:x="7.29cm" svg:y="1.301cm" chart:style-name="ch3">
          <text:p>Faixa 2</text:p>
        </chart:subtitle>
        <chart:legend chart:legend-position="end" svg:x="14.071cm" svg:y="3.955cm" style:legend-expansion="high" chart:style-name="ch4"/>
        <chart:plot-area chart:style-name="ch5" table:cell-range-address="Grafico1.A9:Grafico1.C13 Grafico1.B8:Grafico1.C8" chart:data-source-has-labels="both" svg:x="1.33cm" svg:y="2.19cm" svg:width="12.422cm" svg:height="5.655cm">
          <chartooo:coordinate-region svg:x="2.137cm" svg:y="2.389cm" svg:width="11.615cm" svg:height="4.809cm"/>
          <chart:axis chart:dimension="x" chart:name="primary-x" chart:style-name="ch6" chartooo:axis-type="auto">
            <chartooo:date-scale/>
            <chart:title svg:x="5.116cm" svg:y="8.025cm" chart:style-name="ch7">
              <text:p>Quantidade Total de Requisições</text:p>
            </chart:title>
            <chart:categories table:cell-range-address="Grafico1.A9:Grafico1.A13"/>
          </chart:axis>
          <chart:axis chart:dimension="y" chart:name="primary-y" chart:style-name="ch8">
            <chart:title svg:x="0.451cm" svg:y="6.596cm" chart:style-name="ch9">
              <text:p>Tempo em Segundos</text:p>
            </chart:title>
            <chart:grid chart:style-name="ch10" chart:class="major"/>
          </chart:axis>
          <chart:series chart:style-name="ch11" chart:values-cell-range-address="Grafico1.B9:Grafico1.B13" chart:label-cell-address="Grafico1.B8:Grafico1.B8" chart:class="chart:bar">
            <chart:data-point chart:repeated="5"/>
          </chart:series>
          <chart:series chart:style-name="ch12" chart:values-cell-range-address="Grafico1.C9:Grafico1.C13" chart:label-cell-address="Grafico1.C8:Grafico1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8:Grafico1.B8</svg:desc>
                </draw:g>
              </table:table-cell>
              <table:table-cell office:value-type="string">
                <text:p>Apache</text:p>
                <draw:g>
                  <svg:desc>Grafico1.C8:Grafico1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1.A9:Grafico1.A13</svg:desc>
                </draw:g>
              </table:table-cell>
              <table:table-cell office:value-type="float" office:value="20.6195">
                <text:p>20.6195</text:p>
                <draw:g>
                  <svg:desc>Grafico1.B9:Grafico1.B13</svg:desc>
                </draw:g>
              </table:table-cell>
              <table:table-cell office:value-type="float" office:value="146.648">
                <text:p>146.648</text:p>
                <draw:g>
                  <svg:desc>Grafico1.C9:Grafico1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4.8665">
                <text:p>24.8665</text:p>
              </table:table-cell>
              <table:table-cell office:value-type="float" office:value="172.9345">
                <text:p>172.934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5.389">
                <text:p>25.389</text:p>
              </table:table-cell>
              <table:table-cell office:value-type="float" office:value="175.726">
                <text:p>175.72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8.113">
                <text:p>28.113</text:p>
              </table:table-cell>
              <table:table-cell office:value-type="float" office:value="197.28">
                <text:p>197.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2.457">
                <text:p>32.457</text:p>
              </table:table-cell>
              <table:table-cell office:value-type="float" office:value="201.995">
                <text:p>201.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-0.087cm" svg:y="0.316cm" chart:style-name="ch2">
          <text:p>Média do Tempo de Resposta por Requisição Simultânea em Milissegundos (ms)</text:p>
        </chart:title>
        <chart:legend chart:legend-position="end" svg:x="13.492cm" svg:y="3.952cm" style:legend-expansion="high" chart:style-name="ch3"/>
        <chart:plot-area chart:style-name="ch4" table:cell-range-address="Grafico5.A22:Grafico5.C35 Grafico5.B21:Grafico5.C21" chart:data-source-has-labels="both" svg:x="1.331cm" svg:y="1.301cm" svg:width="11.841cm" svg:height="6.538cm">
          <chartooo:coordinate-region svg:x="1.952cm" svg:y="1.5cm" svg:width="10.702cm" svg:height="5.294cm"/>
          <chart:axis chart:dimension="x" chart:name="primary-x" chart:style-name="ch5" chartooo:axis-type="auto">
            <chartooo:date-scale/>
            <chart:title svg:x="4.945cm" svg:y="8.019cm" chart:style-name="ch6">
              <text:p>Total de Requisições Atendidas</text:p>
            </chart:title>
            <chart:categories table:cell-range-address="Grafico5.A22:Grafico5.A35"/>
          </chart:axis>
          <chart:axis chart:dimension="y" chart:name="primary-y" chart:style-name="ch7">
            <chart:title svg:x="0.451cm" svg:y="6.81cm" chart:style-name="ch8">
              <text:p>Tempo em Milissegundos (ms)</text:p>
            </chart:title>
            <chart:grid chart:style-name="ch9" chart:class="major"/>
          </chart:axis>
          <chart:series chart:style-name="ch10" chart:values-cell-range-address="Grafico5.B22:Grafico5.B35" chart:label-cell-address="Grafico5.B21:Grafico5.B21" chart:class="chart:line">
            <chart:data-point chart:repeated="14"/>
          </chart:series>
          <chart:series chart:style-name="ch11" chart:values-cell-range-address="Grafico5.C22:Grafico5.C35" chart:label-cell-address="Grafico5.C21:Grafico5.C2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21:Grafico5.B21</svg:desc>
                </draw:g>
              </table:table-cell>
              <table:table-cell office:value-type="string">
                <text:p>Apache</text:p>
                <draw:g>
                  <svg:desc>Grafico5.C21:Grafico5.C2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5.A22:Grafico5.A35</svg:desc>
                </draw:g>
              </table:table-cell>
              <table:table-cell office:value-type="float" office:value="9.5">
                <text:p>9.5</text:p>
                <draw:g>
                  <svg:desc>Grafico5.B22:Grafico5.B35</svg:desc>
                </draw:g>
              </table:table-cell>
              <table:table-cell office:value-type="float" office:value="51.769">
                <text:p>51.769</text:p>
                <draw:g>
                  <svg:desc>Grafico5.C22:Grafico5.C3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5">
                <text:p>5.5</text:p>
              </table:table-cell>
              <table:table-cell office:value-type="float" office:value="39.5815">
                <text:p>39.58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">
                <text:p>4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">
                <text:p>4</text:p>
              </table:table-cell>
              <table:table-cell office:value-type="float" office:value="31.047">
                <text:p>31.04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">
                <text:p>3</text:p>
              </table:table-cell>
              <table:table-cell office:value-type="float" office:value="24.345">
                <text:p>24.34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">
                <text:p>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">
                <text:p>3</text:p>
              </table:table-cell>
              <table:table-cell office:value-type="float" office:value="21.956">
                <text:p>21.95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">
                <text:p>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">
                <text:p>3</text:p>
              </table:table-cell>
              <table:table-cell office:value-type="float" office:value="20.104">
                <text:p>20.10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81cm" svg:y="3.952cm" style:legend-expansion="high" chart:style-name="ch2"/>
        <chart:plot-area chart:style-name="ch3" table:cell-range-address="Grafico6.A3:Grafico6.C7 Grafico6.B2:Grafico6.C2" chart:data-source-has-labels="both" svg:x="0.32cm" svg:y="0.18cm" svg:width="13.441cm" svg:height="8.64cm">
          <chartooo:coordinate-region svg:x="1.127cm" svg:y="0.379cm" svg:width="12.634cm" svg:height="7.794cm"/>
          <chart:axis chart:dimension="x" chart:name="primary-x" chart:style-name="ch4" chartooo:axis-type="auto">
            <chartooo:date-scale/>
            <chart:categories table:cell-range-address="Grafico6.A3:Grafico6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6.B3:Grafico6.B7" chart:label-cell-address="Grafico6.B2:Grafico6.B2" chart:class="chart:bar">
            <chart:data-point chart:repeated="5"/>
          </chart:series>
          <chart:series chart:style-name="ch8" chart:values-cell-range-address="Grafico6.C3:Grafico6.C7" chart:label-cell-address="Grafico6.C2:Grafico6.C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2:Grafico6.B2</svg:desc>
                </draw:g>
              </table:table-cell>
              <table:table-cell office:value-type="string">
                <text:p>Apache</text:p>
                <draw:g>
                  <svg:desc>Grafico6.C2:Grafico6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6.A3:Grafico6.A7</svg:desc>
                </draw:g>
              </table:table-cell>
              <table:table-cell office:value-type="float" office:value="133.075">
                <text:p>133.075</text:p>
                <draw:g>
                  <svg:desc>Grafico6.B3:Grafico6.B7</svg:desc>
                </draw:g>
              </table:table-cell>
              <table:table-cell office:value-type="float" office:value="99.085">
                <text:p>99.085</text:p>
                <draw:g>
                  <svg:desc>Grafico6.C3:Grafico6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8.635">
                <text:p>158.635</text:p>
              </table:table-cell>
              <table:table-cell office:value-type="float" office:value="102.34">
                <text:p>102.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1.01">
                <text:p>151.01</text:p>
              </table:table-cell>
              <table:table-cell office:value-type="float" office:value="93.745">
                <text:p>93.74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2.01">
                <text:p>162.01</text:p>
              </table:table-cell>
              <table:table-cell office:value-type="float" office:value="106.885">
                <text:p>106.8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6.485">
                <text:p>146.485</text:p>
              </table:table-cell>
              <table:table-cell office:value-type="float" office:value="92.585">
                <text:p>92.58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81cm" svg:y="3.952cm" style:legend-expansion="high" chart:style-name="ch2"/>
        <chart:plot-area chart:style-name="ch3" table:cell-range-address="Grafico6.A9:Grafico6.C13 Grafico6.B8:Grafico6.C8" chart:data-source-has-labels="both" svg:x="0.32cm" svg:y="0.18cm" svg:width="13.441cm" svg:height="8.64cm">
          <chartooo:coordinate-region svg:x="1.127cm" svg:y="0.379cm" svg:width="12.634cm" svg:height="7.794cm"/>
          <chart:axis chart:dimension="x" chart:name="primary-x" chart:style-name="ch4" chartooo:axis-type="auto">
            <chartooo:date-scale/>
            <chart:categories table:cell-range-address="Grafico6.A9:Grafico6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6.B9:Grafico6.B13" chart:label-cell-address="Grafico6.B8:Grafico6.B8" chart:class="chart:bar">
            <chart:data-point chart:repeated="5"/>
          </chart:series>
          <chart:series chart:style-name="ch8" chart:values-cell-range-address="Grafico6.C9:Grafico6.C13" chart:label-cell-address="Grafico6.C8:Grafico6.C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8:Grafico6.B8</svg:desc>
                </draw:g>
              </table:table-cell>
              <table:table-cell office:value-type="string">
                <text:p>Apache</text:p>
                <draw:g>
                  <svg:desc>Grafico6.C8:Grafico6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6.A9:Grafico6.A13</svg:desc>
                </draw:g>
              </table:table-cell>
              <table:table-cell office:value-type="float" office:value="162.27">
                <text:p>162.27</text:p>
                <draw:g>
                  <svg:desc>Grafico6.B9:Grafico6.B13</svg:desc>
                </draw:g>
              </table:table-cell>
              <table:table-cell office:value-type="float" office:value="99.775">
                <text:p>99.775</text:p>
                <draw:g>
                  <svg:desc>Grafico6.C9:Grafico6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62.765">
                <text:p>162.765</text:p>
              </table:table-cell>
              <table:table-cell office:value-type="float" office:value="96.575">
                <text:p>96.5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1.04">
                <text:p>171.04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2.645">
                <text:p>162.645</text:p>
              </table:table-cell>
              <table:table-cell office:value-type="float" office:value="98.945">
                <text:p>98.94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53.49">
                <text:p>153.49</text:p>
              </table:table-cell>
              <table:table-cell office:value-type="float" office:value="100.215">
                <text:p>100.21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81cm" svg:y="3.952cm" style:legend-expansion="high" chart:style-name="ch2"/>
        <chart:plot-area chart:style-name="ch3" table:cell-range-address="Grafico6.A15:Grafico6.C19 Grafico6.B14:Grafico6.C14" chart:data-source-has-labels="both" svg:x="0.32cm" svg:y="0.18cm" svg:width="13.441cm" svg:height="8.64cm">
          <chartooo:coordinate-region svg:x="1.127cm" svg:y="0.38cm" svg:width="12.634cm" svg:height="7.793cm"/>
          <chart:axis chart:dimension="x" chart:name="primary-x" chart:style-name="ch4" chartooo:axis-type="auto">
            <chartooo:date-scale/>
            <chart:categories table:cell-range-address="Grafico6.A15:Grafico6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6.B15:Grafico6.B19" chart:label-cell-address="Grafico6.B14:Grafico6.B14" chart:class="chart:bar">
            <chart:data-point chart:repeated="5"/>
          </chart:series>
          <chart:series chart:style-name="ch8" chart:values-cell-range-address="Grafico6.C15:Grafico6.C19" chart:label-cell-address="Grafico6.C14:Grafico6.C1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14:Grafico6.B14</svg:desc>
                </draw:g>
              </table:table-cell>
              <table:table-cell office:value-type="string">
                <text:p>Apache</text:p>
                <draw:g>
                  <svg:desc>Grafico6.C14:Grafico6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6.A15:Grafico6.A19</svg:desc>
                </draw:g>
              </table:table-cell>
              <table:table-cell office:value-type="float" office:value="159.735">
                <text:p>159.735</text:p>
                <draw:g>
                  <svg:desc>Grafico6.B15:Grafico6.B19</svg:desc>
                </draw:g>
              </table:table-cell>
              <table:table-cell office:value-type="float" office:value="95.01">
                <text:p>95.01</text:p>
                <draw:g>
                  <svg:desc>Grafico6.C15:Grafico6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51.77">
                <text:p>151.7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76.335">
                <text:p>176.335</text:p>
              </table:table-cell>
              <table:table-cell office:value-type="float" office:value="105.68">
                <text:p>105.6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58.42">
                <text:p>158.42</text:p>
              </table:table-cell>
              <table:table-cell office:value-type="float" office:value="117.215">
                <text:p>117.21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7.815">
                <text:p>87.815</text:p>
              </table:table-cell>
              <table:table-cell office:value-type="float" office:value="104.075">
                <text:p>104.07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52cm" style:legend-expansion="high" chart:style-name="ch2"/>
        <chart:plot-area chart:style-name="ch3" table:cell-range-address="Grafico6.A22:Grafico6.C36" chart:data-source-has-labels="both" svg:x="0.32cm" svg:y="0.18cm" svg:width="12.799cm" svg:height="8.64cm">
          <chartooo:coordinate-region svg:x="1.127cm" svg:y="0.38cm" svg:width="11.474cm" svg:height="7.395cm"/>
          <chart:axis chart:dimension="x" chart:name="primary-x" chart:style-name="ch4" chartooo:axis-type="auto">
            <chartooo:date-scale/>
            <chart:categories table:cell-range-address="Grafico6.A23:Grafico6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6.B23:Grafico6.B36" chart:label-cell-address="Grafico6.B22:Grafico6.B22" chart:class="chart:line">
            <chart:data-point chart:repeated="14"/>
          </chart:series>
          <chart:series chart:style-name="ch8" chart:values-cell-range-address="Grafico6.C23:Grafico6.C36" chart:label-cell-address="Grafico6.C22:Grafico6.C22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33,075</text:p>
                <draw:g>
                  <svg:desc>Grafico6.B22:Grafico6.B22</svg:desc>
                </draw:g>
              </table:table-cell>
              <table:table-cell office:value-type="string">
                <text:p>99,085</text:p>
                <draw:g>
                  <svg:desc>Grafico6.C22:Grafico6.C22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Grafico6.A23:Grafico6.A36</svg:desc>
                </draw:g>
              </table:table-cell>
              <table:table-cell office:value-type="float" office:value="158.635">
                <text:p>158.635</text:p>
                <draw:g>
                  <svg:desc>Grafico6.B23:Grafico6.B36</svg:desc>
                </draw:g>
              </table:table-cell>
              <table:table-cell office:value-type="float" office:value="102.34">
                <text:p>102.34</text:p>
                <draw:g>
                  <svg:desc>Grafico6.C23:Grafico6.C36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1.01">
                <text:p>151.01</text:p>
              </table:table-cell>
              <table:table-cell office:value-type="float" office:value="93.745">
                <text:p>93.74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2.01">
                <text:p>162.01</text:p>
              </table:table-cell>
              <table:table-cell office:value-type="float" office:value="106.885">
                <text:p>106.8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6.485">
                <text:p>146.485</text:p>
              </table:table-cell>
              <table:table-cell office:value-type="float" office:value="92.585">
                <text:p>92.58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62.27">
                <text:p>162.27</text:p>
              </table:table-cell>
              <table:table-cell office:value-type="float" office:value="99.775">
                <text:p>99.77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62.765">
                <text:p>162.765</text:p>
              </table:table-cell>
              <table:table-cell office:value-type="float" office:value="96.575">
                <text:p>96.5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1.04">
                <text:p>171.04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2.645">
                <text:p>162.645</text:p>
              </table:table-cell>
              <table:table-cell office:value-type="float" office:value="98.945">
                <text:p>98.94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53.49">
                <text:p>153.49</text:p>
              </table:table-cell>
              <table:table-cell office:value-type="float" office:value="100.215">
                <text:p>100.21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59.735">
                <text:p>159.735</text:p>
              </table:table-cell>
              <table:table-cell office:value-type="float" office:value="95.01">
                <text:p>95.0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51.77">
                <text:p>151.7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76.335">
                <text:p>176.335</text:p>
              </table:table-cell>
              <table:table-cell office:value-type="float" office:value="105.68">
                <text:p>105.6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58.42">
                <text:p>158.42</text:p>
              </table:table-cell>
              <table:table-cell office:value-type="float" office:value="117.215">
                <text:p>117.21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7.815">
                <text:p>87.815</text:p>
              </table:table-cell>
              <table:table-cell office:value-type="float" office:value="104.075">
                <text:p>104.07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1.906cm" svg:y="0.316cm" chart:style-name="ch2">
          <text:p>Média do Tempo Total de Execução dos Testes em Segundos</text:p>
        </chart:title>
        <chart:subtitle svg:x="7.29cm" svg:y="1.301cm" chart:style-name="ch3">
          <text:p>Faixa 3</text:p>
        </chart:subtitle>
        <chart:legend chart:legend-position="end" svg:x="14.071cm" svg:y="3.955cm" style:legend-expansion="high" chart:style-name="ch4"/>
        <chart:plot-area chart:style-name="ch5" table:cell-range-address="Grafico1.A15:Grafico1.C19 Grafico1.B14:Grafico1.C14" chart:data-source-has-labels="both" svg:x="1.33cm" svg:y="2.19cm" svg:width="12.422cm" svg:height="5.655cm">
          <chartooo:coordinate-region svg:x="2.137cm" svg:y="2.39cm" svg:width="11.615cm" svg:height="4.808cm"/>
          <chart:axis chart:dimension="x" chart:name="primary-x" chart:style-name="ch6" chartooo:axis-type="auto">
            <chartooo:date-scale/>
            <chart:title svg:x="5.116cm" svg:y="8.025cm" chart:style-name="ch7">
              <text:p>Quantidade Total de Requisições</text:p>
            </chart:title>
            <chart:categories table:cell-range-address="Grafico1.A15:Grafico1.A19"/>
          </chart:axis>
          <chart:axis chart:dimension="y" chart:name="primary-y" chart:style-name="ch8">
            <chart:title svg:x="0.451cm" svg:y="6.596cm" chart:style-name="ch9">
              <text:p>Tempo em Segundos</text:p>
            </chart:title>
            <chart:grid chart:style-name="ch10" chart:class="major"/>
          </chart:axis>
          <chart:series chart:style-name="ch11" chart:values-cell-range-address="Grafico1.B15:Grafico1.B19" chart:label-cell-address="Grafico1.B14:Grafico1.B14" chart:class="chart:bar">
            <chart:data-point chart:repeated="5"/>
          </chart:series>
          <chart:series chart:style-name="ch12" chart:values-cell-range-address="Grafico1.C15:Grafico1.C19" chart:label-cell-address="Grafico1.C14:Grafico1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14:Grafico1.B14</svg:desc>
                </draw:g>
              </table:table-cell>
              <table:table-cell office:value-type="string">
                <text:p>Apache</text:p>
                <draw:g>
                  <svg:desc>Grafico1.C14:Grafico1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1.A15:Grafico1.A19</svg:desc>
                </draw:g>
              </table:table-cell>
              <table:table-cell office:value-type="float" office:value="34.209">
                <text:p>34.209</text:p>
                <draw:g>
                  <svg:desc>Grafico1.B15:Grafico1.B19</svg:desc>
                </draw:g>
              </table:table-cell>
              <table:table-cell office:value-type="float" office:value="206.247">
                <text:p>206.247</text:p>
                <draw:g>
                  <svg:desc>Grafico1.C15:Grafico1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7.8875">
                <text:p>37.8875</text:p>
              </table:table-cell>
              <table:table-cell office:value-type="float" office:value="239.905">
                <text:p>239.90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5.119">
                <text:p>35.119</text:p>
              </table:table-cell>
              <table:table-cell office:value-type="float" office:value="198.08">
                <text:p>198.0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42.7785">
                <text:p>42.7785</text:p>
              </table:table-cell>
              <table:table-cell office:value-type="float" office:value="225.347">
                <text:p>225.34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2.4765">
                <text:p>82.4765</text:p>
              </table:table-cell>
              <table:table-cell office:value-type="float" office:value="253.7785">
                <text:p>253.77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712cm" svg:y="0.316cm" chart:style-name="ch2">
          <text:p>Média do Total de Dados Transferidos em Quilo Bytes (Kbytes)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2.A3:Grafico2.B7 Grafico2.C2:Grafico2.C7 Grafico2.B2:Grafico2.B2" chart:data-source-has-labels="both" svg:x="1.331cm" svg:y="2.19cm" svg:width="12.43cm" svg:height="5.649cm">
          <chartooo:coordinate-region svg:x="2.508cm" svg:y="2.389cm" svg:width="11.253cm" svg:height="4.803cm"/>
          <chart:axis chart:dimension="x" chart:name="primary-x" chart:style-name="ch6" chartooo:axis-type="auto">
            <chartooo:date-scale/>
            <chart:title svg:x="5.121cm" svg:y="8.019cm" chart:style-name="ch7">
              <text:p>Quantidade Total de Requisições</text:p>
            </chart:title>
            <chart:categories table:cell-range-address="Grafico2.A3:Grafico2.A7"/>
          </chart:axis>
          <chart:axis chart:dimension="y" chart:name="primary-y" chart:style-name="ch8">
            <chart:title svg:x="0.451cm" svg:y="8.22cm" chart:style-name="ch9">
              <text:p>Dados Transferidos em Quilo Bytes (Kbytes)</text:p>
            </chart:title>
            <chart:grid chart:style-name="ch10" chart:class="major"/>
          </chart:axis>
          <chart:series chart:style-name="ch11" chart:values-cell-range-address="Grafico2.C3:Grafico2.C7" chart:label-cell-address="Grafico2.C2:Grafico2.C2" chart:class="chart:bar">
            <chart:data-point chart:repeated="5"/>
          </chart:series>
          <chart:series chart:style-name="ch12" chart:values-cell-range-address="Grafico2.B3:Grafico2.B7" chart:label-cell-address="Grafico2.B2:Grafico2.B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ache</text:p>
                <draw:g>
                  <svg:desc>Grafico2.C2:Grafico2.C2</svg:desc>
                </draw:g>
              </table:table-cell>
              <table:table-cell office:value-type="string">
                <text:p>Nginx</text:p>
                <draw:g>
                  <svg:desc>Grafico2.B2:Grafico2.B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2.A3:Grafico2.A7</svg:desc>
                </draw:g>
              </table:table-cell>
              <table:table-cell office:value-type="float" office:value="1338.116">
                <text:p>1338.116</text:p>
                <draw:g>
                  <svg:desc>Grafico2.C3:Grafico2.C7</svg:desc>
                </draw:g>
              </table:table-cell>
              <table:table-cell office:value-type="float" office:value="5793.226">
                <text:p>5793.226</text:p>
                <draw:g>
                  <svg:desc>Grafico2.B3:Grafico2.B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60.201">
                <text:p>1760.201</text:p>
              </table:table-cell>
              <table:table-cell office:value-type="float" office:value="9483.358">
                <text:p>9483.35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061.145">
                <text:p>2061.145</text:p>
              </table:table-cell>
              <table:table-cell office:value-type="float" office:value="10393.96">
                <text:p>10393.9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778.265">
                <text:p>2778.265</text:p>
              </table:table-cell>
              <table:table-cell office:value-type="float" office:value="13889.799">
                <text:p>13889.79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418.32">
                <text:p>3418.32</text:p>
              </table:table-cell>
              <table:table-cell office:value-type="float" office:value="14943.852">
                <text:p>14943.8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1.714cm" svg:y="0.316cm" chart:style-name="ch2">
          <text:p>Média do Total de Dados Transferidos em Quilo Bytes (Kbytes)</text:p>
        </chart:title>
        <chart:subtitle svg:x="7.297cm" svg:y="1.301cm" chart:style-name="ch3">
          <text:p>Faixa 2</text:p>
        </chart:subtitle>
        <chart:legend chart:legend-position="end" svg:x="14.085cm" svg:y="3.955cm" style:legend-expansion="high" chart:style-name="ch4"/>
        <chart:plot-area chart:style-name="ch5" table:cell-range-address="Grafico2.A9:Grafico2.B13 Grafico2.C8:Grafico2.C13 Grafico2.B8:Grafico2.B8" chart:data-source-has-labels="both" svg:x="1.331cm" svg:y="2.19cm" svg:width="12.434cm" svg:height="5.655cm">
          <chartooo:coordinate-region svg:x="2.508cm" svg:y="2.389cm" svg:width="11.257cm" svg:height="4.809cm"/>
          <chart:axis chart:dimension="x" chart:name="primary-x" chart:style-name="ch6" chartooo:axis-type="auto">
            <chartooo:date-scale/>
            <chart:title svg:x="5.123cm" svg:y="8.025cm" chart:style-name="ch7">
              <text:p>Quantidade Total de Requisições</text:p>
            </chart:title>
            <chart:categories table:cell-range-address="Grafico2.A9:Grafico2.A13"/>
          </chart:axis>
          <chart:axis chart:dimension="y" chart:name="primary-y" chart:style-name="ch8">
            <chart:title svg:x="0.451cm" svg:y="8.223cm" chart:style-name="ch9">
              <text:p>Dados Transferidos em Quilo Bytes (Kbytes)</text:p>
            </chart:title>
            <chart:grid chart:style-name="ch10" chart:class="major"/>
          </chart:axis>
          <chart:series chart:style-name="ch11" chart:values-cell-range-address="Grafico2.C9:Grafico2.C13" chart:label-cell-address="Grafico2.C8:Grafico2.C8" chart:class="chart:bar">
            <chart:data-point chart:repeated="5"/>
          </chart:series>
          <chart:series chart:style-name="ch12" chart:values-cell-range-address="Grafico2.B9:Grafico2.B13" chart:label-cell-address="Grafico2.B8:Grafico2.B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ache</text:p>
                <draw:g>
                  <svg:desc>Grafico2.C8:Grafico2.C8</svg:desc>
                </draw:g>
              </table:table-cell>
              <table:table-cell office:value-type="string">
                <text:p>Nginx</text:p>
                <draw:g>
                  <svg:desc>Grafico2.B8:Grafico2.B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2.A9:Grafico2.A13</svg:desc>
                </draw:g>
              </table:table-cell>
              <table:table-cell office:value-type="float" office:value="3588.806">
                <text:p>3588.806</text:p>
                <draw:g>
                  <svg:desc>Grafico2.C9:Grafico2.C13</svg:desc>
                </draw:g>
              </table:table-cell>
              <table:table-cell office:value-type="float" office:value="15173.674">
                <text:p>15173.674</text:p>
                <draw:g>
                  <svg:desc>Grafico2.B9:Grafico2.B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007.288">
                <text:p>4007.288</text:p>
              </table:table-cell>
              <table:table-cell office:value-type="float" office:value="17313.912">
                <text:p>17313.91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440.285">
                <text:p>4440.285</text:p>
              </table:table-cell>
              <table:table-cell office:value-type="float" office:value="17778.568">
                <text:p>17778.56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679.931">
                <text:p>4679.931</text:p>
              </table:table-cell>
              <table:table-cell office:value-type="float" office:value="20154.865">
                <text:p>20154.86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243.407">
                <text:p>5243.407</text:p>
              </table:table-cell>
              <table:table-cell office:value-type="float" office:value="21293.118">
                <text:p>21293.1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1.713cm" svg:y="0.316cm" chart:style-name="ch2">
          <text:p>Média do Total de Dados Transferidos em Quilo Bytes (Kbytes)</text:p>
        </chart:title>
        <chart:subtitle svg:x="7.296cm" svg:y="1.301cm" chart:style-name="ch3">
          <text:p>Faixa 3</text:p>
        </chart:subtitle>
        <chart:legend chart:legend-position="end" svg:x="14.084cm" svg:y="3.954cm" style:legend-expansion="high" chart:style-name="ch4"/>
        <chart:plot-area chart:style-name="ch5" table:cell-range-address="Grafico2.A15:Grafico2.B19 Grafico2.C14:Grafico2.C19 Grafico2.B14:Grafico2.B14" chart:data-source-has-labels="both" svg:x="1.331cm" svg:y="2.19cm" svg:width="12.433cm" svg:height="5.654cm">
          <chartooo:coordinate-region svg:x="2.508cm" svg:y="2.389cm" svg:width="11.256cm" svg:height="4.808cm"/>
          <chart:axis chart:dimension="x" chart:name="primary-x" chart:style-name="ch6" chartooo:axis-type="auto">
            <chartooo:date-scale/>
            <chart:title svg:x="5.122cm" svg:y="8.024cm" chart:style-name="ch7">
              <text:p>Quantidade Total de Requisições</text:p>
            </chart:title>
            <chart:categories table:cell-range-address="Grafico2.A15:Grafico2.A19"/>
          </chart:axis>
          <chart:axis chart:dimension="y" chart:name="primary-y" chart:style-name="ch8">
            <chart:title svg:x="0.451cm" svg:y="8.223cm" chart:style-name="ch9">
              <text:p>Dados Transferidos em Quilo Bytes (Kbytes)</text:p>
            </chart:title>
            <chart:grid chart:style-name="ch10" chart:class="major"/>
          </chart:axis>
          <chart:series chart:style-name="ch11" chart:values-cell-range-address="Grafico2.C15:Grafico2.C19" chart:label-cell-address="Grafico2.C14:Grafico2.C14" chart:class="chart:bar">
            <chart:data-point chart:repeated="5"/>
          </chart:series>
          <chart:series chart:style-name="ch12" chart:values-cell-range-address="Grafico2.B15:Grafico2.B19" chart:label-cell-address="Grafico2.B14:Grafico2.B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ache</text:p>
                <draw:g>
                  <svg:desc>Grafico2.C14:Grafico2.C14</svg:desc>
                </draw:g>
              </table:table-cell>
              <table:table-cell office:value-type="string">
                <text:p>Nginx</text:p>
                <draw:g>
                  <svg:desc>Grafico2.B14:Grafico2.B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2.A15:Grafico2.A19</svg:desc>
                </draw:g>
              </table:table-cell>
              <table:table-cell office:value-type="float" office:value="5594.529">
                <text:p>5594.529</text:p>
                <draw:g>
                  <svg:desc>Grafico2.C15:Grafico2.C19</svg:desc>
                </draw:g>
              </table:table-cell>
              <table:table-cell office:value-type="float" office:value="20457.36">
                <text:p>20457.36</text:p>
                <draw:g>
                  <svg:desc>Grafico2.B15:Grafico2.B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5889.408">
                <text:p>5889.408</text:p>
              </table:table-cell>
              <table:table-cell office:value-type="float" office:value="26197.572">
                <text:p>26197.57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6124.283">
                <text:p>6124.283</text:p>
              </table:table-cell>
              <table:table-cell office:value-type="float" office:value="21595.612">
                <text:p>21595.61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6964.062">
                <text:p>6964.062</text:p>
              </table:table-cell>
              <table:table-cell office:value-type="float" office:value="24788.956">
                <text:p>24788.95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278.661">
                <text:p>7278.661</text:p>
              </table:table-cell>
              <table:table-cell office:value-type="float" office:value="27293.112">
                <text:p>27293.1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932cm" svg:y="0.316cm" chart:style-name="ch2">
          <text:p>Média do Total de Texto em HTML Transferido em Quilo Bytes (Kbytes)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3.A3:Grafico3.C7 Grafico3.B2:Grafico3.C2" chart:data-source-has-labels="both" svg:x="1.331cm" svg:y="2.19cm" svg:width="12.43cm" svg:height="5.649cm">
          <chartooo:coordinate-region svg:x="2.508cm" svg:y="2.389cm" svg:width="11.253cm" svg:height="4.803cm"/>
          <chart:axis chart:dimension="x" chart:name="primary-x" chart:style-name="ch6" chartooo:axis-type="auto">
            <chartooo:date-scale/>
            <chart:title svg:x="5.121cm" svg:y="8.019cm" chart:style-name="ch7">
              <text:p>Quantidade Total de Requisições</text:p>
            </chart:title>
            <chart:categories table:cell-range-address="Grafico3.A3:Grafico3.A7"/>
          </chart:axis>
          <chart:axis chart:dimension="y" chart:name="primary-y" chart:style-name="ch8">
            <chart:title svg:x="0.451cm" svg:y="8.088cm" chart:style-name="ch9">
              <text:p>HTML Transferido em Quilo Bytes (Kbytes)</text:p>
            </chart:title>
            <chart:grid chart:style-name="ch10" chart:class="major"/>
          </chart:axis>
          <chart:series chart:style-name="ch11" chart:values-cell-range-address="Grafico3.B3:Grafico3.B7" chart:label-cell-address="Grafico3.B2:Grafico3.B2" chart:class="chart:bar">
            <chart:data-point chart:repeated="5"/>
          </chart:series>
          <chart:series chart:style-name="ch12" chart:values-cell-range-address="Grafico3.C3:Grafico3.C7" chart:label-cell-address="Grafico3.C2:Grafico3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2:Grafico3.B2</svg:desc>
                </draw:g>
              </table:table-cell>
              <table:table-cell office:value-type="string">
                <text:p>Apache</text:p>
                <draw:g>
                  <svg:desc>Grafico3.C2:Grafico3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3.A3:Grafico3.A7</svg:desc>
                </draw:g>
              </table:table-cell>
              <table:table-cell office:value-type="float" office:value="5371.4605">
                <text:p>5371.4605</text:p>
                <draw:g>
                  <svg:desc>Grafico3.B3:Grafico3.B7</svg:desc>
                </draw:g>
              </table:table-cell>
              <table:table-cell office:value-type="float" office:value="1144.138">
                <text:p>1144.138</text:p>
                <draw:g>
                  <svg:desc>Grafico3.C3:Grafico3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793.0515">
                <text:p>8793.0515</text:p>
              </table:table-cell>
              <table:table-cell office:value-type="float" office:value="1439.5915">
                <text:p>1439.59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637.3695">
                <text:p>9637.3695</text:p>
              </table:table-cell>
              <table:table-cell office:value-type="float" office:value="1658.9885">
                <text:p>1658.988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878.741">
                <text:p>12878.741</text:p>
              </table:table-cell>
              <table:table-cell office:value-type="float" office:value="2137.9805">
                <text:p>2137.980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856.068">
                <text:p>13856.068</text:p>
              </table:table-cell>
              <table:table-cell office:value-type="float" office:value="2602.8325">
                <text:p>2602.83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932cm" svg:y="0.316cm" chart:style-name="ch2">
          <text:p>Média do Total de Texto em HTML Transferido em Quilo Bytes (Kbytes)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3.A9:Grafico3.C13 Grafico3.B8:Grafico3.C8" chart:data-source-has-labels="both" svg:x="1.331cm" svg:y="2.19cm" svg:width="12.43cm" svg:height="5.649cm">
          <chartooo:coordinate-region svg:x="2.508cm" svg:y="2.39cm" svg:width="11.253cm" svg:height="4.802cm"/>
          <chart:axis chart:dimension="x" chart:name="primary-x" chart:style-name="ch6" chartooo:axis-type="auto">
            <chartooo:date-scale/>
            <chart:title svg:x="5.121cm" svg:y="8.019cm" chart:style-name="ch7">
              <text:p>Quantidade Total de Requisições</text:p>
            </chart:title>
            <chart:categories table:cell-range-address="Grafico3.A9:Grafico3.A13"/>
          </chart:axis>
          <chart:axis chart:dimension="y" chart:name="primary-y" chart:style-name="ch8">
            <chart:title svg:x="0.451cm" svg:y="8.088cm" chart:style-name="ch9">
              <text:p>HTML Transferido em Quilo Bytes (Kbytes)</text:p>
            </chart:title>
            <chart:grid chart:style-name="ch10" chart:class="major"/>
          </chart:axis>
          <chart:series chart:style-name="ch11" chart:values-cell-range-address="Grafico3.B9:Grafico3.B13" chart:label-cell-address="Grafico3.B8:Grafico3.B8" chart:class="chart:bar">
            <chart:data-point chart:repeated="5"/>
          </chart:series>
          <chart:series chart:style-name="ch12" chart:values-cell-range-address="Grafico3.C9:Grafico3.C13" chart:label-cell-address="Grafico3.C8:Grafico3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8:Grafico3.B8</svg:desc>
                </draw:g>
              </table:table-cell>
              <table:table-cell office:value-type="string">
                <text:p>Apache</text:p>
                <draw:g>
                  <svg:desc>Grafico3.C8:Grafico3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3.A9:Grafico3.A13</svg:desc>
                </draw:g>
              </table:table-cell>
              <table:table-cell office:value-type="float" office:value="14069.0925">
                <text:p>14069.0925</text:p>
                <draw:g>
                  <svg:desc>Grafico3.B9:Grafico3.B13</svg:desc>
                </draw:g>
              </table:table-cell>
              <table:table-cell office:value-type="float" office:value="2665.275">
                <text:p>2665.275</text:p>
                <draw:g>
                  <svg:desc>Grafico3.C9:Grafico3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6053.608">
                <text:p>16053.608</text:p>
              </table:table-cell>
              <table:table-cell office:value-type="float" office:value="2953.6675">
                <text:p>2953.66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484.4415">
                <text:p>16484.4415</text:p>
              </table:table-cell>
              <table:table-cell office:value-type="float" office:value="3246.2505">
                <text:p>3246.250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8687.7645">
                <text:p>18687.7645</text:p>
              </table:table-cell>
              <table:table-cell office:value-type="float" office:value="3371.3835">
                <text:p>3371.383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743.162">
                <text:p>19743.162</text:p>
              </table:table-cell>
              <table:table-cell office:value-type="float" office:value="3740.714">
                <text:p>3740.7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932cm" svg:y="0.316cm" chart:style-name="ch2">
          <text:p>Média do Total de Texto em HTML Transferido em Quilo Bytes (Kbytes)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3.A15:Grafico3.C19 Grafico3.B14:Grafico3.C14" chart:data-source-has-labels="both" svg:x="1.331cm" svg:y="2.19cm" svg:width="12.43cm" svg:height="5.649cm">
          <chartooo:coordinate-region svg:x="2.508cm" svg:y="2.389cm" svg:width="11.253cm" svg:height="4.803cm"/>
          <chart:axis chart:dimension="x" chart:name="primary-x" chart:style-name="ch6" chartooo:axis-type="auto">
            <chartooo:date-scale/>
            <chart:title svg:x="5.121cm" svg:y="8.019cm" chart:style-name="ch7">
              <text:p>Quantidade Total de Requisições</text:p>
            </chart:title>
            <chart:categories table:cell-range-address="Grafico3.A15:Grafico3.A19"/>
          </chart:axis>
          <chart:axis chart:dimension="y" chart:name="primary-y" chart:style-name="ch8">
            <chart:title svg:x="0.451cm" svg:y="8.088cm" chart:style-name="ch9">
              <text:p>HTML Transferido em Quilo Bytes (Kbytes)</text:p>
            </chart:title>
            <chart:grid chart:style-name="ch10" chart:class="major"/>
          </chart:axis>
          <chart:series chart:style-name="ch11" chart:values-cell-range-address="Grafico3.B15:Grafico3.B19" chart:label-cell-address="Grafico3.B14:Grafico3.B14" chart:class="chart:bar">
            <chart:data-point chart:repeated="5"/>
          </chart:series>
          <chart:series chart:style-name="ch12" chart:values-cell-range-address="Grafico3.C15:Grafico3.C19" chart:label-cell-address="Grafico3.C14:Grafico3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14:Grafico3.B14</svg:desc>
                </draw:g>
              </table:table-cell>
              <table:table-cell office:value-type="string">
                <text:p>Apache</text:p>
                <draw:g>
                  <svg:desc>Grafico3.C14:Grafico3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3.A15:Grafico3.A19</svg:desc>
                </draw:g>
              </table:table-cell>
              <table:table-cell office:value-type="float" office:value="18968.24">
                <text:p>18968.24</text:p>
                <draw:g>
                  <svg:desc>Grafico3.B15:Grafico3.B19</svg:desc>
                </draw:g>
              </table:table-cell>
              <table:table-cell office:value-type="float" office:value="4081.6455">
                <text:p>4081.6455</text:p>
                <draw:g>
                  <svg:desc>Grafico3.C15:Grafico3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4290.545">
                <text:p>24290.545</text:p>
              </table:table-cell>
              <table:table-cell office:value-type="float" office:value="4251.181">
                <text:p>4251.18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0023.6375">
                <text:p>20023.6375</text:p>
              </table:table-cell>
              <table:table-cell office:value-type="float" office:value="4307.936">
                <text:p>4307.93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2984.5335">
                <text:p>22984.5335</text:p>
              </table:table-cell>
              <table:table-cell office:value-type="float" office:value="5032.924">
                <text:p>5032.92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5306.408">
                <text:p>25306.408</text:p>
              </table:table-cell>
              <table:table-cell office:value-type="float" office:value="5240.136">
                <text:p>5240.13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